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1/content.xml" manifest:media-type="text/xml"/>
  <manifest:file-entry manifest:full-path="Object 31/Configurations2/" manifest:media-type="application/vnd.sun.xml.ui.configuration"/>
  <manifest:file-entry manifest:full-path="Object 31/settings.xml" manifest:media-type="text/xml"/>
  <manifest:file-entry manifest:full-path="Object 31/"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content.xml" manifest:media-type="text/xml"/>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manifest.rdf" manifest:media-type="application/rdf+xml"/>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2" manifest:media-type="application/vnd.oasis.opendocument.formula"/>
  <manifest:file-entry manifest:full-path="Object 22/content.xml" manifest:media-type="text/xml"/>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Configurations2/" manifest:media-type="application/vnd.sun.xml.ui.configuration"/>
  <manifest:file-entry manifest:full-path="ObjectReplacements/Object 3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0" manifest:media-type=""/>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7" manifest:media-type=""/>
  <manifest:file-entry manifest:full-path="ObjectReplacements/Object 38" manifest:media-type=""/>
  <manifest:file-entry manifest:full-path="ObjectReplacements/Object 40" manifest:media-type="application/x-openoffice-gdimetafile;windows_formatname=&quot;GDIMetaFile&quot;"/>
  <manifest:file-entry manifest:full-path="ObjectReplacements/Object 39" manifest:media-type=""/>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25/content.xml" manifest:media-type="text/xml"/>
  <manifest:file-entry manifest:full-path="Object 25/settings.xml" manifest:media-type="text/xml"/>
  <manifest:file-entry manifest:full-path="Object 25/Configurations2/" manifest:media-type="application/vnd.sun.xml.ui.configuration"/>
  <manifest:file-entry manifest:full-path="Object 25/" manifest:version="1.2" manifest:media-type="application/vnd.oasis.opendocument.formula"/>
  <manifest:file-entry manifest:full-path="Object 20/content.xml" manifest:media-type="text/xml"/>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24/settings.xml" manifest:media-type="text/xml"/>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meta.xml" manifest:media-type="text/xml"/>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styles.xml" manifest:media-type="text/xml"/>
  <manifest:file-entry manifest:full-path="layout-cache" manifest:media-type="application/binary"/>
  <manifest:file-entry manifest:full-path="Thumbnails/thumbnail.png" manifest:media-type="image/png"/>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7/content.xml" manifest:media-type="text/xml"/>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38/content.xml" manifest:media-type="text/xml"/>
  <manifest:file-entry manifest:full-path="Object 38/Configurations2/" manifest:media-type="application/vnd.sun.xml.ui.configuration"/>
  <manifest:file-entry manifest:full-path="Object 38/settings.xml" manifest:media-type="text/xml"/>
  <manifest:file-entry manifest:full-path="Object 38/" manifest:version="1.2" manifest:media-type="application/vnd.oasis.opendocument.formula"/>
  <manifest:file-entry manifest:full-path="Object 40/settings.xml" manifest:media-type="text/xml"/>
  <manifest:file-entry manifest:full-path="Object 40/content.xml" manifest:media-type="text/xml"/>
  <manifest:file-entry manifest:full-path="Object 40/Configurations2/" manifest:media-type="application/vnd.sun.xml.ui.configuration"/>
  <manifest:file-entry manifest:full-path="Object 40/" manifest:version="1.2"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41/content.xml" manifest:media-type="text/xml"/>
  <manifest:file-entry manifest:full-path="Object 41/Configurations2/" manifest:media-type="application/vnd.sun.xml.ui.configuration"/>
  <manifest:file-entry manifest:full-path="Object 41/settings.xml" manifest:media-type="text/xml"/>
  <manifest:file-entry manifest:full-path="Object 41/"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30/content.xml" manifest:media-type="text/xml"/>
  <manifest:file-entry manifest:full-path="Object 30/settings.xml" manifest:media-type="text/xml"/>
  <manifest:file-entry manifest:full-path="Object 30/Configurations2/" manifest:media-type="application/vnd.sun.xml.ui.configuration"/>
  <manifest:file-entry manifest:full-path="Object 30/"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ejaVu Serif1" svg:font-family="'DejaVu Serif'" style:font-family-generic="roman"/>
    <style:font-face style:name="Liberation Serif" svg:font-family="'Liberation Serif'" style:font-family-generic="roman"/>
    <style:font-face style:name="Noto Sans Devanagari1" svg:font-family="'Noto Sans Devanagari'" style:font-family-generic="swiss"/>
    <style:font-face style:name="Nimbus Mono PS" svg:font-family="'Nimbus Mono PS'" style:font-pitch="fixed"/>
    <style:font-face style:name="Source Code Pro" svg:font-family="'Source Code Pro'" style:font-pitch="fixed"/>
    <style:font-face style:name="DejaVu Sans Mono" svg:font-family="'DejaVu Sans Mono'" style:font-family-generic="modern" style:font-pitch="fixed"/>
    <style:font-face style:name="DejaVu Serif" svg:font-family="'DejaVu Serif'" style:font-family-generic="roman" style:font-pitch="variable"/>
    <style:font-face style:name="DejaVu Serif Condensed" svg:font-family="'DejaVu Serif Condensed'"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Table10" style:family="table">
      <style:table-properties style:width="17.59cm" table:align="margins"/>
    </style:style>
    <style:style style:name="Table10.A" style:family="table-column">
      <style:table-column-properties style:column-width="3.517cm" style:rel-column-width="13106*"/>
    </style:style>
    <style:style style:name="Table10.B" style:family="table-column">
      <style:table-column-properties style:column-width="3.517cm" style:rel-column-width="13107*"/>
    </style:style>
    <style:style style:name="Table10.E" style:family="table-column">
      <style:table-column-properties style:column-width="3.519cm" style:rel-column-width="13109*"/>
    </style:style>
    <style:style style:name="Table10.A1" style:family="table-cell">
      <style:table-cell-properties fo:background-color="#b4c7dc" fo:padding="0.097cm" fo:border-left="0.05pt solid #000000" fo:border-right="none" fo:border-top="0.05pt solid #000000" fo:border-bottom="0.05pt solid #000000">
        <style:background-image/>
      </style:table-cell-properties>
    </style:style>
    <style:style style:name="Table10.E1" style:family="table-cell">
      <style:table-cell-properties fo:background-color="#b4c7dc" fo:padding="0.097cm" fo:border="0.05pt solid #000000">
        <style:background-image/>
      </style:table-cell-properties>
    </style:style>
    <style:style style:name="Table10.A2" style:family="table-cell">
      <style:table-cell-properties fo:background-color="#b4c7dc" fo:padding="0.097cm" fo:border-left="0.05pt solid #000000" fo:border-right="none" fo:border-top="none" fo:border-bottom="0.05pt solid #000000">
        <style:background-image/>
      </style:table-cell-properties>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none" fo:border-top="none" fo:border-bottom="0.05pt solid #000000"/>
    </style:style>
    <style:style style:name="Table10.D3" style:family="table-cell">
      <style:table-cell-properties fo:padding="0.097cm" fo:border-left="0.05pt solid #000000" fo:border-right="none" fo:border-top="none" fo:border-bottom="0.05pt solid #000000"/>
    </style:style>
    <style:style style:name="Table10.E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none" fo:border-top="none" fo:border-bottom="0.05pt solid #000000"/>
    </style:style>
    <style:style style:name="Table10.D4" style:family="table-cell">
      <style:table-cell-properties fo:padding="0.097cm" fo:border-left="0.05pt solid #000000" fo:border-right="none" fo:border-top="none" fo:border-bottom="0.05pt solid #000000"/>
    </style:style>
    <style:style style:name="Table10.E4" style:family="table-cell">
      <style:table-cell-properties fo:padding="0.097cm" fo:border-left="0.05pt solid #000000" fo:border-right="0.05pt solid #000000"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none" fo:border-top="none" fo:border-bottom="0.05pt solid #000000"/>
    </style:style>
    <style:style style:name="Table10.D5" style:family="table-cell">
      <style:table-cell-properties fo:padding="0.097cm" fo:border-left="0.05pt solid #000000" fo:border-right="none" fo:border-top="none" fo:border-bottom="0.05pt solid #000000"/>
    </style:style>
    <style:style style:name="Table10.E5" style:family="table-cell">
      <style:table-cell-properties fo:padding="0.097cm" fo:border-left="0.05pt solid #000000" fo:border-right="0.05pt solid #000000"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none" fo:border-top="none" fo:border-bottom="0.05pt solid #000000"/>
    </style:style>
    <style:style style:name="Table10.D6" style:family="table-cell">
      <style:table-cell-properties fo:padding="0.097cm" fo:border-left="0.05pt solid #000000" fo:border-right="none" fo:border-top="none" fo:border-bottom="0.05pt solid #000000"/>
    </style:style>
    <style:style style:name="Table10.E6" style:family="table-cell">
      <style:table-cell-properties fo:padding="0.097cm" fo:border-left="0.05pt solid #000000" fo:border-right="0.05pt solid #000000" fo:border-top="none" fo:border-bottom="0.05pt solid #000000"/>
    </style:style>
    <style:style style:name="Table1" style:family="table">
      <style:table-properties style:width="17.59cm" table:align="margins"/>
    </style:style>
    <style:style style:name="Table1.A" style:family="table-column">
      <style:table-column-properties style:column-width="3.517cm" style:rel-column-width="13106*"/>
    </style:style>
    <style:style style:name="Table1.B" style:family="table-column">
      <style:table-column-properties style:column-width="3.517cm" style:rel-column-width="13107*"/>
    </style:style>
    <style:style style:name="Table1.E" style:family="table-column">
      <style:table-column-properties style:column-width="3.519cm" style:rel-column-width="13109*"/>
    </style:style>
    <style:style style:name="Table1.A1" style:family="table-cell">
      <style:table-cell-properties fo:background-color="#b4c7dc" fo:padding="0.097cm" fo:border-left="0.05pt solid #000000" fo:border-right="none" fo:border-top="0.05pt solid #000000" fo:border-bottom="0.05pt solid #000000">
        <style:background-image/>
      </style:table-cell-properties>
    </style:style>
    <style:style style:name="Table1.E1" style:family="table-cell">
      <style:table-cell-properties fo:background-color="#b4c7dc" fo:padding="0.097cm" fo:border="0.05pt solid #000000">
        <style:background-image/>
      </style:table-cell-properties>
    </style:style>
    <style:style style:name="Table1.A2" style:family="table-cell">
      <style:table-cell-properties fo:background-color="#b4c7dc"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0.05pt solid #000000" fo:border-top="none" fo:border-bottom="0.05pt solid #000000"/>
    </style:style>
    <style:style style:name="Table7" style:family="table">
      <style:table-properties style:width="17.59cm" table:align="margins"/>
    </style:style>
    <style:style style:name="Table7.A" style:family="table-column">
      <style:table-column-properties style:column-width="1.595cm" style:rel-column-width="5940*"/>
    </style:style>
    <style:style style:name="Table7.B" style:family="table-column">
      <style:table-column-properties style:column-width="5.703cm" style:rel-column-width="21246*"/>
    </style:style>
    <style:style style:name="Table7.C" style:family="table-column">
      <style:table-column-properties style:column-width="5.103cm" style:rel-column-width="19012*"/>
    </style:style>
    <style:style style:name="Table7.D" style:family="table-column">
      <style:table-column-properties style:column-width="5.189cm" style:rel-column-width="19337*"/>
    </style:style>
    <style:style style:name="Table7.A1" style:family="table-cell">
      <style:table-cell-properties fo:background-color="#b4c7dc" fo:padding="0.097cm" fo:border-left="0.05pt solid #000000" fo:border-right="none" fo:border-top="0.05pt solid #000000" fo:border-bottom="0.05pt solid #000000">
        <style:background-image/>
      </style:table-cell-properties>
    </style:style>
    <style:style style:name="Table7.D1" style:family="table-cell">
      <style:table-cell-properties fo:background-color="#b4c7dc" fo:padding="0.097cm" fo:border="0.05pt solid #000000">
        <style:background-image/>
      </style:table-cell-properties>
    </style:style>
    <style:style style:name="Table7.A2" style:family="table-cell">
      <style:table-cell-properties fo:background-color="#b4c7dc" fo:padding="0.097cm" fo:border-left="0.05pt solid #000000" fo:border-right="none" fo:border-top="none" fo:border-bottom="0.05pt solid #000000">
        <style:background-image/>
      </style:table-cell-properties>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none" fo:border-top="none" fo:border-bottom="0.05pt solid #000000"/>
    </style:style>
    <style:style style:name="Table7.D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none" fo:border-top="none" fo:border-bottom="0.05pt solid #000000"/>
    </style:style>
    <style:style style:name="Table7.D4" style:family="table-cell">
      <style:table-cell-properties fo:padding="0.097cm" fo:border-left="0.05pt solid #000000" fo:border-right="0.05pt solid #000000"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none" fo:border-top="none" fo:border-bottom="0.05pt solid #000000"/>
    </style:style>
    <style:style style:name="Table7.D5" style:family="table-cell">
      <style:table-cell-properties fo:padding="0.097cm" fo:border-left="0.05pt solid #000000" fo:border-right="0.05pt solid #000000"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none" fo:border-top="none" fo:border-bottom="0.05pt solid #000000"/>
    </style:style>
    <style:style style:name="Table7.D6" style:family="table-cell">
      <style:table-cell-properties fo:padding="0.097cm" fo:border-left="0.05pt solid #000000" fo:border-right="0.05pt solid #000000" fo:border-top="none" fo:border-bottom="0.05pt solid #000000"/>
    </style:style>
    <style:style style:name="Table2" style:family="table">
      <style:table-properties style:width="17.492cm" fo:margin-left="0.083cm" table:align="left"/>
    </style:style>
    <style:style style:name="Table2.A" style:family="table-column">
      <style:table-column-properties style:column-width="4.3cm"/>
    </style:style>
    <style:style style:name="Table2.B" style:family="table-column">
      <style:table-column-properties style:column-width="4.413cm"/>
    </style:style>
    <style:style style:name="Table2.C" style:family="table-column">
      <style:table-column-properties style:column-width="4.39cm"/>
    </style:style>
    <style:style style:name="Table2.D" style:family="table-column">
      <style:table-column-properties style:column-width="4.389cm"/>
    </style:style>
    <style:style style:name="Table2.A1" style:family="table-cell">
      <style:table-cell-properties fo:background-color="#b4c7dc" fo:padding="0.097cm" fo:border-left="0.5pt solid #000000" fo:border-right="none" fo:border-top="0.5pt solid #000000" fo:border-bottom="0.5pt solid #000000" style:writing-mode="page">
        <style:background-image/>
      </style:table-cell-properties>
    </style:style>
    <style:style style:name="Table2.D1" style:family="table-cell">
      <style:table-cell-properties fo:background-color="#b4c7dc" fo:padding="0.097cm" fo:border="0.5pt solid #000000" style:writing-mode="page">
        <style:background-image/>
      </style:table-cell-properties>
    </style:style>
    <style:style style:name="Table2.A2" style:family="table-cell">
      <style:table-cell-properties fo:background-color="#b4c7dc" fo:padding="0.097c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7.582cm" table:align="left"/>
    </style:style>
    <style:style style:name="Table3.A" style:family="table-column">
      <style:table-column-properties style:column-width="1.709cm"/>
    </style:style>
    <style:style style:name="Table3.B" style:family="table-column">
      <style:table-column-properties style:column-width="1.397cm"/>
    </style:style>
    <style:style style:name="Table3.C" style:family="table-column">
      <style:table-column-properties style:column-width="2.561cm"/>
    </style:style>
    <style:style style:name="Table3.D" style:family="table-column">
      <style:table-column-properties style:column-width="2.953cm"/>
    </style:style>
    <style:style style:name="Table3.E" style:family="table-column">
      <style:table-column-properties style:column-width="2.824cm"/>
    </style:style>
    <style:style style:name="Table3.F" style:family="table-column">
      <style:table-column-properties style:column-width="3.216cm"/>
    </style:style>
    <style:style style:name="Table3.G" style:family="table-column">
      <style:table-column-properties style:column-width="2.923cm"/>
    </style:style>
    <style:style style:name="Table3.A1" style:family="table-cell">
      <style:table-cell-properties fo:background-color="#b4c7dc" fo:padding="0.097cm" fo:border-left="0.05pt solid #000000" fo:border-right="none" fo:border-top="0.05pt solid #000000" fo:border-bottom="0.05pt solid #000000">
        <style:background-image/>
      </style:table-cell-properties>
    </style:style>
    <style:style style:name="Table3.G1" style:family="table-cell">
      <style:table-cell-properties fo:background-color="#b4c7dc" fo:padding="0.097cm" fo:border="0.05pt solid #000000">
        <style:background-image/>
      </style:table-cell-properties>
    </style:style>
    <style:style style:name="Table3.A2" style:family="table-cell">
      <style:table-cell-properties fo:background-color="#b4c7dc" fo:padding="0.097cm" fo:border-left="0.05pt solid #000000" fo:border-right="none" fo:border-top="none" fo:border-bottom="0.05pt solid #000000">
        <style:background-image/>
      </style:table-cell-properties>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none" fo:border-top="none" fo:border-bottom="0.05pt solid #000000"/>
    </style:style>
    <style:style style:name="Table3.F3" style:family="table-cell">
      <style:table-cell-properties fo:padding="0.097cm" fo:border-left="0.05pt solid #000000" fo:border-right="none" fo:border-top="none" fo:border-bottom="0.05pt solid #000000"/>
    </style:style>
    <style:style style:name="Table3.G3" style:family="table-cell">
      <style:table-cell-properties fo:padding="0.097cm" fo:border-left="0.05pt solid #000000" fo:border-right="0.05pt solid #000000"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none" fo:border-top="none" fo:border-bottom="0.05pt solid #000000"/>
    </style:style>
    <style:style style:name="Table3.E4" style:family="table-cell">
      <style:table-cell-properties fo:padding="0.097cm" fo:border-left="0.05pt solid #000000" fo:border-right="none" fo:border-top="none" fo:border-bottom="0.05pt solid #000000"/>
    </style:style>
    <style:style style:name="Table3.F4" style:family="table-cell">
      <style:table-cell-properties fo:padding="0.097cm" fo:border-left="0.05pt solid #000000" fo:border-right="none" fo:border-top="none" fo:border-bottom="0.05pt solid #000000"/>
    </style:style>
    <style:style style:name="Table3.G4" style:family="table-cell">
      <style:table-cell-properties fo:padding="0.097cm" fo:border-left="0.05pt solid #000000" fo:border-right="0.05pt solid #000000"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none" fo:border-top="none" fo:border-bottom="0.05pt solid #000000"/>
    </style:style>
    <style:style style:name="Table3.D5" style:family="table-cell">
      <style:table-cell-properties fo:padding="0.097cm" fo:border-left="0.05pt solid #000000" fo:border-right="none" fo:border-top="none" fo:border-bottom="0.05pt solid #000000"/>
    </style:style>
    <style:style style:name="Table3.E5" style:family="table-cell">
      <style:table-cell-properties fo:padding="0.097cm" fo:border-left="0.05pt solid #000000" fo:border-right="none" fo:border-top="none" fo:border-bottom="0.05pt solid #000000"/>
    </style:style>
    <style:style style:name="Table3.F5" style:family="table-cell">
      <style:table-cell-properties fo:padding="0.097cm" fo:border-left="0.05pt solid #000000" fo:border-right="none" fo:border-top="none" fo:border-bottom="0.05pt solid #000000"/>
    </style:style>
    <style:style style:name="Table3.G5" style:family="table-cell">
      <style:table-cell-properties fo:padding="0.097cm" fo:border-left="0.05pt solid #000000" fo:border-right="0.05pt solid #000000"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none" fo:border-top="none" fo:border-bottom="0.05pt solid #000000"/>
    </style:style>
    <style:style style:name="Table3.D6" style:family="table-cell">
      <style:table-cell-properties fo:padding="0.097cm" fo:border-left="0.05pt solid #000000" fo:border-right="none" fo:border-top="none" fo:border-bottom="0.05pt solid #000000"/>
    </style:style>
    <style:style style:name="Table3.E6" style:family="table-cell">
      <style:table-cell-properties fo:padding="0.097cm" fo:border-left="0.05pt solid #000000" fo:border-right="none" fo:border-top="none" fo:border-bottom="0.05pt solid #000000"/>
    </style:style>
    <style:style style:name="Table3.F6" style:family="table-cell">
      <style:table-cell-properties fo:padding="0.097cm" fo:border-left="0.05pt solid #000000" fo:border-right="none" fo:border-top="none" fo:border-bottom="0.05pt solid #000000"/>
    </style:style>
    <style:style style:name="Table3.G6"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officeooo:rsid="000e7238" officeooo:paragraph-rsid="000e7238"/>
    </style:style>
    <style:style style:name="P2" style:family="paragraph" style:parent-style-name="Preformatted_20_Text">
      <style:text-properties officeooo:rsid="000e7238" officeooo:paragraph-rsid="0039d326"/>
    </style:style>
    <style:style style:name="P3" style:family="paragraph" style:parent-style-name="Preformatted_20_Text">
      <style:text-properties officeooo:rsid="000e7238" officeooo:paragraph-rsid="003aafe0"/>
    </style:style>
    <style:style style:name="P4" style:family="paragraph" style:parent-style-name="Preformatted_20_Text">
      <style:text-properties officeooo:rsid="000f0da5" officeooo:paragraph-rsid="000f0da5"/>
    </style:style>
    <style:style style:name="P5" style:family="paragraph" style:parent-style-name="Preformatted_20_Text">
      <style:text-properties officeooo:rsid="000f0da5" officeooo:paragraph-rsid="00106776"/>
    </style:style>
    <style:style style:name="P6" style:family="paragraph" style:parent-style-name="Preformatted_20_Text">
      <style:text-properties officeooo:rsid="000f0da5" officeooo:paragraph-rsid="0018c696"/>
    </style:style>
    <style:style style:name="P7" style:family="paragraph" style:parent-style-name="Preformatted_20_Text">
      <style:text-properties officeooo:rsid="000f0da5" officeooo:paragraph-rsid="0039d326"/>
    </style:style>
    <style:style style:name="P8" style:family="paragraph" style:parent-style-name="Preformatted_20_Text">
      <style:text-properties officeooo:rsid="000f0da5" officeooo:paragraph-rsid="003aafe0"/>
    </style:style>
    <style:style style:name="P9" style:family="paragraph" style:parent-style-name="Preformatted_20_Text">
      <style:text-properties officeooo:rsid="000f0da5" officeooo:paragraph-rsid="003d14bf"/>
    </style:style>
    <style:style style:name="P10" style:family="paragraph" style:parent-style-name="Preformatted_20_Text">
      <style:text-properties officeooo:rsid="000f0da5" officeooo:paragraph-rsid="003dffa8"/>
    </style:style>
    <style:style style:name="P11" style:family="paragraph" style:parent-style-name="Preformatted_20_Text">
      <style:text-properties officeooo:rsid="000f0da5" officeooo:paragraph-rsid="00493a61"/>
    </style:style>
    <style:style style:name="P12" style:family="paragraph" style:parent-style-name="Preformatted_20_Text">
      <style:text-properties fo:font-weight="bold" officeooo:rsid="000f0da5" officeooo:paragraph-rsid="000f0da5" style:font-weight-asian="bold" style:font-weight-complex="bold"/>
    </style:style>
    <style:style style:name="P13" style:family="paragraph" style:parent-style-name="Preformatted_20_Text">
      <style:text-properties fo:font-weight="bold" officeooo:rsid="000f0da5" officeooo:paragraph-rsid="0018c696" style:font-weight-asian="bold" style:font-weight-complex="bold"/>
    </style:style>
    <style:style style:name="P14" style:family="paragraph" style:parent-style-name="Preformatted_20_Text">
      <style:text-properties fo:font-weight="bold" officeooo:rsid="000f0da5" officeooo:paragraph-rsid="003aafe0" style:font-weight-asian="bold" style:font-weight-complex="bold"/>
    </style:style>
    <style:style style:name="P15" style:family="paragraph" style:parent-style-name="Preformatted_20_Text">
      <style:text-properties fo:font-weight="bold" officeooo:rsid="000f0da5" officeooo:paragraph-rsid="00493a61" style:font-weight-asian="bold" style:font-weight-complex="bold"/>
    </style:style>
    <style:style style:name="P16" style:family="paragraph" style:parent-style-name="Preformatted_20_Text">
      <style:text-properties fo:font-weight="bold" officeooo:rsid="000f0da5" officeooo:paragraph-rsid="0039d326" style:font-weight-asian="bold" style:font-weight-complex="bold"/>
    </style:style>
    <style:style style:name="P17" style:family="paragraph" style:parent-style-name="Preformatted_20_Text">
      <style:text-properties fo:font-weight="bold" officeooo:rsid="00106776" officeooo:paragraph-rsid="00106776" style:font-weight-asian="bold" style:font-weight-complex="bold"/>
    </style:style>
    <style:style style:name="P18" style:family="paragraph" style:parent-style-name="Preformatted_20_Text">
      <style:text-properties fo:font-weight="bold" officeooo:rsid="00106776" officeooo:paragraph-rsid="00184435" style:font-weight-asian="bold" style:font-weight-complex="bold"/>
    </style:style>
    <style:style style:name="P19" style:family="paragraph" style:parent-style-name="Preformatted_20_Text">
      <style:text-properties fo:font-weight="bold" officeooo:rsid="00106776" officeooo:paragraph-rsid="0019d87b" style:font-weight-asian="bold" style:font-weight-complex="bold"/>
    </style:style>
    <style:style style:name="P20" style:family="paragraph" style:parent-style-name="Preformatted_20_Text">
      <style:text-properties fo:font-weight="bold" officeooo:rsid="00106776" officeooo:paragraph-rsid="003aafe0" style:font-weight-asian="bold" style:font-weight-complex="bold"/>
    </style:style>
    <style:style style:name="P21" style:family="paragraph" style:parent-style-name="Preformatted_20_Text">
      <style:text-properties fo:font-weight="bold" officeooo:rsid="00106776" officeooo:paragraph-rsid="003d14bf" style:font-weight-asian="bold" style:font-weight-complex="bold"/>
    </style:style>
    <style:style style:name="P22" style:family="paragraph" style:parent-style-name="Preformatted_20_Text">
      <style:text-properties fo:font-weight="bold" officeooo:rsid="00106776" officeooo:paragraph-rsid="003dffa8" style:font-weight-asian="bold" style:font-weight-complex="bold"/>
    </style:style>
    <style:style style:name="P23" style:family="paragraph" style:parent-style-name="Preformatted_20_Text">
      <style:text-properties fo:font-weight="bold" officeooo:rsid="00106776" officeooo:paragraph-rsid="008bcbec" style:font-weight-asian="bold" style:font-weight-complex="bold"/>
    </style:style>
    <style:style style:name="P24" style:family="paragraph" style:parent-style-name="Preformatted_20_Text">
      <style:text-properties fo:font-weight="bold" officeooo:rsid="0011fa35" officeooo:paragraph-rsid="0011fa35" style:font-weight-asian="bold" style:font-weight-complex="bold"/>
    </style:style>
    <style:style style:name="P25" style:family="paragraph" style:parent-style-name="Preformatted_20_Text">
      <style:text-properties fo:font-weight="bold" officeooo:rsid="0011fa35" officeooo:paragraph-rsid="0013f7a7" style:font-weight-asian="bold" style:font-weight-complex="bold"/>
    </style:style>
    <style:style style:name="P26" style:family="paragraph" style:parent-style-name="Preformatted_20_Text">
      <style:text-properties fo:font-weight="bold" officeooo:rsid="0011fa35" officeooo:paragraph-rsid="003aafe0" style:font-weight-asian="bold" style:font-weight-complex="bold"/>
    </style:style>
    <style:style style:name="P27" style:family="paragraph" style:parent-style-name="Preformatted_20_Text">
      <style:text-properties fo:font-weight="bold" officeooo:rsid="0011fa35" officeooo:paragraph-rsid="003b2580" style:font-weight-asian="bold" style:font-weight-complex="bold"/>
    </style:style>
    <style:style style:name="P28" style:family="paragraph" style:parent-style-name="Preformatted_20_Text">
      <style:text-properties fo:font-weight="bold" officeooo:rsid="0011fa35" officeooo:paragraph-rsid="003d14bf" style:font-weight-asian="bold" style:font-weight-complex="bold"/>
    </style:style>
    <style:style style:name="P29" style:family="paragraph" style:parent-style-name="Preformatted_20_Text">
      <style:text-properties fo:font-weight="bold" officeooo:rsid="0018c696" officeooo:paragraph-rsid="0018c696" style:font-weight-asian="bold" style:font-weight-complex="bold"/>
    </style:style>
    <style:style style:name="P30" style:family="paragraph" style:parent-style-name="Preformatted_20_Text">
      <style:text-properties fo:font-weight="bold" officeooo:rsid="0018c696" officeooo:paragraph-rsid="00493a61" style:font-weight-asian="bold" style:font-weight-complex="bold"/>
    </style:style>
    <style:style style:name="P31" style:family="paragraph" style:parent-style-name="Preformatted_20_Text">
      <style:text-properties fo:font-weight="bold" officeooo:rsid="0019d87b" officeooo:paragraph-rsid="0019d87b" style:font-weight-asian="bold" style:font-weight-complex="bold"/>
    </style:style>
    <style:style style:name="P32" style:family="paragraph" style:parent-style-name="Preformatted_20_Text">
      <style:text-properties fo:font-weight="bold" officeooo:rsid="0019d87b" officeooo:paragraph-rsid="00493a61" style:font-weight-asian="bold" style:font-weight-complex="bold"/>
    </style:style>
    <style:style style:name="P33" style:family="paragraph" style:parent-style-name="Preformatted_20_Text">
      <style:text-properties fo:font-weight="bold" officeooo:rsid="0014a816" officeooo:paragraph-rsid="0014a816" style:font-weight-asian="bold" style:font-weight-complex="bold"/>
    </style:style>
    <style:style style:name="P34" style:family="paragraph" style:parent-style-name="Preformatted_20_Text">
      <style:text-properties fo:font-weight="bold" officeooo:rsid="0014a816" officeooo:paragraph-rsid="003aafe0" style:font-weight-asian="bold" style:font-weight-complex="bold"/>
    </style:style>
    <style:style style:name="P35" style:family="paragraph" style:parent-style-name="Preformatted_20_Text">
      <style:text-properties fo:font-weight="bold" officeooo:rsid="0032c3fc" officeooo:paragraph-rsid="0032c3fc" style:font-weight-asian="bold" style:font-weight-complex="bold"/>
    </style:style>
    <style:style style:name="P36" style:family="paragraph" style:parent-style-name="Preformatted_20_Text">
      <style:text-properties fo:font-weight="bold" officeooo:rsid="0032de8f" officeooo:paragraph-rsid="0032de8f" style:font-weight-asian="bold" style:font-weight-complex="bold"/>
    </style:style>
    <style:style style:name="P37" style:family="paragraph" style:parent-style-name="Preformatted_20_Text">
      <style:text-properties fo:font-weight="bold" officeooo:rsid="0032de8f" officeooo:paragraph-rsid="00731dca" style:font-weight-asian="bold" style:font-weight-complex="bold"/>
    </style:style>
    <style:style style:name="P38" style:family="paragraph" style:parent-style-name="Preformatted_20_Text">
      <style:text-properties fo:font-weight="bold" officeooo:rsid="00368135" officeooo:paragraph-rsid="00368135" style:font-weight-asian="bold" style:font-weight-complex="bold"/>
    </style:style>
    <style:style style:name="P39" style:family="paragraph" style:parent-style-name="Preformatted_20_Text">
      <style:text-properties fo:font-weight="bold" officeooo:rsid="00368135" officeooo:paragraph-rsid="00746c73" style:font-weight-asian="bold" style:font-weight-complex="bold"/>
    </style:style>
    <style:style style:name="P40" style:family="paragraph" style:parent-style-name="Preformatted_20_Text">
      <style:text-properties fo:font-weight="bold" officeooo:rsid="00368135" officeooo:paragraph-rsid="00752d48" style:font-weight-asian="bold" style:font-weight-complex="bold"/>
    </style:style>
    <style:style style:name="P41" style:family="paragraph" style:parent-style-name="Preformatted_20_Text">
      <style:text-properties fo:font-weight="bold" officeooo:rsid="00493a61" officeooo:paragraph-rsid="00493a61" style:font-weight-asian="bold" style:font-weight-complex="bold"/>
    </style:style>
    <style:style style:name="P42" style:family="paragraph" style:parent-style-name="Preformatted_20_Text">
      <style:text-properties fo:font-weight="bold" officeooo:rsid="00746c73" officeooo:paragraph-rsid="00746c73" style:font-weight-asian="bold" style:font-weight-complex="bold"/>
    </style:style>
    <style:style style:name="P43" style:family="paragraph" style:parent-style-name="Preformatted_20_Text">
      <style:text-properties fo:font-weight="bold" officeooo:rsid="00746c73" officeooo:paragraph-rsid="00752d48" style:font-weight-asian="bold" style:font-weight-complex="bold"/>
    </style:style>
    <style:style style:name="P44" style:family="paragraph" style:parent-style-name="Preformatted_20_Text">
      <style:text-properties fo:font-weight="bold" officeooo:rsid="00731dca" officeooo:paragraph-rsid="00731dca" style:font-weight-asian="bold" style:font-weight-complex="bold"/>
    </style:style>
    <style:style style:name="P45" style:family="paragraph" style:parent-style-name="Preformatted_20_Text">
      <style:text-properties fo:font-weight="bold" officeooo:rsid="007d8af9" officeooo:paragraph-rsid="007d8af9" style:font-weight-asian="bold" style:font-weight-complex="bold"/>
    </style:style>
    <style:style style:name="P46" style:family="paragraph" style:parent-style-name="Preformatted_20_Text">
      <style:text-properties fo:font-weight="bold" officeooo:rsid="00106776" officeooo:paragraph-rsid="003aafe0" fo:background-color="transparent" style:font-weight-asian="bold" style:font-weight-complex="bold"/>
    </style:style>
    <style:style style:name="P47" style:family="paragraph" style:parent-style-name="Preformatted_20_Text">
      <style:text-properties fo:font-weight="normal" officeooo:rsid="000f0da5" officeooo:paragraph-rsid="000f0da5" style:font-weight-asian="normal" style:font-weight-complex="normal"/>
    </style:style>
    <style:style style:name="P48" style:family="paragraph" style:parent-style-name="Preformatted_20_Text">
      <style:text-properties fo:font-weight="normal" officeooo:rsid="0011fa35" officeooo:paragraph-rsid="0013f7a7" style:font-weight-asian="normal" style:font-weight-complex="normal"/>
    </style:style>
    <style:style style:name="P49" style:family="paragraph" style:parent-style-name="Preformatted_20_Text">
      <style:text-properties fo:font-weight="normal" officeooo:rsid="0011fa35" officeooo:paragraph-rsid="0011fa35" style:font-weight-asian="normal" style:font-weight-complex="normal"/>
    </style:style>
    <style:style style:name="P50" style:family="paragraph" style:parent-style-name="Preformatted_20_Text">
      <style:text-properties fo:font-weight="normal" officeooo:rsid="0011fa35" officeooo:paragraph-rsid="0019d87b" style:font-weight-asian="normal" style:font-weight-complex="normal"/>
    </style:style>
    <style:style style:name="P51" style:family="paragraph" style:parent-style-name="Preformatted_20_Text">
      <style:text-properties fo:font-weight="normal" officeooo:rsid="0011fa35" officeooo:paragraph-rsid="003aafe0" style:font-weight-asian="normal" style:font-weight-complex="normal"/>
    </style:style>
    <style:style style:name="P52" style:family="paragraph" style:parent-style-name="Preformatted_20_Text">
      <style:text-properties fo:font-weight="normal" officeooo:rsid="0014a816" officeooo:paragraph-rsid="0014a816" style:font-weight-asian="normal" style:font-weight-complex="normal"/>
    </style:style>
    <style:style style:name="P53" style:family="paragraph" style:parent-style-name="Preformatted_20_Text">
      <style:text-properties fo:font-weight="normal" officeooo:rsid="0014a816" officeooo:paragraph-rsid="003aafe0" style:font-weight-asian="normal" style:font-weight-complex="normal"/>
    </style:style>
    <style:style style:name="P54" style:family="paragraph" style:parent-style-name="Preformatted_20_Text">
      <style:text-properties fo:font-weight="normal" officeooo:rsid="00106776" officeooo:paragraph-rsid="000f0da5" style:font-weight-asian="normal" style:font-weight-complex="normal"/>
    </style:style>
    <style:style style:name="P55" style:family="paragraph" style:parent-style-name="Preformatted_20_Text">
      <style:text-properties fo:font-weight="normal" officeooo:rsid="00106776" officeooo:paragraph-rsid="0018c696" style:font-weight-asian="normal" style:font-weight-complex="normal"/>
    </style:style>
    <style:style style:name="P56" style:family="paragraph" style:parent-style-name="Preformatted_20_Text">
      <style:text-properties fo:font-weight="normal" officeooo:rsid="00106776" officeooo:paragraph-rsid="00106776" style:font-weight-asian="normal" style:font-weight-complex="normal"/>
    </style:style>
    <style:style style:name="P57" style:family="paragraph" style:parent-style-name="Preformatted_20_Text">
      <style:text-properties fo:font-weight="normal" officeooo:rsid="00106776" officeooo:paragraph-rsid="003aafe0" style:font-weight-asian="normal" style:font-weight-complex="normal"/>
    </style:style>
    <style:style style:name="P58" style:family="paragraph" style:parent-style-name="Preformatted_20_Text">
      <style:text-properties fo:font-weight="normal" officeooo:rsid="00106776" officeooo:paragraph-rsid="003d14bf" style:font-weight-asian="normal" style:font-weight-complex="normal"/>
    </style:style>
    <style:style style:name="P59" style:family="paragraph" style:parent-style-name="Preformatted_20_Text">
      <style:text-properties fo:font-weight="normal" officeooo:rsid="00106776" officeooo:paragraph-rsid="00493a61" style:font-weight-asian="normal" style:font-weight-complex="normal"/>
    </style:style>
    <style:style style:name="P60" style:family="paragraph" style:parent-style-name="Preformatted_20_Text">
      <style:text-properties fo:font-weight="normal" officeooo:rsid="003aafe0" officeooo:paragraph-rsid="003aafe0" style:font-weight-asian="normal" style:font-weight-complex="normal"/>
    </style:style>
    <style:style style:name="P61" style:family="paragraph" style:parent-style-name="Preformatted_20_Text">
      <style:text-properties fo:font-weight="normal" officeooo:rsid="003b2580" officeooo:paragraph-rsid="003b2580" style:font-weight-asian="normal" style:font-weight-complex="normal"/>
    </style:style>
    <style:style style:name="P62" style:family="paragraph" style:parent-style-name="Preformatted_20_Text">
      <style:text-properties fo:font-weight="normal" officeooo:rsid="003dffa8" officeooo:paragraph-rsid="003dffa8" style:font-weight-asian="normal" style:font-weight-complex="normal"/>
    </style:style>
    <style:style style:name="P63" style:family="paragraph" style:parent-style-name="Preformatted_20_Text">
      <style:text-properties fo:font-weight="normal" officeooo:rsid="0032c3fc" officeooo:paragraph-rsid="0032c3fc" style:font-weight-asian="normal" style:font-weight-complex="normal"/>
    </style:style>
    <style:style style:name="P64" style:family="paragraph" style:parent-style-name="Preformatted_20_Text">
      <style:text-properties fo:font-weight="normal" officeooo:rsid="0032de8f" officeooo:paragraph-rsid="0032de8f" style:font-weight-asian="normal" style:font-weight-complex="normal"/>
    </style:style>
    <style:style style:name="P65" style:family="paragraph" style:parent-style-name="Preformatted_20_Text">
      <style:text-properties fo:font-weight="normal" officeooo:rsid="0032de8f" officeooo:paragraph-rsid="00731dca" style:font-weight-asian="normal" style:font-weight-complex="normal"/>
    </style:style>
    <style:style style:name="P66" style:family="paragraph" style:parent-style-name="Preformatted_20_Text">
      <style:text-properties fo:font-weight="normal" officeooo:rsid="00368135" officeooo:paragraph-rsid="0052315d" style:font-weight-asian="normal" style:font-weight-complex="normal"/>
    </style:style>
    <style:style style:name="P67" style:family="paragraph" style:parent-style-name="Preformatted_20_Text">
      <style:text-properties fo:font-weight="normal" officeooo:rsid="00368135" officeooo:paragraph-rsid="00368135" style:font-weight-asian="normal" style:font-weight-complex="normal"/>
    </style:style>
    <style:style style:name="P68" style:family="paragraph" style:parent-style-name="Preformatted_20_Text">
      <style:text-properties fo:font-weight="normal" officeooo:rsid="00368135" officeooo:paragraph-rsid="00752d48" style:font-weight-asian="normal" style:font-weight-complex="normal"/>
    </style:style>
    <style:style style:name="P69" style:family="paragraph" style:parent-style-name="Preformatted_20_Text">
      <style:text-properties fo:font-weight="normal" officeooo:rsid="003d14bf" officeooo:paragraph-rsid="00890bd4" style:font-weight-asian="normal" style:font-weight-complex="normal"/>
    </style:style>
    <style:style style:name="P70" style:family="paragraph" style:parent-style-name="Preformatted_20_Text">
      <style:text-properties fo:font-weight="normal" officeooo:rsid="004216de" officeooo:paragraph-rsid="008bcbec" style:font-weight-asian="normal" style:font-weight-complex="normal"/>
    </style:style>
    <style:style style:name="P71" style:family="paragraph" style:parent-style-name="Preformatted_20_Text">
      <style:text-properties fo:font-weight="normal" officeooo:rsid="00184435" officeooo:paragraph-rsid="00184435" style:font-weight-asian="normal" style:font-weight-complex="normal"/>
    </style:style>
    <style:style style:name="P72" style:family="paragraph" style:parent-style-name="Preformatted_20_Text">
      <style:text-properties fo:font-weight="normal" officeooo:rsid="00184435" officeooo:paragraph-rsid="008bcbec" style:font-weight-asian="normal" style:font-weight-complex="normal"/>
    </style:style>
    <style:style style:name="P73" style:family="paragraph" style:parent-style-name="Preformatted_20_Text">
      <style:text-properties fo:font-weight="normal" officeooo:rsid="00184435" officeooo:paragraph-rsid="003aafe0" fo:background-color="transparent" style:font-weight-asian="normal" style:font-weight-complex="normal"/>
    </style:style>
    <style:style style:name="P74" style:family="paragraph" style:parent-style-name="Preformatted_20_Text">
      <style:text-properties officeooo:rsid="0011fa35" officeooo:paragraph-rsid="0011fa35"/>
    </style:style>
    <style:style style:name="P75" style:family="paragraph" style:parent-style-name="Preformatted_20_Text">
      <style:text-properties officeooo:rsid="0011fa35" officeooo:paragraph-rsid="003aafe0"/>
    </style:style>
    <style:style style:name="P76" style:family="paragraph" style:parent-style-name="Preformatted_20_Text">
      <style:text-properties officeooo:paragraph-rsid="0011fa35"/>
    </style:style>
    <style:style style:name="P77" style:family="paragraph" style:parent-style-name="Preformatted_20_Text">
      <style:text-properties officeooo:paragraph-rsid="0014a816"/>
    </style:style>
    <style:style style:name="P78" style:family="paragraph" style:parent-style-name="Preformatted_20_Text">
      <style:text-properties fo:font-style="italic" fo:font-weight="normal" officeooo:rsid="000f0da5" officeooo:paragraph-rsid="000f0da5" style:font-style-asian="italic" style:font-weight-asian="normal" style:font-style-complex="italic" style:font-weight-complex="normal"/>
    </style:style>
    <style:style style:name="P79" style:family="paragraph" style:parent-style-name="Preformatted_20_Text">
      <style:text-properties fo:font-style="italic" fo:font-weight="normal" officeooo:rsid="000f0da5" officeooo:paragraph-rsid="0014a816" style:font-style-asian="italic" style:font-weight-asian="normal" style:font-style-complex="italic" style:font-weight-complex="normal"/>
    </style:style>
    <style:style style:name="P80" style:family="paragraph" style:parent-style-name="Preformatted_20_Text">
      <style:text-properties fo:font-style="italic" fo:font-weight="normal" officeooo:rsid="000f0da5" officeooo:paragraph-rsid="003d14bf" style:font-style-asian="italic" style:font-weight-asian="normal" style:font-style-complex="italic" style:font-weight-complex="normal"/>
    </style:style>
    <style:style style:name="P81" style:family="paragraph" style:parent-style-name="Preformatted_20_Text">
      <style:text-properties fo:font-style="italic" fo:font-weight="normal" officeooo:rsid="0014a816" officeooo:paragraph-rsid="0014a816" style:font-style-asian="italic" style:font-weight-asian="normal" style:font-style-complex="italic" style:font-weight-complex="normal"/>
    </style:style>
    <style:style style:name="P82" style:family="paragraph" style:parent-style-name="Preformatted_20_Text">
      <style:text-properties fo:font-style="italic" fo:font-weight="normal" officeooo:rsid="0014a816" officeooo:paragraph-rsid="003aafe0" style:font-style-asian="italic" style:font-weight-asian="normal" style:font-style-complex="italic" style:font-weight-complex="normal"/>
    </style:style>
    <style:style style:name="P83" style:family="paragraph" style:parent-style-name="Preformatted_20_Text">
      <style:text-properties fo:font-style="italic" fo:font-weight="normal" officeooo:rsid="0014a816" officeooo:paragraph-rsid="003d14bf" style:font-style-asian="italic" style:font-weight-asian="normal" style:font-style-complex="italic" style:font-weight-complex="normal"/>
    </style:style>
    <style:style style:name="P84" style:family="paragraph" style:parent-style-name="Preformatted_20_Text">
      <style:text-properties fo:font-style="italic" fo:font-weight="normal" officeooo:rsid="000e7238" officeooo:paragraph-rsid="000e7238" style:font-style-asian="italic" style:font-weight-asian="normal" style:font-style-complex="italic" style:font-weight-complex="normal"/>
    </style:style>
    <style:style style:name="P85" style:family="paragraph" style:parent-style-name="Preformatted_20_Text">
      <style:text-properties fo:font-style="italic" fo:font-weight="normal" officeooo:rsid="000e7238" officeooo:paragraph-rsid="001bcc68" style:font-style-asian="italic" style:font-weight-asian="normal" style:font-style-complex="italic" style:font-weight-complex="normal"/>
    </style:style>
    <style:style style:name="P86" style:family="paragraph" style:parent-style-name="Preformatted_20_Text">
      <style:text-properties fo:font-style="italic" fo:font-weight="normal" officeooo:rsid="000e7238" officeooo:paragraph-rsid="003aafe0" style:font-style-asian="italic" style:font-weight-asian="normal" style:font-style-complex="italic" style:font-weight-complex="normal"/>
    </style:style>
    <style:style style:name="P87" style:family="paragraph" style:parent-style-name="Preformatted_20_Text">
      <style:text-properties fo:font-style="italic" fo:font-weight="normal" officeooo:rsid="000e7238" officeooo:paragraph-rsid="003d14bf" style:font-style-asian="italic" style:font-weight-asian="normal" style:font-style-complex="italic" style:font-weight-complex="normal"/>
    </style:style>
    <style:style style:name="P88" style:family="paragraph" style:parent-style-name="Preformatted_20_Text">
      <style:text-properties fo:font-style="italic" fo:font-weight="normal" officeooo:rsid="000e7238" officeooo:paragraph-rsid="007dc38b" style:font-style-asian="italic" style:font-weight-asian="normal" style:font-style-complex="italic" style:font-weight-complex="normal"/>
    </style:style>
    <style:style style:name="P89" style:family="paragraph" style:parent-style-name="Preformatted_20_Text">
      <style:text-properties fo:font-style="italic" fo:font-weight="normal" officeooo:rsid="00164cbf" officeooo:paragraph-rsid="00164cbf" style:font-style-asian="italic" style:font-weight-asian="normal" style:font-style-complex="italic" style:font-weight-complex="normal"/>
    </style:style>
    <style:style style:name="P90" style:family="paragraph" style:parent-style-name="Preformatted_20_Text">
      <style:text-properties fo:font-style="italic" fo:font-weight="normal" officeooo:rsid="00164cbf" officeooo:paragraph-rsid="003aafe0" style:font-style-asian="italic" style:font-weight-asian="normal" style:font-style-complex="italic" style:font-weight-complex="normal"/>
    </style:style>
    <style:style style:name="P91" style:family="paragraph" style:parent-style-name="Preformatted_20_Text">
      <style:text-properties fo:font-style="italic" fo:font-weight="normal" officeooo:rsid="00164cbf" officeooo:paragraph-rsid="003d14bf" style:font-style-asian="italic" style:font-weight-asian="normal" style:font-style-complex="italic" style:font-weight-complex="normal"/>
    </style:style>
    <style:style style:name="P92" style:family="paragraph" style:parent-style-name="Preformatted_20_Text">
      <style:text-properties fo:font-style="italic" fo:font-weight="normal" officeooo:rsid="00164cbf" officeooo:paragraph-rsid="007dc38b" style:font-style-asian="italic" style:font-weight-asian="normal" style:font-style-complex="italic" style:font-weight-complex="normal"/>
    </style:style>
    <style:style style:name="P93" style:family="paragraph" style:parent-style-name="Preformatted_20_Text">
      <style:text-properties fo:font-style="italic" fo:font-weight="normal" officeooo:rsid="00184435" officeooo:paragraph-rsid="00184435" style:font-style-asian="italic" style:font-weight-asian="normal" style:font-style-complex="italic" style:font-weight-complex="normal"/>
    </style:style>
    <style:style style:name="P94" style:family="paragraph" style:parent-style-name="Preformatted_20_Text">
      <style:text-properties fo:font-style="italic" fo:font-weight="normal" officeooo:rsid="0019d87b" officeooo:paragraph-rsid="0019d87b" style:font-style-asian="italic" style:font-weight-asian="normal" style:font-style-complex="italic" style:font-weight-complex="normal"/>
    </style:style>
    <style:style style:name="P95" style:family="paragraph" style:parent-style-name="Preformatted_20_Text">
      <style:text-properties fo:font-style="italic" fo:font-weight="normal" officeooo:rsid="0019d87b" officeooo:paragraph-rsid="00493a61" style:font-style-asian="italic" style:font-weight-asian="normal" style:font-style-complex="italic" style:font-weight-complex="normal"/>
    </style:style>
    <style:style style:name="P96" style:family="paragraph" style:parent-style-name="Preformatted_20_Text">
      <style:text-properties fo:font-style="italic" fo:font-weight="normal" officeooo:rsid="0032c3fc" officeooo:paragraph-rsid="0032c3fc" style:font-style-asian="italic" style:font-weight-asian="normal" style:font-style-complex="italic" style:font-weight-complex="normal"/>
    </style:style>
    <style:style style:name="P97" style:family="paragraph" style:parent-style-name="Preformatted_20_Text">
      <style:text-properties fo:font-style="italic" fo:font-weight="normal" officeooo:rsid="0032c3fc" officeooo:paragraph-rsid="0052315d" style:font-style-asian="italic" style:font-weight-asian="normal" style:font-style-complex="italic" style:font-weight-complex="normal"/>
    </style:style>
    <style:style style:name="P98" style:family="paragraph" style:parent-style-name="Preformatted_20_Text">
      <style:text-properties fo:font-style="italic" fo:font-weight="normal" officeooo:rsid="00890bd4" officeooo:paragraph-rsid="00890bd4" style:font-style-asian="italic" style:font-weight-asian="normal" style:font-style-complex="italic" style:font-weight-complex="normal"/>
    </style:style>
    <style:style style:name="P99" style:family="paragraph" style:parent-style-name="Preformatted_20_Text">
      <style:text-properties fo:font-style="italic" officeooo:paragraph-rsid="00106776" style:font-style-asian="italic" style:font-style-complex="italic"/>
    </style:style>
    <style:style style:name="P100" style:family="paragraph" style:parent-style-name="Preformatted_20_Text">
      <style:text-properties officeooo:paragraph-rsid="0018c696"/>
    </style:style>
    <style:style style:name="P101" style:family="paragraph" style:parent-style-name="Preformatted_20_Text">
      <style:text-properties fo:font-size="8pt" fo:font-style="italic" style:font-size-asian="8pt" style:font-style-asian="italic" style:font-size-complex="8pt" style:font-style-complex="italic"/>
    </style:style>
    <style:style style:name="P102" style:family="paragraph" style:parent-style-name="Preformatted_20_Text">
      <style:text-properties officeooo:paragraph-rsid="0019d87b"/>
    </style:style>
    <style:style style:name="P103" style:family="paragraph" style:parent-style-name="Preformatted_20_Text">
      <style:text-properties officeooo:rsid="0019d87b" officeooo:paragraph-rsid="0019d87b"/>
    </style:style>
    <style:style style:name="P104" style:family="paragraph" style:parent-style-name="Preformatted_20_Text">
      <style:text-properties officeooo:rsid="0019d87b" officeooo:paragraph-rsid="00493a61"/>
    </style:style>
    <style:style style:name="P105" style:family="paragraph" style:parent-style-name="Preformatted_20_Text">
      <style:text-properties officeooo:paragraph-rsid="001bcc68"/>
    </style:style>
    <style:style style:name="P106" style:family="paragraph" style:parent-style-name="Preformatted_20_Text">
      <style:text-properties style:text-position="0% 100%" style:font-name="DejaVu Sans Mono" fo:font-size="10pt" officeooo:rsid="0044f51b" officeooo:paragraph-rsid="0044f51b" style:font-name-asian="DejaVu Sans Mono" style:font-size-asian="10pt" style:font-name-complex="DejaVu Sans Mono" style:font-size-complex="10pt"/>
    </style:style>
    <style:style style:name="P107" style:family="paragraph" style:parent-style-name="Preformatted_20_Text">
      <style:text-properties style:text-position="0% 100%" style:font-name="DejaVu Sans Mono" fo:font-size="10pt" officeooo:rsid="00488693" officeooo:paragraph-rsid="0046962f" style:font-name-asian="DejaVu Sans Mono" style:font-size-asian="10pt" style:font-name-complex="DejaVu Sans Mono" style:font-size-complex="10pt"/>
    </style:style>
    <style:style style:name="P108" style:family="paragraph" style:parent-style-name="Preformatted_20_Text">
      <style:text-properties style:text-position="0% 100%" style:font-name="DejaVu Sans Mono" fo:font-size="10pt" officeooo:rsid="0046962f" officeooo:paragraph-rsid="008bcbec" style:font-name-asian="DejaVu Sans Mono" style:font-size-asian="10pt" style:font-name-complex="DejaVu Sans Mono" style:font-size-complex="10pt"/>
    </style:style>
    <style:style style:name="P109" style:family="paragraph" style:parent-style-name="Preformatted_20_Text">
      <style:text-properties style:text-position="0% 100%" style:font-name="DejaVu Sans Mono" fo:font-size="10pt" officeooo:rsid="0048c221" officeooo:paragraph-rsid="0048c221" fo:background-color="#ffff00" style:font-name-asian="DejaVu Sans Mono" style:font-size-asian="10pt" style:font-name-complex="DejaVu Sans Mono" style:font-size-complex="10pt"/>
    </style:style>
    <style:style style:name="P110" style:family="paragraph" style:parent-style-name="Preformatted_20_Text">
      <style:text-properties style:text-position="0% 100%" style:font-name="DejaVu Sans Mono" fo:font-size="10pt" officeooo:rsid="0048c221" officeooo:paragraph-rsid="0044f51b" fo:background-color="#ffff00" style:font-name-asian="DejaVu Sans Mono" style:font-size-asian="10pt" style:font-name-complex="DejaVu Sans Mono" style:font-size-complex="10pt"/>
    </style:style>
    <style:style style:name="P111" style:family="paragraph" style:parent-style-name="Preformatted_20_Text">
      <style:text-properties style:text-position="0% 100%" style:font-name="DejaVu Sans Mono" fo:font-size="10pt" fo:font-weight="normal" officeooo:rsid="004bf6c0" officeooo:paragraph-rsid="004bf6c0" style:font-name-asian="DejaVu Sans Mono" style:font-size-asian="10pt" style:font-weight-asian="normal" style:font-name-complex="DejaVu Sans Mono" style:font-size-complex="10pt" style:font-weight-complex="normal"/>
    </style:style>
    <style:style style:name="P112" style:family="paragraph" style:parent-style-name="Preformatted_20_Text">
      <style:text-properties style:text-position="0% 100%" style:font-name="DejaVu Sans Mono" fo:font-size="10pt" fo:font-weight="normal" officeooo:rsid="004bf6c0" officeooo:paragraph-rsid="00be7109" style:font-name-asian="DejaVu Sans Mono" style:font-size-asian="10pt" style:font-weight-asian="normal" style:font-name-complex="DejaVu Sans Mono" style:font-size-complex="10pt" style:font-weight-complex="normal"/>
    </style:style>
    <style:style style:name="P113" style:family="paragraph" style:parent-style-name="Preformatted_20_Text">
      <style:text-properties style:text-position="0% 100%" style:font-name="DejaVu Sans Mono" fo:font-size="10pt" fo:font-weight="normal" officeooo:rsid="004bf6c0" officeooo:paragraph-rsid="00bf7a20" style:font-name-asian="DejaVu Sans Mono" style:font-size-asian="10pt" style:font-weight-asian="normal" style:font-name-complex="DejaVu Sans Mono" style:font-size-complex="10pt" style:font-weight-complex="normal"/>
    </style:style>
    <style:style style:name="P114" style:family="paragraph" style:parent-style-name="Preformatted_20_Text">
      <style:text-properties style:text-position="0% 100%" style:font-name="DejaVu Sans Mono" fo:font-size="10pt" fo:font-weight="normal" officeooo:rsid="003aafe0" officeooo:paragraph-rsid="00871378" style:font-name-asian="DejaVu Sans Mono" style:font-size-asian="10pt" style:font-weight-asian="normal" style:font-name-complex="DejaVu Sans Mono" style:font-size-complex="10pt" style:font-weight-complex="normal"/>
    </style:style>
    <style:style style:name="P115" style:family="paragraph" style:parent-style-name="Preformatted_20_Text">
      <style:text-properties style:text-position="0% 100%" style:font-name="DejaVu Sans Mono" fo:font-size="10pt" fo:font-weight="normal" officeooo:rsid="00c3fd38" officeooo:paragraph-rsid="00c701e7" style:font-name-asian="DejaVu Sans Mono" style:font-size-asian="10pt" style:font-weight-asian="normal" style:font-name-complex="DejaVu Sans Mono" style:font-size-complex="10pt" style:font-weight-complex="normal"/>
    </style:style>
    <style:style style:name="P116" style:family="paragraph" style:parent-style-name="Preformatted_20_Text">
      <style:text-properties style:text-position="0% 100%" style:font-name="DejaVu Sans Mono" fo:font-size="10pt" fo:font-weight="normal" officeooo:rsid="00c3fd38" officeooo:paragraph-rsid="00c3fd38" style:font-name-asian="DejaVu Sans Mono" style:font-size-asian="10pt" style:font-weight-asian="normal" style:font-name-complex="DejaVu Sans Mono" style:font-size-complex="10pt" style:font-weight-complex="normal"/>
    </style:style>
    <style:style style:name="P117" style:family="paragraph" style:parent-style-name="Preformatted_20_Text">
      <style:text-properties style:text-position="0% 100%" style:font-name="DejaVu Sans Mono" fo:font-size="10pt" fo:font-weight="normal" officeooo:rsid="00c3fd38" officeooo:paragraph-rsid="00c54dfa" style:font-name-asian="DejaVu Sans Mono" style:font-size-asian="10pt" style:font-weight-asian="normal" style:font-name-complex="DejaVu Sans Mono" style:font-size-complex="10pt" style:font-weight-complex="normal"/>
    </style:style>
    <style:style style:name="P118" style:family="paragraph" style:parent-style-name="Preformatted_20_Text">
      <style:text-properties style:text-position="0% 100%" style:font-name="DejaVu Sans Mono" fo:font-size="10pt" fo:font-weight="normal" officeooo:rsid="00c3fd38" officeooo:paragraph-rsid="00c86780" style:font-name-asian="DejaVu Sans Mono" style:font-size-asian="10pt" style:font-weight-asian="normal" style:font-name-complex="DejaVu Sans Mono" style:font-size-complex="10pt" style:font-weight-complex="normal"/>
    </style:style>
    <style:style style:name="P119" style:family="paragraph" style:parent-style-name="Preformatted_20_Text">
      <style:text-properties style:text-position="0% 100%" style:font-name="DejaVu Sans Mono" fo:font-size="10pt" fo:font-weight="normal" officeooo:rsid="00c3fd38" officeooo:paragraph-rsid="00c5d332" style:font-name-asian="DejaVu Sans Mono" style:font-size-asian="10pt" style:font-weight-asian="normal" style:font-name-complex="DejaVu Sans Mono" style:font-size-complex="10pt" style:font-weight-complex="normal"/>
    </style:style>
    <style:style style:name="P120" style:family="paragraph" style:parent-style-name="Preformatted_20_Text">
      <style:text-properties style:text-position="0% 100%" style:font-name="DejaVu Sans Mono" fo:font-size="10pt" fo:font-weight="normal" officeooo:rsid="00c3fd38" officeooo:paragraph-rsid="00c8e9c2" style:font-name-asian="DejaVu Sans Mono" style:font-size-asian="10pt" style:font-weight-asian="normal" style:font-name-complex="DejaVu Sans Mono" style:font-size-complex="10pt" style:font-weight-complex="normal"/>
    </style:style>
    <style:style style:name="P121" style:family="paragraph" style:parent-style-name="Preformatted_20_Text">
      <style:text-properties style:text-position="0% 100%" style:font-name="DejaVu Sans Mono" fo:font-size="10pt" fo:font-weight="normal" officeooo:rsid="00c20da9" officeooo:paragraph-rsid="00853850" style:font-name-asian="DejaVu Sans Mono" style:font-size-asian="10pt" style:font-weight-asian="normal" style:font-name-complex="DejaVu Sans Mono" style:font-size-complex="10pt" style:font-weight-complex="normal"/>
    </style:style>
    <style:style style:name="P122" style:family="paragraph" style:parent-style-name="Preformatted_20_Text">
      <style:text-properties style:text-position="0% 100%" style:font-name="DejaVu Sans Mono" fo:font-size="10pt" fo:font-weight="normal" officeooo:rsid="00c20da9" officeooo:paragraph-rsid="00c2d5c2" style:font-name-asian="DejaVu Sans Mono" style:font-size-asian="10pt" style:font-weight-asian="normal" style:font-name-complex="DejaVu Sans Mono" style:font-size-complex="10pt" style:font-weight-complex="normal"/>
    </style:style>
    <style:style style:name="P123" style:family="paragraph" style:parent-style-name="Preformatted_20_Text">
      <style:text-properties style:text-position="0% 100%" style:font-name="DejaVu Sans Mono" fo:font-size="10pt" fo:font-weight="normal" officeooo:rsid="00c54dfa" officeooo:paragraph-rsid="00c3fd38" style:font-name-asian="DejaVu Sans Mono" style:font-size-asian="10pt" style:font-weight-asian="normal" style:font-name-complex="DejaVu Sans Mono" style:font-size-complex="10pt" style:font-weight-complex="normal"/>
    </style:style>
    <style:style style:name="P124" style:family="paragraph" style:parent-style-name="Preformatted_20_Text">
      <style:text-properties style:text-position="0% 100%" style:font-name="DejaVu Sans Mono" fo:font-size="10pt" fo:font-weight="normal" officeooo:rsid="008cb7e3" officeooo:paragraph-rsid="008cb7e3" fo:background-color="transparent" style:font-name-asian="DejaVu Sans Mono" style:font-size-asian="10pt" style:font-weight-asian="normal" style:font-name-complex="DejaVu Sans Mono" style:font-size-complex="10pt" style:font-weight-complex="normal"/>
    </style:style>
    <style:style style:name="P125" style:family="paragraph" style:parent-style-name="Preformatted_20_Text">
      <style:text-properties style:text-position="0% 100%" style:font-name="DejaVu Serif1" fo:font-size="10pt" fo:font-weight="normal" officeooo:rsid="004de213" officeooo:paragraph-rsid="003af33b" style:font-name-asian="DejaVu Sans Mono" style:font-size-asian="10pt" style:font-weight-asian="normal" style:font-name-complex="DejaVu Sans Mono" style:font-size-complex="10pt" style:font-weight-complex="normal"/>
    </style:style>
    <style:style style:name="P126" style:family="paragraph" style:parent-style-name="Preformatted_20_Text">
      <style:text-properties style:text-position="0% 100%" style:font-name="DejaVu Serif1" fo:font-size="10pt" fo:font-weight="normal" officeooo:rsid="004de213" fo:background-color="#ffff00" style:font-name-asian="DejaVu Sans Mono" style:font-size-asian="10pt" style:font-weight-asian="normal" style:font-name-complex="DejaVu Sans Mono" style:font-size-complex="10pt" style:font-weight-complex="normal"/>
    </style:style>
    <style:style style:name="P127" style:family="paragraph" style:parent-style-name="Preformatted_20_Text">
      <style:text-properties style:text-position="0% 100%" fo:font-weight="normal" officeooo:rsid="00871378" officeooo:paragraph-rsid="00871378" style:font-weight-asian="normal" style:font-weight-complex="normal"/>
    </style:style>
    <style:style style:name="P128" style:family="paragraph" style:parent-style-name="Preformatted_20_Text">
      <style:text-properties style:text-position="0% 100%" fo:font-weight="normal" officeooo:rsid="00890bd4" officeooo:paragraph-rsid="00890bd4" style:font-weight-asian="normal" style:font-weight-complex="normal"/>
    </style:style>
    <style:style style:name="P129" style:family="paragraph" style:parent-style-name="Preformatted_20_Text">
      <style:text-properties style:text-position="0% 100%" fo:font-size="10pt" officeooo:rsid="007d8af9" officeooo:paragraph-rsid="007d8af9" style:font-size-asian="10pt" style:font-size-complex="10pt"/>
    </style:style>
    <style:style style:name="P130" style:family="paragraph" style:parent-style-name="Preformatted_20_Text">
      <style:text-properties style:text-position="0% 100%" fo:font-size="10pt" fo:font-weight="normal" officeooo:rsid="007d8af9" officeooo:paragraph-rsid="007d8af9" style:font-size-asian="10pt" style:font-weight-asian="normal" style:font-size-complex="10pt" style:font-weight-complex="normal"/>
    </style:style>
    <style:style style:name="P131" style:family="paragraph" style:parent-style-name="Preformatted_20_Text">
      <style:text-properties style:text-position="0% 100%" officeooo:rsid="00be7109" officeooo:paragraph-rsid="00be7109"/>
    </style:style>
    <style:style style:name="P132" style:family="paragraph" style:parent-style-name="Preformatted_20_Text">
      <style:text-properties style:text-position="0% 100%" officeooo:rsid="00c3fd38" officeooo:paragraph-rsid="00c8e9c2"/>
    </style:style>
    <style:style style:name="P133" style:family="paragraph" style:parent-style-name="Preformatted_20_Text">
      <style:text-properties style:text-position="0% 100%" officeooo:rsid="008cb7e3" officeooo:paragraph-rsid="008cb7e3"/>
    </style:style>
    <style:style style:name="P134" style:family="paragraph" style:parent-style-name="Preformatted_20_Text">
      <style:text-properties officeooo:paragraph-rsid="0032c3fc"/>
    </style:style>
    <style:style style:name="P135" style:family="paragraph" style:parent-style-name="Preformatted_20_Text">
      <style:text-properties officeooo:paragraph-rsid="003861a7"/>
    </style:style>
    <style:style style:name="P136" style:family="paragraph" style:parent-style-name="Preformatted_20_Text">
      <style:text-properties style:font-name="DejaVu Sans Mono" fo:font-size="10pt" fo:font-style="italic" fo:font-weight="normal" officeooo:rsid="0032c3fc" officeooo:paragraph-rsid="0032c3fc" style:font-name-asian="DejaVu Sans Mono" style:font-size-asian="10pt" style:font-style-asian="italic" style:font-weight-asian="normal" style:font-name-complex="DejaVu Sans Mono" style:font-size-complex="10pt" style:font-style-complex="italic" style:font-weight-complex="normal"/>
    </style:style>
    <style:style style:name="P137" style:family="paragraph" style:parent-style-name="Preformatted_20_Text">
      <style:text-properties style:font-name="DejaVu Sans Mono" officeooo:paragraph-rsid="00a14727"/>
    </style:style>
    <style:style style:name="P138" style:family="paragraph" style:parent-style-name="Preformatted_20_Text">
      <style:text-properties officeooo:paragraph-rsid="0039d326"/>
    </style:style>
    <style:style style:name="P139" style:family="paragraph" style:parent-style-name="Preformatted_20_Text">
      <style:text-properties officeooo:paragraph-rsid="003aafe0"/>
    </style:style>
    <style:style style:name="P140" style:family="paragraph" style:parent-style-name="Preformatted_20_Text">
      <style:text-properties officeooo:paragraph-rsid="000e7238"/>
    </style:style>
    <style:style style:name="P141" style:family="paragraph" style:parent-style-name="Preformatted_20_Text">
      <style:text-properties officeooo:paragraph-rsid="003b2580"/>
    </style:style>
    <style:style style:name="P142" style:family="paragraph" style:parent-style-name="Preformatted_20_Text">
      <style:text-properties officeooo:paragraph-rsid="003af33b"/>
    </style:style>
    <style:style style:name="P143" style:family="paragraph" style:parent-style-name="Preformatted_20_Text">
      <style:text-properties officeooo:paragraph-rsid="003d14bf"/>
    </style:style>
    <style:style style:name="P144" style:family="paragraph" style:parent-style-name="Preformatted_20_Text">
      <style:text-properties officeooo:paragraph-rsid="003dffa8"/>
    </style:style>
    <style:style style:name="P145" style:family="paragraph" style:parent-style-name="Preformatted_20_Text">
      <style:text-properties officeooo:paragraph-rsid="003f5cfc"/>
    </style:style>
    <style:style style:name="P146" style:family="paragraph" style:parent-style-name="Preformatted_20_Text">
      <style:text-properties officeooo:paragraph-rsid="004216de"/>
    </style:style>
    <style:style style:name="P147" style:family="paragraph" style:parent-style-name="Preformatted_20_Text">
      <style:text-properties officeooo:paragraph-rsid="0044f51b"/>
    </style:style>
    <style:style style:name="P148" style:family="paragraph" style:parent-style-name="Preformatted_20_Text">
      <style:text-properties style:text-position="super 58%" style:font-name="DejaVu Sans Mono" fo:font-size="10pt" fo:font-weight="normal" officeooo:rsid="004de213" officeooo:paragraph-rsid="004de213" style:font-name-asian="DejaVu Sans Mono" style:font-size-asian="10pt" style:font-weight-asian="normal" style:font-name-complex="DejaVu Sans Mono" style:font-size-complex="10pt" style:font-weight-complex="normal"/>
    </style:style>
    <style:style style:name="P149" style:family="paragraph" style:parent-style-name="Preformatted_20_Text">
      <style:text-properties officeooo:paragraph-rsid="00493a61"/>
    </style:style>
    <style:style style:name="P150" style:family="paragraph" style:parent-style-name="Preformatted_20_Text">
      <style:text-properties officeooo:paragraph-rsid="004a5ef8"/>
    </style:style>
    <style:style style:name="P151" style:family="paragraph" style:parent-style-name="Preformatted_20_Text">
      <style:text-properties officeooo:rsid="00488693" officeooo:paragraph-rsid="00488693"/>
    </style:style>
    <style:style style:name="P152" style:family="paragraph" style:parent-style-name="Preformatted_20_Text">
      <style:text-properties style:text-position="sub 58%" fo:font-weight="normal" officeooo:rsid="00871378" officeooo:paragraph-rsid="00871378" style:font-weight-asian="normal" style:font-weight-complex="normal"/>
    </style:style>
    <style:style style:name="P153" style:family="paragraph" style:parent-style-name="Preformatted_20_Text">
      <style:text-properties style:text-position="sub 58%" style:font-name="DejaVu Sans Mono" fo:font-size="10pt" fo:font-weight="normal" officeooo:rsid="00be7109" officeooo:paragraph-rsid="00be7109" style:font-name-asian="DejaVu Sans Mono" style:font-size-asian="10pt" style:font-weight-asian="normal" style:font-name-complex="DejaVu Sans Mono" style:font-size-complex="10pt" style:font-weight-complex="normal"/>
    </style:style>
    <style:style style:name="P154" style:family="paragraph" style:parent-style-name="Preformatted_20_Text">
      <style:text-properties style:text-position="sub 58%" style:font-name="DejaVu Sans Mono" fo:font-size="10pt" fo:font-weight="normal" officeooo:rsid="00c20da9" officeooo:paragraph-rsid="00c701e7" style:font-name-asian="DejaVu Sans Mono" style:font-size-asian="10pt" style:font-weight-asian="normal" style:font-name-complex="DejaVu Sans Mono" style:font-size-complex="10pt" style:font-weight-complex="normal"/>
    </style:style>
    <style:style style:name="P155" style:family="paragraph" style:parent-style-name="Preformatted_20_Text">
      <style:text-properties style:text-position="sub 58%" style:font-name="DejaVu Sans Mono" fo:font-size="10pt" fo:font-weight="normal" officeooo:rsid="00c20da9" officeooo:paragraph-rsid="00c2d5c2" style:font-name-asian="DejaVu Sans Mono" style:font-size-asian="10pt" style:font-weight-asian="normal" style:font-name-complex="DejaVu Sans Mono" style:font-size-complex="10pt" style:font-weight-complex="normal"/>
    </style:style>
    <style:style style:name="P156" style:family="paragraph" style:parent-style-name="Preformatted_20_Text">
      <style:text-properties style:text-position="sub 58%" style:font-name="DejaVu Sans Mono" fo:font-size="10pt" fo:font-weight="normal" officeooo:rsid="00c20da9" officeooo:paragraph-rsid="00c54dfa" style:font-name-asian="DejaVu Sans Mono" style:font-size-asian="10pt" style:font-weight-asian="normal" style:font-name-complex="DejaVu Sans Mono" style:font-size-complex="10pt" style:font-weight-complex="normal"/>
    </style:style>
    <style:style style:name="P157" style:family="paragraph" style:parent-style-name="Preformatted_20_Text">
      <style:text-properties style:text-position="sub 58%" style:font-name="DejaVu Sans Mono" fo:font-size="10pt" fo:font-weight="normal" officeooo:rsid="00c20da9" officeooo:paragraph-rsid="00c86780" style:font-name-asian="DejaVu Sans Mono" style:font-size-asian="10pt" style:font-weight-asian="normal" style:font-name-complex="DejaVu Sans Mono" style:font-size-complex="10pt" style:font-weight-complex="normal"/>
    </style:style>
    <style:style style:name="P158" style:family="paragraph" style:parent-style-name="Preformatted_20_Text">
      <style:text-properties style:text-position="sub 58%" style:font-name="DejaVu Sans Mono" fo:font-size="10pt" fo:font-weight="normal" officeooo:rsid="00c20da9" officeooo:paragraph-rsid="00c5d332" style:font-name-asian="DejaVu Sans Mono" style:font-size-asian="10pt" style:font-weight-asian="normal" style:font-name-complex="DejaVu Sans Mono" style:font-size-complex="10pt" style:font-weight-complex="normal"/>
    </style:style>
    <style:style style:name="P159" style:family="paragraph" style:parent-style-name="Preformatted_20_Text">
      <style:text-properties style:text-position="sub 58%" style:font-name="DejaVu Sans Mono" fo:font-size="10pt" fo:font-weight="normal" officeooo:rsid="00c20da9" officeooo:paragraph-rsid="00c8e9c2" style:font-name-asian="DejaVu Sans Mono" style:font-size-asian="10pt" style:font-weight-asian="normal" style:font-name-complex="DejaVu Sans Mono" style:font-size-complex="10pt" style:font-weight-complex="normal"/>
    </style:style>
    <style:style style:name="P160" style:family="paragraph" style:parent-style-name="Preformatted_20_Text">
      <style:text-properties officeooo:paragraph-rsid="0040955c"/>
    </style:style>
    <style:style style:name="P161" style:family="paragraph" style:parent-style-name="Preformatted_20_Text">
      <style:text-properties officeooo:paragraph-rsid="00746c73"/>
    </style:style>
    <style:style style:name="P162" style:family="paragraph" style:parent-style-name="Preformatted_20_Text">
      <style:text-properties officeooo:paragraph-rsid="00752d48"/>
    </style:style>
    <style:style style:name="P163" style:family="paragraph" style:parent-style-name="Preformatted_20_Text">
      <style:text-properties officeooo:rsid="0046962f" officeooo:paragraph-rsid="0046962f"/>
    </style:style>
    <style:style style:name="P164" style:family="paragraph" style:parent-style-name="Preformatted_20_Text">
      <style:text-properties officeooo:rsid="008bcbec" officeooo:paragraph-rsid="008cb7e3"/>
    </style:style>
    <style:style style:name="P165" style:family="paragraph" style:parent-style-name="Preformatted_20_Text">
      <style:text-properties style:use-window-font-color="true" style:text-position="sub 58%" style:font-name="DejaVu Sans Mono" fo:font-size="10pt" fo:font-weight="normal" officeooo:rsid="004216de" officeooo:paragraph-rsid="00488693" fo:background-color="transparent" style:font-name-asian="DejaVu Sans Mono" style:font-size-asian="10pt" style:font-weight-asian="normal" style:font-name-complex="DejaVu Sans Mono" style:font-size-complex="10pt" style:font-weight-complex="normal"/>
    </style:style>
    <style:style style:name="P166" style:family="paragraph" style:parent-style-name="Preformatted_20_Text">
      <style:text-properties officeooo:paragraph-rsid="00a14727"/>
    </style:style>
    <style:style style:name="P167" style:family="paragraph" style:parent-style-name="Preformatted_20_Text">
      <style:text-properties officeooo:paragraph-rsid="004048c5"/>
    </style:style>
    <style:style style:name="P168" style:family="paragraph" style:parent-style-name="Preformatted_20_Text">
      <style:text-properties officeooo:paragraph-rsid="00bc1296"/>
    </style:style>
    <style:style style:name="P169" style:family="paragraph" style:parent-style-name="Preformatted_20_Text">
      <style:text-properties officeooo:paragraph-rsid="00be7109"/>
    </style:style>
    <style:style style:name="P170" style:family="paragraph" style:parent-style-name="Preformatted_20_Text">
      <style:text-properties officeooo:paragraph-rsid="00bf7a20"/>
    </style:style>
    <style:style style:name="P171" style:family="paragraph" style:parent-style-name="Preformatted_20_Text">
      <style:text-properties fo:font-size="11pt" officeooo:paragraph-rsid="00853850" style:font-size-asian="11pt" style:font-size-complex="11pt"/>
    </style:style>
    <style:style style:name="P172" style:family="paragraph" style:parent-style-name="Preformatted_20_Text">
      <style:text-properties fo:font-size="11pt" officeooo:rsid="00c20da9" officeooo:paragraph-rsid="00c2d5c2" style:font-size-asian="11pt" style:font-size-complex="11pt"/>
    </style:style>
    <style:style style:name="P173" style:family="paragraph" style:parent-style-name="Preformatted_20_Text">
      <style:text-properties fo:font-size="11pt" officeooo:paragraph-rsid="00c54dfa" style:font-size-asian="11pt" style:font-size-complex="11pt"/>
    </style:style>
    <style:style style:name="P174" style:family="paragraph" style:parent-style-name="Preformatted_20_Text">
      <style:text-properties fo:font-size="11pt" officeooo:paragraph-rsid="00c701e7" style:font-size-asian="11pt" style:font-size-complex="11pt"/>
    </style:style>
    <style:style style:name="P175" style:family="paragraph" style:parent-style-name="Preformatted_20_Text">
      <style:text-properties fo:font-size="11pt" officeooo:paragraph-rsid="00c8e9c2" style:font-size-asian="11pt" style:font-size-complex="11pt"/>
    </style:style>
    <style:style style:name="P176" style:family="paragraph" style:parent-style-name="Preformatted_20_Text">
      <style:text-properties officeooo:paragraph-rsid="00871378"/>
    </style:style>
    <style:style style:name="P177" style:family="paragraph" style:parent-style-name="Preformatted_20_Text">
      <style:text-properties officeooo:paragraph-rsid="00c701e7"/>
    </style:style>
    <style:style style:name="P178" style:family="paragraph" style:parent-style-name="Preformatted_20_Text">
      <style:text-properties officeooo:paragraph-rsid="00c86780"/>
    </style:style>
    <style:style style:name="P179" style:family="paragraph" style:parent-style-name="Preformatted_20_Text">
      <style:text-properties officeooo:paragraph-rsid="00c8e9c2"/>
    </style:style>
    <style:style style:name="P180" style:family="paragraph" style:parent-style-name="Preformatted_20_Text">
      <style:text-properties style:font-name="Nimbus Mono PS"/>
    </style:style>
    <style:style style:name="P181" style:family="paragraph" style:parent-style-name="Preformatted_20_Text">
      <style:text-properties officeooo:paragraph-rsid="00853850"/>
    </style:style>
    <style:style style:name="P182" style:family="paragraph" style:parent-style-name="Preformatted_20_Text">
      <style:text-properties officeooo:paragraph-rsid="00c2d5c2"/>
    </style:style>
    <style:style style:name="P183" style:family="paragraph" style:parent-style-name="Preformatted_20_Text">
      <style:text-properties officeooo:paragraph-rsid="00164cbf"/>
    </style:style>
    <style:style style:name="P184" style:family="paragraph" style:parent-style-name="Preformatted_20_Text">
      <style:text-properties officeooo:rsid="0044f51b"/>
    </style:style>
    <style:style style:name="P185" style:family="paragraph" style:parent-style-name="Preformatted_20_Text">
      <style:text-properties officeooo:paragraph-rsid="00d2f689"/>
    </style:style>
    <style:style style:name="P186" style:family="paragraph" style:parent-style-name="Text_20_body">
      <style:text-properties officeooo:rsid="00201ead" officeooo:paragraph-rsid="00201ead"/>
    </style:style>
    <style:style style:name="P187" style:family="paragraph" style:parent-style-name="Text_20_body">
      <style:text-properties officeooo:paragraph-rsid="00201ead"/>
    </style:style>
    <style:style style:name="P188" style:family="paragraph" style:parent-style-name="Text_20_body">
      <style:text-properties officeooo:paragraph-rsid="0021dbb1"/>
    </style:style>
    <style:style style:name="P189" style:family="paragraph" style:parent-style-name="Text_20_body">
      <style:text-properties officeooo:rsid="002537ee" officeooo:paragraph-rsid="002537ee"/>
    </style:style>
    <style:style style:name="P190" style:family="paragraph" style:parent-style-name="Text_20_body">
      <style:text-properties officeooo:rsid="002537ee" officeooo:paragraph-rsid="00a52c48"/>
    </style:style>
    <style:style style:name="P191" style:family="paragraph" style:parent-style-name="Text_20_body">
      <style:text-properties officeooo:rsid="0025425d" officeooo:paragraph-rsid="00a33d9c"/>
    </style:style>
    <style:style style:name="P192" style:family="paragraph" style:parent-style-name="Text_20_body">
      <style:text-properties officeooo:rsid="0025425d" officeooo:paragraph-rsid="00bf7a20"/>
    </style:style>
    <style:style style:name="P193" style:family="paragraph" style:parent-style-name="Text_20_body">
      <style:text-properties officeooo:rsid="002a7b59" officeooo:paragraph-rsid="002a7b59"/>
    </style:style>
    <style:style style:name="P194" style:family="paragraph" style:parent-style-name="Text_20_body">
      <style:text-properties officeooo:rsid="001e30c6" officeooo:paragraph-rsid="001e30c6"/>
    </style:style>
    <style:style style:name="P195" style:family="paragraph" style:parent-style-name="Text_20_body">
      <style:text-properties style:text-position="0% 100%" officeooo:rsid="0032c3fc" officeooo:paragraph-rsid="0032c3fc"/>
    </style:style>
    <style:style style:name="P196" style:family="paragraph" style:parent-style-name="Text_20_body">
      <style:text-properties style:text-position="0% 100%" officeooo:rsid="003861a7" officeooo:paragraph-rsid="003861a7"/>
    </style:style>
    <style:style style:name="P197" style:family="paragraph" style:parent-style-name="Text_20_body">
      <style:text-properties style:text-position="0% 100%" officeooo:rsid="00313ac4" officeooo:paragraph-rsid="0076745c"/>
    </style:style>
    <style:style style:name="P198" style:family="paragraph" style:parent-style-name="Text_20_body">
      <style:text-properties style:text-position="0% 100%" fo:font-size="10pt" fo:font-style="italic" officeooo:rsid="007d8af9" officeooo:paragraph-rsid="007d8af9" style:font-size-asian="10pt" style:font-style-asian="italic" style:font-size-complex="10pt" style:font-style-complex="italic"/>
    </style:style>
    <style:style style:name="P199" style:family="paragraph" style:parent-style-name="Text_20_body">
      <style:text-properties style:text-position="0% 100%" officeooo:rsid="0021b771" officeooo:paragraph-rsid="00a82443"/>
    </style:style>
    <style:style style:name="P200" style:family="paragraph" style:parent-style-name="Text_20_body">
      <style:text-properties style:text-position="0% 100%" officeooo:rsid="006c8536" officeooo:paragraph-rsid="00b7780e"/>
    </style:style>
    <style:style style:name="P201" style:family="paragraph" style:parent-style-name="Text_20_body">
      <style:text-properties style:text-position="0% 100%" officeooo:rsid="00b7780e" officeooo:paragraph-rsid="00b7780e"/>
    </style:style>
    <style:style style:name="P202" style:family="paragraph" style:parent-style-name="Text_20_body">
      <style:text-properties style:text-position="0% 100%" officeooo:rsid="0052315d" officeooo:paragraph-rsid="00b6e039"/>
    </style:style>
    <style:style style:name="P203" style:family="paragraph" style:parent-style-name="Text_20_body">
      <style:text-properties style:text-position="0% 100%" fo:font-style="italic" officeooo:rsid="006c8536" officeooo:paragraph-rsid="00b7780e" style:font-style-asian="italic" style:font-style-complex="italic"/>
    </style:style>
    <style:style style:name="P204" style:family="paragraph" style:parent-style-name="Text_20_body">
      <style:text-properties officeooo:rsid="0052315d" officeooo:paragraph-rsid="0052315d"/>
    </style:style>
    <style:style style:name="P205" style:family="paragraph" style:parent-style-name="Text_20_body">
      <style:text-properties officeooo:rsid="0071c1be" officeooo:paragraph-rsid="0071c1be"/>
    </style:style>
    <style:style style:name="P206" style:family="paragraph" style:parent-style-name="Text_20_body">
      <style:text-properties officeooo:rsid="0071c1be" officeooo:paragraph-rsid="0072e07f"/>
    </style:style>
    <style:style style:name="P207" style:family="paragraph" style:parent-style-name="Text_20_body">
      <style:text-properties officeooo:rsid="0072e07f" officeooo:paragraph-rsid="0072e07f"/>
    </style:style>
    <style:style style:name="P208" style:family="paragraph" style:parent-style-name="Text_20_body">
      <style:text-properties officeooo:paragraph-rsid="0072e07f"/>
    </style:style>
    <style:style style:name="P209" style:family="paragraph" style:parent-style-name="Text_20_body">
      <style:text-properties fo:font-size="12pt" officeooo:rsid="004f4850" officeooo:paragraph-rsid="004f4850" fo:background-color="#ffff00" style:font-size-asian="12pt" style:font-size-complex="12pt"/>
    </style:style>
    <style:style style:name="P210" style:family="paragraph" style:parent-style-name="Text_20_body">
      <style:text-properties fo:font-size="12pt" officeooo:rsid="0061e420" officeooo:paragraph-rsid="008ecfc7" fo:background-color="#ffff00" style:font-size-asian="12pt" style:font-size-complex="12pt"/>
    </style:style>
    <style:style style:name="P211" style:family="paragraph" style:parent-style-name="Text_20_body">
      <style:text-properties officeooo:rsid="007b9ddc" officeooo:paragraph-rsid="007b9ddc"/>
    </style:style>
    <style:style style:name="P212" style:family="paragraph" style:parent-style-name="Text_20_body">
      <style:text-properties officeooo:paragraph-rsid="00871378"/>
    </style:style>
    <style:style style:name="P213" style:family="paragraph" style:parent-style-name="Text_20_body">
      <style:text-properties officeooo:rsid="00871378" officeooo:paragraph-rsid="00871378"/>
    </style:style>
    <style:style style:name="P214" style:family="paragraph" style:parent-style-name="Text_20_body">
      <style:text-properties officeooo:rsid="008bcbec" officeooo:paragraph-rsid="008bcbec"/>
    </style:style>
    <style:style style:name="P215" style:family="paragraph" style:parent-style-name="Text_20_body">
      <style:text-properties officeooo:rsid="009853eb" officeooo:paragraph-rsid="00a087b8"/>
    </style:style>
    <style:style style:name="P216" style:family="paragraph" style:parent-style-name="Text_20_body">
      <style:text-properties officeooo:rsid="009853eb" officeooo:paragraph-rsid="00a33d9c"/>
    </style:style>
    <style:style style:name="P217" style:family="paragraph" style:parent-style-name="Text_20_body">
      <style:text-properties officeooo:rsid="009853eb" officeooo:paragraph-rsid="0061e420"/>
    </style:style>
    <style:style style:name="P218" style:family="paragraph" style:parent-style-name="Text_20_body">
      <style:text-properties officeooo:rsid="0021dbb1" officeooo:paragraph-rsid="0021dbb1"/>
    </style:style>
    <style:style style:name="P219" style:family="paragraph" style:parent-style-name="Text_20_body">
      <style:text-properties officeooo:rsid="00a087b8" officeooo:paragraph-rsid="00a087b8"/>
    </style:style>
    <style:style style:name="P220" style:family="paragraph" style:parent-style-name="Text_20_body">
      <style:text-properties officeooo:rsid="00a087b8" officeooo:paragraph-rsid="00a56bec"/>
    </style:style>
    <style:style style:name="P221" style:family="paragraph" style:parent-style-name="Text_20_body">
      <style:text-properties officeooo:rsid="00a14727" officeooo:paragraph-rsid="00a14727"/>
    </style:style>
    <style:style style:name="P222" style:family="paragraph" style:parent-style-name="Text_20_body">
      <style:text-properties officeooo:rsid="00a14727" officeooo:paragraph-rsid="00a56bec"/>
    </style:style>
    <style:style style:name="P223" style:family="paragraph" style:parent-style-name="Text_20_body">
      <style:text-properties officeooo:paragraph-rsid="00a14727"/>
    </style:style>
    <style:style style:name="P224" style:family="paragraph" style:parent-style-name="Text_20_body">
      <style:text-properties officeooo:paragraph-rsid="0021b771"/>
    </style:style>
    <style:style style:name="P225" style:family="paragraph" style:parent-style-name="Text_20_body">
      <style:text-properties officeooo:paragraph-rsid="00a56bec"/>
    </style:style>
    <style:style style:name="P226" style:family="paragraph" style:parent-style-name="Text_20_body">
      <style:text-properties officeooo:paragraph-rsid="002537ee"/>
    </style:style>
    <style:style style:name="P227" style:family="paragraph" style:parent-style-name="Text_20_body">
      <style:text-properties officeooo:paragraph-rsid="00a82443"/>
    </style:style>
    <style:style style:name="P228" style:family="paragraph" style:parent-style-name="Text_20_body">
      <style:text-properties officeooo:paragraph-rsid="002396c9"/>
    </style:style>
    <style:style style:name="P229" style:family="paragraph" style:parent-style-name="Text_20_body">
      <style:text-properties officeooo:paragraph-rsid="00a949b3"/>
    </style:style>
    <style:style style:name="P230" style:family="paragraph" style:parent-style-name="Text_20_body">
      <style:text-properties officeooo:rsid="00aab06b" officeooo:paragraph-rsid="00aab06b"/>
    </style:style>
    <style:style style:name="P231" style:family="paragraph" style:parent-style-name="Text_20_body">
      <style:text-properties officeooo:paragraph-rsid="008dbdb9"/>
    </style:style>
    <style:style style:name="P232" style:family="paragraph" style:parent-style-name="Text_20_body">
      <style:text-properties officeooo:paragraph-rsid="008ecfc7"/>
    </style:style>
    <style:style style:name="P233" style:family="paragraph" style:parent-style-name="Text_20_body">
      <style:text-properties officeooo:rsid="00ae5923" officeooo:paragraph-rsid="00ae5923"/>
    </style:style>
    <style:style style:name="P234" style:family="paragraph" style:parent-style-name="Text_20_body">
      <style:text-properties officeooo:rsid="00a56bec" officeooo:paragraph-rsid="00a56bec"/>
    </style:style>
    <style:style style:name="P235" style:family="paragraph" style:parent-style-name="Text_20_body">
      <style:text-properties officeooo:rsid="00a33d9c" officeooo:paragraph-rsid="00a33d9c"/>
    </style:style>
    <style:style style:name="P236" style:family="paragraph" style:parent-style-name="Text_20_body">
      <style:text-properties officeooo:paragraph-rsid="00b46361"/>
    </style:style>
    <style:style style:name="P237" style:family="paragraph" style:parent-style-name="Text_20_body">
      <style:text-properties officeooo:rsid="00b46361" officeooo:paragraph-rsid="00b46361"/>
    </style:style>
    <style:style style:name="P238" style:family="paragraph" style:parent-style-name="Text_20_body">
      <style:text-properties officeooo:paragraph-rsid="00b6e039"/>
    </style:style>
    <style:style style:name="P239" style:family="paragraph" style:parent-style-name="Text_20_body">
      <style:text-properties officeooo:rsid="00313c53" officeooo:paragraph-rsid="00313c53"/>
    </style:style>
    <style:style style:name="P240" style:family="paragraph" style:parent-style-name="Text_20_body">
      <style:text-properties officeooo:rsid="006ceabf" officeooo:paragraph-rsid="00b7780e"/>
    </style:style>
    <style:style style:name="P241" style:family="paragraph" style:parent-style-name="Text_20_body">
      <style:text-properties officeooo:rsid="00681667" officeooo:paragraph-rsid="00b7780e"/>
    </style:style>
    <style:style style:name="P242" style:family="paragraph" style:parent-style-name="Text_20_body">
      <style:text-properties officeooo:rsid="006c7467" officeooo:paragraph-rsid="00b7780e"/>
    </style:style>
    <style:style style:name="P243" style:family="paragraph" style:parent-style-name="Text_20_body">
      <style:text-properties officeooo:rsid="007ae9e6" officeooo:paragraph-rsid="00b7780e"/>
    </style:style>
    <style:style style:name="P244" style:family="paragraph" style:parent-style-name="Text_20_body">
      <style:text-properties officeooo:rsid="006c8536" officeooo:paragraph-rsid="00b7780e"/>
    </style:style>
    <style:style style:name="P245" style:family="paragraph" style:parent-style-name="Text_20_body">
      <style:text-properties officeooo:paragraph-rsid="00b7780e"/>
    </style:style>
    <style:style style:name="P246" style:family="paragraph" style:parent-style-name="Text_20_body">
      <style:text-properties officeooo:rsid="00b925ba" officeooo:paragraph-rsid="00b925ba"/>
    </style:style>
    <style:style style:name="P247" style:family="paragraph" style:parent-style-name="Text_20_body">
      <style:text-properties officeooo:paragraph-rsid="00b96ce3"/>
    </style:style>
    <style:style style:name="P248" style:family="paragraph" style:parent-style-name="Text_20_body">
      <style:text-properties officeooo:rsid="00bc1296" officeooo:paragraph-rsid="00bc1296"/>
    </style:style>
    <style:style style:name="P249" style:family="paragraph" style:parent-style-name="Text_20_body">
      <style:text-properties officeooo:paragraph-rsid="00bc1296"/>
    </style:style>
    <style:style style:name="P250" style:family="paragraph" style:parent-style-name="Text_20_body">
      <style:text-properties officeooo:paragraph-rsid="00bf7a20"/>
    </style:style>
    <style:style style:name="P251" style:family="paragraph" style:parent-style-name="Text_20_body">
      <style:text-properties officeooo:rsid="00708413" officeooo:paragraph-rsid="00708413"/>
    </style:style>
    <style:style style:name="P252" style:family="paragraph" style:parent-style-name="Text_20_body">
      <style:text-properties officeooo:paragraph-rsid="00c2d5c2"/>
    </style:style>
    <style:style style:name="P253" style:family="paragraph" style:parent-style-name="Text_20_body">
      <style:text-properties officeooo:paragraph-rsid="00c54dfa"/>
    </style:style>
    <style:style style:name="P254" style:family="paragraph" style:parent-style-name="Text_20_body">
      <style:text-properties officeooo:paragraph-rsid="00c5d332"/>
    </style:style>
    <style:style style:name="P255" style:family="paragraph" style:parent-style-name="Text_20_body">
      <style:text-properties officeooo:paragraph-rsid="00c701e7"/>
    </style:style>
    <style:style style:name="P256" style:family="paragraph" style:parent-style-name="Text_20_body">
      <style:text-properties officeooo:paragraph-rsid="00c86780"/>
    </style:style>
    <style:style style:name="P257" style:family="paragraph" style:parent-style-name="Text_20_body">
      <style:text-properties fo:font-size="10pt" officeooo:paragraph-rsid="00c8e9c2" style:font-size-asian="10pt" style:font-size-complex="10pt"/>
    </style:style>
    <style:style style:name="P258" style:family="paragraph" style:parent-style-name="Text_20_body">
      <style:text-properties officeooo:paragraph-rsid="00c8e9c2"/>
    </style:style>
    <style:style style:name="P259" style:family="paragraph" style:parent-style-name="Text_20_body">
      <style:text-properties officeooo:paragraph-rsid="00cc96b1"/>
    </style:style>
    <style:style style:name="P260" style:family="paragraph" style:parent-style-name="Text_20_body">
      <style:text-properties officeooo:paragraph-rsid="00ae5923"/>
    </style:style>
    <style:style style:name="P261" style:family="paragraph" style:parent-style-name="Text_20_body">
      <style:paragraph-properties fo:text-align="start" style:justify-single-word="false"/>
    </style:style>
    <style:style style:name="P262" style:family="paragraph" style:parent-style-name="Text_20_body">
      <style:text-properties officeooo:paragraph-rsid="00d34b8b"/>
    </style:style>
    <style:style style:name="P263" style:family="paragraph" style:parent-style-name="Text_20_body">
      <style:text-properties officeooo:rsid="00a564cc" officeooo:paragraph-rsid="00d34b8b"/>
    </style:style>
    <style:style style:name="P264" style:family="paragraph" style:parent-style-name="Text_20_body">
      <style:text-properties officeooo:paragraph-rsid="00b27bf6"/>
    </style:style>
    <style:style style:name="P265" style:family="paragraph" style:parent-style-name="Text_20_body">
      <style:text-properties officeooo:paragraph-rsid="00d4bf73"/>
    </style:style>
    <style:style style:name="P266" style:family="paragraph" style:parent-style-name="Text_20_body">
      <style:text-properties fo:font-style="italic" style:font-style-asian="italic" style:font-style-complex="italic"/>
    </style:style>
    <style:style style:name="P267" style:family="paragraph" style:parent-style-name="Text_20_body">
      <style:text-properties fo:font-style="italic" officeooo:paragraph-rsid="00b7780e" style:font-style-asian="italic" style:font-style-complex="italic"/>
    </style:style>
    <style:style style:name="P268" style:family="paragraph" style:parent-style-name="Text_20_body">
      <style:text-properties officeooo:paragraph-rsid="00d5cf1b"/>
    </style:style>
    <style:style style:name="P269" style:family="paragraph" style:parent-style-name="Text_20_body">
      <style:text-properties officeooo:paragraph-rsid="00b925ba"/>
    </style:style>
    <style:style style:name="P270" style:family="paragraph" style:parent-style-name="Standard">
      <style:text-properties fo:font-style="italic" fo:font-weight="normal" officeooo:rsid="0019d87b" officeooo:paragraph-rsid="00493a61" style:font-style-asian="italic" style:font-weight-asian="normal" style:font-style-complex="italic" style:font-weight-complex="normal"/>
    </style:style>
    <style:style style:name="P271" style:family="paragraph" style:parent-style-name="Standard">
      <style:text-properties officeooo:paragraph-rsid="00bc1296"/>
    </style:style>
    <style:style style:name="P272" style:family="paragraph" style:parent-style-name="Table_20_Contents">
      <style:paragraph-properties fo:text-align="end" style:justify-single-word="false"/>
      <style:text-properties officeooo:paragraph-rsid="00681667"/>
    </style:style>
    <style:style style:name="P273" style:family="paragraph" style:parent-style-name="Table_20_Contents">
      <style:paragraph-properties fo:text-align="end" style:justify-single-word="false"/>
      <style:text-properties officeooo:paragraph-rsid="00b7780e"/>
    </style:style>
    <style:style style:name="P274" style:family="paragraph" style:parent-style-name="Table_20_Contents">
      <style:paragraph-properties fo:text-align="end"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681667" officeooo:paragraph-rsid="00681667" style:font-size-asian="12pt" style:font-style-asian="normal" style:font-weight-asian="normal" style:font-size-complex="12pt" style:font-style-complex="normal" style:font-weight-complex="normal" style:text-overline-style="none" style:text-overline-color="font-color"/>
    </style:style>
    <style:style style:name="P275" style:family="paragraph" style:parent-style-name="Table_20_Contents">
      <style:paragraph-properties fo:text-align="end"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681667" officeooo:paragraph-rsid="00b7780e" style:font-size-asian="12pt" style:font-style-asian="normal" style:font-weight-asian="normal" style:font-size-complex="12pt" style:font-style-complex="normal" style:font-weight-complex="normal" style:text-overline-style="none" style:text-overline-color="font-color"/>
    </style:style>
    <style:style style:name="P276" style:family="paragraph" style:parent-style-name="Table_20_Contents">
      <style:paragraph-properties fo:text-align="end"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6856d1" officeooo:paragraph-rsid="006856d1" style:font-size-asian="12pt" style:font-style-asian="normal" style:font-weight-asian="normal" style:font-size-complex="12pt" style:font-style-complex="normal" style:font-weight-complex="normal" style:text-overline-style="none" style:text-overline-color="font-color"/>
    </style:style>
    <style:style style:name="P277" style:family="paragraph" style:parent-style-name="Table_20_Contents">
      <style:paragraph-properties fo:text-align="end"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6856d1" officeooo:paragraph-rsid="00b7780e" style:font-size-asian="12pt" style:font-style-asian="normal" style:font-weight-asian="normal" style:font-size-complex="12pt" style:font-style-complex="normal" style:font-weight-complex="normal" style:text-overline-style="none" style:text-overline-color="font-color"/>
    </style:style>
    <style:style style:name="P278" style:family="paragraph" style:parent-style-name="Table_20_Contents">
      <style:paragraph-properties fo:text-align="end"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6856d1" officeooo:paragraph-rsid="00b96ce3" style:font-size-asian="12pt" style:font-style-asian="normal" style:font-weight-asian="normal" style:font-size-complex="12pt" style:font-style-complex="normal" style:font-weight-complex="normal" style:text-overline-style="none" style:text-overline-color="font-color"/>
    </style:style>
    <style:style style:name="P279" style:family="paragraph" style:parent-style-name="Table_20_Contents">
      <style:paragraph-properties fo:text-align="end"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6a49cf" officeooo:paragraph-rsid="006a49cf" style:font-size-asian="12pt" style:font-style-asian="normal" style:font-weight-asian="normal" style:font-size-complex="12pt" style:font-style-complex="normal" style:font-weight-complex="normal" style:text-overline-style="none" style:text-overline-color="font-color"/>
    </style:style>
    <style:style style:name="P280" style:family="paragraph" style:parent-style-name="Table_20_Contents">
      <style:paragraph-properties fo:text-align="end"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6a49cf" officeooo:paragraph-rsid="00b7780e" style:font-size-asian="12pt" style:font-style-asian="normal" style:font-weight-asian="normal" style:font-size-complex="12pt" style:font-style-complex="normal" style:font-weight-complex="normal" style:text-overline-style="none" style:text-overline-color="font-color"/>
    </style:style>
    <style:style style:name="P281" style:family="paragraph" style:parent-style-name="Table_20_Contents">
      <style:paragraph-properties fo:text-align="end"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6bffdf" officeooo:paragraph-rsid="006bffdf" style:font-size-asian="12pt" style:font-style-asian="normal" style:font-weight-asian="normal" style:font-size-complex="12pt" style:font-style-complex="normal" style:font-weight-complex="normal" style:text-overline-style="none" style:text-overline-color="font-color"/>
    </style:style>
    <style:style style:name="P282" style:family="paragraph" style:parent-style-name="Table_20_Contents">
      <style:paragraph-properties fo:text-align="end"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6bffdf" officeooo:paragraph-rsid="00b7780e" style:font-size-asian="12pt" style:font-style-asian="normal" style:font-weight-asian="normal" style:font-size-complex="12pt" style:font-style-complex="normal" style:font-weight-complex="normal" style:text-overline-style="none" style:text-overline-color="font-color"/>
    </style:style>
    <style:style style:name="P283" style:family="paragraph" style:parent-style-name="Table_20_Contents">
      <style:paragraph-properties fo:text-align="end"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9c3c6c" officeooo:paragraph-rsid="00a33d9c" style:font-size-asian="12pt" style:font-style-asian="normal" style:font-weight-asian="normal" style:font-size-complex="12pt" style:font-style-complex="normal" style:font-weight-complex="normal" style:text-overline-style="none" style:text-overline-color="font-color"/>
    </style:style>
    <style:style style:name="P284" style:family="paragraph" style:parent-style-name="Table_20_Contents">
      <style:paragraph-properties fo:text-align="start"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600d71" officeooo:paragraph-rsid="00b7780e" style:font-size-asian="12pt" style:font-style-asian="normal" style:font-weight-asian="normal" style:font-size-complex="12pt" style:font-style-complex="normal" style:font-weight-complex="normal" style:text-overline-style="none" style:text-overline-color="font-color"/>
    </style:style>
    <style:style style:name="P285" style:family="paragraph" style:parent-style-name="Table_20_Contents">
      <style:text-properties officeooo:rsid="0061e420" officeooo:paragraph-rsid="0061e420"/>
    </style:style>
    <style:style style:name="P286" style:family="paragraph" style:parent-style-name="Table_20_Contents">
      <style:paragraph-properties fo:text-align="end" style:justify-single-word="false"/>
      <style:text-properties officeooo:rsid="0061e420" officeooo:paragraph-rsid="0061e420"/>
    </style:style>
    <style:style style:name="P287" style:family="paragraph" style:parent-style-name="Table_20_Contents">
      <style:paragraph-properties fo:text-align="end" style:justify-single-word="false"/>
      <style:text-properties officeooo:rsid="0061e420" officeooo:paragraph-rsid="007ae9e6"/>
    </style:style>
    <style:style style:name="P288" style:family="paragraph" style:parent-style-name="Table_20_Contents">
      <style:paragraph-properties fo:text-align="end" style:justify-single-word="false"/>
      <style:text-properties officeooo:rsid="0061e420" officeooo:paragraph-rsid="008ecfc7"/>
    </style:style>
    <style:style style:name="P289" style:family="paragraph" style:parent-style-name="Table_20_Contents">
      <style:text-properties officeooo:rsid="0061e420" officeooo:paragraph-rsid="008ecfc7"/>
    </style:style>
    <style:style style:name="P290" style:family="paragraph" style:parent-style-name="Table_20_Contents">
      <style:paragraph-properties fo:text-align="end" style:justify-single-word="false"/>
      <style:text-properties officeooo:rsid="006278a0" officeooo:paragraph-rsid="008ecfc7"/>
    </style:style>
    <style:style style:name="P291" style:family="paragraph" style:parent-style-name="Table_20_Contents">
      <style:paragraph-properties fo:text-align="end" style:justify-single-word="false"/>
      <style:text-properties officeooo:rsid="00635f05" officeooo:paragraph-rsid="008ecfc7"/>
    </style:style>
    <style:style style:name="P292" style:family="paragraph" style:parent-style-name="Table_20_Contents">
      <style:paragraph-properties fo:text-align="end" style:justify-single-word="false"/>
      <style:text-properties officeooo:rsid="006539d7" officeooo:paragraph-rsid="008ecfc7"/>
    </style:style>
    <style:style style:name="P293" style:family="paragraph" style:parent-style-name="Table_20_Contents">
      <style:paragraph-properties fo:text-align="end" style:justify-single-word="false"/>
      <style:text-properties officeooo:rsid="007ae9e6" officeooo:paragraph-rsid="007ae9e6"/>
    </style:style>
    <style:style style:name="P294" style:family="paragraph" style:parent-style-name="Table_20_Contents">
      <style:paragraph-properties fo:text-align="end" style:justify-single-word="false"/>
      <style:text-properties officeooo:rsid="009186eb" officeooo:paragraph-rsid="00a33d9c"/>
    </style:style>
    <style:style style:name="P295" style:family="paragraph" style:parent-style-name="Table_20_Contents">
      <style:text-properties officeooo:rsid="009186eb" officeooo:paragraph-rsid="00a087b8"/>
    </style:style>
    <style:style style:name="P296" style:family="paragraph" style:parent-style-name="Table_20_Contents">
      <style:text-properties officeooo:rsid="009186eb" officeooo:paragraph-rsid="00a33d9c"/>
    </style:style>
    <style:style style:name="P297" style:family="paragraph" style:parent-style-name="Table_20_Contents">
      <style:paragraph-properties fo:text-align="end" style:justify-single-word="false"/>
      <style:text-properties officeooo:rsid="009c3c6c" officeooo:paragraph-rsid="00a33d9c"/>
    </style:style>
    <style:style style:name="P298" style:family="paragraph" style:parent-style-name="Table_20_Contents">
      <style:paragraph-properties fo:text-align="end" style:justify-single-word="false"/>
      <style:text-properties officeooo:rsid="009c8937" officeooo:paragraph-rsid="00a33d9c"/>
    </style:style>
    <style:style style:name="P299" style:family="paragraph" style:parent-style-name="Table_20_Contents">
      <style:paragraph-properties fo:text-align="end" style:justify-single-word="false"/>
      <style:text-properties officeooo:rsid="009853eb" officeooo:paragraph-rsid="00a33d9c"/>
    </style:style>
    <style:style style:name="P300" style:family="paragraph" style:parent-style-name="Table_20_Contents">
      <style:paragraph-properties fo:text-align="end" style:justify-single-word="false"/>
      <style:text-properties officeooo:rsid="0099e82c" officeooo:paragraph-rsid="00a33d9c"/>
    </style:style>
    <style:style style:name="P301" style:family="paragraph" style:parent-style-name="Table_20_Contents">
      <style:paragraph-properties fo:text-align="end" style:justify-single-word="false"/>
      <style:text-properties officeooo:rsid="00ab0d28" officeooo:paragraph-rsid="00ab0d28"/>
    </style:style>
    <style:style style:name="P302" style:family="paragraph" style:parent-style-name="Table_20_Contents">
      <style:paragraph-properties fo:text-align="end" style:justify-single-word="false"/>
      <style:text-properties officeooo:rsid="00ace61f" officeooo:paragraph-rsid="00ace61f"/>
    </style:style>
    <style:style style:name="P303" style:family="paragraph" style:parent-style-name="Table_20_Contents">
      <style:paragraph-properties fo:text-align="end" style:justify-single-word="false"/>
      <style:text-properties officeooo:rsid="00ad0956" officeooo:paragraph-rsid="00ad0956"/>
    </style:style>
    <style:style style:name="P304" style:family="paragraph" style:parent-style-name="Table_20_Contents">
      <style:text-properties officeooo:rsid="00b96ce3" officeooo:paragraph-rsid="00b96ce3"/>
    </style:style>
    <style:style style:name="P305" style:family="paragraph" style:parent-style-name="Table_20_Contents">
      <style:text-properties officeooo:rsid="009186eb" officeooo:paragraph-rsid="00a087b8"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06" style:family="paragraph" style:parent-style-name="Table_20_Contents">
      <style:paragraph-properties fo:text-align="end" style:justify-single-word="false"/>
      <style:text-properties officeooo:rsid="009186eb" officeooo:paragraph-rsid="00a087b8"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07" style:family="paragraph" style:parent-style-name="Table_20_Contents">
      <style:paragraph-properties fo:text-align="end" style:justify-single-word="false"/>
      <style:text-properties officeooo:rsid="009e8723" officeooo:paragraph-rsid="00a087b8"/>
    </style:style>
    <style:style style:name="P308" style:family="paragraph" style:parent-style-name="Table_20_Contents">
      <style:paragraph-properties fo:text-align="end" style:justify-single-word="false"/>
      <style:text-properties officeooo:rsid="009efc50" officeooo:paragraph-rsid="00a087b8"/>
    </style:style>
    <style:style style:name="P309" style:family="paragraph" style:parent-style-name="Subtitle">
      <style:text-properties officeooo:rsid="007b9ddc" officeooo:paragraph-rsid="007b9ddc"/>
    </style:style>
    <style:style style:name="P310" style:family="paragraph" style:parent-style-name="Subtitle">
      <style:text-properties officeooo:paragraph-rsid="007b9ddc"/>
    </style:style>
    <style:style style:name="P311" style:family="paragraph" style:parent-style-name="Title">
      <style:text-properties officeooo:rsid="007b9ddc" officeooo:paragraph-rsid="007b9ddc"/>
    </style:style>
    <style:style style:name="P312" style:family="paragraph" style:parent-style-name="Heading_20_1">
      <style:text-properties officeooo:rsid="000e7238" officeooo:paragraph-rsid="000e7238"/>
    </style:style>
    <style:style style:name="P313" style:family="paragraph" style:parent-style-name="Heading_20_1">
      <style:paragraph-properties fo:break-before="page"/>
      <style:text-properties officeooo:rsid="001d3af7" officeooo:paragraph-rsid="001d3af7"/>
    </style:style>
    <style:style style:name="P314" style:family="paragraph" style:parent-style-name="Heading_20_2">
      <style:text-properties officeooo:rsid="00cc96b1" officeooo:paragraph-rsid="00cc96b1"/>
    </style:style>
    <style:style style:name="P315" style:family="paragraph" style:parent-style-name="Heading_20_2">
      <style:text-properties officeooo:paragraph-rsid="00c8e9c2"/>
    </style:style>
    <style:style style:name="P316" style:family="paragraph" style:parent-style-name="Heading_20_2">
      <style:paragraph-properties fo:break-before="page"/>
    </style:style>
    <style:style style:name="P317" style:family="paragraph" style:parent-style-name="Heading_20_2">
      <style:paragraph-properties fo:break-before="page"/>
      <style:text-properties officeooo:rsid="00cc96b1" officeooo:paragraph-rsid="00cc96b1"/>
    </style:style>
    <style:style style:name="P318" style:family="paragraph" style:parent-style-name="Heading_20_3">
      <style:text-properties officeooo:rsid="001e30c6" officeooo:paragraph-rsid="001e30c6"/>
    </style:style>
    <style:style style:name="P319" style:family="paragraph" style:parent-style-name="Heading_20_3">
      <style:text-properties officeooo:rsid="00201ead" officeooo:paragraph-rsid="00201ead"/>
    </style:style>
    <style:style style:name="P320" style:family="paragraph" style:parent-style-name="Heading_20_3" style:list-style-name=""/>
    <style:style style:name="P321" style:family="paragraph" style:parent-style-name="Heading_20_3">
      <style:text-properties officeooo:rsid="00283125" officeooo:paragraph-rsid="00a82443"/>
    </style:style>
    <style:style style:name="P322" style:family="paragraph" style:parent-style-name="Heading_20_3">
      <style:paragraph-properties fo:break-before="page"/>
    </style:style>
    <style:style style:name="P323" style:family="paragraph" style:parent-style-name="Heading_20_7">
      <style:text-properties officeooo:rsid="0072e07f" officeooo:paragraph-rsid="0072e07f"/>
    </style:style>
    <style:style style:name="P324" style:family="paragraph" style:parent-style-name="Heading_20_7">
      <style:text-properties style:text-position="0% 100%" officeooo:rsid="0072e07f" officeooo:paragraph-rsid="00b6e039"/>
    </style:style>
    <style:style style:name="P325" style:family="paragraph" style:parent-style-name="Heading_20_7">
      <style:text-properties officeooo:paragraph-rsid="00c8e9c2"/>
    </style:style>
    <style:style style:name="P326" style:family="paragraph" style:parent-style-name="Preformatted_20_Text">
      <style:text-properties officeooo:paragraph-rsid="003f5cfc"/>
    </style:style>
    <style:style style:name="P327" style:family="paragraph" style:parent-style-name="Text_20_body">
      <style:text-properties style:text-position="0% 100%" officeooo:rsid="00283125" officeooo:paragraph-rsid="00cc96b1"/>
    </style:style>
    <style:style style:name="P328" style:family="paragraph" style:parent-style-name="Text_20_body" style:list-style-name="L1">
      <style:text-properties style:text-position="0% 100%" fo:font-size="12pt" officeooo:rsid="00aab06b" officeooo:paragraph-rsid="00aab06b" style:font-size-asian="12pt" style:font-size-complex="12pt"/>
    </style:style>
    <style:style style:name="P329" style:family="paragraph" style:parent-style-name="Text_20_body" style:list-style-name="L1">
      <style:text-properties style:text-position="0% 100%" fo:font-size="12pt" officeooo:rsid="00ae5923" officeooo:paragraph-rsid="00d34b8b" style:font-size-asian="12pt" style:font-size-complex="12pt"/>
    </style:style>
    <style:style style:name="P330" style:family="paragraph" style:parent-style-name="Text_20_body" style:list-style-name="L1">
      <style:text-properties officeooo:paragraph-rsid="008ecfc7"/>
    </style:style>
    <style:style style:name="P331" style:family="paragraph" style:parent-style-name="Text_20_body" style:list-style-name="L1">
      <style:text-properties officeooo:rsid="00aab06b" officeooo:paragraph-rsid="00aab06b"/>
    </style:style>
    <style:style style:name="T1" style:family="text">
      <style:text-properties officeooo:rsid="000f0da5"/>
    </style:style>
    <style:style style:name="T2" style:family="text">
      <style:text-properties fo:font-weight="bold" style:font-weight-asian="bold" style:font-weight-complex="bold"/>
    </style:style>
    <style:style style:name="T3" style:family="text">
      <style:text-properties fo:font-weight="bold" officeooo:rsid="000f0da5" style:font-weight-asian="bold" style:font-weight-complex="bold"/>
    </style:style>
    <style:style style:name="T4" style:family="text">
      <style:text-properties fo:font-weight="bold" officeooo:rsid="00106776" style:font-weight-asian="bold" style:font-weight-complex="bold"/>
    </style:style>
    <style:style style:name="T5" style:family="text">
      <style:text-properties fo:font-weight="bold" officeooo:rsid="0011fa35" style:font-weight-asian="bold" style:font-weight-complex="bold"/>
    </style:style>
    <style:style style:name="T6" style:family="text">
      <style:text-properties fo:font-weight="bold" officeooo:rsid="0014a816" style:font-weight-asian="bold" style:font-weight-complex="bold"/>
    </style:style>
    <style:style style:name="T7" style:family="text">
      <style:text-properties fo:font-weight="bold" officeooo:rsid="0018c696" style:font-weight-asian="bold" style:font-weight-complex="bold"/>
    </style:style>
    <style:style style:name="T8" style:family="text">
      <style:text-properties fo:font-weight="bold" officeooo:rsid="0019d87b" style:font-weight-asian="bold" style:font-weight-complex="bold"/>
    </style:style>
    <style:style style:name="T9" style:family="text">
      <style:text-properties fo:font-weight="bold" officeooo:rsid="0032c3fc" style:font-weight-asian="bold" style:font-weight-complex="bold"/>
    </style:style>
    <style:style style:name="T10" style:family="text">
      <style:text-properties fo:font-weight="bold" officeooo:rsid="000e7238" style:font-weight-asian="bold" style:font-weight-complex="bold"/>
    </style:style>
    <style:style style:name="T11" style:family="text">
      <style:text-properties fo:font-weight="bold" officeooo:rsid="00731dca" style:font-weight-asian="bold" style:font-weight-complex="bold"/>
    </style:style>
    <style:style style:name="T12" style:family="text">
      <style:text-properties fo:font-weight="bold" officeooo:rsid="00746c73" style:font-weight-asian="bold" style:font-weight-complex="bold"/>
    </style:style>
    <style:style style:name="T13" style:family="text">
      <style:text-properties fo:font-weight="bold" officeooo:rsid="00201ead" style:font-weight-asian="bold" style:font-weight-complex="bold"/>
    </style:style>
    <style:style style:name="T14" style:family="text">
      <style:text-properties fo:font-weight="bold" officeooo:rsid="00853850" style:font-weight-asian="bold" style:font-weight-complex="bold"/>
    </style:style>
    <style:style style:name="T15" style:family="text">
      <style:text-properties fo:font-weight="bold" officeooo:rsid="00871378" style:font-weight-asian="bold" style:font-weight-complex="bold"/>
    </style:style>
    <style:style style:name="T16" style:family="text">
      <style:text-properties fo:font-weight="bold" officeooo:rsid="0021dbb1" style:font-weight-asian="bold" style:font-weight-complex="bold"/>
    </style:style>
    <style:style style:name="T17" style:family="text">
      <style:text-properties fo:font-weight="bold" officeooo:rsid="0021b771" style:font-weight-asian="bold" style:font-weight-complex="bold"/>
    </style:style>
    <style:style style:name="T18" style:family="text">
      <style:text-properties fo:font-weight="bold" officeooo:rsid="0014a816" fo:background-color="transparent" loext:char-shading-value="0"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normal" officeooo:rsid="00106776" style:font-weight-asian="normal" style:font-weight-complex="normal"/>
    </style:style>
    <style:style style:name="T21" style:family="text">
      <style:text-properties fo:font-weight="normal" officeooo:rsid="0011fa35" style:font-weight-asian="normal" style:font-weight-complex="normal"/>
    </style:style>
    <style:style style:name="T22" style:family="text">
      <style:text-properties fo:font-weight="normal" officeooo:rsid="0013f7a7" style:font-weight-asian="normal" style:font-weight-complex="normal"/>
    </style:style>
    <style:style style:name="T23" style:family="text">
      <style:text-properties fo:font-weight="normal" officeooo:rsid="0014a816" style:font-weight-asian="normal" style:font-weight-complex="normal"/>
    </style:style>
    <style:style style:name="T24" style:family="text">
      <style:text-properties fo:font-weight="normal" officeooo:rsid="00184435" style:font-weight-asian="normal" style:font-weight-complex="normal"/>
    </style:style>
    <style:style style:name="T25" style:family="text">
      <style:text-properties fo:font-weight="normal" officeooo:rsid="000f0da5" style:font-weight-asian="normal" style:font-weight-complex="normal"/>
    </style:style>
    <style:style style:name="T26" style:family="text">
      <style:text-properties fo:font-weight="normal" officeooo:rsid="0018c696" style:font-weight-asian="normal" style:font-weight-complex="normal"/>
    </style:style>
    <style:style style:name="T27" style:family="text">
      <style:text-properties fo:font-weight="normal" officeooo:rsid="0019d87b" style:font-weight-asian="normal" style:font-weight-complex="normal"/>
    </style:style>
    <style:style style:name="T28" style:family="text">
      <style:text-properties fo:font-weight="normal" officeooo:rsid="0021dbb1" style:font-weight-asian="normal" style:font-weight-complex="normal"/>
    </style:style>
    <style:style style:name="T29" style:family="text">
      <style:text-properties fo:font-weight="normal" officeooo:rsid="0021b771" style:font-weight-asian="normal" style:font-weight-complex="normal"/>
    </style:style>
    <style:style style:name="T30" style:family="text">
      <style:text-properties fo:font-weight="normal" officeooo:rsid="0032c3fc" style:font-weight-asian="normal" style:font-weight-complex="normal"/>
    </style:style>
    <style:style style:name="T31" style:family="text">
      <style:text-properties fo:font-weight="normal" officeooo:rsid="00368135" style:font-weight-asian="normal" style:font-weight-complex="normal"/>
    </style:style>
    <style:style style:name="T32" style:family="text">
      <style:text-properties fo:font-weight="normal" officeooo:rsid="0036d200" style:font-weight-asian="normal" style:font-weight-complex="normal"/>
    </style:style>
    <style:style style:name="T33" style:family="text">
      <style:text-properties fo:font-weight="normal" officeooo:rsid="0039d326" style:font-weight-asian="normal" style:font-weight-complex="normal"/>
    </style:style>
    <style:style style:name="T34" style:family="text">
      <style:text-properties fo:font-weight="normal" officeooo:rsid="003aafe0" style:font-weight-asian="normal" style:font-weight-complex="normal"/>
    </style:style>
    <style:style style:name="T35" style:family="text">
      <style:text-properties fo:font-weight="normal" officeooo:rsid="003af33b" style:font-weight-asian="normal" style:font-weight-complex="normal"/>
    </style:style>
    <style:style style:name="T36" style:family="text">
      <style:text-properties fo:font-weight="normal" officeooo:rsid="003b2580" style:font-weight-asian="normal" style:font-weight-complex="normal"/>
    </style:style>
    <style:style style:name="T37" style:family="text">
      <style:text-properties fo:font-weight="normal" officeooo:rsid="003d14bf" style:font-weight-asian="normal" style:font-weight-complex="normal"/>
    </style:style>
    <style:style style:name="T38" style:family="text">
      <style:text-properties fo:font-weight="normal" officeooo:rsid="003dffa8" style:font-weight-asian="normal" style:font-weight-complex="normal"/>
    </style:style>
    <style:style style:name="T39" style:family="text">
      <style:text-properties fo:font-weight="normal" officeooo:rsid="003f5cfc" style:font-weight-asian="normal" style:font-weight-complex="normal"/>
    </style:style>
    <style:style style:name="T40" style:family="text">
      <style:text-properties fo:font-weight="normal" officeooo:rsid="004048c5" style:font-weight-asian="normal" style:font-weight-complex="normal"/>
    </style:style>
    <style:style style:name="T41" style:family="text">
      <style:text-properties fo:font-weight="normal" officeooo:rsid="0041ae66" style:font-weight-asian="normal" style:font-weight-complex="normal"/>
    </style:style>
    <style:style style:name="T42" style:family="text">
      <style:text-properties fo:font-weight="normal" officeooo:rsid="004216de" style:font-weight-asian="normal" style:font-weight-complex="normal"/>
    </style:style>
    <style:style style:name="T43" style:family="text">
      <style:text-properties fo:font-weight="normal" officeooo:rsid="004a5ef8" style:font-weight-asian="normal" style:font-weight-complex="normal"/>
    </style:style>
    <style:style style:name="T44" style:family="text">
      <style:text-properties fo:font-weight="normal" officeooo:rsid="00731dca" style:font-weight-asian="normal" style:font-weight-complex="normal"/>
    </style:style>
    <style:style style:name="T45" style:family="text">
      <style:text-properties fo:font-weight="normal" officeooo:rsid="00746c73" style:font-weight-asian="normal" style:font-weight-complex="normal"/>
    </style:style>
    <style:style style:name="T46" style:family="text">
      <style:text-properties fo:font-weight="normal" officeooo:rsid="00752d48" style:font-weight-asian="normal" style:font-weight-complex="normal"/>
    </style:style>
    <style:style style:name="T47" style:family="text">
      <style:text-properties fo:font-weight="normal" officeooo:rsid="007dc38b" style:font-weight-asian="normal" style:font-weight-complex="normal"/>
    </style:style>
    <style:style style:name="T48" style:family="text">
      <style:text-properties fo:font-weight="normal" officeooo:rsid="00853850" style:font-weight-asian="normal" style:font-weight-complex="normal"/>
    </style:style>
    <style:style style:name="T49" style:family="text">
      <style:text-properties fo:font-weight="normal" officeooo:rsid="00894b4e" style:font-weight-asian="normal" style:font-weight-complex="normal"/>
    </style:style>
    <style:style style:name="T50" style:family="text">
      <style:text-properties fo:font-weight="normal" officeooo:rsid="008bcbec" style:font-weight-asian="normal" style:font-weight-complex="normal"/>
    </style:style>
    <style:style style:name="T51" style:family="text">
      <style:text-properties fo:font-weight="normal" officeooo:rsid="00be7109" style:font-weight-asian="normal" style:font-weight-complex="normal"/>
    </style:style>
    <style:style style:name="T52" style:family="text">
      <style:text-properties fo:font-weight="normal" officeooo:rsid="00d34b8b" style:font-weight-asian="normal" style:font-weight-complex="normal"/>
    </style:style>
    <style:style style:name="T53" style:family="text">
      <style:text-properties fo:font-weight="normal" officeooo:rsid="003d14bf" fo:background-color="transparent" loext:char-shading-value="0" style:font-weight-asian="normal" style:font-weight-complex="normal"/>
    </style:style>
    <style:style style:name="T54" style:family="text">
      <style:text-properties fo:font-weight="normal" officeooo:rsid="0014a816" fo:background-color="transparent" loext:char-shading-value="0" style:font-weight-asian="normal" style:font-weight-complex="normal"/>
    </style:style>
    <style:style style:name="T55" style:family="text">
      <style:text-properties fo:font-weight="normal" officeooo:rsid="004216de" fo:background-color="transparent" loext:char-shading-value="0" style:font-weight-asian="normal" style:font-weight-complex="normal"/>
    </style:style>
    <style:style style:name="T56" style:family="text">
      <style:text-properties fo:font-weight="normal" officeooo:rsid="00894b4e" fo:background-color="transparent" loext:char-shading-value="0" style:font-weight-asian="normal" style:font-weight-complex="normal"/>
    </style:style>
    <style:style style:name="T57" style:family="text">
      <style:text-properties officeooo:rsid="00106776"/>
    </style:style>
    <style:style style:name="T58" style:family="text">
      <style:text-properties officeooo:rsid="0013f7a7"/>
    </style:style>
    <style:style style:name="T59" style:family="text">
      <style:text-properties style:font-name="DejaVu Sans Mono"/>
    </style:style>
    <style:style style:name="T60" style:family="text">
      <style:text-properties style:font-name="DejaVu Sans Mono" fo:font-size="10pt" fo:font-weight="normal" style:font-name-asian="DejaVu Sans Mono" style:font-size-asian="10pt" style:font-weight-asian="normal" style:font-name-complex="DejaVu Sans Mono" style:font-size-complex="10pt" style:font-weight-complex="normal"/>
    </style:style>
    <style:style style:name="T61" style:family="text">
      <style:text-properties style:font-name="DejaVu Sans Mono" fo:font-size="10pt" fo:font-weight="normal" officeooo:rsid="0011fa35" style:font-name-asian="DejaVu Sans Mono" style:font-size-asian="10pt" style:font-weight-asian="normal" style:font-name-complex="DejaVu Sans Mono" style:font-size-complex="10pt" style:font-weight-complex="normal"/>
    </style:style>
    <style:style style:name="T62" style:family="text">
      <style:text-properties style:font-name="DejaVu Sans Mono" fo:font-size="10pt" fo:font-weight="normal" officeooo:rsid="00106776" style:font-name-asian="DejaVu Sans Mono" style:font-size-asian="10pt" style:font-weight-asian="normal" style:font-name-complex="DejaVu Sans Mono" style:font-size-complex="10pt" style:font-weight-complex="normal"/>
    </style:style>
    <style:style style:name="T63" style:family="text">
      <style:text-properties style:font-name="DejaVu Sans Mono" fo:font-size="10pt" fo:font-weight="normal" officeooo:rsid="00184435" style:font-name-asian="DejaVu Sans Mono" style:font-size-asian="10pt" style:font-weight-asian="normal" style:font-name-complex="DejaVu Sans Mono" style:font-size-complex="10pt" style:font-weight-complex="normal"/>
    </style:style>
    <style:style style:name="T64" style:family="text">
      <style:text-properties style:font-name="DejaVu Sans Mono" fo:font-size="10pt" fo:font-weight="normal" officeooo:rsid="0032c3fc" style:font-name-asian="DejaVu Sans Mono" style:font-size-asian="10pt" style:font-weight-asian="normal" style:font-name-complex="DejaVu Sans Mono" style:font-size-complex="10pt" style:font-weight-complex="normal"/>
    </style:style>
    <style:style style:name="T65" style:family="text">
      <style:text-properties style:font-name="DejaVu Sans Mono" fo:font-size="10pt" fo:font-weight="normal" officeooo:rsid="003aafe0" style:font-name-asian="DejaVu Sans Mono" style:font-size-asian="10pt" style:font-weight-asian="normal" style:font-name-complex="DejaVu Sans Mono" style:font-size-complex="10pt" style:font-weight-complex="normal"/>
    </style:style>
    <style:style style:name="T66" style:family="text">
      <style:text-properties style:font-name="DejaVu Sans Mono" fo:font-size="10pt" fo:font-weight="normal" officeooo:rsid="003af33b" style:font-name-asian="DejaVu Sans Mono" style:font-size-asian="10pt" style:font-weight-asian="normal" style:font-name-complex="DejaVu Sans Mono" style:font-size-complex="10pt" style:font-weight-complex="normal"/>
    </style:style>
    <style:style style:name="T67" style:family="text">
      <style:text-properties style:font-name="DejaVu Sans Mono" fo:font-size="10pt" fo:font-weight="normal" officeooo:rsid="003b2580" style:font-name-asian="DejaVu Sans Mono" style:font-size-asian="10pt" style:font-weight-asian="normal" style:font-name-complex="DejaVu Sans Mono" style:font-size-complex="10pt" style:font-weight-complex="normal"/>
    </style:style>
    <style:style style:name="T68" style:family="text">
      <style:text-properties style:font-name="DejaVu Sans Mono" fo:font-size="10pt" fo:font-weight="normal" officeooo:rsid="0036d200" style:font-name-asian="DejaVu Sans Mono" style:font-size-asian="10pt" style:font-weight-asian="normal" style:font-name-complex="DejaVu Sans Mono" style:font-size-complex="10pt" style:font-weight-complex="normal"/>
    </style:style>
    <style:style style:name="T69" style:family="text">
      <style:text-properties style:font-name="DejaVu Sans Mono" fo:font-size="10pt" fo:font-weight="normal" officeooo:rsid="00731dca" style:font-name-asian="DejaVu Sans Mono" style:font-size-asian="10pt" style:font-weight-asian="normal" style:font-name-complex="DejaVu Sans Mono" style:font-size-complex="10pt" style:font-weight-complex="normal"/>
    </style:style>
    <style:style style:name="T70" style:family="text">
      <style:text-properties style:font-name="DejaVu Sans Mono" fo:font-size="10pt" fo:font-weight="normal" officeooo:rsid="00746c73" style:font-name-asian="DejaVu Sans Mono" style:font-size-asian="10pt" style:font-weight-asian="normal" style:font-name-complex="DejaVu Sans Mono" style:font-size-complex="10pt" style:font-weight-complex="normal"/>
    </style:style>
    <style:style style:name="T71" style:family="text">
      <style:text-properties style:font-name="DejaVu Sans Mono" fo:font-size="10pt" fo:font-weight="normal" officeooo:rsid="004bf6c0" style:font-name-asian="DejaVu Sans Mono" style:font-size-asian="10pt" style:font-weight-asian="normal" style:font-name-complex="DejaVu Sans Mono" style:font-size-complex="10pt" style:font-weight-complex="normal"/>
    </style:style>
    <style:style style:name="T72" style:family="text">
      <style:text-properties style:font-name="DejaVu Sans Mono" fo:font-size="10pt" fo:font-weight="normal" officeooo:rsid="0040cf08" style:font-name-asian="DejaVu Sans Mono" style:font-size-asian="10pt" style:font-weight-asian="normal" style:font-name-complex="DejaVu Sans Mono" style:font-size-complex="10pt" style:font-weight-complex="normal"/>
    </style:style>
    <style:style style:name="T73" style:family="text">
      <style:text-properties style:font-name="DejaVu Sans Mono" fo:font-size="10pt" fo:font-weight="normal" officeooo:rsid="00aa8a58" style:font-name-asian="DejaVu Sans Mono" style:font-size-asian="10pt" style:font-weight-asian="normal" style:font-name-complex="DejaVu Sans Mono" style:font-size-complex="10pt" style:font-weight-complex="normal"/>
    </style:style>
    <style:style style:name="T74" style:family="text">
      <style:text-properties style:font-name="DejaVu Sans Mono" fo:font-size="10pt" fo:font-weight="normal" officeooo:rsid="00bf7a20" style:font-name-asian="DejaVu Sans Mono" style:font-size-asian="10pt" style:font-weight-asian="normal" style:font-name-complex="DejaVu Sans Mono" style:font-size-complex="10pt" style:font-weight-complex="normal"/>
    </style:style>
    <style:style style:name="T75" style:family="text">
      <style:text-properties style:font-name="DejaVu Sans Mono" fo:font-size="10pt" fo:font-weight="normal" officeooo:rsid="00d20380" style:font-name-asian="DejaVu Sans Mono" style:font-size-asian="10pt" style:font-weight-asian="normal" style:font-name-complex="DejaVu Sans Mono" style:font-size-complex="10pt" style:font-weight-complex="normal"/>
    </style:style>
    <style:style style:name="T76" style:family="text">
      <style:text-properties style:font-name="DejaVu Sans Mono" fo:font-size="10pt" fo:font-weight="normal" officeooo:rsid="003dffa8" style:font-name-asian="DejaVu Sans Mono" style:font-size-asian="10pt" style:font-weight-asian="normal" style:font-name-complex="DejaVu Sans Mono" style:font-size-complex="10pt" style:font-weight-complex="normal"/>
    </style:style>
    <style:style style:name="T77" style:family="text">
      <style:text-properties style:font-name="DejaVu Sans Mono" fo:font-size="10pt" fo:font-weight="normal" officeooo:rsid="003d14bf" style:font-name-asian="DejaVu Sans Mono" style:font-size-asian="10pt" style:font-weight-asian="normal" style:font-name-complex="DejaVu Sans Mono" style:font-size-complex="10pt" style:font-weight-complex="normal"/>
    </style:style>
    <style:style style:name="T78" style:family="text">
      <style:text-properties style:font-name="DejaVu Sans Mono" fo:font-size="10pt" fo:font-weight="normal" officeooo:rsid="004048c5" style:font-name-asian="DejaVu Sans Mono" style:font-size-asian="10pt" style:font-weight-asian="normal" style:font-name-complex="DejaVu Sans Mono" style:font-size-complex="10pt" style:font-weight-complex="normal"/>
    </style:style>
    <style:style style:name="T79" style:family="text">
      <style:text-properties style:font-name="DejaVu Sans Mono" fo:font-size="10pt" fo:font-weight="normal" officeooo:rsid="00d34b8b" style:font-name-asian="DejaVu Sans Mono" style:font-size-asian="10pt" style:font-weight-asian="normal" style:font-name-complex="DejaVu Sans Mono" style:font-size-complex="10pt" style:font-weight-complex="normal"/>
    </style:style>
    <style:style style:name="T80" style:family="text">
      <style:text-properties style:font-name="DejaVu Sans Mono" fo:font-size="10pt" fo:font-weight="normal" fo:background-color="transparent" loext:char-shading-value="0" style:font-name-asian="DejaVu Sans Mono" style:font-size-asian="10pt" style:font-weight-asian="normal" style:font-name-complex="DejaVu Sans Mono" style:font-size-complex="10pt" style:font-weight-complex="normal"/>
    </style:style>
    <style:style style:name="T81" style:family="text">
      <style:text-properties style:font-name="DejaVu Sans Mono" fo:font-size="10pt" fo:font-weight="normal" officeooo:rsid="00d2f689" fo:background-color="transparent" loext:char-shading-value="0" style:font-name-asian="DejaVu Sans Mono" style:font-size-asian="10pt" style:font-weight-asian="normal" style:font-name-complex="DejaVu Sans Mono" style:font-size-complex="10pt" style:font-weight-complex="normal"/>
    </style:style>
    <style:style style:name="T82" style:family="text">
      <style:text-properties style:font-name="DejaVu Sans Mono" fo:font-size="10pt" fo:font-style="italic" fo:font-weight="normal" style:font-name-asian="DejaVu Sans Mono" style:font-size-asian="10pt" style:font-style-asian="italic" style:font-weight-asian="normal" style:font-name-complex="DejaVu Sans Mono" style:font-size-complex="10pt" style:font-style-complex="italic" style:font-weight-complex="normal"/>
    </style:style>
    <style:style style:name="T83" style:family="text">
      <style:text-properties style:font-name="DejaVu Sans Mono" fo:font-size="10pt" fo:font-style="italic" fo:font-weight="normal" officeooo:rsid="00164cbf" style:font-name-asian="DejaVu Sans Mono" style:font-size-asian="10pt" style:font-style-asian="italic" style:font-weight-asian="normal" style:font-name-complex="DejaVu Sans Mono" style:font-size-complex="10pt" style:font-style-complex="italic" style:font-weight-complex="normal"/>
    </style:style>
    <style:style style:name="T84" style:family="text">
      <style:text-properties style:font-name="DejaVu Sans Mono" fo:font-size="10pt" fo:font-style="italic" fo:font-weight="normal" officeooo:rsid="00184435" style:font-name-asian="DejaVu Sans Mono" style:font-size-asian="10pt" style:font-style-asian="italic" style:font-weight-asian="normal" style:font-name-complex="DejaVu Sans Mono" style:font-size-complex="10pt" style:font-style-complex="italic" style:font-weight-complex="normal"/>
    </style:style>
    <style:style style:name="T85" style:family="text">
      <style:text-properties style:font-name="DejaVu Sans Mono" fo:font-size="10pt" fo:font-style="italic" fo:font-weight="normal" officeooo:rsid="0011fa35" style:font-name-asian="DejaVu Sans Mono" style:font-size-asian="10pt" style:font-style-asian="italic" style:font-weight-asian="normal" style:font-name-complex="DejaVu Sans Mono" style:font-size-complex="10pt" style:font-style-complex="italic" style:font-weight-complex="normal"/>
    </style:style>
    <style:style style:name="T86" style:family="text">
      <style:text-properties style:font-name="DejaVu Sans Mono" fo:font-size="10pt" fo:font-style="italic" fo:font-weight="normal" officeooo:rsid="0019d87b" style:font-name-asian="DejaVu Sans Mono" style:font-size-asian="10pt" style:font-style-asian="italic" style:font-weight-asian="normal" style:font-name-complex="DejaVu Sans Mono" style:font-size-complex="10pt" style:font-style-complex="italic" style:font-weight-complex="normal"/>
    </style:style>
    <style:style style:name="T87" style:family="text">
      <style:text-properties style:font-name="DejaVu Sans Mono" fo:font-size="10pt" fo:font-weight="bold" officeooo:rsid="0032c3fc" style:font-name-asian="DejaVu Sans Mono" style:font-size-asian="10pt" style:font-weight-asian="bold" style:font-name-complex="DejaVu Sans Mono" style:font-size-complex="10pt" style:font-weight-complex="bold"/>
    </style:style>
    <style:style style:name="T88" style:family="text">
      <style:text-properties style:font-name="DejaVu Sans Mono" fo:font-size="10pt" style:font-name-asian="DejaVu Sans Mono" style:font-size-asian="10pt" style:font-name-complex="DejaVu Sans Mono" style:font-size-complex="10pt"/>
    </style:style>
    <style:style style:name="T89" style:family="text">
      <style:text-properties style:font-name="DejaVu Sans Mono" fo:font-size="10pt" officeooo:rsid="000e7238" style:font-name-asian="DejaVu Sans Mono" style:font-size-asian="10pt" style:font-name-complex="DejaVu Sans Mono" style:font-size-complex="10pt"/>
    </style:style>
    <style:style style:name="T90" style:family="text">
      <style:text-properties style:font-name="DejaVu Sans Mono" fo:font-size="10pt" officeooo:rsid="000f0da5" style:font-name-asian="DejaVu Sans Mono" style:font-size-asian="10pt" style:font-name-complex="DejaVu Sans Mono" style:font-size-complex="10pt"/>
    </style:style>
    <style:style style:name="T91" style:family="text">
      <style:text-properties style:font-name="DejaVu Sans Mono" fo:font-size="10pt" officeooo:rsid="00164cbf" style:font-name-asian="DejaVu Sans Mono" style:font-size-asian="10pt" style:font-name-complex="DejaVu Sans Mono" style:font-size-complex="10pt"/>
    </style:style>
    <style:style style:name="T92" style:family="text">
      <style:text-properties style:font-name="DejaVu Sans Mono" fo:font-size="10pt" officeooo:rsid="0011fa35" style:font-name-asian="DejaVu Sans Mono" style:font-size-asian="10pt" style:font-name-complex="DejaVu Sans Mono" style:font-size-complex="10pt"/>
    </style:style>
    <style:style style:name="T93" style:family="text">
      <style:text-properties style:font-name="DejaVu Sans Mono" fo:font-size="10pt" officeooo:rsid="0044f51b" style:font-name-asian="DejaVu Sans Mono" style:font-size-asian="10pt" style:font-name-complex="DejaVu Sans Mono" style:font-size-complex="10pt"/>
    </style:style>
    <style:style style:name="T94" style:family="text">
      <style:text-properties style:font-name="DejaVu Sans Mono" fo:font-size="10pt" officeooo:rsid="003aafe0" style:font-name-asian="DejaVu Sans Mono" style:font-size-asian="10pt" style:font-name-complex="DejaVu Sans Mono" style:font-size-complex="10pt"/>
    </style:style>
    <style:style style:name="T95" style:family="text">
      <style:text-properties style:font-name="DejaVu Sans Mono" fo:font-size="10pt" officeooo:rsid="00894b4e" style:font-name-asian="DejaVu Sans Mono" style:font-size-asian="10pt" style:font-name-complex="DejaVu Sans Mono" style:font-size-complex="10pt"/>
    </style:style>
    <style:style style:name="T96" style:family="text">
      <style:text-properties style:font-name="DejaVu Sans Mono" officeooo:rsid="00c20da9" style:font-name-asian="DejaVu Sans Mono" style:font-name-complex="DejaVu Sans Mono"/>
    </style:style>
    <style:style style:name="T97" style:family="text">
      <style:text-properties style:font-name="DejaVu Sans Mono" fo:font-weight="normal" officeooo:rsid="003aafe0" style:font-name-asian="DejaVu Sans Mono" style:font-weight-asian="normal" style:font-name-complex="DejaVu Sans Mono" style:font-weight-complex="normal"/>
    </style:style>
    <style:style style:name="T98" style:family="text">
      <style:text-properties style:font-name="DejaVu Sans Mono" fo:font-size="11pt" officeooo:rsid="00c20da9" style:font-name-asian="DejaVu Sans Mono" style:font-size-asian="11pt" style:font-name-complex="DejaVu Sans Mono" style:font-size-complex="11pt"/>
    </style:style>
    <style:style style:name="T99" style:family="text">
      <style:text-properties style:font-name="DejaVu Sans Mono" fo:font-style="italic" style:font-style-asian="italic" style:font-style-complex="italic"/>
    </style:style>
    <style:style style:name="T100" style:family="text">
      <style:text-properties officeooo:rsid="0014a816"/>
    </style:style>
    <style:style style:name="T101" style:family="text">
      <style:text-properties fo:font-style="italic" style:font-style-asian="italic" style:font-style-complex="italic"/>
    </style:style>
    <style:style style:name="T102" style:family="text">
      <style:text-properties fo:font-style="italic" officeooo:rsid="0014a816" style:font-style-asian="italic" style:font-style-complex="italic"/>
    </style:style>
    <style:style style:name="T103" style:family="text">
      <style:text-properties fo:font-style="italic" officeooo:rsid="0034a96a" style:font-style-asian="italic" style:font-style-complex="italic"/>
    </style:style>
    <style:style style:name="T104" style:family="text">
      <style:text-properties fo:font-style="italic" officeooo:rsid="008bcbec" style:font-style-asian="italic" style:font-style-complex="italic"/>
    </style:style>
    <style:style style:name="T105" style:family="text">
      <style:text-properties fo:font-style="italic" officeooo:rsid="00201ead" style:font-style-asian="italic" style:font-style-complex="italic"/>
    </style:style>
    <style:style style:name="T106" style:family="text">
      <style:text-properties fo:font-style="italic" officeooo:rsid="00a14727" style:font-style-asian="italic" style:font-style-complex="italic"/>
    </style:style>
    <style:style style:name="T107" style:family="text">
      <style:text-properties fo:font-style="italic" officeooo:rsid="00a33d9c" style:font-style-asian="italic" style:font-style-complex="italic"/>
    </style:style>
    <style:style style:name="T108" style:family="text">
      <style:text-properties fo:font-style="italic" officeooo:rsid="00d34b8b" style:font-style-asian="italic" style:font-style-complex="italic"/>
    </style:style>
    <style:style style:name="T109" style:family="text">
      <style:text-properties fo:font-style="italic" officeooo:rsid="002396c9" style:font-style-asian="italic" style:font-style-complex="italic"/>
    </style:style>
    <style:style style:name="T110" style:family="text">
      <style:text-properties fo:font-style="italic" officeooo:rsid="00b7780e" style:font-style-asian="italic" style:font-style-complex="italic"/>
    </style:style>
    <style:style style:name="T111" style:family="text">
      <style:text-properties fo:font-style="italic" officeooo:rsid="00b925ba" style:font-style-asian="italic" style:font-style-complex="italic"/>
    </style:style>
    <style:style style:name="T112" style:family="text">
      <style:text-properties fo:font-style="italic" fo:font-weight="normal" style:font-style-asian="italic" style:font-weight-asian="normal" style:font-style-complex="italic" style:font-weight-complex="normal"/>
    </style:style>
    <style:style style:name="T113" style:family="text">
      <style:text-properties fo:font-style="italic" fo:font-weight="normal" officeooo:rsid="00164cbf" style:font-style-asian="italic" style:font-weight-asian="normal" style:font-style-complex="italic" style:font-weight-complex="normal"/>
    </style:style>
    <style:style style:name="T114" style:family="text">
      <style:text-properties fo:font-style="italic" fo:font-weight="normal" officeooo:rsid="000e7238" style:font-style-asian="italic" style:font-weight-asian="normal" style:font-style-complex="italic" style:font-weight-complex="normal"/>
    </style:style>
    <style:style style:name="T115" style:family="text">
      <style:text-properties fo:font-style="italic" fo:font-weight="normal" officeooo:rsid="00184435" style:font-style-asian="italic" style:font-weight-asian="normal" style:font-style-complex="italic" style:font-weight-complex="normal"/>
    </style:style>
    <style:style style:name="T116" style:family="text">
      <style:text-properties fo:font-style="italic" fo:font-weight="normal" officeooo:rsid="0019d87b" style:font-style-asian="italic" style:font-weight-asian="normal" style:font-style-complex="italic" style:font-weight-complex="normal"/>
    </style:style>
    <style:style style:name="T117" style:family="text">
      <style:text-properties officeooo:rsid="00164cbf"/>
    </style:style>
    <style:style style:name="T118" style:family="text">
      <style:text-properties officeooo:rsid="00184435"/>
    </style:style>
    <style:style style:name="T119" style:family="text">
      <style:text-properties style:text-position="super 58%"/>
    </style:style>
    <style:style style:name="T120" style:family="text">
      <style:text-properties style:text-position="super 58%" fo:font-weight="normal" officeooo:rsid="00184435" style:font-weight-asian="normal" style:font-weight-complex="normal"/>
    </style:style>
    <style:style style:name="T121" style:family="text">
      <style:text-properties style:text-position="super 58%" fo:font-weight="normal" officeooo:rsid="003aafe0" style:font-weight-asian="normal" style:font-weight-complex="normal"/>
    </style:style>
    <style:style style:name="T122" style:family="text">
      <style:text-properties style:text-position="super 58%" fo:font-weight="normal" officeooo:rsid="007dc38b" style:font-weight-asian="normal" style:font-weight-complex="normal"/>
    </style:style>
    <style:style style:name="T123" style:family="text">
      <style:text-properties style:text-position="super 58%" fo:font-weight="normal" officeooo:rsid="00be7109" style:font-weight-asian="normal" style:font-weight-complex="normal"/>
    </style:style>
    <style:style style:name="T124" style:family="text">
      <style:text-properties style:text-position="super 58%" style:font-name="DejaVu Sans Mono" fo:font-size="10pt" officeooo:rsid="00433a71" style:font-name-asian="DejaVu Sans Mono" style:font-size-asian="10pt" style:font-name-complex="DejaVu Sans Mono" style:font-size-complex="10pt"/>
    </style:style>
    <style:style style:name="T125" style:family="text">
      <style:text-properties style:text-position="super 58%" style:font-name="DejaVu Sans Mono" fo:font-size="10pt" officeooo:rsid="0044f51b" style:font-name-asian="DejaVu Sans Mono" style:font-size-asian="10pt" style:font-name-complex="DejaVu Sans Mono" style:font-size-complex="10pt"/>
    </style:style>
    <style:style style:name="T126" style:family="text">
      <style:text-properties style:text-position="super 58%" style:font-name="DejaVu Sans Mono" fo:font-size="10pt" fo:font-weight="normal" officeooo:rsid="004bf6c0" style:font-name-asian="DejaVu Sans Mono" style:font-size-asian="10pt" style:font-weight-asian="normal" style:font-name-complex="DejaVu Sans Mono" style:font-size-complex="10pt" style:font-weight-complex="normal"/>
    </style:style>
    <style:style style:name="T127" style:family="text">
      <style:text-properties style:text-position="super 58%" style:font-name="DejaVu Sans Mono" fo:font-size="10pt" fo:font-weight="normal" officeooo:rsid="00433a71" style:font-name-asian="DejaVu Sans Mono" style:font-size-asian="10pt" style:font-weight-asian="normal" style:font-name-complex="DejaVu Sans Mono" style:font-size-complex="10pt" style:font-weight-complex="normal"/>
    </style:style>
    <style:style style:name="T128" style:family="text">
      <style:text-properties style:text-position="super 58%" style:font-name="DejaVu Sans Mono" fo:font-size="10pt" fo:font-weight="normal" officeooo:rsid="00be7109" style:font-name-asian="DejaVu Sans Mono" style:font-size-asian="10pt" style:font-weight-asian="normal" style:font-name-complex="DejaVu Sans Mono" style:font-size-complex="10pt" style:font-weight-complex="normal"/>
    </style:style>
    <style:style style:name="T129" style:family="text">
      <style:text-properties style:text-position="super 58%" style:font-name="DejaVu Sans Mono" fo:font-weight="normal" style:font-name-asian="DejaVu Sans Mono" style:font-weight-asian="normal" style:font-name-complex="DejaVu Sans Mono" style:font-weight-complex="normal"/>
    </style:style>
    <style:style style:name="T130" style:family="text">
      <style:text-properties style:text-position="super 58%" style:font-name="DejaVu Sans Mono" fo:font-weight="normal" officeooo:rsid="00c20da9" style:font-name-asian="DejaVu Sans Mono" style:font-weight-asian="normal" style:font-name-complex="DejaVu Sans Mono" style:font-weight-complex="normal"/>
    </style:style>
    <style:style style:name="T131" style:family="text">
      <style:text-properties style:text-position="super 58%" style:font-name="DejaVu Sans Mono" fo:font-size="11pt" fo:font-weight="normal" officeooo:rsid="00c20da9" style:font-name-asian="DejaVu Sans Mono" style:font-size-asian="11pt" style:font-weight-asian="normal" style:font-name-complex="DejaVu Sans Mono" style:font-size-complex="11pt" style:font-weight-complex="normal"/>
    </style:style>
    <style:style style:name="T132" style:family="text">
      <style:text-properties style:text-position="super 58%" style:font-name="DejaVu Sans Mono" fo:font-size="11pt" fo:font-weight="normal" officeooo:rsid="00853850" style:font-name-asian="DejaVu Sans Mono" style:font-size-asian="11pt" style:font-weight-asian="normal" style:font-name-complex="DejaVu Sans Mono" style:font-size-complex="11pt" style:font-weight-complex="normal"/>
    </style:style>
    <style:style style:name="T133" style:family="text">
      <style:text-properties style:text-position="super 58%" style:font-name="DejaVu Sans Mono" fo:font-size="11pt" officeooo:rsid="00c20da9" style:font-name-asian="DejaVu Sans Mono" style:font-size-asian="11pt" style:font-name-complex="DejaVu Sans Mono" style:font-size-complex="11pt"/>
    </style:style>
    <style:style style:name="T134" style:family="text">
      <style:text-properties style:text-position="super 58%" officeooo:rsid="006ceabf"/>
    </style:style>
    <style:style style:name="T135" style:family="text">
      <style:text-properties style:text-position="super 58%" officeooo:rsid="007ae9e6"/>
    </style:style>
    <style:style style:name="T136" style:family="text">
      <style:text-properties style:text-position="super 58%" fo:font-size="12pt" fo:font-style="italic" officeooo:rsid="00a14727" style:font-size-asian="12pt" style:font-style-asian="italic" style:font-size-complex="12pt" style:font-style-complex="italic"/>
    </style:style>
    <style:style style:name="T137" style:family="text">
      <style:text-properties style:text-position="super 58%" style:font-name="DejaVu Serif1" fo:font-size="10pt" fo:font-weight="normal" officeooo:rsid="00752d48" style:font-name-asian="DejaVu Sans Mono" style:font-size-asian="10pt" style:font-weight-asian="normal" style:font-name-complex="DejaVu Sans Mono" style:font-size-complex="10pt" style:font-weight-complex="normal"/>
    </style:style>
    <style:style style:name="T138" style:family="text">
      <style:text-properties style:text-position="super 58%" fo:font-style="italic" style:font-style-asian="italic" style:font-style-complex="italic"/>
    </style:style>
    <style:style style:name="T139" style:family="text">
      <style:text-properties style:text-position="super 58%" fo:font-style="italic" officeooo:rsid="002396c9" style:font-style-asian="italic" style:font-style-complex="italic"/>
    </style:style>
    <style:style style:name="T140" style:family="text">
      <style:text-properties style:text-position="super 58%" fo:font-style="italic" officeooo:rsid="00d34b8b" style:font-style-asian="italic" style:font-style-complex="italic"/>
    </style:style>
    <style:style style:name="T141" style:family="text">
      <style:text-properties style:text-position="super 58%" fo:font-style="italic" officeooo:rsid="00731dca" style:font-style-asian="italic" style:font-style-complex="italic"/>
    </style:style>
    <style:style style:name="T142" style:family="text">
      <style:text-properties style:text-position="super 58%" fo:font-style="italic" officeooo:rsid="006c8536" style:font-style-asian="italic" style:font-style-complex="italic"/>
    </style:style>
    <style:style style:name="T143" style:family="text">
      <style:text-properties style:text-position="super 58%" fo:font-style="italic" officeooo:rsid="007ae9e6" style:font-style-asian="italic" style:font-style-complex="italic"/>
    </style:style>
    <style:style style:name="T144" style:family="text">
      <style:text-properties officeooo:rsid="0018c696"/>
    </style:style>
    <style:style style:name="T145" style:family="text">
      <style:text-properties fo:font-size="8pt" fo:font-style="italic" fo:font-weight="normal" officeooo:rsid="0018c696" style:font-size-asian="8pt" style:font-style-asian="italic" style:font-weight-asian="normal" style:font-size-complex="8pt" style:font-style-complex="italic" style:font-weight-complex="normal"/>
    </style:style>
    <style:style style:name="T146" style:family="text">
      <style:text-properties fo:font-size="8pt" fo:font-style="italic" style:font-size-asian="8pt" style:font-style-asian="italic" style:font-size-complex="8pt" style:font-style-complex="italic"/>
    </style:style>
    <style:style style:name="T147" style:family="text">
      <style:text-properties fo:font-size="8pt" fo:font-style="italic" officeooo:rsid="0018c696" style:font-size-asian="8pt" style:font-style-asian="italic" style:font-size-complex="8pt" style:font-style-complex="italic"/>
    </style:style>
    <style:style style:name="T148" style:family="text">
      <style:text-properties fo:font-size="8pt" fo:font-style="italic" fo:font-weight="bold" officeooo:rsid="0018c696" style:font-size-asian="8pt" style:font-style-asian="italic" style:font-weight-asian="bold" style:font-size-complex="8pt" style:font-style-complex="italic" style:font-weight-complex="bold"/>
    </style:style>
    <style:style style:name="T149" style:family="text">
      <style:text-properties officeooo:rsid="001e30c6"/>
    </style:style>
    <style:style style:name="T150" style:family="text">
      <style:text-properties officeooo:rsid="00201ead"/>
    </style:style>
    <style:style style:name="T151" style:family="text">
      <style:text-properties officeooo:rsid="0021b771"/>
    </style:style>
    <style:style style:name="T152" style:family="text">
      <style:text-properties officeooo:rsid="002396c9"/>
    </style:style>
    <style:style style:name="T153" style:family="text">
      <style:text-properties style:text-position="sub 58%"/>
    </style:style>
    <style:style style:name="T154" style:family="text">
      <style:text-properties style:text-position="sub 58%" fo:font-weight="normal" officeooo:rsid="0039d326" style:font-weight-asian="normal" style:font-weight-complex="normal"/>
    </style:style>
    <style:style style:name="T155" style:family="text">
      <style:text-properties style:text-position="sub 58%" fo:font-weight="normal" officeooo:rsid="003aafe0" style:font-weight-asian="normal" style:font-weight-complex="normal"/>
    </style:style>
    <style:style style:name="T156" style:family="text">
      <style:text-properties style:text-position="sub 58%" fo:font-weight="normal" officeooo:rsid="003b2580" style:font-weight-asian="normal" style:font-weight-complex="normal"/>
    </style:style>
    <style:style style:name="T157" style:family="text">
      <style:text-properties style:text-position="sub 58%" fo:font-weight="normal" officeooo:rsid="003d14bf" style:font-weight-asian="normal" style:font-weight-complex="normal"/>
    </style:style>
    <style:style style:name="T158" style:family="text">
      <style:text-properties style:text-position="sub 58%" fo:font-weight="normal" officeooo:rsid="003dffa8" style:font-weight-asian="normal" style:font-weight-complex="normal"/>
    </style:style>
    <style:style style:name="T159" style:family="text">
      <style:text-properties style:text-position="sub 58%" fo:font-weight="normal" officeooo:rsid="004048c5" style:font-weight-asian="normal" style:font-weight-complex="normal"/>
    </style:style>
    <style:style style:name="T160" style:family="text">
      <style:text-properties style:text-position="sub 58%" fo:font-weight="normal" officeooo:rsid="0040cf08" style:font-weight-asian="normal" style:font-weight-complex="normal"/>
    </style:style>
    <style:style style:name="T161" style:family="text">
      <style:text-properties style:text-position="sub 58%" fo:font-weight="normal" officeooo:rsid="004a5ef8" style:font-weight-asian="normal" style:font-weight-complex="normal"/>
    </style:style>
    <style:style style:name="T162" style:family="text">
      <style:text-properties style:text-position="sub 58%" fo:font-weight="normal" officeooo:rsid="00752d48" style:font-weight-asian="normal" style:font-weight-complex="normal"/>
    </style:style>
    <style:style style:name="T163" style:family="text">
      <style:text-properties style:text-position="sub 58%" fo:font-weight="normal" officeooo:rsid="00853850" style:font-weight-asian="normal" style:font-weight-complex="normal"/>
    </style:style>
    <style:style style:name="T164" style:family="text">
      <style:text-properties style:text-position="sub 58%" fo:font-weight="normal" officeooo:rsid="004216de" style:font-weight-asian="normal" style:font-weight-complex="normal"/>
    </style:style>
    <style:style style:name="T165" style:family="text">
      <style:text-properties style:text-position="sub 58%" fo:font-weight="normal" officeooo:rsid="003d14bf" fo:background-color="transparent" loext:char-shading-value="0" style:font-weight-asian="normal" style:font-weight-complex="normal"/>
    </style:style>
    <style:style style:name="T166" style:family="text">
      <style:text-properties style:text-position="sub 58%" fo:font-weight="normal" officeooo:rsid="004216de" fo:background-color="transparent" loext:char-shading-value="0" style:font-weight-asian="normal" style:font-weight-complex="normal"/>
    </style:style>
    <style:style style:name="T167" style:family="text">
      <style:text-properties style:text-position="sub 58%" fo:font-weight="normal" officeooo:rsid="008bcbec" fo:background-color="transparent" loext:char-shading-value="0" style:font-weight-asian="normal" style:font-weight-complex="normal"/>
    </style:style>
    <style:style style:name="T168" style:family="text">
      <style:text-properties style:text-position="sub 58%" style:font-name="DejaVu Sans Mono" fo:font-size="10pt" fo:font-weight="normal" officeooo:rsid="0039d326" style:font-name-asian="DejaVu Sans Mono" style:font-size-asian="10pt" style:font-weight-asian="normal" style:font-name-complex="DejaVu Sans Mono" style:font-size-complex="10pt" style:font-weight-complex="normal"/>
    </style:style>
    <style:style style:name="T169" style:family="text">
      <style:text-properties style:text-position="sub 58%" style:font-name="DejaVu Sans Mono" fo:font-size="10pt" fo:font-weight="normal" officeooo:rsid="003d14bf" style:font-name-asian="DejaVu Sans Mono" style:font-size-asian="10pt" style:font-weight-asian="normal" style:font-name-complex="DejaVu Sans Mono" style:font-size-complex="10pt" style:font-weight-complex="normal"/>
    </style:style>
    <style:style style:name="T170" style:family="text">
      <style:text-properties style:text-position="sub 58%" style:font-name="DejaVu Sans Mono" fo:font-size="10pt" fo:font-weight="normal" officeooo:rsid="003f5cfc" style:font-name-asian="DejaVu Sans Mono" style:font-size-asian="10pt" style:font-weight-asian="normal" style:font-name-complex="DejaVu Sans Mono" style:font-size-complex="10pt" style:font-weight-complex="normal"/>
    </style:style>
    <style:style style:name="T171" style:family="text">
      <style:text-properties style:text-position="sub 58%" style:font-name="DejaVu Sans Mono" fo:font-size="10pt" fo:font-weight="normal" officeooo:rsid="003dffa8" style:font-name-asian="DejaVu Sans Mono" style:font-size-asian="10pt" style:font-weight-asian="normal" style:font-name-complex="DejaVu Sans Mono" style:font-size-complex="10pt" style:font-weight-complex="normal"/>
    </style:style>
    <style:style style:name="T172" style:family="text">
      <style:text-properties style:text-position="sub 58%" style:font-name="DejaVu Sans Mono" fo:font-size="10pt" fo:font-weight="normal" officeooo:rsid="004048c5" style:font-name-asian="DejaVu Sans Mono" style:font-size-asian="10pt" style:font-weight-asian="normal" style:font-name-complex="DejaVu Sans Mono" style:font-size-complex="10pt" style:font-weight-complex="normal"/>
    </style:style>
    <style:style style:name="T173" style:family="text">
      <style:text-properties style:text-position="sub 58%" style:font-name="DejaVu Sans Mono" fo:font-size="10pt" fo:font-weight="normal" officeooo:rsid="0040cf08" style:font-name-asian="DejaVu Sans Mono" style:font-size-asian="10pt" style:font-weight-asian="normal" style:font-name-complex="DejaVu Sans Mono" style:font-size-complex="10pt" style:font-weight-complex="normal"/>
    </style:style>
    <style:style style:name="T174" style:family="text">
      <style:text-properties style:text-position="sub 58%" style:font-name="DejaVu Sans Mono" fo:font-size="10pt" fo:font-weight="normal" officeooo:rsid="004216de" style:font-name-asian="DejaVu Sans Mono" style:font-size-asian="10pt" style:font-weight-asian="normal" style:font-name-complex="DejaVu Sans Mono" style:font-size-complex="10pt" style:font-weight-complex="normal"/>
    </style:style>
    <style:style style:name="T175" style:family="text">
      <style:text-properties style:text-position="sub 58%" style:font-name="DejaVu Sans Mono" fo:font-size="10pt" fo:font-weight="normal" officeooo:rsid="004a5ef8" style:font-name-asian="DejaVu Sans Mono" style:font-size-asian="10pt" style:font-weight-asian="normal" style:font-name-complex="DejaVu Sans Mono" style:font-size-complex="10pt" style:font-weight-complex="normal"/>
    </style:style>
    <style:style style:name="T176" style:family="text">
      <style:text-properties style:text-position="sub 58%" style:font-name="DejaVu Sans Mono" fo:font-size="10pt" fo:font-weight="normal" officeooo:rsid="004bf6c0" style:font-name-asian="DejaVu Sans Mono" style:font-size-asian="10pt" style:font-weight-asian="normal" style:font-name-complex="DejaVu Sans Mono" style:font-size-complex="10pt" style:font-weight-complex="normal"/>
    </style:style>
    <style:style style:name="T177" style:family="text">
      <style:text-properties style:text-position="sub 58%" style:font-name="DejaVu Sans Mono" fo:font-size="10pt" fo:font-weight="normal" officeooo:rsid="00433a71" style:font-name-asian="DejaVu Sans Mono" style:font-size-asian="10pt" style:font-weight-asian="normal" style:font-name-complex="DejaVu Sans Mono" style:font-size-complex="10pt" style:font-weight-complex="normal"/>
    </style:style>
    <style:style style:name="T178" style:family="text">
      <style:text-properties style:text-position="sub 58%" style:font-name="DejaVu Sans Mono" fo:font-size="10pt" fo:font-weight="normal" officeooo:rsid="00894b4e" style:font-name-asian="DejaVu Sans Mono" style:font-size-asian="10pt" style:font-weight-asian="normal" style:font-name-complex="DejaVu Sans Mono" style:font-size-complex="10pt" style:font-weight-complex="normal"/>
    </style:style>
    <style:style style:name="T179" style:family="text">
      <style:text-properties style:text-position="sub 58%" style:font-name="DejaVu Sans Mono" fo:font-size="10pt" fo:font-weight="normal" officeooo:rsid="003fb988" style:font-name-asian="DejaVu Sans Mono" style:font-size-asian="10pt" style:font-weight-asian="normal" style:font-name-complex="DejaVu Sans Mono" style:font-size-complex="10pt" style:font-weight-complex="normal"/>
    </style:style>
    <style:style style:name="T180" style:family="text">
      <style:text-properties style:text-position="sub 58%" style:font-name="DejaVu Sans Mono" fo:font-size="10pt" fo:font-weight="normal" officeooo:rsid="00aa8a58" style:font-name-asian="DejaVu Sans Mono" style:font-size-asian="10pt" style:font-weight-asian="normal" style:font-name-complex="DejaVu Sans Mono" style:font-size-complex="10pt" style:font-weight-complex="normal"/>
    </style:style>
    <style:style style:name="T181" style:family="text">
      <style:text-properties style:text-position="sub 58%" style:font-name="DejaVu Sans Mono" fo:font-size="10pt" fo:font-weight="normal" officeooo:rsid="00be7109" style:font-name-asian="DejaVu Sans Mono" style:font-size-asian="10pt" style:font-weight-asian="normal" style:font-name-complex="DejaVu Sans Mono" style:font-size-complex="10pt" style:font-weight-complex="normal"/>
    </style:style>
    <style:style style:name="T182" style:family="text">
      <style:text-properties style:text-position="sub 58%" style:font-name="DejaVu Sans Mono" fo:font-size="10pt" fo:font-weight="normal" officeooo:rsid="00bdfc92" style:font-name-asian="DejaVu Sans Mono" style:font-size-asian="10pt" style:font-weight-asian="normal" style:font-name-complex="DejaVu Sans Mono" style:font-size-complex="10pt" style:font-weight-complex="normal"/>
    </style:style>
    <style:style style:name="T183" style:family="text">
      <style:text-properties style:text-position="sub 58%" style:font-name="DejaVu Sans Mono" fo:font-size="10pt" fo:font-weight="normal" officeooo:rsid="00c20da9" style:font-name-asian="DejaVu Sans Mono" style:font-size-asian="10pt" style:font-weight-asian="normal" style:font-name-complex="DejaVu Sans Mono" style:font-size-complex="10pt" style:font-weight-complex="normal"/>
    </style:style>
    <style:style style:name="T184" style:family="text">
      <style:text-properties style:text-position="sub 58%" style:font-name="DejaVu Sans Mono" fo:font-size="10pt" fo:font-weight="normal" officeooo:rsid="003b2580" style:font-name-asian="DejaVu Sans Mono" style:font-size-asian="10pt" style:font-weight-asian="normal" style:font-name-complex="DejaVu Sans Mono" style:font-size-complex="10pt" style:font-weight-complex="normal"/>
    </style:style>
    <style:style style:name="T185" style:family="text">
      <style:text-properties style:text-position="sub 58%" style:font-name="DejaVu Sans Mono" fo:font-size="10pt" fo:font-weight="normal" fo:background-color="transparent" loext:char-shading-value="0" style:font-name-asian="DejaVu Sans Mono" style:font-size-asian="10pt" style:font-weight-asian="normal" style:font-name-complex="DejaVu Sans Mono" style:font-size-complex="10pt" style:font-weight-complex="normal"/>
    </style:style>
    <style:style style:name="T186" style:family="text">
      <style:text-properties style:text-position="sub 58%" style:font-name="DejaVu Sans Mono" fo:font-size="10pt" fo:font-weight="normal" officeooo:rsid="0040cf08" fo:background-color="transparent" loext:char-shading-value="0" style:font-name-asian="DejaVu Sans Mono" style:font-size-asian="10pt" style:font-weight-asian="normal" style:font-name-complex="DejaVu Sans Mono" style:font-size-complex="10pt" style:font-weight-complex="normal"/>
    </style:style>
    <style:style style:name="T187" style:family="text">
      <style:text-properties style:text-position="sub 58%" style:font-name="DejaVu Sans Mono" fo:font-size="10pt" fo:font-weight="normal" officeooo:rsid="008cb7e3" fo:background-color="transparent" loext:char-shading-value="0" style:font-name-asian="DejaVu Sans Mono" style:font-size-asian="10pt" style:font-weight-asian="normal" style:font-name-complex="DejaVu Sans Mono" style:font-size-complex="10pt" style:font-weight-complex="normal"/>
    </style:style>
    <style:style style:name="T188" style:family="text">
      <style:text-properties style:text-position="sub 58%" style:font-name="DejaVu Sans Mono" fo:font-size="10pt" fo:font-weight="normal" officeooo:rsid="004216de" fo:background-color="transparent" loext:char-shading-value="0" style:font-name-asian="DejaVu Sans Mono" style:font-size-asian="10pt" style:font-weight-asian="normal" style:font-name-complex="DejaVu Sans Mono" style:font-size-complex="10pt" style:font-weight-complex="normal"/>
    </style:style>
    <style:style style:name="T189" style:family="text">
      <style:text-properties style:text-position="sub 58%" style:font-name="DejaVu Sans Mono" fo:font-size="10pt" fo:font-weight="normal" officeooo:rsid="003d14bf" fo:background-color="transparent" loext:char-shading-value="0" style:font-name-asian="DejaVu Sans Mono" style:font-size-asian="10pt" style:font-weight-asian="normal" style:font-name-complex="DejaVu Sans Mono" style:font-size-complex="10pt" style:font-weight-complex="normal"/>
    </style:style>
    <style:style style:name="T190" style:family="text">
      <style:text-properties style:text-position="sub 58%" style:font-name="DejaVu Sans Mono" fo:font-size="10pt" fo:font-weight="normal" officeooo:rsid="004048c5" fo:background-color="transparent" loext:char-shading-value="0" style:font-name-asian="DejaVu Sans Mono" style:font-size-asian="10pt" style:font-weight-asian="normal" style:font-name-complex="DejaVu Sans Mono" style:font-size-complex="10pt" style:font-weight-complex="normal"/>
    </style:style>
    <style:style style:name="T191" style:family="text">
      <style:text-properties style:text-position="sub 58%" style:font-name="DejaVu Sans Mono" fo:font-size="10pt" fo:font-weight="normal" officeooo:rsid="00c20da9" fo:background-color="transparent" loext:char-shading-value="0" style:font-name-asian="DejaVu Sans Mono" style:font-size-asian="10pt" style:font-weight-asian="normal" style:font-name-complex="DejaVu Sans Mono" style:font-size-complex="10pt" style:font-weight-complex="normal"/>
    </style:style>
    <style:style style:name="T192" style:family="text">
      <style:text-properties style:text-position="sub 58%" style:font-name="DejaVu Sans Mono" fo:font-size="10pt" style:font-name-asian="DejaVu Sans Mono" style:font-size-asian="10pt" style:font-name-complex="DejaVu Sans Mono" style:font-size-complex="10pt"/>
    </style:style>
    <style:style style:name="T193" style:family="text">
      <style:text-properties style:text-position="sub 58%" style:font-name="DejaVu Sans Mono" fo:font-size="10pt" officeooo:rsid="003d14bf" style:font-name-asian="DejaVu Sans Mono" style:font-size-asian="10pt" style:font-name-complex="DejaVu Sans Mono" style:font-size-complex="10pt"/>
    </style:style>
    <style:style style:name="T194" style:family="text">
      <style:text-properties style:text-position="sub 58%" style:font-name="DejaVu Sans Mono" fo:font-size="10pt" officeooo:rsid="004048c5" style:font-name-asian="DejaVu Sans Mono" style:font-size-asian="10pt" style:font-name-complex="DejaVu Sans Mono" style:font-size-complex="10pt"/>
    </style:style>
    <style:style style:name="T195" style:family="text">
      <style:text-properties style:text-position="sub 58%" style:font-name="DejaVu Sans Mono" fo:font-size="10pt" officeooo:rsid="0040cf08" style:font-name-asian="DejaVu Sans Mono" style:font-size-asian="10pt" style:font-name-complex="DejaVu Sans Mono" style:font-size-complex="10pt"/>
    </style:style>
    <style:style style:name="T196" style:family="text">
      <style:text-properties style:text-position="sub 58%" style:font-name="DejaVu Sans Mono" fo:font-size="10pt" officeooo:rsid="0044f51b" style:font-name-asian="DejaVu Sans Mono" style:font-size-asian="10pt" style:font-name-complex="DejaVu Sans Mono" style:font-size-complex="10pt"/>
    </style:style>
    <style:style style:name="T197" style:family="text">
      <style:text-properties style:text-position="sub 58%" style:font-name="DejaVu Sans Mono" fo:font-size="10pt" officeooo:rsid="008cb7e3" style:font-name-asian="DejaVu Sans Mono" style:font-size-asian="10pt" style:font-name-complex="DejaVu Sans Mono" style:font-size-complex="10pt"/>
    </style:style>
    <style:style style:name="T198" style:family="text">
      <style:text-properties style:text-position="sub 58%" style:font-name="DejaVu Sans Mono" officeooo:rsid="00c20da9" style:font-name-asian="DejaVu Sans Mono" style:font-name-complex="DejaVu Sans Mono"/>
    </style:style>
    <style:style style:name="T199" style:family="text">
      <style:text-properties style:text-position="sub 58%" style:font-name="DejaVu Sans Mono" fo:font-weight="normal" officeooo:rsid="00853850" style:font-name-asian="DejaVu Sans Mono" style:font-weight-asian="normal" style:font-name-complex="DejaVu Sans Mono" style:font-weight-complex="normal"/>
    </style:style>
    <style:style style:name="T200" style:family="text">
      <style:text-properties style:text-position="sub 58%" style:font-name="DejaVu Sans Mono" fo:font-weight="normal" officeooo:rsid="00c20da9" style:font-name-asian="DejaVu Sans Mono" style:font-weight-asian="normal" style:font-name-complex="DejaVu Sans Mono" style:font-weight-complex="normal"/>
    </style:style>
    <style:style style:name="T201" style:family="text">
      <style:text-properties style:text-position="sub 58%" style:font-name="DejaVu Sans Mono" fo:font-weight="normal" officeooo:rsid="0039d326" style:font-name-asian="DejaVu Sans Mono" style:font-weight-asian="normal" style:font-name-complex="DejaVu Sans Mono" style:font-weight-complex="normal"/>
    </style:style>
    <style:style style:name="T202" style:family="text">
      <style:text-properties style:text-position="sub 58%" style:font-name="DejaVu Sans Mono" fo:font-weight="normal" officeooo:rsid="003aafe0" style:font-name-asian="DejaVu Sans Mono" style:font-weight-asian="normal" style:font-name-complex="DejaVu Sans Mono" style:font-weight-complex="normal"/>
    </style:style>
    <style:style style:name="T203" style:family="text">
      <style:text-properties style:text-position="sub 58%" style:font-name="DejaVu Sans Mono" fo:font-weight="normal" officeooo:rsid="00d20380" style:font-name-asian="DejaVu Sans Mono" style:font-weight-asian="normal" style:font-name-complex="DejaVu Sans Mono" style:font-weight-complex="normal"/>
    </style:style>
    <style:style style:name="T204" style:family="text">
      <style:text-properties style:text-position="sub 58%" style:font-name="DejaVu Sans Mono" fo:font-size="11pt" fo:font-weight="normal" officeooo:rsid="00c20da9" style:font-name-asian="DejaVu Sans Mono" style:font-size-asian="11pt" style:font-weight-asian="normal" style:font-name-complex="DejaVu Sans Mono" style:font-size-complex="11pt" style:font-weight-complex="normal"/>
    </style:style>
    <style:style style:name="T205" style:family="text">
      <style:text-properties style:text-position="sub 58%" style:font-name="DejaVu Sans Mono" fo:font-size="11pt" fo:font-weight="normal" officeooo:rsid="00853850" style:font-name-asian="DejaVu Sans Mono" style:font-size-asian="11pt" style:font-weight-asian="normal" style:font-name-complex="DejaVu Sans Mono" style:font-size-complex="11pt" style:font-weight-complex="normal"/>
    </style:style>
    <style:style style:name="T206" style:family="text">
      <style:text-properties style:text-position="sub 58%" style:font-name="DejaVu Sans Mono" fo:font-size="11pt" officeooo:rsid="00c20da9" style:font-name-asian="DejaVu Sans Mono" style:font-size-asian="11pt" style:font-name-complex="DejaVu Sans Mono" style:font-size-complex="11pt"/>
    </style:style>
    <style:style style:name="T207" style:family="text">
      <style:text-properties style:text-position="sub 58%" officeooo:rsid="000f0da5"/>
    </style:style>
    <style:style style:name="T208" style:family="text">
      <style:text-properties style:text-position="sub 58%" officeooo:rsid="003b2580"/>
    </style:style>
    <style:style style:name="T209" style:family="text">
      <style:text-properties style:text-position="sub 58%" officeooo:rsid="003d14bf"/>
    </style:style>
    <style:style style:name="T210" style:family="text">
      <style:text-properties style:text-position="sub 58%" officeooo:rsid="00540525"/>
    </style:style>
    <style:style style:name="T211" style:family="text">
      <style:text-properties style:text-position="sub 58%" officeooo:rsid="00752d48"/>
    </style:style>
    <style:style style:name="T212" style:family="text">
      <style:text-properties style:text-position="sub 58%" fo:background-color="transparent" loext:char-shading-value="0"/>
    </style:style>
    <style:style style:name="T213" style:family="text">
      <style:text-properties style:text-position="sub 58%" officeooo:rsid="0013f7a7" fo:background-color="transparent" loext:char-shading-value="0"/>
    </style:style>
    <style:style style:name="T214" style:family="text">
      <style:text-properties style:text-position="sub 58%" officeooo:rsid="0087c394"/>
    </style:style>
    <style:style style:name="T215" style:family="text">
      <style:text-properties style:text-position="sub 58%" officeooo:rsid="004216de"/>
    </style:style>
    <style:style style:name="T216" style:family="text">
      <style:text-properties style:text-position="sub 58%" style:font-name="DejaVu Serif1" fo:font-size="10pt" fo:font-weight="normal" officeooo:rsid="00540525" style:font-name-asian="DejaVu Sans Mono" style:font-size-asian="10pt" style:font-weight-asian="normal" style:font-name-complex="DejaVu Sans Mono" style:font-size-complex="10pt" style:font-weight-complex="normal"/>
    </style:style>
    <style:style style:name="T217" style:family="text">
      <style:text-properties style:text-position="sub 58%" style:font-name="DejaVu Serif1" fo:font-size="10pt" fo:font-weight="normal" officeooo:rsid="00752d48" style:font-name-asian="DejaVu Sans Mono" style:font-size-asian="10pt" style:font-weight-asian="normal" style:font-name-complex="DejaVu Sans Mono" style:font-size-complex="10pt" style:font-weight-complex="normal"/>
    </style:style>
    <style:style style:name="T218" style:family="text">
      <style:text-properties style:text-position="sub 58%" officeooo:rsid="00c2d5c2"/>
    </style:style>
    <style:style style:name="T219" style:family="text">
      <style:text-properties style:text-position="sub 58%" fo:font-style="italic" style:font-style-asian="italic" style:font-style-complex="italic"/>
    </style:style>
    <style:style style:name="T220" style:family="text">
      <style:text-properties style:text-position="0% 100%"/>
    </style:style>
    <style:style style:name="T221" style:family="text">
      <style:text-properties style:text-position="0% 100%" officeooo:rsid="002537ee"/>
    </style:style>
    <style:style style:name="T222" style:family="text">
      <style:text-properties style:text-position="0% 100%" officeooo:rsid="002396c9"/>
    </style:style>
    <style:style style:name="T223" style:family="text">
      <style:text-properties style:text-position="0% 100%" officeooo:rsid="00263a9f"/>
    </style:style>
    <style:style style:name="T224" style:family="text">
      <style:text-properties style:text-position="0% 100%" officeooo:rsid="00283125"/>
    </style:style>
    <style:style style:name="T225" style:family="text">
      <style:text-properties style:text-position="0% 100%" officeooo:rsid="002ae646"/>
    </style:style>
    <style:style style:name="T226" style:family="text">
      <style:text-properties style:text-position="0% 100%" style:font-name="DejaVu Sans Mono" fo:font-size="10pt" fo:font-style="italic" fo:font-weight="normal" officeooo:rsid="0032c3fc" style:font-name-asian="DejaVu Sans Mono" style:font-size-asian="10pt" style:font-style-asian="italic" style:font-weight-asian="normal" style:font-name-complex="DejaVu Sans Mono" style:font-size-complex="10pt" style:font-style-complex="italic" style:font-weight-complex="normal"/>
    </style:style>
    <style:style style:name="T227" style:family="text">
      <style:text-properties style:text-position="0% 100%" style:font-name="DejaVu Sans Mono" fo:font-size="10pt" fo:font-style="italic" fo:font-weight="normal" officeooo:rsid="003861a7" style:font-name-asian="DejaVu Sans Mono" style:font-size-asian="10pt" style:font-style-asian="italic" style:font-weight-asian="normal" style:font-name-complex="DejaVu Sans Mono" style:font-size-complex="10pt" style:font-style-complex="italic" style:font-weight-complex="normal"/>
    </style:style>
    <style:style style:name="T228" style:family="text">
      <style:text-properties style:text-position="0% 100%" style:font-name="DejaVu Sans Mono" fo:font-size="10pt" style:font-name-asian="DejaVu Sans Mono" style:font-size-asian="10pt" style:font-name-complex="DejaVu Sans Mono" style:font-size-complex="10pt"/>
    </style:style>
    <style:style style:name="T229" style:family="text">
      <style:text-properties style:text-position="0% 100%" style:font-name="DejaVu Sans Mono" fo:font-size="10pt" officeooo:rsid="003d14bf" style:font-name-asian="DejaVu Sans Mono" style:font-size-asian="10pt" style:font-name-complex="DejaVu Sans Mono" style:font-size-complex="10pt"/>
    </style:style>
    <style:style style:name="T230" style:family="text">
      <style:text-properties style:text-position="0% 100%" style:font-name="DejaVu Sans Mono" fo:font-size="10pt" officeooo:rsid="003fb988" style:font-name-asian="DejaVu Sans Mono" style:font-size-asian="10pt" style:font-name-complex="DejaVu Sans Mono" style:font-size-complex="10pt"/>
    </style:style>
    <style:style style:name="T231" style:family="text">
      <style:text-properties style:text-position="0% 100%" style:font-name="DejaVu Sans Mono" fo:font-size="10pt" officeooo:rsid="004048c5" style:font-name-asian="DejaVu Sans Mono" style:font-size-asian="10pt" style:font-name-complex="DejaVu Sans Mono" style:font-size-complex="10pt"/>
    </style:style>
    <style:style style:name="T232" style:family="text">
      <style:text-properties style:text-position="0% 100%" style:font-name="DejaVu Sans Mono" fo:font-size="10pt" officeooo:rsid="0040cf08" style:font-name-asian="DejaVu Sans Mono" style:font-size-asian="10pt" style:font-name-complex="DejaVu Sans Mono" style:font-size-complex="10pt"/>
    </style:style>
    <style:style style:name="T233" style:family="text">
      <style:text-properties style:text-position="0% 100%" style:font-name="DejaVu Sans Mono" fo:font-size="10pt" officeooo:rsid="0044f51b" style:font-name-asian="DejaVu Sans Mono" style:font-size-asian="10pt" style:font-name-complex="DejaVu Sans Mono" style:font-size-complex="10pt"/>
    </style:style>
    <style:style style:name="T234" style:family="text">
      <style:text-properties style:text-position="0% 100%" style:font-name="DejaVu Sans Mono" fo:font-size="10pt" officeooo:rsid="0046962f" style:font-name-asian="DejaVu Sans Mono" style:font-size-asian="10pt" style:font-name-complex="DejaVu Sans Mono" style:font-size-complex="10pt"/>
    </style:style>
    <style:style style:name="T235" style:family="text">
      <style:text-properties style:text-position="0% 100%" style:font-name="DejaVu Sans Mono" fo:font-size="10pt" officeooo:rsid="004bf6c0" style:font-name-asian="DejaVu Sans Mono" style:font-size-asian="10pt" style:font-name-complex="DejaVu Sans Mono" style:font-size-complex="10pt"/>
    </style:style>
    <style:style style:name="T236" style:family="text">
      <style:text-properties style:text-position="0% 100%" style:font-name="DejaVu Sans Mono" fo:font-size="10pt" officeooo:rsid="00894b4e" style:font-name-asian="DejaVu Sans Mono" style:font-size-asian="10pt" style:font-name-complex="DejaVu Sans Mono" style:font-size-complex="10pt"/>
    </style:style>
    <style:style style:name="T237" style:family="text">
      <style:text-properties style:text-position="0% 100%" style:font-name="DejaVu Sans Mono" fo:font-size="10pt" officeooo:rsid="00d2f689" style:font-name-asian="DejaVu Sans Mono" style:font-size-asian="10pt" style:font-name-complex="DejaVu Sans Mono" style:font-size-complex="10pt"/>
    </style:style>
    <style:style style:name="T238" style:family="text">
      <style:text-properties style:text-position="0% 100%" style:font-name="DejaVu Sans Mono" fo:font-size="10pt" fo:font-weight="normal" officeooo:rsid="003dffa8" style:font-name-asian="DejaVu Sans Mono" style:font-size-asian="10pt" style:font-weight-asian="normal" style:font-name-complex="DejaVu Sans Mono" style:font-size-complex="10pt" style:font-weight-complex="normal"/>
    </style:style>
    <style:style style:name="T239" style:family="text">
      <style:text-properties style:text-position="0% 100%" style:font-name="DejaVu Sans Mono" fo:font-size="10pt" fo:font-weight="normal" officeooo:rsid="003d14bf" style:font-name-asian="DejaVu Sans Mono" style:font-size-asian="10pt" style:font-weight-asian="normal" style:font-name-complex="DejaVu Sans Mono" style:font-size-complex="10pt" style:font-weight-complex="normal"/>
    </style:style>
    <style:style style:name="T240" style:family="text">
      <style:text-properties style:text-position="0% 100%" style:font-name="DejaVu Sans Mono" fo:font-size="10pt" fo:font-weight="normal" officeooo:rsid="003f5cfc" style:font-name-asian="DejaVu Sans Mono" style:font-size-asian="10pt" style:font-weight-asian="normal" style:font-name-complex="DejaVu Sans Mono" style:font-size-complex="10pt" style:font-weight-complex="normal"/>
    </style:style>
    <style:style style:name="T241" style:family="text">
      <style:text-properties style:text-position="0% 100%" style:font-name="DejaVu Sans Mono" fo:font-size="10pt" fo:font-weight="normal" officeooo:rsid="003fb988" style:font-name-asian="DejaVu Sans Mono" style:font-size-asian="10pt" style:font-weight-asian="normal" style:font-name-complex="DejaVu Sans Mono" style:font-size-complex="10pt" style:font-weight-complex="normal"/>
    </style:style>
    <style:style style:name="T242" style:family="text">
      <style:text-properties style:text-position="0% 100%" style:font-name="DejaVu Sans Mono" fo:font-size="10pt" fo:font-weight="normal" officeooo:rsid="004048c5" style:font-name-asian="DejaVu Sans Mono" style:font-size-asian="10pt" style:font-weight-asian="normal" style:font-name-complex="DejaVu Sans Mono" style:font-size-complex="10pt" style:font-weight-complex="normal"/>
    </style:style>
    <style:style style:name="T243" style:family="text">
      <style:text-properties style:text-position="0% 100%" style:font-name="DejaVu Sans Mono" fo:font-size="10pt" fo:font-weight="normal" officeooo:rsid="004216de" style:font-name-asian="DejaVu Sans Mono" style:font-size-asian="10pt" style:font-weight-asian="normal" style:font-name-complex="DejaVu Sans Mono" style:font-size-complex="10pt" style:font-weight-complex="normal"/>
    </style:style>
    <style:style style:name="T244" style:family="text">
      <style:text-properties style:text-position="0% 100%" style:font-name="DejaVu Sans Mono" fo:font-size="10pt" fo:font-weight="normal" officeooo:rsid="004a5ef8" style:font-name-asian="DejaVu Sans Mono" style:font-size-asian="10pt" style:font-weight-asian="normal" style:font-name-complex="DejaVu Sans Mono" style:font-size-complex="10pt" style:font-weight-complex="normal"/>
    </style:style>
    <style:style style:name="T245" style:family="text">
      <style:text-properties style:text-position="0% 100%" style:font-name="DejaVu Sans Mono" fo:font-size="10pt" fo:font-weight="normal" officeooo:rsid="0040cf08" style:font-name-asian="DejaVu Sans Mono" style:font-size-asian="10pt" style:font-weight-asian="normal" style:font-name-complex="DejaVu Sans Mono" style:font-size-complex="10pt" style:font-weight-complex="normal"/>
    </style:style>
    <style:style style:name="T246" style:family="text">
      <style:text-properties style:text-position="0% 100%" style:font-name="DejaVu Sans Mono" fo:font-size="10pt" fo:font-weight="normal" officeooo:rsid="004bf6c0" style:font-name-asian="DejaVu Sans Mono" style:font-size-asian="10pt" style:font-weight-asian="normal" style:font-name-complex="DejaVu Sans Mono" style:font-size-complex="10pt" style:font-weight-complex="normal"/>
    </style:style>
    <style:style style:name="T247" style:family="text">
      <style:text-properties style:text-position="0% 100%" style:font-name="DejaVu Sans Mono" fo:font-size="10pt" fo:font-weight="normal" officeooo:rsid="003aafe0" style:font-name-asian="DejaVu Sans Mono" style:font-size-asian="10pt" style:font-weight-asian="normal" style:font-name-complex="DejaVu Sans Mono" style:font-size-complex="10pt" style:font-weight-complex="normal"/>
    </style:style>
    <style:style style:name="T248" style:family="text">
      <style:text-properties style:text-position="0% 100%" style:font-name="DejaVu Sans Mono" fo:font-size="10pt" fo:font-weight="normal" officeooo:rsid="008cb7e3" style:font-name-asian="DejaVu Sans Mono" style:font-size-asian="10pt" style:font-weight-asian="normal" style:font-name-complex="DejaVu Sans Mono" style:font-size-complex="10pt" style:font-weight-complex="normal"/>
    </style:style>
    <style:style style:name="T249" style:family="text">
      <style:text-properties style:text-position="0% 100%" style:font-name="DejaVu Sans Mono" fo:font-size="10pt" fo:font-weight="normal" officeooo:rsid="00433a71" style:font-name-asian="DejaVu Sans Mono" style:font-size-asian="10pt" style:font-weight-asian="normal" style:font-name-complex="DejaVu Sans Mono" style:font-size-complex="10pt" style:font-weight-complex="normal"/>
    </style:style>
    <style:style style:name="T250" style:family="text">
      <style:text-properties style:text-position="0% 100%" style:font-name="DejaVu Sans Mono" fo:font-size="10pt" fo:font-weight="normal" officeooo:rsid="00894b4e" style:font-name-asian="DejaVu Sans Mono" style:font-size-asian="10pt" style:font-weight-asian="normal" style:font-name-complex="DejaVu Sans Mono" style:font-size-complex="10pt" style:font-weight-complex="normal"/>
    </style:style>
    <style:style style:name="T251" style:family="text">
      <style:text-properties style:text-position="0% 100%" style:font-name="DejaVu Sans Mono" fo:font-size="10pt" fo:font-weight="normal" officeooo:rsid="00aa8a58" style:font-name-asian="DejaVu Sans Mono" style:font-size-asian="10pt" style:font-weight-asian="normal" style:font-name-complex="DejaVu Sans Mono" style:font-size-complex="10pt" style:font-weight-complex="normal"/>
    </style:style>
    <style:style style:name="T252" style:family="text">
      <style:text-properties style:text-position="0% 100%" style:font-name="DejaVu Sans Mono" fo:font-size="10pt" fo:font-weight="normal" officeooo:rsid="00bdfc92" style:font-name-asian="DejaVu Sans Mono" style:font-size-asian="10pt" style:font-weight-asian="normal" style:font-name-complex="DejaVu Sans Mono" style:font-size-complex="10pt" style:font-weight-complex="normal"/>
    </style:style>
    <style:style style:name="T253" style:family="text">
      <style:text-properties style:text-position="0% 100%" style:font-name="DejaVu Sans Mono" fo:font-size="10pt" fo:font-weight="normal" officeooo:rsid="00c54dfa" style:font-name-asian="DejaVu Sans Mono" style:font-size-asian="10pt" style:font-weight-asian="normal" style:font-name-complex="DejaVu Sans Mono" style:font-size-complex="10pt" style:font-weight-complex="normal"/>
    </style:style>
    <style:style style:name="T254" style:family="text">
      <style:text-properties style:text-position="0% 100%" style:font-name="DejaVu Sans Mono" fo:font-size="10pt" fo:font-weight="normal" officeooo:rsid="00d2f689" style:font-name-asian="DejaVu Sans Mono" style:font-size-asian="10pt" style:font-weight-asian="normal" style:font-name-complex="DejaVu Sans Mono" style:font-size-complex="10pt" style:font-weight-complex="normal"/>
    </style:style>
    <style:style style:name="T255" style:family="text">
      <style:text-properties style:text-position="0% 100%" style:font-name="DejaVu Sans Mono" fo:font-size="10pt" fo:font-weight="normal" officeooo:rsid="00d34b8b" style:font-name-asian="DejaVu Sans Mono" style:font-size-asian="10pt" style:font-weight-asian="normal" style:font-name-complex="DejaVu Sans Mono" style:font-size-complex="10pt" style:font-weight-complex="normal"/>
    </style:style>
    <style:style style:name="T256" style:family="text">
      <style:text-properties style:text-position="0% 100%" style:font-name="DejaVu Sans Mono" fo:font-size="10pt" fo:font-weight="normal" officeooo:rsid="0040cf08" fo:background-color="transparent" loext:char-shading-value="0" style:font-name-asian="DejaVu Sans Mono" style:font-size-asian="10pt" style:font-weight-asian="normal" style:font-name-complex="DejaVu Sans Mono" style:font-size-complex="10pt" style:font-weight-complex="normal"/>
    </style:style>
    <style:style style:name="T257" style:family="text">
      <style:text-properties style:text-position="0% 100%" style:font-name="DejaVu Sans Mono" fo:font-size="10pt" fo:font-weight="normal" officeooo:rsid="008cb7e3" fo:background-color="transparent" loext:char-shading-value="0" style:font-name-asian="DejaVu Sans Mono" style:font-size-asian="10pt" style:font-weight-asian="normal" style:font-name-complex="DejaVu Sans Mono" style:font-size-complex="10pt" style:font-weight-complex="normal"/>
    </style:style>
    <style:style style:name="T258" style:family="text">
      <style:text-properties style:text-position="0% 100%" style:font-name="DejaVu Sans Mono" fo:font-size="10pt" fo:font-weight="normal" officeooo:rsid="004216de" fo:background-color="transparent" loext:char-shading-value="0" style:font-name-asian="DejaVu Sans Mono" style:font-size-asian="10pt" style:font-weight-asian="normal" style:font-name-complex="DejaVu Sans Mono" style:font-size-complex="10pt" style:font-weight-complex="normal"/>
    </style:style>
    <style:style style:name="T259" style:family="text">
      <style:text-properties style:text-position="0% 100%" style:font-name="DejaVu Sans Mono" fo:font-size="10pt" fo:font-weight="normal" officeooo:rsid="003d14bf" fo:background-color="transparent" loext:char-shading-value="0" style:font-name-asian="DejaVu Sans Mono" style:font-size-asian="10pt" style:font-weight-asian="normal" style:font-name-complex="DejaVu Sans Mono" style:font-size-complex="10pt" style:font-weight-complex="normal"/>
    </style:style>
    <style:style style:name="T260" style:family="text">
      <style:text-properties style:text-position="0% 100%" style:font-name="DejaVu Sans Mono" fo:font-size="10pt" fo:font-weight="normal" officeooo:rsid="004048c5" fo:background-color="transparent" loext:char-shading-value="0" style:font-name-asian="DejaVu Sans Mono" style:font-size-asian="10pt" style:font-weight-asian="normal" style:font-name-complex="DejaVu Sans Mono" style:font-size-complex="10pt" style:font-weight-complex="normal"/>
    </style:style>
    <style:style style:name="T261" style:family="text">
      <style:text-properties style:text-position="0% 100%" style:font-name="DejaVu Sans Mono" fo:font-size="10pt" fo:font-weight="normal" officeooo:rsid="003fb988" fo:background-color="transparent" loext:char-shading-value="0" style:font-name-asian="DejaVu Sans Mono" style:font-size-asian="10pt" style:font-weight-asian="normal" style:font-name-complex="DejaVu Sans Mono" style:font-size-complex="10pt" style:font-weight-complex="normal"/>
    </style:style>
    <style:style style:name="T262" style:family="text">
      <style:text-properties style:text-position="0% 100%" style:font-name="DejaVu Sans Mono" fo:font-size="10pt" fo:font-weight="normal" officeooo:rsid="0046962f" fo:background-color="transparent" loext:char-shading-value="0" style:font-name-asian="DejaVu Sans Mono" style:font-size-asian="10pt" style:font-weight-asian="normal" style:font-name-complex="DejaVu Sans Mono" style:font-size-complex="10pt" style:font-weight-complex="normal"/>
    </style:style>
    <style:style style:name="T263" style:family="text">
      <style:text-properties style:text-position="0% 100%" style:font-name="DejaVu Sans Mono" fo:font-size="10pt" fo:font-weight="normal" officeooo:rsid="00433a71" fo:background-color="transparent" loext:char-shading-value="0" style:font-name-asian="DejaVu Sans Mono" style:font-size-asian="10pt" style:font-weight-asian="normal" style:font-name-complex="DejaVu Sans Mono" style:font-size-complex="10pt" style:font-weight-complex="normal"/>
    </style:style>
    <style:style style:name="T264" style:family="text">
      <style:text-properties style:text-position="0% 100%" style:font-name="DejaVu Sans Mono" fo:font-size="10pt" fo:font-weight="normal" officeooo:rsid="00d2f689" fo:background-color="transparent" loext:char-shading-value="0" style:font-name-asian="DejaVu Sans Mono" style:font-size-asian="10pt" style:font-weight-asian="normal" style:font-name-complex="DejaVu Sans Mono" style:font-size-complex="10pt" style:font-weight-complex="normal"/>
    </style:style>
    <style:style style:name="T265" style:family="text">
      <style:text-properties style:text-position="0% 100%" style:font-name="DejaVu Sans Mono" fo:font-size="10pt" fo:font-weight="normal" officeooo:rsid="00c54dfa" fo:background-color="transparent" loext:char-shading-value="0" style:font-name-asian="DejaVu Sans Mono" style:font-size-asian="10pt" style:font-weight-asian="normal" style:font-name-complex="DejaVu Sans Mono" style:font-size-complex="10pt" style:font-weight-complex="normal"/>
    </style:style>
    <style:style style:name="T266" style:family="text">
      <style:text-properties style:text-position="0% 100%" style:font-name="DejaVu Sans Mono" fo:font-size="10pt" fo:font-weight="bold" officeooo:rsid="0032c3fc" style:font-name-asian="DejaVu Sans Mono" style:font-size-asian="10pt" style:font-weight-asian="bold" style:font-name-complex="DejaVu Sans Mono" style:font-size-complex="10pt" style:font-weight-complex="bold"/>
    </style:style>
    <style:style style:name="T267" style:family="text">
      <style:text-properties style:text-position="0% 100%" style:font-name="DejaVu Sans Mono" fo:font-size="10pt" fo:font-weight="bold" officeooo:rsid="00731dca" style:font-name-asian="DejaVu Sans Mono" style:font-size-asian="10pt" style:font-weight-asian="bold" style:font-name-complex="DejaVu Sans Mono" style:font-size-complex="10pt" style:font-weight-complex="bold"/>
    </style:style>
    <style:style style:name="T268" style:family="text">
      <style:text-properties style:text-position="0% 100%" style:font-name="DejaVu Sans Mono" fo:font-weight="normal" style:font-name-asian="DejaVu Sans Mono" style:font-weight-asian="normal" style:font-name-complex="DejaVu Sans Mono" style:font-weight-complex="normal"/>
    </style:style>
    <style:style style:name="T269" style:family="text">
      <style:text-properties style:text-position="0% 100%" style:font-name="DejaVu Sans Mono" fo:font-weight="normal" officeooo:rsid="00853850" style:font-name-asian="DejaVu Sans Mono" style:font-weight-asian="normal" style:font-name-complex="DejaVu Sans Mono" style:font-weight-complex="normal"/>
    </style:style>
    <style:style style:name="T270" style:family="text">
      <style:text-properties style:text-position="0% 100%" style:font-name="DejaVu Sans Mono" fo:font-weight="normal" officeooo:rsid="00c20da9" style:font-name-asian="DejaVu Sans Mono" style:font-weight-asian="normal" style:font-name-complex="DejaVu Sans Mono" style:font-weight-complex="normal"/>
    </style:style>
    <style:style style:name="T271" style:family="text">
      <style:text-properties style:text-position="0% 100%" style:font-name="DejaVu Sans Mono" fo:font-weight="normal" officeooo:rsid="003aafe0" style:font-name-asian="DejaVu Sans Mono" style:font-weight-asian="normal" style:font-name-complex="DejaVu Sans Mono" style:font-weight-complex="normal"/>
    </style:style>
    <style:style style:name="T272" style:family="text">
      <style:text-properties style:text-position="0% 100%" style:font-name="DejaVu Sans Mono" fo:font-weight="normal" officeooo:rsid="00c2d5c2" style:font-name-asian="DejaVu Sans Mono" style:font-weight-asian="normal" style:font-name-complex="DejaVu Sans Mono" style:font-weight-complex="normal"/>
    </style:style>
    <style:style style:name="T273" style:family="text">
      <style:text-properties style:text-position="0% 100%" style:font-name="DejaVu Sans Mono" fo:font-weight="normal" officeooo:rsid="00d20380" style:font-name-asian="DejaVu Sans Mono" style:font-weight-asian="normal" style:font-name-complex="DejaVu Sans Mono" style:font-weight-complex="normal"/>
    </style:style>
    <style:style style:name="T274" style:family="text">
      <style:text-properties style:text-position="0% 100%" style:font-name="DejaVu Sans Mono" fo:font-size="11pt" fo:font-weight="normal" officeooo:rsid="00c20da9" style:font-name-asian="DejaVu Sans Mono" style:font-size-asian="11pt" style:font-weight-asian="normal" style:font-name-complex="DejaVu Sans Mono" style:font-size-complex="11pt" style:font-weight-complex="normal"/>
    </style:style>
    <style:style style:name="T275" style:family="text">
      <style:text-properties style:text-position="0% 100%" style:font-name="DejaVu Sans Mono" fo:font-size="11pt" fo:font-weight="normal" officeooo:rsid="00853850" style:font-name-asian="DejaVu Sans Mono" style:font-size-asian="11pt" style:font-weight-asian="normal" style:font-name-complex="DejaVu Sans Mono" style:font-size-complex="11pt" style:font-weight-complex="normal"/>
    </style:style>
    <style:style style:name="T276" style:family="text">
      <style:text-properties style:text-position="0% 100%" style:font-name="DejaVu Sans Mono" fo:font-size="11pt" fo:font-weight="normal" officeooo:rsid="00c2d5c2" style:font-name-asian="DejaVu Sans Mono" style:font-size-asian="11pt" style:font-weight-asian="normal" style:font-name-complex="DejaVu Sans Mono" style:font-size-complex="11pt" style:font-weight-complex="normal"/>
    </style:style>
    <style:style style:name="T277" style:family="text">
      <style:text-properties style:text-position="0% 100%" fo:font-weight="normal" style:font-weight-asian="normal" style:font-weight-complex="normal"/>
    </style:style>
    <style:style style:name="T278" style:family="text">
      <style:text-properties style:text-position="0% 100%" fo:font-weight="normal" officeooo:rsid="003aafe0" style:font-weight-asian="normal" style:font-weight-complex="normal"/>
    </style:style>
    <style:style style:name="T279" style:family="text">
      <style:text-properties style:text-position="0% 100%" fo:font-weight="normal" officeooo:rsid="0040955c" style:font-weight-asian="normal" style:font-weight-complex="normal"/>
    </style:style>
    <style:style style:name="T280" style:family="text">
      <style:text-properties style:text-position="0% 100%" fo:font-weight="normal" officeooo:rsid="0040cf08" style:font-weight-asian="normal" style:font-weight-complex="normal"/>
    </style:style>
    <style:style style:name="T281" style:family="text">
      <style:text-properties style:text-position="0% 100%" fo:font-weight="normal" officeooo:rsid="00853850" style:font-weight-asian="normal" style:font-weight-complex="normal"/>
    </style:style>
    <style:style style:name="T282" style:family="text">
      <style:text-properties style:text-position="0% 100%" fo:font-weight="normal" officeooo:rsid="0039d326" style:font-weight-asian="normal" style:font-weight-complex="normal"/>
    </style:style>
    <style:style style:name="T283" style:family="text">
      <style:text-properties style:text-position="0% 100%" fo:font-weight="normal" officeooo:rsid="00d34b8b" style:font-weight-asian="normal" style:font-weight-complex="normal"/>
    </style:style>
    <style:style style:name="T284" style:family="text">
      <style:text-properties style:text-position="0% 100%" fo:font-weight="normal" officeooo:rsid="00d75f19" style:font-weight-asian="normal" style:font-weight-complex="normal"/>
    </style:style>
    <style:style style:name="T285" style:family="text">
      <style:text-properties style:text-position="0% 100%" fo:font-weight="normal" officeooo:rsid="0040cf08" fo:background-color="transparent" loext:char-shading-value="0" style:font-weight-asian="normal" style:font-weight-complex="normal"/>
    </style:style>
    <style:style style:name="T286" style:family="text">
      <style:text-properties style:text-position="0% 100%" fo:font-weight="normal" officeooo:rsid="00894b4e" fo:background-color="transparent" loext:char-shading-value="0" style:font-weight-asian="normal" style:font-weight-complex="normal"/>
    </style:style>
    <style:style style:name="T287" style:family="text">
      <style:text-properties style:text-position="0% 100%" fo:font-weight="normal" officeooo:rsid="00d75f19" fo:background-color="transparent" loext:char-shading-value="0" style:font-weight-asian="normal" style:font-weight-complex="normal"/>
    </style:style>
    <style:style style:name="T288" style:family="text">
      <style:text-properties style:text-position="0% 100%" fo:font-weight="bold" style:font-weight-asian="bold" style:font-weight-complex="bold"/>
    </style:style>
    <style:style style:name="T289" style:family="text">
      <style:text-properties style:text-position="0% 100%" fo:font-weight="bold" officeooo:rsid="00853850" style:font-weight-asian="bold" style:font-weight-complex="bold"/>
    </style:style>
    <style:style style:name="T290" style:family="text">
      <style:text-properties style:text-position="0% 100%" fo:font-weight="bold" officeooo:rsid="00263a9f" style:font-weight-asian="bold" style:font-weight-complex="bold"/>
    </style:style>
    <style:style style:name="T291" style:family="text">
      <style:text-properties style:text-position="0% 100%" fo:font-size="10pt" style:font-size-asian="10pt" style:font-size-complex="10pt"/>
    </style:style>
    <style:style style:name="T292" style:family="text">
      <style:text-properties style:text-position="0% 100%" fo:font-size="10pt" officeooo:rsid="00106776" style:font-size-asian="10pt" style:font-size-complex="10pt"/>
    </style:style>
    <style:style style:name="T293" style:family="text">
      <style:text-properties style:text-position="0% 100%" officeooo:rsid="004f5df5"/>
    </style:style>
    <style:style style:name="T294" style:family="text">
      <style:text-properties style:text-position="0% 100%" style:font-name="DejaVu Sans" fo:font-size="11.1999998092651pt" fo:font-weight="bold" officeooo:rsid="004f5df5" style:font-name-asian="DejaVu Sans1" style:font-size-asian="11.1999998092651pt" style:font-weight-asian="bold" style:font-name-complex="Noto Sans Devanagari" style:font-size-complex="11.1999998092651pt" style:font-weight-complex="bold"/>
    </style:style>
    <style:style style:name="T295" style:family="text">
      <style:text-properties style:text-position="0% 100%" officeooo:rsid="002e10bd"/>
    </style:style>
    <style:style style:name="T296" style:family="text">
      <style:text-properties style:text-position="0% 100%" officeooo:rsid="00509763"/>
    </style:style>
    <style:style style:name="T297" style:family="text">
      <style:text-properties style:text-position="0% 100%" fo:font-style="italic" style:font-style-asian="italic" style:font-style-complex="italic"/>
    </style:style>
    <style:style style:name="T298" style:family="text">
      <style:text-properties style:text-position="0% 100%" fo:font-style="italic" officeooo:rsid="002ae646" style:font-style-asian="italic" style:font-style-complex="italic"/>
    </style:style>
    <style:style style:name="T299" style:family="text">
      <style:text-properties style:text-position="0% 100%" fo:font-style="italic" officeooo:rsid="00a56bec" style:font-style-asian="italic" style:font-style-complex="italic"/>
    </style:style>
    <style:style style:name="T300" style:family="text">
      <style:text-properties style:text-position="0% 100%" fo:font-style="italic" officeooo:rsid="00c5d332" style:font-style-asian="italic" style:font-style-complex="italic"/>
    </style:style>
    <style:style style:name="T301" style:family="text">
      <style:text-properties style:text-position="0% 100%" fo:font-style="italic" officeooo:rsid="00d2f689" style:font-style-asian="italic" style:font-style-complex="italic"/>
    </style:style>
    <style:style style:name="T302" style:family="text">
      <style:text-properties style:text-position="0% 100%" fo:font-style="italic" officeooo:rsid="00d34b8b" style:font-style-asian="italic" style:font-style-complex="italic"/>
    </style:style>
    <style:style style:name="T303" style:family="text">
      <style:text-properties style:text-position="0% 100%" fo:font-style="italic" officeooo:rsid="002396c9" style:font-style-asian="italic" style:font-style-complex="italic"/>
    </style:style>
    <style:style style:name="T304" style:family="text">
      <style:text-properties style:text-position="0% 100%" fo:font-style="italic" officeooo:rsid="002537ee" style:font-style-asian="italic" style:font-style-complex="italic"/>
    </style:style>
    <style:style style:name="T305" style:family="text">
      <style:text-properties style:text-position="0% 100%" fo:font-style="italic" officeooo:rsid="0025425d" style:font-style-asian="italic" style:font-style-complex="italic"/>
    </style:style>
    <style:style style:name="T306" style:family="text">
      <style:text-properties style:text-position="0% 100%" fo:font-style="italic" officeooo:rsid="006c8536" style:font-style-asian="italic" style:font-style-complex="italic"/>
    </style:style>
    <style:style style:name="T307" style:family="text">
      <style:text-properties style:text-position="0% 100%" fo:font-style="italic" officeooo:rsid="006ceabf" style:font-style-asian="italic" style:font-style-complex="italic"/>
    </style:style>
    <style:style style:name="T308" style:family="text">
      <style:text-properties style:text-position="0% 100%" fo:font-style="italic" officeooo:rsid="00b925ba" style:font-style-asian="italic" style:font-style-complex="italic"/>
    </style:style>
    <style:style style:name="T309" style:family="text">
      <style:text-properties style:text-position="0% 100%" fo:font-style="italic" officeooo:rsid="007ae9e6" style:font-style-asian="italic" style:font-style-complex="italic"/>
    </style:style>
    <style:style style:name="T310" style:family="text">
      <style:text-properties style:text-position="0% 100%" fo:font-style="italic" officeooo:rsid="00b96ce3" style:font-style-asian="italic" style:font-style-complex="italic"/>
    </style:style>
    <style:style style:name="T311" style:family="text">
      <style:text-properties style:text-position="0% 100%" fo:font-style="italic" officeooo:rsid="00d75f19" style:font-style-asian="italic" style:font-style-complex="italic"/>
    </style:style>
    <style:style style:name="T312" style:family="text">
      <style:text-properties style:text-position="0% 100%" officeooo:rsid="006c8536"/>
    </style:style>
    <style:style style:name="T313" style:family="text">
      <style:text-properties style:text-position="0% 100%" officeooo:rsid="006ceabf"/>
    </style:style>
    <style:style style:name="T314" style:family="text">
      <style:text-properties style:text-position="0% 100%" officeooo:rsid="0072e07f"/>
    </style:style>
    <style:style style:name="T315" style:family="text">
      <style:text-properties style:text-position="0% 100%" officeooo:rsid="002f7fac"/>
    </style:style>
    <style:style style:name="T316" style:family="text">
      <style:text-properties style:text-position="0% 100%" officeooo:rsid="00540525"/>
    </style:style>
    <style:style style:name="T317" style:family="text">
      <style:text-properties style:text-position="0% 100%" officeooo:rsid="00752d48"/>
    </style:style>
    <style:style style:name="T318" style:family="text">
      <style:text-properties style:text-position="0% 100%" officeooo:rsid="0076745c"/>
    </style:style>
    <style:style style:name="T319" style:family="text">
      <style:text-properties style:text-position="0% 100%" officeooo:rsid="007ae9e6"/>
    </style:style>
    <style:style style:name="T320" style:family="text">
      <style:text-properties style:text-position="0% 100%" style:font-name="DejaVu Serif Condensed" fo:font-size="10pt" fo:font-weight="normal" officeooo:rsid="003aafe0" style:font-name-asian="DejaVu Sans Mono" style:font-size-asian="10pt" style:font-weight-asian="normal" style:font-name-complex="DejaVu Sans Mono" style:font-size-complex="10pt" style:font-weight-complex="normal"/>
    </style:style>
    <style:style style:name="T321" style:family="text">
      <style:text-properties style:text-position="0% 100%" style:font-name="DejaVu Serif Condensed" fo:font-size="10pt" fo:font-weight="normal" officeooo:rsid="004bf6c0" style:font-name-asian="DejaVu Sans Mono" style:font-size-asian="10pt" style:font-weight-asian="normal" style:font-name-complex="DejaVu Sans Mono" style:font-size-complex="10pt" style:font-weight-complex="normal"/>
    </style:style>
    <style:style style:name="T322" style:family="text">
      <style:text-properties style:text-position="0% 100%" style:font-name="DejaVu Serif Condensed" fo:font-weight="normal" style:font-name-asian="DejaVu Sans Mono" style:font-weight-asian="normal" style:font-name-complex="DejaVu Sans Mono" style:font-weight-complex="normal"/>
    </style:style>
    <style:style style:name="T323" style:family="text">
      <style:text-properties style:text-position="0% 100%" fo:background-color="transparent" loext:char-shading-value="0"/>
    </style:style>
    <style:style style:name="T324" style:family="text">
      <style:text-properties style:text-position="0% 100%" officeooo:rsid="0087c394" fo:background-color="transparent" loext:char-shading-value="0"/>
    </style:style>
    <style:style style:name="T325" style:family="text">
      <style:text-properties style:text-position="0% 100%" officeooo:rsid="0013f7a7" fo:background-color="transparent" loext:char-shading-value="0"/>
    </style:style>
    <style:style style:name="T326" style:family="text">
      <style:text-properties style:text-position="0% 100%" officeooo:rsid="00890bd4" fo:background-color="transparent" loext:char-shading-value="0"/>
    </style:style>
    <style:style style:name="T327" style:family="text">
      <style:text-properties style:text-position="0% 100%" officeooo:rsid="0087c394"/>
    </style:style>
    <style:style style:name="T328" style:family="text">
      <style:text-properties style:text-position="0% 100%" officeooo:rsid="008d53f8"/>
    </style:style>
    <style:style style:name="T329" style:family="text">
      <style:text-properties style:text-position="0% 100%" fo:font-size="12pt" style:font-size-asian="12pt" style:font-size-complex="12pt"/>
    </style:style>
    <style:style style:name="T330" style:family="text">
      <style:text-properties style:text-position="0% 100%" fo:font-size="12pt" officeooo:rsid="008dbdb9" style:font-size-asian="12pt" style:font-size-complex="12pt"/>
    </style:style>
    <style:style style:name="T331" style:family="text">
      <style:text-properties style:text-position="0% 100%" fo:font-size="12pt" officeooo:rsid="00aab06b" style:font-size-asian="12pt" style:font-size-complex="12pt"/>
    </style:style>
    <style:style style:name="T332" style:family="text">
      <style:text-properties style:text-position="0% 100%" fo:font-size="12pt" officeooo:rsid="008ecfc7" style:font-size-asian="12pt" style:font-size-complex="12pt"/>
    </style:style>
    <style:style style:name="T333" style:family="text">
      <style:text-properties style:text-position="0% 100%" fo:font-size="12pt" officeooo:rsid="00ae5923" style:font-size-asian="12pt" style:font-size-complex="12pt"/>
    </style:style>
    <style:style style:name="T334" style:family="text">
      <style:text-properties style:text-position="0% 100%" fo:font-size="12pt" officeooo:rsid="00cc96b1" style:font-size-asian="12pt" style:font-size-complex="12pt"/>
    </style:style>
    <style:style style:name="T335" style:family="text">
      <style:text-properties style:text-position="0% 100%" fo:font-size="12pt" officeooo:rsid="00d34b8b" style:font-size-asian="12pt" style:font-size-complex="12pt"/>
    </style:style>
    <style:style style:name="T336" style:family="text">
      <style:text-properties style:text-position="0% 100%" officeooo:rsid="00a56bec"/>
    </style:style>
    <style:style style:name="T337" style:family="text">
      <style:text-properties style:text-position="0% 100%" officeooo:rsid="00a82443"/>
    </style:style>
    <style:style style:name="T338" style:family="text">
      <style:text-properties style:text-position="0% 100%" officeooo:rsid="00a949b3"/>
    </style:style>
    <style:style style:name="T339" style:family="text">
      <style:text-properties style:text-position="0% 100%" officeooo:rsid="00aa8a58"/>
    </style:style>
    <style:style style:name="T340" style:family="text">
      <style:text-properties style:text-position="0% 100%" officeooo:rsid="00b27bf6"/>
    </style:style>
    <style:style style:name="T341" style:family="text">
      <style:text-properties style:text-position="0% 100%" fo:font-style="normal" style:font-style-asian="normal" style:font-style-complex="normal"/>
    </style:style>
    <style:style style:name="T342" style:family="text">
      <style:text-properties style:text-position="0% 100%" fo:font-style="normal" officeooo:rsid="00b27bf6" style:font-style-asian="normal" style:font-style-complex="normal"/>
    </style:style>
    <style:style style:name="T343" style:family="text">
      <style:text-properties style:text-position="0% 100%" fo:font-style="normal" officeooo:rsid="002ae646" style:font-style-asian="normal" style:font-style-complex="normal"/>
    </style:style>
    <style:style style:name="T344" style:family="text">
      <style:text-properties style:text-position="0% 100%" fo:font-style="normal" officeooo:rsid="00d4bf73" style:font-style-asian="normal" style:font-style-complex="normal"/>
    </style:style>
    <style:style style:name="T345" style:family="text">
      <style:text-properties style:text-position="0% 100%" officeooo:rsid="0052315d"/>
    </style:style>
    <style:style style:name="T346" style:family="text">
      <style:text-properties style:text-position="0% 100%" style:font-name="DejaVu Serif1" fo:font-size="10pt" fo:font-weight="normal" officeooo:rsid="00752d48" style:font-name-asian="DejaVu Sans Mono" style:font-size-asian="10pt" style:font-weight-asian="normal" style:font-name-complex="DejaVu Sans Mono" style:font-size-complex="10pt" style:font-weight-complex="normal"/>
    </style:style>
    <style:style style:name="T347" style:family="text">
      <style:text-properties style:text-position="0% 100%" style:font-name="DejaVu Serif1" fo:font-size="10pt" fo:font-weight="normal" officeooo:rsid="00540525" style:font-name-asian="DejaVu Sans Mono" style:font-size-asian="10pt" style:font-weight-asian="normal" style:font-name-complex="DejaVu Sans Mono" style:font-size-complex="10pt" style:font-weight-complex="normal"/>
    </style:style>
    <style:style style:name="T348" style:family="text">
      <style:text-properties style:text-position="0% 100%" officeooo:rsid="00b925ba"/>
    </style:style>
    <style:style style:name="T349" style:family="text">
      <style:text-properties style:text-position="0% 100%" officeooo:rsid="00b96ce3"/>
    </style:style>
    <style:style style:name="T350" style:family="text">
      <style:text-properties style:text-position="0% 100%" officeooo:rsid="00bf7a20"/>
    </style:style>
    <style:style style:name="T351" style:family="text">
      <style:text-properties style:text-position="0% 100%" style:font-name="Liberation Serif" fo:font-weight="normal" officeooo:rsid="00c2d5c2" style:font-name-asian="Liberation Serif" style:font-weight-asian="normal" style:font-name-complex="Liberation Serif" style:font-weight-complex="normal"/>
    </style:style>
    <style:style style:name="T352" style:family="text">
      <style:text-properties style:text-position="0% 100%" style:font-name="Liberation Serif" fo:font-size="11pt" fo:font-weight="normal" officeooo:rsid="00c2d5c2" style:font-name-asian="Liberation Serif" style:font-size-asian="11pt" style:font-weight-asian="normal" style:font-name-complex="Liberation Serif" style:font-size-complex="11pt" style:font-weight-complex="normal"/>
    </style:style>
    <style:style style:name="T353" style:family="text">
      <style:text-properties style:text-position="0% 100%" officeooo:rsid="006f2ffc"/>
    </style:style>
    <style:style style:name="T354" style:family="text">
      <style:text-properties style:text-position="0% 100%" officeooo:rsid="0082417b"/>
    </style:style>
    <style:style style:name="T355" style:family="text">
      <style:text-properties style:text-position="0% 100%" officeooo:rsid="00d20380"/>
    </style:style>
    <style:style style:name="T356" style:family="text">
      <style:text-properties style:text-position="0% 100%" officeooo:rsid="00d34b8b"/>
    </style:style>
    <style:style style:name="T357" style:family="text">
      <style:text-properties style:text-position="0% 100%" style:font-name="Nimbus Mono PS" fo:font-style="normal" style:font-style-asian="normal" style:font-style-complex="normal"/>
    </style:style>
    <style:style style:name="T358" style:family="text">
      <style:text-properties style:text-position="0% 100%" style:font-name="Nimbus Mono PS" fo:font-style="normal" officeooo:rsid="002ae646" style:font-style-asian="normal" style:font-style-complex="normal"/>
    </style:style>
    <style:style style:name="T359" style:family="text">
      <style:text-properties style:text-position="0% 100%" style:font-name="Nimbus Mono PS" officeooo:rsid="002ae646"/>
    </style:style>
    <style:style style:name="T360" style:family="text">
      <style:text-properties style:text-position="0% 100%" style:font-name="Nimbus Mono PS" officeooo:rsid="002396c9"/>
    </style:style>
    <style:style style:name="T361" style:family="text">
      <style:text-properties style:text-position="0% 100%" style:font-name="Nimbus Mono PS" officeooo:rsid="0052315d"/>
    </style:style>
    <style:style style:name="T362" style:family="text">
      <style:text-properties style:text-position="0% 100%" officeooo:rsid="00d4bf73"/>
    </style:style>
    <style:style style:name="T363" style:family="text">
      <style:text-properties style:text-position="0% 100%" officeooo:rsid="00d5cf1b"/>
    </style:style>
    <style:style style:name="T364" style:family="text">
      <style:text-properties style:font-name="Source Code Pro"/>
    </style:style>
    <style:style style:name="T365" style:family="text">
      <style:text-properties style:font-name="Source Code Pro" officeooo:rsid="0044f51b"/>
    </style:style>
    <style:style style:name="T366" style:family="text">
      <style:text-properties officeooo:rsid="0034a96a"/>
    </style:style>
    <style:style style:name="T367" style:family="text">
      <style:text-properties officeooo:rsid="0036d200"/>
    </style:style>
    <style:style style:name="T368" style:family="text">
      <style:text-properties officeooo:rsid="003737db"/>
    </style:style>
    <style:style style:name="T369" style:family="text">
      <style:text-properties style:font-name="DejaVu Sans" fo:font-size="18.2000007629395pt" fo:font-weight="bold" style:font-name-asian="DejaVu Sans1" style:font-size-asian="18.2000007629395pt" style:font-weight-asian="bold" style:font-name-complex="Noto Sans Devanagari" style:font-size-complex="18.2000007629395pt" style:font-weight-complex="bold"/>
    </style:style>
    <style:style style:name="T370" style:family="text">
      <style:text-properties style:font-name="DejaVu Sans" fo:font-size="18.2000007629395pt" fo:font-weight="bold" officeooo:rsid="0039d326" style:font-name-asian="DejaVu Sans1" style:font-size-asian="18.2000007629395pt" style:font-weight-asian="bold" style:font-name-complex="Noto Sans Devanagari" style:font-size-complex="18.2000007629395pt" style:font-weight-complex="bold"/>
    </style:style>
    <style:style style:name="T371" style:family="text">
      <style:text-properties style:font-name="DejaVu Sans" fo:font-size="16.1000003814697pt" fo:font-weight="bold" officeooo:rsid="006539d7" style:font-name-asian="DejaVu Sans1" style:font-size-asian="16.1000003814697pt" style:font-weight-asian="bold" style:font-name-complex="Noto Sans Devanagari" style:font-size-complex="16.1000003814697pt" style:font-weight-complex="bold"/>
    </style:style>
    <style:style style:name="T372" style:family="text">
      <style:text-properties style:font-name="DejaVu Sans" fo:font-size="18pt" officeooo:rsid="007b9ddc" style:font-name-asian="DejaVu Sans1" style:font-size-asian="18pt" style:font-name-complex="Noto Sans Devanagari" style:font-size-complex="18pt"/>
    </style:style>
    <style:style style:name="T373" style:family="text">
      <style:text-properties officeooo:rsid="000e7238"/>
    </style:style>
    <style:style style:name="T374" style:family="text">
      <style:text-properties officeooo:rsid="003b2580"/>
    </style:style>
    <style:style style:name="T375" style:family="text">
      <style:text-properties officeooo:rsid="003d14bf"/>
    </style:style>
    <style:style style:name="T376" style:family="text">
      <style:text-properties officeooo:rsid="004048c5"/>
    </style:style>
    <style:style style:name="T377" style:family="text">
      <style:text-properties officeooo:rsid="0041ae66"/>
    </style:style>
    <style:style style:name="T378" style:family="text">
      <style:text-properties style:use-window-font-color="true" style:text-position="0% 100%" style:font-name="DejaVu Sans Mono" fo:font-size="10pt" fo:font-weight="normal" fo:background-color="transparent" loext:char-shading-value="0" style:font-name-asian="DejaVu Sans Mono" style:font-size-asian="10pt" style:font-weight-asian="normal" style:font-name-complex="DejaVu Sans Mono" style:font-size-complex="10pt" style:font-weight-complex="normal"/>
    </style:style>
    <style:style style:name="T379" style:family="text">
      <style:text-properties style:use-window-font-color="true" style:text-position="0% 100%" style:font-name="DejaVu Sans Mono" fo:font-size="10pt" fo:font-weight="normal" officeooo:rsid="00433a71" fo:background-color="transparent" loext:char-shading-value="0" style:font-name-asian="DejaVu Sans Mono" style:font-size-asian="10pt" style:font-weight-asian="normal" style:font-name-complex="DejaVu Sans Mono" style:font-size-complex="10pt" style:font-weight-complex="normal"/>
    </style:style>
    <style:style style:name="T380" style:family="text">
      <style:text-properties style:use-window-font-color="true" style:text-position="0% 100%" style:font-name="DejaVu Sans Mono" fo:font-size="10pt" fo:font-weight="normal" officeooo:rsid="004216de" fo:background-color="transparent" loext:char-shading-value="0" style:font-name-asian="DejaVu Sans Mono" style:font-size-asian="10pt" style:font-weight-asian="normal" style:font-name-complex="DejaVu Sans Mono" style:font-size-complex="10pt" style:font-weight-complex="normal"/>
    </style:style>
    <style:style style:name="T381" style:family="text">
      <style:text-properties style:use-window-font-color="true" style:text-position="0% 100%" style:font-name="DejaVu Sans Mono" fo:font-size="10pt" fo:font-weight="normal" officeooo:rsid="0046962f" fo:background-color="transparent" loext:char-shading-value="0" style:font-name-asian="DejaVu Sans Mono" style:font-size-asian="10pt" style:font-weight-asian="normal" style:font-name-complex="DejaVu Sans Mono" style:font-size-complex="10pt" style:font-weight-complex="normal"/>
    </style:style>
    <style:style style:name="T382" style:family="text">
      <style:text-properties style:use-window-font-color="true" style:text-position="0% 100%" style:font-name="DejaVu Sans Mono" fo:font-size="10pt" fo:font-weight="normal" officeooo:rsid="00488693" fo:background-color="transparent" loext:char-shading-value="0" style:font-name-asian="DejaVu Sans Mono" style:font-size-asian="10pt" style:font-weight-asian="normal" style:font-name-complex="DejaVu Sans Mono" style:font-size-complex="10pt" style:font-weight-complex="normal"/>
    </style:style>
    <style:style style:name="T383" style:family="text">
      <style:text-properties style:use-window-font-color="true" style:text-position="0% 100%" style:font-name="DejaVu Sans Mono" fo:font-size="10pt" fo:font-weight="normal" officeooo:rsid="003d14bf" fo:background-color="transparent" loext:char-shading-value="0" style:font-name-asian="DejaVu Sans Mono" style:font-size-asian="10pt" style:font-weight-asian="normal" style:font-name-complex="DejaVu Sans Mono" style:font-size-complex="10pt" style:font-weight-complex="normal"/>
    </style:style>
    <style:style style:name="T384" style:family="text">
      <style:text-properties style:use-window-font-color="true" style:text-position="0% 100%" style:font-name="DejaVu Sans Mono" fo:font-size="10pt" fo:font-weight="normal" officeooo:rsid="003fb988" fo:background-color="transparent" loext:char-shading-value="0" style:font-name-asian="DejaVu Sans Mono" style:font-size-asian="10pt" style:font-weight-asian="normal" style:font-name-complex="DejaVu Sans Mono" style:font-size-complex="10pt" style:font-weight-complex="normal"/>
    </style:style>
    <style:style style:name="T385" style:family="text">
      <style:text-properties style:use-window-font-color="true" style:text-position="0% 100%" style:font-name="DejaVu Sans Mono" fo:font-size="10pt" fo:font-weight="normal" officeooo:rsid="00a9d4df" fo:background-color="transparent" loext:char-shading-value="0" style:font-name-asian="DejaVu Sans Mono" style:font-size-asian="10pt" style:font-weight-asian="normal" style:font-name-complex="DejaVu Sans Mono" style:font-size-complex="10pt" style:font-weight-complex="normal"/>
    </style:style>
    <style:style style:name="T386" style:family="text">
      <style:text-properties style:use-window-font-color="true" style:text-position="0% 100%" style:font-name="DejaVu Sans Mono" fo:font-size="10pt" fo:font-weight="normal" officeooo:rsid="0040cf08" fo:background-color="transparent" loext:char-shading-value="0" style:font-name-asian="DejaVu Sans Mono" style:font-size-asian="10pt" style:font-weight-asian="normal" style:font-name-complex="DejaVu Sans Mono" style:font-size-complex="10pt" style:font-weight-complex="normal"/>
    </style:style>
    <style:style style:name="T387" style:family="text">
      <style:text-properties style:use-window-font-color="true" style:text-position="0% 100%" style:font-name="DejaVu Sans Mono" fo:font-size="10pt" fo:font-weight="normal" officeooo:rsid="00894b4e" fo:background-color="transparent" loext:char-shading-value="0" style:font-name-asian="DejaVu Sans Mono" style:font-size-asian="10pt" style:font-weight-asian="normal" style:font-name-complex="DejaVu Sans Mono" style:font-size-complex="10pt" style:font-weight-complex="normal"/>
    </style:style>
    <style:style style:name="T388" style:family="text">
      <style:text-properties style:use-window-font-color="true" style:text-position="0% 100%" style:font-name="DejaVu Sans Mono" fo:font-size="10pt" fo:font-weight="normal" officeooo:rsid="00d2f689" fo:background-color="transparent" loext:char-shading-value="0" style:font-name-asian="DejaVu Sans Mono" style:font-size-asian="10pt" style:font-weight-asian="normal" style:font-name-complex="DejaVu Sans Mono" style:font-size-complex="10pt" style:font-weight-complex="normal"/>
    </style:style>
    <style:style style:name="T389" style:family="text">
      <style:text-properties style:use-window-font-color="true" style:text-position="0% 100%" style:font-name="DejaVu Sans Mono" fo:font-size="11pt" fo:font-weight="normal" officeooo:rsid="00488693" fo:background-color="transparent" loext:char-shading-value="0" style:font-name-asian="DejaVu Sans Mono" style:font-size-asian="11pt" style:font-weight-asian="normal" style:font-name-complex="DejaVu Sans Mono" style:font-size-complex="11pt" style:font-weight-complex="normal"/>
    </style:style>
    <style:style style:name="T390" style:family="text">
      <style:text-properties style:use-window-font-color="true" style:text-position="0% 100%" style:font-name="DejaVu Sans Mono" fo:font-size="11pt" fo:font-weight="normal" officeooo:rsid="008cb7e3" fo:background-color="transparent" loext:char-shading-value="0" style:font-name-asian="DejaVu Sans Mono" style:font-size-asian="11pt" style:font-weight-asian="normal" style:font-name-complex="DejaVu Sans Mono" style:font-size-complex="11pt" style:font-weight-complex="normal"/>
    </style:style>
    <style:style style:name="T391" style:family="text">
      <style:text-properties style:use-window-font-color="true" style:text-position="0% 100%" style:font-name="DejaVu Sans Mono" fo:font-size="11pt" fo:font-weight="normal" officeooo:rsid="00bdfc92" fo:background-color="transparent" loext:char-shading-value="0" style:font-name-asian="DejaVu Sans Mono" style:font-size-asian="11pt" style:font-weight-asian="normal" style:font-name-complex="DejaVu Sans Mono" style:font-size-complex="11pt" style:font-weight-complex="normal"/>
    </style:style>
    <style:style style:name="T392" style:family="text">
      <style:text-properties style:use-window-font-color="true" style:text-position="0% 100%" style:font-name="DejaVu Sans Mono" fo:font-size="11pt" fo:font-weight="normal" officeooo:rsid="004bf6c0" fo:background-color="transparent" loext:char-shading-value="0" style:font-name-asian="DejaVu Sans Mono" style:font-size-asian="11pt" style:font-weight-asian="normal" style:font-name-complex="DejaVu Sans Mono" style:font-size-complex="11pt" style:font-weight-complex="normal"/>
    </style:style>
    <style:style style:name="T393" style:family="text">
      <style:text-properties style:use-window-font-color="true" style:text-position="0% 100%" style:font-name="DejaVu Sans Mono" fo:font-size="11pt" fo:font-weight="normal" officeooo:rsid="0040cf08" fo:background-color="transparent" loext:char-shading-value="0" style:font-name-asian="DejaVu Sans Mono" style:font-size-asian="11pt" style:font-weight-asian="normal" style:font-name-complex="DejaVu Sans Mono" style:font-size-complex="11pt" style:font-weight-complex="normal"/>
    </style:style>
    <style:style style:name="T394" style:family="text">
      <style:text-properties style:use-window-font-color="true" style:text-position="0% 100%" style:font-name="DejaVu Sans Mono" fo:font-size="11pt" fo:font-weight="normal" officeooo:rsid="00bf7a20" fo:background-color="transparent" loext:char-shading-value="0" style:font-name-asian="DejaVu Sans Mono" style:font-size-asian="11pt" style:font-weight-asian="normal" style:font-name-complex="DejaVu Sans Mono" style:font-size-complex="11pt" style:font-weight-complex="normal"/>
    </style:style>
    <style:style style:name="T395" style:family="text">
      <style:text-properties style:use-window-font-color="true" style:text-position="0% 100%" style:font-name="DejaVu Sans Mono" fo:font-size="11pt" fo:font-weight="normal" officeooo:rsid="00aa8a58" fo:background-color="transparent" loext:char-shading-value="0" style:font-name-asian="DejaVu Sans Mono" style:font-size-asian="11pt" style:font-weight-asian="normal" style:font-name-complex="DejaVu Sans Mono" style:font-size-complex="11pt" style:font-weight-complex="normal"/>
    </style:style>
    <style:style style:name="T396" style:family="text">
      <style:text-properties style:use-window-font-color="true" style:text-position="0% 100%" style:font-name="DejaVu Sans Mono" fo:font-size="11pt" fo:font-weight="normal" officeooo:rsid="00d2f689" fo:background-color="transparent" loext:char-shading-value="0" style:font-name-asian="DejaVu Sans Mono" style:font-size-asian="11pt" style:font-weight-asian="normal" style:font-name-complex="DejaVu Sans Mono" style:font-size-complex="11pt" style:font-weight-complex="normal"/>
    </style:style>
    <style:style style:name="T397" style:family="text">
      <style:text-properties style:use-window-font-color="true" style:text-position="0% 100%" style:font-name="DejaVu Sans Mono" fo:font-size="11pt" fo:font-weight="normal" officeooo:rsid="00d34b8b" fo:background-color="transparent" loext:char-shading-value="0" style:font-name-asian="DejaVu Sans Mono" style:font-size-asian="11pt" style:font-weight-asian="normal" style:font-name-complex="DejaVu Sans Mono" style:font-size-complex="11pt" style:font-weight-complex="normal"/>
    </style:style>
    <style:style style:name="T398" style:family="text">
      <style:text-properties style:use-window-font-color="true" style:text-position="0% 100%" style:font-name="Liberation Serif" fo:font-size="11pt" fo:font-weight="normal" officeooo:rsid="00c2d5c2" fo:background-color="transparent" loext:char-shading-value="0" style:font-name-asian="Liberation Serif" style:font-size-asian="11pt" style:font-weight-asian="normal" style:font-name-complex="Liberation Serif" style:font-size-complex="11pt" style:font-weight-complex="normal"/>
    </style:style>
    <style:style style:name="T399" style:family="text">
      <style:text-properties style:use-window-font-color="true" style:text-position="super 58%" style:font-name="DejaVu Sans Mono" fo:font-size="10pt" fo:font-weight="normal" fo:background-color="transparent" loext:char-shading-value="0" style:font-name-asian="DejaVu Sans Mono" style:font-size-asian="10pt" style:font-weight-asian="normal" style:font-name-complex="DejaVu Sans Mono" style:font-size-complex="10pt" style:font-weight-complex="normal"/>
    </style:style>
    <style:style style:name="T400" style:family="text">
      <style:text-properties style:use-window-font-color="true" style:text-position="super 58%" style:font-name="DejaVu Sans Mono" fo:font-size="10pt" fo:font-weight="normal" officeooo:rsid="00433a71" fo:background-color="transparent" loext:char-shading-value="0" style:font-name-asian="DejaVu Sans Mono" style:font-size-asian="10pt" style:font-weight-asian="normal" style:font-name-complex="DejaVu Sans Mono" style:font-size-complex="10pt" style:font-weight-complex="normal"/>
    </style:style>
    <style:style style:name="T401" style:family="text">
      <style:text-properties style:use-window-font-color="true" style:text-position="super 58%" style:font-name="DejaVu Sans Mono" fo:font-size="10pt" fo:font-weight="normal" officeooo:rsid="00488693" fo:background-color="transparent" loext:char-shading-value="0" style:font-name-asian="DejaVu Sans Mono" style:font-size-asian="10pt" style:font-weight-asian="normal" style:font-name-complex="DejaVu Sans Mono" style:font-size-complex="10pt" style:font-weight-complex="normal"/>
    </style:style>
    <style:style style:name="T402" style:family="text">
      <style:text-properties style:use-window-font-color="true" style:text-position="super 58%" style:font-name="DejaVu Sans Mono" fo:font-size="11pt" fo:font-weight="normal" officeooo:rsid="00488693" fo:background-color="transparent" loext:char-shading-value="0" style:font-name-asian="DejaVu Sans Mono" style:font-size-asian="11pt" style:font-weight-asian="normal" style:font-name-complex="DejaVu Sans Mono" style:font-size-complex="11pt" style:font-weight-complex="normal"/>
    </style:style>
    <style:style style:name="T403" style:family="text">
      <style:text-properties style:use-window-font-color="true" style:text-position="super 58%" style:font-name="DejaVu Sans Mono" fo:font-size="11pt" fo:font-weight="normal" officeooo:rsid="00be7109" fo:background-color="transparent" loext:char-shading-value="0" style:font-name-asian="DejaVu Sans Mono" style:font-size-asian="11pt" style:font-weight-asian="normal" style:font-name-complex="DejaVu Sans Mono" style:font-size-complex="11pt" style:font-weight-complex="normal"/>
    </style:style>
    <style:style style:name="T404" style:family="text">
      <style:text-properties style:use-window-font-color="true" style:text-position="super 58%" style:font-name="DejaVu Sans Mono" fo:font-size="11pt" fo:font-weight="normal" officeooo:rsid="004bf6c0" fo:background-color="transparent" loext:char-shading-value="0" style:font-name-asian="DejaVu Sans Mono" style:font-size-asian="11pt" style:font-weight-asian="normal" style:font-name-complex="DejaVu Sans Mono" style:font-size-complex="11pt" style:font-weight-complex="normal"/>
    </style:style>
    <style:style style:name="T405" style:family="text">
      <style:text-properties style:use-window-font-color="true" style:text-position="sub 58%" style:font-name="DejaVu Sans Mono" fo:font-size="10pt" fo:font-weight="normal" fo:background-color="transparent" loext:char-shading-value="0" style:font-name-asian="DejaVu Sans Mono" style:font-size-asian="10pt" style:font-weight-asian="normal" style:font-name-complex="DejaVu Sans Mono" style:font-size-complex="10pt" style:font-weight-complex="normal"/>
    </style:style>
    <style:style style:name="T406" style:family="text">
      <style:text-properties style:use-window-font-color="true" style:text-position="sub 58%" style:font-name="DejaVu Sans Mono" fo:font-size="10pt" fo:font-weight="normal" officeooo:rsid="004216de" fo:background-color="transparent" loext:char-shading-value="0" style:font-name-asian="DejaVu Sans Mono" style:font-size-asian="10pt" style:font-weight-asian="normal" style:font-name-complex="DejaVu Sans Mono" style:font-size-complex="10pt" style:font-weight-complex="normal"/>
    </style:style>
    <style:style style:name="T407" style:family="text">
      <style:text-properties style:use-window-font-color="true" style:text-position="sub 58%" style:font-name="DejaVu Sans Mono" fo:font-size="10pt" fo:font-weight="normal" officeooo:rsid="00488693" fo:background-color="transparent" loext:char-shading-value="0" style:font-name-asian="DejaVu Sans Mono" style:font-size-asian="10pt" style:font-weight-asian="normal" style:font-name-complex="DejaVu Sans Mono" style:font-size-complex="10pt" style:font-weight-complex="normal"/>
    </style:style>
    <style:style style:name="T408" style:family="text">
      <style:text-properties style:use-window-font-color="true" style:text-position="sub 58%" style:font-name="DejaVu Sans Mono" fo:font-size="10pt" fo:font-weight="normal" officeooo:rsid="00433a71" fo:background-color="transparent" loext:char-shading-value="0" style:font-name-asian="DejaVu Sans Mono" style:font-size-asian="10pt" style:font-weight-asian="normal" style:font-name-complex="DejaVu Sans Mono" style:font-size-complex="10pt" style:font-weight-complex="normal"/>
    </style:style>
    <style:style style:name="T409" style:family="text">
      <style:text-properties style:use-window-font-color="true" style:text-position="sub 58%" style:font-name="DejaVu Sans Mono" fo:font-size="10pt" fo:font-weight="normal" officeooo:rsid="00894b4e" fo:background-color="transparent" loext:char-shading-value="0" style:font-name-asian="DejaVu Sans Mono" style:font-size-asian="10pt" style:font-weight-asian="normal" style:font-name-complex="DejaVu Sans Mono" style:font-size-complex="10pt" style:font-weight-complex="normal"/>
    </style:style>
    <style:style style:name="T410" style:family="text">
      <style:text-properties style:use-window-font-color="true" style:text-position="sub 58%" style:font-name="DejaVu Sans Mono" fo:font-size="10pt" fo:font-weight="normal" officeooo:rsid="008cb7e3" fo:background-color="transparent" loext:char-shading-value="0" style:font-name-asian="DejaVu Sans Mono" style:font-size-asian="10pt" style:font-weight-asian="normal" style:font-name-complex="DejaVu Sans Mono" style:font-size-complex="10pt" style:font-weight-complex="normal"/>
    </style:style>
    <style:style style:name="T411" style:family="text">
      <style:text-properties style:use-window-font-color="true" style:text-position="sub 58%" style:font-name="DejaVu Sans Mono" fo:font-size="10pt" fo:font-weight="normal" officeooo:rsid="0040cf08" fo:background-color="transparent" loext:char-shading-value="0" style:font-name-asian="DejaVu Sans Mono" style:font-size-asian="10pt" style:font-weight-asian="normal" style:font-name-complex="DejaVu Sans Mono" style:font-size-complex="10pt" style:font-weight-complex="normal"/>
    </style:style>
    <style:style style:name="T412" style:family="text">
      <style:text-properties style:use-window-font-color="true" style:text-position="sub 58%" style:font-name="DejaVu Sans Mono" fo:font-size="11pt" fo:font-weight="normal" officeooo:rsid="008cb7e3" fo:background-color="transparent" loext:char-shading-value="0" style:font-name-asian="DejaVu Sans Mono" style:font-size-asian="11pt" style:font-weight-asian="normal" style:font-name-complex="DejaVu Sans Mono" style:font-size-complex="11pt" style:font-weight-complex="normal"/>
    </style:style>
    <style:style style:name="T413" style:family="text">
      <style:text-properties style:use-window-font-color="true" style:text-position="sub 58%" style:font-name="DejaVu Sans Mono" fo:font-size="11pt" fo:font-weight="normal" officeooo:rsid="00bdfc92" fo:background-color="transparent" loext:char-shading-value="0" style:font-name-asian="DejaVu Sans Mono" style:font-size-asian="11pt" style:font-weight-asian="normal" style:font-name-complex="DejaVu Sans Mono" style:font-size-complex="11pt" style:font-weight-complex="normal"/>
    </style:style>
    <style:style style:name="T414" style:family="text">
      <style:text-properties style:use-window-font-color="true" style:text-position="sub 58%" style:font-name="DejaVu Sans Mono" fo:font-size="11pt" fo:font-weight="normal" officeooo:rsid="004bf6c0" fo:background-color="transparent" loext:char-shading-value="0" style:font-name-asian="DejaVu Sans Mono" style:font-size-asian="11pt" style:font-weight-asian="normal" style:font-name-complex="DejaVu Sans Mono" style:font-size-complex="11pt" style:font-weight-complex="normal"/>
    </style:style>
    <style:style style:name="T415" style:family="text">
      <style:text-properties style:use-window-font-color="true" style:text-position="sub 58%" style:font-name="DejaVu Sans Mono" fo:font-size="11pt" fo:font-weight="normal" officeooo:rsid="00aa8a58" fo:background-color="transparent" loext:char-shading-value="0" style:font-name-asian="DejaVu Sans Mono" style:font-size-asian="11pt" style:font-weight-asian="normal" style:font-name-complex="DejaVu Sans Mono" style:font-size-complex="11pt" style:font-weight-complex="normal"/>
    </style:style>
    <style:style style:name="T416" style:family="text">
      <style:text-properties officeooo:rsid="0044f51b"/>
    </style:style>
    <style:style style:name="T417" style:family="text">
      <style:text-properties fo:color="#000000" style:text-outline="false" style:text-line-through-style="none" style:text-line-through-type="none" style:font-name="DejaVu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418" style:family="text">
      <style:text-properties fo:color="#000000" style:text-outline="false" style:text-line-through-style="none" style:text-line-through-type="none" style:font-name="DejaVu Serif" fo:font-size="12pt" fo:font-style="normal" fo:text-shadow="none" style:text-underline-style="none" fo:font-weight="normal" officeooo:rsid="0059d0d5" style:font-size-asian="12pt" style:font-style-asian="normal" style:font-weight-asian="normal" style:font-size-complex="12pt" style:font-style-complex="normal" style:font-weight-complex="normal" style:text-overline-style="none" style:text-overline-color="font-color"/>
    </style:style>
    <style:style style:name="T419" style:family="text">
      <style:text-properties fo:color="#000000" style:text-outline="false" style:text-line-through-style="none" style:text-line-through-type="none" style:font-name="DejaVu Serif" fo:font-size="12pt" fo:font-style="normal" fo:text-shadow="none" style:text-underline-style="none" fo:font-weight="normal" officeooo:rsid="006a49cf" style:font-size-asian="12pt" style:font-style-asian="normal" style:font-weight-asian="normal" style:font-size-complex="12pt" style:font-style-complex="normal" style:font-weight-complex="normal" style:text-overline-style="none" style:text-overline-color="font-color"/>
    </style:style>
    <style:style style:name="T420" style:family="text">
      <style:text-properties fo:color="#000000" style:text-outline="false" style:text-line-through-style="none" style:text-line-through-type="none" style:font-name="DejaVu Serif" fo:font-size="12pt" fo:font-style="normal" fo:text-shadow="none" style:text-underline-style="none" fo:font-weight="normal" officeooo:rsid="00681667" style:font-size-asian="12pt" style:font-style-asian="normal" style:font-weight-asian="normal" style:font-size-complex="12pt" style:font-style-complex="normal" style:font-weight-complex="normal" style:text-overline-style="none" style:text-overline-color="font-color"/>
    </style:style>
    <style:style style:name="T421" style:family="text">
      <style:text-properties fo:color="#000000" style:text-outline="false" style:text-line-through-style="none" style:text-line-through-type="none" style:font-name="DejaVu Serif"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T422" style:family="text">
      <style:text-properties fo:color="#000000" style:text-outline="false" style:text-line-through-style="none" style:text-line-through-type="none" style:font-name="DejaVu Serif" fo:font-size="12pt" fo:font-style="italic" fo:text-shadow="none" style:text-underline-style="none" fo:font-weight="normal" officeooo:rsid="00681667" style:font-size-asian="12pt" style:font-style-asian="italic" style:font-weight-asian="normal" style:font-size-complex="12pt" style:font-style-complex="italic" style:font-weight-complex="normal" style:text-overline-style="none" style:text-overline-color="font-color"/>
    </style:style>
    <style:style style:name="T423" style:family="text">
      <style:text-properties fo:color="#000000" style:text-outline="false" style:text-line-through-style="none" style:text-line-through-type="none" style:font-name="DejaVu Serif1" fo:font-size="12pt" fo:font-style="normal" fo:text-shadow="none" style:text-underline-style="none" fo:font-weight="normal" officeooo:rsid="0059d0d5" style:font-size-asian="12pt" style:font-style-asian="normal" style:font-weight-asian="normal" style:font-size-complex="12pt" style:font-style-complex="normal" style:font-weight-complex="normal" style:text-overline-style="none" style:text-overline-color="font-color"/>
    </style:style>
    <style:style style:name="T424" style:family="text">
      <style:text-properties fo:color="#000000" style:text-outline="false" style:text-line-through-style="none" style:text-line-through-type="none" style:font-name="DejaVu Serif1" fo:font-size="12pt" fo:font-style="normal" fo:text-shadow="none" style:text-underline-style="none" fo:font-weight="normal" officeooo:rsid="00ace61f" style:font-size-asian="12pt" style:font-style-asian="normal" style:font-weight-asian="normal" style:font-size-complex="12pt" style:font-style-complex="normal" style:font-weight-complex="normal" style:text-overline-style="none" style:text-overline-color="font-color"/>
    </style:style>
    <style:style style:name="T425" style:family="text">
      <style:text-properties fo:color="#000000" style:text-outline="false" style:text-line-through-style="none" style:text-line-through-type="none" style:font-name="DejaVu Serif1" fo:font-size="12pt" fo:font-style="italic" fo:text-shadow="none" style:text-underline-style="none" fo:font-weight="normal" officeooo:rsid="00681667" style:font-name-asian="DejaVu Serif1" style:font-size-asian="12pt" style:font-style-asian="italic" style:font-weight-asian="normal" style:font-name-complex="DejaVu Serif1" style:font-size-complex="12pt" style:font-style-complex="italic" style:font-weight-complex="normal" style:text-overline-style="none" style:text-overline-color="font-color"/>
    </style:style>
    <style:style style:name="T426" style:family="text">
      <style:text-properties fo:color="#000000" style:text-outline="false" style:text-line-through-style="none" style:text-line-through-type="none" style:text-position="super 58%" style:font-name="DejaVu Serif"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T427" style:family="text">
      <style:text-properties fo:color="#000000" style:text-outline="false" style:text-line-through-style="none" style:text-line-through-type="none" style:text-position="super 58%" style:font-name="DejaVu Serif" fo:font-size="12pt" fo:font-style="italic" fo:text-shadow="none" style:text-underline-style="none" fo:font-weight="normal" officeooo:rsid="00681667" style:font-size-asian="12pt" style:font-style-asian="italic" style:font-weight-asian="normal" style:font-size-complex="12pt" style:font-style-complex="italic" style:font-weight-complex="normal" style:text-overline-style="none" style:text-overline-color="font-color"/>
    </style:style>
    <style:style style:name="T428" style:family="text">
      <style:text-properties fo:color="#000000" style:text-outline="false" style:text-line-through-style="none" style:text-line-through-type="none" style:text-position="0% 100%" style:font-name="DejaVu Serif" fo:font-size="12pt" fo:font-style="normal" fo:text-shadow="none" style:text-underline-style="none" fo:font-weight="normal" officeooo:rsid="00681667" style:font-size-asian="12pt" style:font-style-asian="normal" style:font-weight-asian="normal" style:font-size-complex="12pt" style:font-style-complex="normal" style:font-weight-complex="normal" style:text-overline-style="none" style:text-overline-color="font-color"/>
    </style:style>
    <style:style style:name="T429" style:family="text">
      <style:text-properties fo:color="#000000" style:text-outline="false" style:text-line-through-style="none" style:text-line-through-type="none" style:text-position="0% 100%" style:font-name="DejaVu Serif" fo:font-size="12pt" fo:font-style="normal" fo:text-shadow="none" style:text-underline-style="none" fo:font-weight="normal" officeooo:rsid="00b7780e" style:font-size-asian="12pt" style:font-style-asian="normal" style:font-weight-asian="normal" style:font-size-complex="12pt" style:font-style-complex="normal" style:font-weight-complex="normal" style:text-overline-style="none" style:text-overline-color="font-color"/>
    </style:style>
    <style:style style:name="T430" style:family="text">
      <style:text-properties fo:color="#000000" style:text-outline="false" style:text-line-through-style="none" style:text-line-through-type="none" style:text-position="0% 100%" style:font-name="DejaVu Serif" fo:font-size="12pt" fo:font-style="normal" fo:text-shadow="none" style:text-underline-style="none" fo:font-weight="normal" officeooo:rsid="00d4bf73" style:font-size-asian="12pt" style:font-style-asian="normal" style:font-weight-asian="normal" style:font-size-complex="12pt" style:font-style-complex="normal" style:font-weight-complex="normal" style:text-overline-style="none" style:text-overline-color="font-color"/>
    </style:style>
    <style:style style:name="T431" style:family="text">
      <style:text-properties officeooo:rsid="004bf6c0"/>
    </style:style>
    <style:style style:name="T432" style:family="text">
      <style:text-properties style:font-name="DejaVu Serif1" style:font-name-asian="DejaVu Sans Mono" style:font-name-complex="DejaVu Sans Mono"/>
    </style:style>
    <style:style style:name="T433" style:family="text">
      <style:text-properties style:font-name="DejaVu Serif1" officeooo:rsid="0059d0d5"/>
    </style:style>
    <style:style style:name="T434" style:family="text">
      <style:text-properties style:font-name="DejaVu Serif1" style:font-name-asian="DejaVu Serif1" style:font-name-complex="DejaVu Serif1"/>
    </style:style>
    <style:style style:name="T435" style:family="text">
      <style:text-properties style:font-name="DejaVu Serif1" fo:font-style="italic" style:font-name-asian="DejaVu Sans Mono" style:font-style-asian="italic" style:font-name-complex="DejaVu Sans Mono" style:font-style-complex="italic"/>
    </style:style>
    <style:style style:name="T436" style:family="text">
      <style:text-properties style:font-name="DejaVu Serif Condensed"/>
    </style:style>
    <style:style style:name="T437" style:family="text">
      <style:text-properties fo:font-size="10pt" style:font-size-asian="10pt" style:font-size-complex="10pt"/>
    </style:style>
    <style:style style:name="T438" style:family="text">
      <style:text-properties fo:font-size="10pt" officeooo:rsid="00a14727" style:font-name-asian="DejaVu Sans Mono" style:font-size-asian="10pt" style:font-name-complex="DejaVu Sans Mono" style:font-size-complex="10pt"/>
    </style:style>
    <style:style style:name="T439" style:family="text">
      <style:text-properties officeooo:rsid="00540525"/>
    </style:style>
    <style:style style:name="T440" style:family="text">
      <style:text-properties officeooo:rsid="0059d0d5"/>
    </style:style>
    <style:style style:name="T441" style:family="text">
      <style:text-properties officeooo:rsid="0072e07f"/>
    </style:style>
    <style:style style:name="T442" style:family="text">
      <style:text-properties officeooo:rsid="00731dca"/>
    </style:style>
    <style:style style:name="T443" style:family="text">
      <style:text-properties officeooo:rsid="00752d48"/>
    </style:style>
    <style:style style:name="T444" style:family="text">
      <style:text-properties officeooo:rsid="007856ed"/>
    </style:style>
    <style:style style:name="T445" style:family="text">
      <style:text-properties fo:font-size="12pt" style:font-size-asian="12pt" style:font-size-complex="12pt"/>
    </style:style>
    <style:style style:name="T446" style:family="text">
      <style:text-properties fo:font-size="12pt" officeooo:rsid="004f4850" style:font-size-asian="12pt" style:font-size-complex="12pt"/>
    </style:style>
    <style:style style:name="T447" style:family="text">
      <style:text-properties fo:font-size="12pt" officeooo:rsid="008dbdb9" style:font-size-asian="12pt" style:font-size-complex="12pt"/>
    </style:style>
    <style:style style:name="T448" style:family="text">
      <style:text-properties fo:font-size="12pt" officeooo:rsid="007856ed" style:font-size-asian="12pt" style:font-size-complex="12pt"/>
    </style:style>
    <style:style style:name="T449" style:family="text">
      <style:text-properties fo:font-size="12pt" officeooo:rsid="00a14727" style:font-size-asian="12pt" style:font-size-complex="12pt"/>
    </style:style>
    <style:style style:name="T450" style:family="text">
      <style:text-properties fo:font-size="12pt" officeooo:rsid="00aab06b" style:font-size-asian="12pt" style:font-size-complex="12pt"/>
    </style:style>
    <style:style style:name="T451" style:family="text">
      <style:text-properties fo:font-size="12pt" fo:background-color="transparent" loext:char-shading-value="0" style:font-size-asian="12pt" style:font-size-complex="12pt"/>
    </style:style>
    <style:style style:name="T452" style:family="text">
      <style:text-properties fo:font-size="12pt" officeooo:rsid="00600d71" fo:background-color="transparent" loext:char-shading-value="0" style:font-size-asian="12pt" style:font-size-complex="12pt"/>
    </style:style>
    <style:style style:name="T453" style:family="text">
      <style:text-properties fo:font-size="12pt" officeooo:rsid="00ae5923" fo:background-color="transparent" loext:char-shading-value="0" style:font-size-asian="12pt" style:font-size-complex="12pt"/>
    </style:style>
    <style:style style:name="T454" style:family="text">
      <style:text-properties fo:font-size="12pt" officeooo:rsid="00cd3eaa" fo:background-color="transparent" loext:char-shading-value="0" style:font-size-asian="12pt" style:font-size-complex="12pt"/>
    </style:style>
    <style:style style:name="T455" style:family="text">
      <style:text-properties fo:font-size="12pt" fo:font-style="italic" officeooo:rsid="007856ed" style:font-size-asian="12pt" style:font-style-asian="italic" style:font-size-complex="12pt" style:font-style-complex="italic"/>
    </style:style>
    <style:style style:name="T456" style:family="text">
      <style:text-properties officeooo:rsid="007ae9e6"/>
    </style:style>
    <style:style style:name="T457" style:family="text">
      <style:text-properties officeooo:rsid="007dc38b"/>
    </style:style>
    <style:style style:name="T458" style:family="text">
      <style:text-properties officeooo:rsid="003aafe0"/>
    </style:style>
    <style:style style:name="T459" style:family="text">
      <style:text-properties officeooo:rsid="00871378"/>
    </style:style>
    <style:style style:name="T460" style:family="text">
      <style:text-properties officeooo:rsid="0087c394"/>
    </style:style>
    <style:style style:name="T461" style:family="text">
      <style:text-properties officeooo:rsid="0013f7a7" fo:background-color="transparent" loext:char-shading-value="0"/>
    </style:style>
    <style:style style:name="T462" style:family="text">
      <style:text-properties officeooo:rsid="00890bd4"/>
    </style:style>
    <style:style style:name="T463" style:family="text">
      <style:text-properties officeooo:rsid="00894b4e"/>
    </style:style>
    <style:style style:name="T464" style:family="text">
      <style:text-properties officeooo:rsid="008ab07b"/>
    </style:style>
    <style:style style:name="T465" style:family="text">
      <style:text-properties officeooo:rsid="00a087b8"/>
    </style:style>
    <style:style style:name="T466" style:family="text">
      <style:text-properties officeooo:rsid="00a14727"/>
    </style:style>
    <style:style style:name="T467" style:family="text">
      <style:text-properties officeooo:rsid="0021dbb1"/>
    </style:style>
    <style:style style:name="T468" style:family="text">
      <style:text-properties officeooo:rsid="00a33d9c"/>
    </style:style>
    <style:style style:name="T469" style:family="text">
      <style:text-properties officeooo:rsid="00a52c48"/>
    </style:style>
    <style:style style:name="T470" style:family="text">
      <style:text-properties officeooo:rsid="00283125"/>
    </style:style>
    <style:style style:name="T471" style:family="text">
      <style:text-properties officeooo:rsid="00a949b3"/>
    </style:style>
    <style:style style:name="T472" style:family="text">
      <style:text-properties officeooo:rsid="00ae5923"/>
    </style:style>
    <style:style style:name="T473" style:family="text">
      <style:text-properties officeooo:rsid="00b46361"/>
    </style:style>
    <style:style style:name="T474" style:family="text">
      <style:text-properties officeooo:rsid="00b6e039"/>
    </style:style>
    <style:style style:name="T475" style:family="text">
      <style:text-properties officeooo:rsid="00b7780e"/>
    </style:style>
    <style:style style:name="T476" style:family="text">
      <style:text-properties officeooo:rsid="00b925ba"/>
    </style:style>
    <style:style style:name="T477" style:family="text">
      <style:text-properties officeooo:rsid="00bc1296"/>
    </style:style>
    <style:style style:name="T478" style:family="text">
      <style:text-properties officeooo:rsid="00bf7a20"/>
    </style:style>
    <style:style style:name="T479" style:family="text">
      <style:text-properties officeooo:rsid="00c0e44d"/>
    </style:style>
    <style:style style:name="T480" style:family="text">
      <style:text-properties officeooo:rsid="00c2d5c2"/>
    </style:style>
    <style:style style:name="T481" style:family="text">
      <style:text-properties style:font-name="Liberation Serif" officeooo:rsid="00c2d5c2" style:font-name-asian="Liberation Serif" style:font-name-complex="Liberation Serif"/>
    </style:style>
    <style:style style:name="T482" style:family="text">
      <style:text-properties style:font-name="Liberation Serif" fo:font-size="11pt" officeooo:rsid="00c2d5c2" style:font-name-asian="Liberation Serif" style:font-size-asian="11pt" style:font-name-complex="Liberation Serif" style:font-size-complex="11pt"/>
    </style:style>
    <style:style style:name="T483" style:family="text">
      <style:text-properties officeooo:rsid="00c86780"/>
    </style:style>
    <style:style style:name="T484" style:family="text">
      <style:text-properties officeooo:rsid="00c8750f"/>
    </style:style>
    <style:style style:name="T485" style:family="text">
      <style:text-properties officeooo:rsid="00c8e9c2"/>
    </style:style>
    <style:style style:name="T486" style:family="text">
      <style:text-properties officeooo:rsid="00d0e3e7"/>
    </style:style>
    <style:style style:name="T487" style:family="text">
      <style:text-properties officeooo:rsid="007b9ddc"/>
    </style:style>
    <style:style style:name="T488" style:family="text">
      <style:text-properties style:font-name="Nimbus Mono PS"/>
    </style:style>
    <style:style style:name="T489" style:family="text">
      <style:text-properties style:font-name="Nimbus Mono PS" fo:font-weight="normal" officeooo:rsid="0011fa35" style:font-weight-asian="normal" style:font-weight-complex="normal"/>
    </style:style>
    <style:style style:name="T490" style:family="text">
      <style:text-properties style:font-name="Nimbus Mono PS" officeooo:rsid="00a14727"/>
    </style:style>
    <style:style style:name="T491" style:family="text">
      <style:text-properties style:font-name="Nimbus Mono PS" fo:font-size="11pt" fo:font-style="italic" fo:font-weight="normal" style:font-size-asian="11pt" style:font-style-asian="italic" style:font-weight-asian="normal" style:font-size-complex="11pt" style:font-style-complex="italic" style:font-weight-complex="normal"/>
    </style:style>
    <style:style style:name="T492" style:family="text">
      <style:text-properties style:font-name="Nimbus Mono PS" fo:font-size="11pt" fo:font-style="italic" style:font-size-asian="11pt" style:font-style-asian="italic" style:font-size-complex="11pt" style:font-style-complex="italic"/>
    </style:style>
    <style:style style:name="T493" style:family="text">
      <style:text-properties officeooo:rsid="00d20380"/>
    </style:style>
    <style:style style:name="T494" style:family="text">
      <style:text-properties officeooo:rsid="00d2f689"/>
    </style:style>
    <style:style style:name="T495" style:family="text">
      <style:text-properties officeooo:rsid="00d4bf73"/>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urse of Algorithms and Data Structures II</text:p>
      <text:p text:style-name="P310"><text:span text:style-name="T487">B</text:span><text:span text:style-name="T372">S</text:span><text:span text:style-name="T487">c Computer Science - University of London</text:span></text:p>
      <text:p text:style-name="P211"/>
      <text:p text:style-name="P311">Mid-Term assignment</text:p>
      <text:p text:style-name="P309">by David Della Rossa</text:p>
      <text:h text:style-name="P312" text:outline-level="1">Part 1</text:h>
      <text:h text:style-name="P314" text:outline-level="2">Pseudocode</text:h>
      <text:p text:style-name="P259"/>
      <text:p text:style-name="P135"><text:span text:style-name="T226">** T</text:span><text:span text:style-name="T227">his is a comment</text:span><text:span text:style-name="T226"> *</text:span></text:p>
      <text:h text:style-name="Heading_20_3" text:outline-level="3">Proposal 1</text:h>
      <text:p text:style-name="P140"><text:span text:style-name="T114">** <text:tab/></text:span><text:span text:style-name="T113">Apply the Proposal 1 algorithm to the square matrix M of size </text:span><text:span text:style-name="T83">N</text:span><text:span text:style-name="T113">;</text:span></text:p>
      <text:p text:style-name="P86"><text:tab/><text:span text:style-name="T117">M is the matrix, represented with an array of length </text:span><text:span text:style-name="T91">N</text:span><text:span text:style-name="T117"> x </text:span><text:span text:style-name="T91">N</text:span><text:span text:style-name="T117">;</text:span></text:p>
      <text:p text:style-name="P86"><text:tab/><text:span text:style-name="T117">The (i,j) element is accessed by (i * </text:span><text:span text:style-name="T91">N</text:span><text:span text:style-name="T117"> + j);</text:span></text:p>
      <text:p text:style-name="P84"><text:tab/><text:span text:style-name="T117">g is the value to find; *</text:span></text:p>
      <text:p text:style-name="P3"><text:span text:style-name="T3">f</text:span><text:span text:style-name="T2">unction</text:span> FIND_GOLDIE(M, <text:span text:style-name="T83">N</text:span>, g)</text:p>
      <text:p text:style-name="P3"><text:tab/><text:span text:style-name="T3">for</text:span><text:span text:style-name="T1"> 0 &lt;= i &lt; </text:span><text:span text:style-name="T83">N</text:span><text:span text:style-name="T1"> </text:span><text:span text:style-name="T3">do</text:span></text:p>
      <text:p text:style-name="P3"><text:tab/><text:tab/><text:span text:style-name="T3">for</text:span><text:span text:style-name="T1"> 0 &lt;= j &lt; </text:span><text:span text:style-name="T83">N</text:span><text:span text:style-name="T1"> </text:span><text:span text:style-name="T3">do</text:span></text:p>
      <text:p text:style-name="P3"><text:tab/><text:tab/><text:tab/><text:span text:style-name="T3">if</text:span><text:span text:style-name="T1"> (M[i* </text:span><text:span text:style-name="T83">N</text:span><text:span text:style-name="T1"> + j] = g) </text:span><text:span text:style-name="T3">then</text:span></text:p>
      <text:p text:style-name="P1"><text:tab/><text:tab/><text:tab/><text:tab/><text:span text:style-name="T3">return</text:span><text:span text:style-name="T1"> pair(i, j)</text:span></text:p>
      <text:p text:style-name="P1"><text:tab/><text:tab/><text:tab/><text:span text:style-name="T3">end</text:span><text:span text:style-name="T1"> </text:span><text:span text:style-name="T3">if</text:span></text:p>
      <text:p text:style-name="P1"><text:tab/><text:tab/><text:span text:style-name="T3">end</text:span><text:span text:style-name="T1"> </text:span><text:span text:style-name="T3">for</text:span></text:p>
      <text:p text:style-name="P1"><text:tab/><text:span text:style-name="T3">end</text:span><text:span text:style-name="T1"> </text:span><text:span text:style-name="T3">for</text:span></text:p>
      <text:p text:style-name="P1"><text:tab/><text:span text:style-name="T3">return</text:span><text:span text:style-name="T1"> pair(-1, -1)</text:span></text:p>
      <text:p text:style-name="P4"><text:span text:style-name="T2">end</text:span> <text:span text:style-name="T2">function</text:span></text:p>
      <text:p text:style-name="P12"/>
      <text:h text:style-name="P318" text:outline-level="3">Proposal 2</text:h>
      <text:p text:style-name="P79">** <text:tab/><text:span text:style-name="T100">Calculate the power pow of ten ;</text:span></text:p>
      <text:p text:style-name="P81"><text:s text:c="3"/><text:tab/>pow is a non-negative integer;</text:p>
      <text:p text:style-name="P81"><text:tab/>returns an integer; *</text:p>
      <text:p text:style-name="P24">function <text:span text:style-name="T19">powOfTen(pow)</text:span></text:p>
      <text:p text:style-name="P76"><text:span text:style-name="T21"><text:tab/></text:span><text:span text:style-name="T5">if</text:span><text:span text:style-name="T21"> pow </text:span><text:span text:style-name="T61">&gt;</text:span><text:span text:style-name="T21"> 0 </text:span><text:span text:style-name="T5">then</text:span></text:p>
      <text:p text:style-name="P25"><text:tab/><text:tab/>return<text:span text:style-name="T19"> 10 * powOfTen(pow - </text:span><text:span text:style-name="T22">1</text:span><text:span text:style-name="T19">)</text:span></text:p>
      <text:p text:style-name="P24"><text:tab/>end if</text:p>
      <text:p text:style-name="P25"><text:soft-page-break/><text:tab/>return <text:span text:style-name="T19">1</text:span></text:p>
      <text:p text:style-name="P24">end function</text:p>
      <text:p text:style-name="P12"/>
      <text:p text:style-name="P47">*<text:span text:style-name="T101">* <text:tab/></text:span><text:span text:style-name="T102">Apply the counting sort algoritm to the array M’s portion</text:span></text:p>
      <text:p text:style-name="P81"><text:tab/>starting from position s and of length n;</text:p>
      <text:p text:style-name="P81"><text:tab/>This algorithm sorts the elements based on the values of the m-rightmost <text:tab/>digit, <text:span text:style-name="T457">preserving the order: it is a stable sorting algorithm</text:span>;</text:p>
      <text:p text:style-name="P83"><text:tab/><text:span text:style-name="T117">M is the matrix, represented with an array of length </text:span><text:span text:style-name="T92">N</text:span><text:span text:style-name="T117"> * </text:span><text:span text:style-name="T92">N</text:span><text:span text:style-name="T117">;</text:span></text:p>
      <text:p text:style-name="P81"><text:tab/>s is the starting position where to start sorting from; </text:p>
      <text:p text:style-name="P83"><text:tab/><text:span text:style-name="T92">N</text:span> is the length of the <text:span text:style-name="T117">array</text:span> portion to sort;</text:p>
      <text:p text:style-name="P81"><text:tab/>m is the digit to sort by; *</text:p>
      <text:p text:style-name="P76"><text:span text:style-name="T5">function </text:span><text:span text:style-name="T21">counting_sort_by_digit(M, s, </text:span><text:span text:style-name="T61">N</text:span><text:span text:style-name="T21">, m)</text:span></text:p>
      <text:p text:style-name="P49"><text:tab/>C ← new array(10) of zeros</text:p>
      <text:p text:style-name="P24"><text:span text:style-name="T19"><text:tab/>div ← </text:span><text:span text:style-name="T22">powOfTen(m)</text:span></text:p>
      <text:p text:style-name="P28"><text:span text:style-name="T22"><text:tab/></text:span><text:span text:style-name="T58">for</text:span><text:span text:style-name="T22"> 0 &lt;= i &lt; </text:span><text:span text:style-name="T60">N</text:span><text:span text:style-name="T22"> </text:span><text:span text:style-name="T58">do</text:span></text:p>
      <text:p text:style-name="P48"><text:tab/><text:tab/><text:span text:style-name="T58">idx </text:span>← <text:span text:style-name="T58">(M[s+i] / div) % 10</text:span></text:p>
      <text:p text:style-name="P48"><text:tab/><text:tab/><text:span text:style-name="T58">C[idx] </text:span>← <text:span text:style-name="T58">C[idx] + 1</text:span></text:p>
      <text:p text:style-name="P24"><text:tab/><text:span text:style-name="T58">end for</text:span></text:p>
      <text:p text:style-name="P24"/>
      <text:p text:style-name="P24"><text:tab/><text:span text:style-name="T58">for </text:span><text:span text:style-name="T22">1 &lt;= i &lt; 10 </text:span><text:span text:style-name="T58">do</text:span></text:p>
      <text:p text:style-name="P24"><text:tab/><text:tab/><text:span text:style-name="T22">C[i] = C[i-1]</text:span></text:p>
      <text:p text:style-name="P24"><text:tab/><text:span text:style-name="T58">end for</text:span></text:p>
      <text:p text:style-name="P24"/>
      <text:p text:style-name="P77"><text:span text:style-name="T5"><text:tab/></text:span><text:span text:style-name="T23">B</text:span><text:span text:style-name="T21"> ← new array(</text:span><text:span text:style-name="T61">n</text:span><text:span text:style-name="T21">) of zeros</text:span></text:p>
      <text:p text:style-name="P143"><text:span text:style-name="T21"><text:tab/></text:span><text:span text:style-name="T6">for</text:span><text:span text:style-name="T23"> </text:span><text:span text:style-name="T61">N</text:span><text:span text:style-name="T23">-1 &lt; i &lt;= 0 </text:span><text:span text:style-name="T6"><text:s/>do</text:span></text:p>
      <text:p text:style-name="P77"><text:span text:style-name="T6"><text:tab/><text:tab/></text:span><text:span text:style-name="T23">val = (M[s+i] / div) % 10</text:span></text:p>
      <text:p text:style-name="P52"><text:tab/><text:tab/>B[C[val]-1] = M[s+i]</text:p>
      <text:p text:style-name="P77"><text:span text:style-name="T23"><text:tab/><text:tab/>C[val] </text:span><text:span text:style-name="T21">← </text:span><text:span text:style-name="T23">C[val] - 1</text:span><text:span text:style-name="T21"> </text:span></text:p>
      <text:p text:style-name="P33"><text:tab/>end for</text:p>
      <text:p text:style-name="P33"><text:tab/></text:p>
      <text:p text:style-name="P143"><text:span text:style-name="T6"><text:tab/>for </text:span><text:span text:style-name="T23">0 &lt;= i &lt; </text:span><text:span text:style-name="T61">N</text:span><text:span text:style-name="T23"> </text:span><text:span text:style-name="T6">do</text:span></text:p>
      <text:p text:style-name="P77"><text:span text:style-name="T6"><text:tab/><text:tab/></text:span><text:span text:style-name="T23">A[s+i] </text:span><text:span text:style-name="T21">← </text:span><text:span text:style-name="T23">B[i]</text:span></text:p>
      <text:p text:style-name="P33"><text:tab/>end for</text:p>
      <text:p text:style-name="P52"/>
      <text:p text:style-name="P24">end function</text:p>
      <text:p text:style-name="P12"/>
      <text:p text:style-name="P80">**<text:tab/><text:span text:style-name="T117">Apply the radix sort algorithm to the portion of the array M, starting at <text:tab/>position s and of length </text:span><text:span text:style-name="T92">N</text:span><text:span text:style-name="T117">;</text:span></text:p>
      <text:p text:style-name="P91"><text:tab/>M is the matrix, represented with an array of length <text:span text:style-name="T92">N</text:span> * <text:span text:style-name="T92">N</text:span>;</text:p>
      <text:p text:style-name="P89"><text:tab/>s is the starting position where to start sorting from;</text:p>
      <text:p text:style-name="P91"><text:tab/><text:span text:style-name="T92">N</text:span> is the length of the array portion to sort;</text:p>
      <text:p text:style-name="P183"><text:span text:style-name="T113"><text:tab/></text:span><text:span text:style-name="T83">l</text:span><text:span text:style-name="T113"> is the max length of the elements contained in M; *</text:span></text:p>
      <text:p text:style-name="P143"><text:span text:style-name="T5">function </text:span><text:span text:style-name="T21">radix_sort(M, s, </text:span><text:span text:style-name="T61">N</text:span><text:span text:style-name="T21">, </text:span><text:span text:style-name="T61">l</text:span><text:span text:style-name="T21">)</text:span></text:p>
      <text:p text:style-name="P76"><text:span text:style-name="T21"><text:tab/></text:span><text:span text:style-name="T61">l</text:span><text:span text:style-name="T21"> ← </text:span><text:span text:style-name="T61">l</text:span><text:span text:style-name="T21">-1</text:span></text:p>
      <text:p text:style-name="P74"><text:span text:style-name="T19"><text:tab/></text:span><text:span text:style-name="T2">if </text:span><text:span text:style-name="T19">m &gt; 0 </text:span><text:span text:style-name="T2">then</text:span></text:p>
      <text:p text:style-name="P143"><text:span text:style-name="T5"><text:tab/><text:tab/></text:span><text:span text:style-name="T21">radix_sort(M, s, </text:span><text:span text:style-name="T61">N</text:span><text:span text:style-name="T21">, </text:span><text:span text:style-name="T61">l</text:span><text:span text:style-name="T21">)</text:span></text:p>
      <text:p text:style-name="P74"><text:span text:style-name="T19"><text:tab/></text:span><text:span text:style-name="T2">end if</text:span></text:p>
      <text:p text:style-name="P143"><text:span text:style-name="T21"><text:tab/>counting_sort_by_digit(M, s, </text:span><text:span text:style-name="T61">N</text:span><text:span text:style-name="T21">, </text:span><text:span text:style-name="T61">l</text:span><text:span text:style-name="T21">)</text:span></text:p>
      <text:p text:style-name="P24">end function</text:p>
      <text:p text:style-name="P12"/>
      <text:p text:style-name="P80">** <text:tab/><text:span text:style-name="T118">Modified version of binary_search, which returns, if found, the index of the <text:tab/>element g in the portion of the array A, starting at position s and of <text:tab/>length </text:span><text:span text:style-name="T92">N</text:span><text:span text:style-name="T118">, otherwise it returns -1;</text:span></text:p>
      <text:p text:style-name="P80"><text:tab/><text:span text:style-name="T118">A is the array to search in, sorted at least in the range [s, s+</text:span><text:span text:style-name="T92">N</text:span><text:span text:style-name="T118">[;</text:span></text:p>
      <text:p text:style-name="P78"><text:tab/><text:span text:style-name="T118">s is the array position where to start searching;</text:span></text:p>
      <text:p text:style-name="P143"><text:soft-page-break/><text:span text:style-name="T115"><text:tab/></text:span><text:span text:style-name="T85">N</text:span><text:span text:style-name="T113"> is the length of the array portion to </text:span><text:span text:style-name="T83">s</text:span><text:span text:style-name="T84">earch;</text:span></text:p>
      <text:p text:style-name="P93"><text:tab/>g is the element we are searching for; *</text:p>
      <text:p text:style-name="P9"><text:span text:style-name="T2">function </text:span><text:span text:style-name="T19">binary_search(</text:span><text:span text:style-name="T24">A</text:span><text:span text:style-name="T19">, </text:span><text:span text:style-name="T24">s,</text:span><text:span text:style-name="T19"> </text:span><text:span text:style-name="T61">N</text:span><text:span text:style-name="T19">, g)</text:span></text:p>
      <text:p text:style-name="P4"><text:span text:style-name="T19"><text:tab/>min ← </text:span><text:span text:style-name="T41">s</text:span></text:p>
      <text:p text:style-name="P58"><text:tab/>max ← <text:span text:style-name="T377">s +</text:span> <text:span text:style-name="T92">N</text:span></text:p>
      <text:p text:style-name="P4"><text:span text:style-name="T20"><text:tab/></text:span><text:span text:style-name="T4">while</text:span><text:span text:style-name="T20"> min &lt;= max </text:span><text:span text:style-name="T4">do</text:span></text:p>
      <text:p text:style-name="P54"><text:tab/><text:tab/>mid ← (max + min) / 2</text:p>
      <text:p text:style-name="P4"><text:span text:style-name="T20"><text:tab/><text:tab/></text:span><text:span text:style-name="T4">if</text:span><text:span text:style-name="T20"> A[mid] = g </text:span><text:span text:style-name="T4">then</text:span></text:p>
      <text:p text:style-name="P4"><text:span text:style-name="T4"><text:tab/><text:tab/><text:tab/>return </text:span><text:span text:style-name="T20">mid</text:span></text:p>
      <text:p text:style-name="P5"><text:span text:style-name="T20"><text:tab/><text:tab/></text:span><text:span text:style-name="T4">else if </text:span><text:span text:style-name="T20">A[mid] &gt; g </text:span><text:span text:style-name="T4">then</text:span></text:p>
      <text:p text:style-name="P5"><text:span text:style-name="T4"><text:tab/><text:tab/><text:tab/></text:span><text:span text:style-name="T20">max ← mid - 1</text:span></text:p>
      <text:p text:style-name="P17"><text:tab/><text:tab/>else</text:p>
      <text:p text:style-name="P5"><text:span text:style-name="T4"><text:tab/><text:tab/><text:tab/></text:span><text:span text:style-name="T20">min ← mid + 1</text:span></text:p>
      <text:p text:style-name="P5"><text:span text:style-name="T20"><text:tab/><text:tab/></text:span><text:span text:style-name="T4">end if</text:span></text:p>
      <text:p text:style-name="P4"><text:span text:style-name="T20"><text:tab/></text:span><text:span text:style-name="T4">end while</text:span></text:p>
      <text:p text:style-name="P4"><text:span text:style-name="T4"><text:tab/>return</text:span><text:span text:style-name="T20"> -1</text:span></text:p>
      <text:p text:style-name="P12">end function</text:p>
      <text:p text:style-name="P12"/>
      <text:p text:style-name="P143"><text:span text:style-name="T114">** <text:tab/></text:span><text:span text:style-name="T113">Apply the Proposal </text:span><text:span text:style-name="T83">2</text:span><text:span text:style-name="T113"> algorithm to the square matrix M of size </text:span><text:span text:style-name="T85">N</text:span><text:span text:style-name="T113">;</text:span></text:p>
      <text:p text:style-name="P87"><text:tab/><text:span text:style-name="T117">M is the matrix, represented with an array of length </text:span><text:span text:style-name="T92">N</text:span><text:span text:style-name="T117"> x </text:span><text:span text:style-name="T92">N</text:span><text:span text:style-name="T117">;</text:span></text:p>
      <text:p text:style-name="P88"><text:tab/><text:span text:style-name="T117">g is the value to find; </text:span></text:p>
      <text:p text:style-name="P92"><text:tab/>If the element g is found, a pair containing row Index and column index is <text:tab/>returned, otherwise pair(-1, -1). *</text:p>
      <text:p text:style-name="P21">function <text:span text:style-name="T277">FIND_GOLDIE</text:span><text:span text:style-name="T19">(M, </text:span><text:span text:style-name="T61">N</text:span><text:span text:style-name="T19">, g)</text:span></text:p>
      <text:p text:style-name="P18"><text:span text:style-name="T19"><text:tab/></text:span><text:span text:style-name="T24">l </text:span><text:span text:style-name="T19">← </text:span><text:span text:style-name="T24">Max length of the values in M</text:span></text:p>
      <text:p text:style-name="P21"><text:span text:style-name="T19"><text:tab/></text:span>for<text:span text:style-name="T19"> 0 &lt;= i &lt; </text:span><text:span text:style-name="T61">N</text:span><text:span text:style-name="T19"> </text:span>do</text:p>
      <text:p text:style-name="P18"><text:span text:style-name="T21"><text:tab/><text:tab/>** </text:span><text:span text:style-name="T24">start position is the beginning of the i</text:span><text:span text:style-name="T120">th</text:span><text:span text:style-name="T24"> row *</text:span></text:p>
      <text:p text:style-name="P18"><text:span text:style-name="T24"><text:tab/><text:tab/>** </text:span><text:span text:style-name="T47">sort the i</text:span><text:span text:style-name="T122">th</text:span><text:span text:style-name="T47"> row *</text:span></text:p>
      <text:p text:style-name="P21"><text:tab/><text:tab/><text:span text:style-name="T19">radix_sort(M, </text:span><text:span text:style-name="T24">i*</text:span><text:span text:style-name="T61">N</text:span><text:span text:style-name="T21">, </text:span><text:span text:style-name="T61">N</text:span><text:span text:style-name="T21">, </text:span><text:span text:style-name="T24">l</text:span><text:span text:style-name="T21">) </text:span></text:p>
      <text:p text:style-name="P21"><text:span text:style-name="T21"><text:tab/><text:tab/>**</text:span><text:span text:style-name="T47"> search the i</text:span><text:span text:style-name="T122">th</text:span><text:span text:style-name="T47"> row *</text:span></text:p>
      <text:p text:style-name="P21"><text:span text:style-name="T21"><text:tab/><text:tab/></text:span><text:span text:style-name="T24">idx </text:span><text:span text:style-name="T19">← </text:span><text:span text:style-name="T24">binary_search(M, i*</text:span><text:span text:style-name="T61">N</text:span><text:span text:style-name="T24">, </text:span><text:span text:style-name="T61">N</text:span><text:span text:style-name="T24">, g)</text:span></text:p>
      <text:p text:style-name="P18"><text:span text:style-name="T24"><text:tab/><text:tab/></text:span><text:span text:style-name="T118">if</text:span><text:span text:style-name="T24"> idx != -1</text:span></text:p>
      <text:p text:style-name="P71"><text:tab/><text:tab/><text:tab/>return pair(i, idx)</text:p>
      <text:p text:style-name="P18"><text:span text:style-name="T24"><text:tab/><text:tab/></text:span><text:span text:style-name="T118">end if</text:span></text:p>
      <text:p text:style-name="P17"><text:tab/>end for</text:p>
      <text:p text:style-name="P17"><text:tab/><text:span text:style-name="T19">** </text:span><text:span text:style-name="T50">If we are here, the element is missing *</text:span></text:p>
      <text:p text:style-name="P72"><text:tab/>return pair(-1, -1)</text:p>
      <text:p text:style-name="P17">end function</text:p>
      <text:p text:style-name="P56"/>
      <text:h text:style-name="P318" text:outline-level="3">Proposal 3</text:h>
      <text:p text:style-name="P99"><text:span text:style-name="T20">** <text:tab/></text:span><text:span text:style-name="T27">Modified version of binary_search, that determines which row can potentially <text:tab/>contain the value g, based only on the first element of each row and returns <text:tab/>the row index if found, otherwise -1;</text:span></text:p>
      <text:p text:style-name="P149"><text:span text:style-name="T116"><text:tab/>M is the matrix to search in, represented as an array of length </text:span><text:span text:style-name="T86">N</text:span><text:span text:style-name="T116">*</text:span><text:span text:style-name="T86">N</text:span><text:span text:style-name="T116">;</text:span></text:p>
      <text:p text:style-name="P95"><text:tab/><text:span text:style-name="T88">N</text:span> is the matrix size;</text:p>
      <text:p text:style-name="P94"><text:tab/>g is the value to search for; *</text:p>
      <text:p text:style-name="P30">function <text:span text:style-name="T19">modified_binary_search(M, </text:span><text:span text:style-name="T86">N</text:span><text:span text:style-name="T19">, g)</text:span></text:p>
      <text:p text:style-name="P29"><text:span text:style-name="T19"><text:tab/></text:span><text:span text:style-name="T25">min ← </text:span><text:span text:style-name="T20">0</text:span></text:p>
      <text:p text:style-name="P55"><text:tab/>max ← n</text:p>
      <text:p text:style-name="P6"><text:span text:style-name="T20"><text:tab/></text:span><text:span text:style-name="T4">while</text:span><text:span text:style-name="T20"> min &lt;= max </text:span><text:span text:style-name="T4">do</text:span></text:p>
      <text:p text:style-name="P55"><text:tab/><text:tab/>mid ← (max + min) / 2</text:p>
      <text:p text:style-name="P101"><text:tab/><text:tab/>** If first element of the row is greater than g, then reset max and continue *</text:p>
      <text:p text:style-name="P149"><text:span text:style-name="T20"><text:tab/><text:tab/></text:span><text:span text:style-name="T4">if</text:span><text:span text:style-name="T20"> A[mid*</text:span><text:span text:style-name="T86">N</text:span><text:span text:style-name="T20">] </text:span><text:span text:style-name="T62">&gt;</text:span><text:span text:style-name="T20"> g </text:span><text:span text:style-name="T4">then</text:span></text:p>
      <text:p text:style-name="P6"><text:span text:style-name="T4"><text:tab/><text:tab/><text:tab/></text:span><text:span text:style-name="T26">max </text:span><text:span text:style-name="T20">← </text:span><text:span text:style-name="T26">mid – 1</text:span></text:p>
      <text:p text:style-name="P29"><text:soft-page-break/><text:tab/><text:tab/>else <text:s/></text:p>
      <text:p text:style-name="P100"><text:span text:style-name="T148"><text:tab/><text:tab/><text:tab/></text:span><text:span text:style-name="T145">** </text:span><text:span text:style-name="T146">If last element of the row is g</text:span><text:span text:style-name="T147">reater than or equal to</text:span><text:span text:style-name="T146"> g, I found the row *</text:span></text:p>
      <text:p text:style-name="P11"><text:span text:style-name="T7"><text:tab/><text:tab/><text:tab/>if</text:span><text:span text:style-name="T26"> M[mid* </text:span><text:span text:style-name="T86">N</text:span><text:span text:style-name="T26"> + (</text:span><text:span text:style-name="T86">N</text:span><text:span text:style-name="T26">-1)] &gt;= g </text:span><text:span text:style-name="T7">then</text:span></text:p>
      <text:p text:style-name="P6"><text:span text:style-name="T7"><text:tab/><text:tab/><text:tab/><text:tab/>return </text:span><text:span text:style-name="T26">mid</text:span></text:p>
      <text:p text:style-name="P6"><text:span text:style-name="T26"><text:tab/><text:tab/><text:tab/></text:span><text:span text:style-name="T7">else</text:span></text:p>
      <text:p text:style-name="P6"><text:span text:style-name="T7"><text:tab/><text:tab/><text:tab/><text:tab/></text:span><text:span text:style-name="T26">min </text:span><text:span text:style-name="T20">← </text:span><text:span text:style-name="T26">mid + 1</text:span></text:p>
      <text:p text:style-name="P6"><text:span text:style-name="T26"><text:tab/><text:tab/><text:tab/></text:span><text:span text:style-name="T7">end if</text:span></text:p>
      <text:p text:style-name="P6"><text:span text:style-name="T20"><text:tab/><text:tab/></text:span><text:span text:style-name="T4">end if</text:span></text:p>
      <text:p text:style-name="P13"><text:span text:style-name="T20"><text:tab/></text:span><text:span text:style-name="T57">end while</text:span></text:p>
      <text:p text:style-name="P13"><text:tab/><text:span text:style-name="T144">return </text:span><text:span text:style-name="T26">-1</text:span></text:p>
      <text:p text:style-name="P29">end function</text:p>
      <text:p text:style-name="P29"/>
      <text:p text:style-name="P105"><text:span text:style-name="T114">** <text:tab/></text:span><text:span text:style-name="T113">Apply the Proposal </text:span><text:span text:style-name="T83">3</text:span><text:span text:style-name="T113"> algorithm to the square matrix M of size n;</text:span></text:p>
      <text:p text:style-name="P85"><text:tab/><text:span text:style-name="T117">M is the matrix, represented with an array of length n x n;</text:span></text:p>
      <text:p text:style-name="P88"><text:tab/><text:span text:style-name="T117">g is the value to find.</text:span></text:p>
      <text:p text:style-name="P92"><text:tab/>If the element g is found, a pair containing row Index and column index is <text:tab/>returned, otherwise pair(-1, -1). *</text:p>
      <text:p text:style-name="P32">function <text:span text:style-name="T19">FIND_GOLDIE</text:span><text:span text:style-name="T20">(M, </text:span><text:span text:style-name="T82">N</text:span><text:span text:style-name="T20">, g)</text:span></text:p>
      <text:p text:style-name="P19"><text:span text:style-name="T24"><text:tab/>len </text:span><text:span text:style-name="T19">← </text:span><text:span text:style-name="T24">Max length of the values in M</text:span></text:p>
      <text:p text:style-name="P149"><text:span text:style-name="T20"><text:tab/></text:span><text:span text:style-name="T21">radix_sort(M, </text:span><text:span text:style-name="T61">0</text:span><text:span text:style-name="T21">, </text:span><text:span text:style-name="T86">N</text:span><text:span text:style-name="T21">*</text:span><text:span text:style-name="T86">N</text:span><text:span text:style-name="T21">, </text:span><text:span text:style-name="T24">len</text:span><text:span text:style-name="T21">)</text:span></text:p>
      <text:p text:style-name="P50"/>
      <text:p text:style-name="P149"><text:span text:style-name="T21"><text:tab/></text:span><text:span text:style-name="T27">rowIndex </text:span><text:span text:style-name="T20">← </text:span><text:span text:style-name="T26">modified_binary_search</text:span><text:span text:style-name="T27">(M, </text:span><text:span text:style-name="T86">N</text:span><text:span text:style-name="T27">, g)</text:span></text:p>
      <text:p text:style-name="P103"><text:span text:style-name="T19"><text:tab/></text:span><text:span text:style-name="T2">if</text:span><text:span text:style-name="T19"> rowIndex = -1 </text:span><text:span text:style-name="T2">then</text:span></text:p>
      <text:p text:style-name="P103"><text:span text:style-name="T2"><text:tab/><text:tab/>return </text:span><text:span text:style-name="T19">pair(-1, -1)</text:span></text:p>
      <text:p text:style-name="P31"><text:tab/>end if</text:p>
      <text:p text:style-name="P31"/>
      <text:p text:style-name="P149"><text:span text:style-name="T8"><text:tab/></text:span><text:span text:style-name="T27">colIndex </text:span><text:span text:style-name="T20">← </text:span><text:span text:style-name="T25">binary_search(</text:span><text:span text:style-name="T63">M</text:span><text:span text:style-name="T25">, </text:span><text:span text:style-name="T27">rowIndex *</text:span><text:span text:style-name="T86">N</text:span><text:span text:style-name="T24">,</text:span><text:span text:style-name="T25"> </text:span><text:span text:style-name="T86">N</text:span><text:span text:style-name="T25">, g)</text:span></text:p>
      <text:p text:style-name="P102"><text:span text:style-name="T25"><text:tab/></text:span><text:span text:style-name="T8">if</text:span><text:span text:style-name="T27"> colIndex = -1 </text:span><text:span text:style-name="T8">then</text:span></text:p>
      <text:p text:style-name="P102"><text:span text:style-name="T8"><text:tab/><text:tab/>return</text:span><text:span text:style-name="T27"> pair(-1, -1)</text:span></text:p>
      <text:p text:style-name="P102"><text:span text:style-name="T27"><text:tab/></text:span><text:span text:style-name="T8">end if</text:span></text:p>
      <text:p text:style-name="P31"/>
      <text:p text:style-name="P102"><text:span text:style-name="T8"><text:tab/>return </text:span><text:span text:style-name="T27">pair(rowIndex, colIndex)</text:span></text:p>
      <text:p text:style-name="P31">end function</text:p>
      <text:p text:style-name="P31"/>
      <text:h text:style-name="P317" text:outline-level="2">Best-case and worst-case</text:h>
      <text:p text:style-name="P189">In the following analysis, I will be using <text:span text:style-name="T101">M</text:span> to indicate the total number of elements in the matrix, <text:span text:style-name="T101">N</text:span> to indicate the number of elements in a row (or column, being the matrix square), <text:span text:style-name="T101">n</text:span> as a generic number of elements in generic calculations.</text:p>
      <text:h text:style-name="P318" text:outline-level="3">Proposal 1</text:h>
      <text:p text:style-name="P186">The matrix contains <text:span text:style-name="T101">m</text:span> non-sorted, all distinct elements. <text:span text:style-name="T486">T</text:span>herefore the only way of searching the matrix is through a linear search, which, in the case of a matrix, means s<text:span text:style-name="T149">panning all elements, top to bottom, left to right.</text:span></text:p>
      <text:p text:style-name="P194">The <text:span text:style-name="T2">best-case scenario</text:span> is when the element is at first-row, first column, in which case only one comparison is done, with a running-time <text:span text:style-name="T101">T(M) = Θ(1)</text:span>.</text:p>
      <text:p text:style-name="P187"><text:span text:style-name="T150">The </text:span><text:span text:style-name="T13">worst-case scenario</text:span><text:span text:style-name="T150"> is when the element is not in the matrix, in which case all the elements of the matrix are checked, doing therefore a number of comparisons equal to </text:span><text:span text:style-name="T105">M</text:span><text:span text:style-name="T150">, with a running-time </text:span><text:span text:style-name="T105">T(M) = Θ(M) = Θ(N</text:span><text:span text:style-name="T139">2</text:span><text:span text:style-name="T105">)</text:span><text:span text:style-name="T150">.</text:span></text:p>
      <text:h text:style-name="P319" text:outline-level="3">Proposal 2</text:h>
      <text:p text:style-name="P218">The algorithm in the proposal 2 consists of sorting the first row of the matrix and then do a binary search. If the item is not found, proceed t<text:span text:style-name="T486">o</text:span> the next row, until the end of the matrix.</text:p>
      <text:p text:style-name="P220">In order to choose the best sorting algorithm for the task, I’ve implemented the Proposal 2 in C++ and tried three different sorting algorithms: <text:span text:style-name="T2">radix sort</text:span>, <text:span text:style-name="T2">merge sort</text:span> and <text:span text:style-name="T2">quick sort</text:span>.</text:p>
      <text:p text:style-name="P234">The last column shows the results using the <text:span text:style-name="T2">std::sort</text:span> algorithm, from the C++’s standard library, with the only purpose of having a term of comparison, not as a candidate algorithm:</text:p>
      <table:table table:name="Table10" table:style-name="Table10">
        <table:table-column table:style-name="Table10.A"/>
        <table:table-column table:style-name="Table10.B"/>
        <table:table-column table:style-name="Table10.A"/>
        <table:table-column table:style-name="Table10.B"/>
        <table:table-column table:style-name="Table10.E"/>
        <table:table-row>
          <table:table-cell table:style-name="Table10.A1" office:value-type="string">
            <text:p text:style-name="P305">N</text:p>
          </table:table-cell>
          <table:table-cell table:style-name="Table10.A1" office:value-type="string">
            <text:p text:style-name="P306">Radix</text:p>
          </table:table-cell>
          <table:table-cell table:style-name="Table10.A1" office:value-type="string">
            <text:p text:style-name="P306">Merge</text:p>
          </table:table-cell>
          <table:table-cell table:style-name="Table10.A1" office:value-type="string">
            <text:p text:style-name="P306">Quick</text:p>
          </table:table-cell>
          <table:table-cell table:style-name="Table10.E1" office:value-type="string">
            <text:p text:style-name="P306">Std::sort</text:p>
          </table:table-cell>
        </table:table-row>
        <table:table-row>
          <table:table-cell table:style-name="Table10.A2" office:value-type="string">
            <text:p text:style-name="P295">1</text:p>
          </table:table-cell>
          <table:table-cell table:style-name="Table10.D6" office:value-type="string">
            <text:p text:style-name="P307">6462ns</text:p>
          </table:table-cell>
          <table:table-cell table:style-name="Table10.C6" office:value-type="string">
            <text:p text:style-name="P307">1593ns</text:p>
          </table:table-cell>
          <table:table-cell table:style-name="Table10.D6" office:value-type="string">
            <text:p text:style-name="P307">1353ns</text:p>
          </table:table-cell>
          <table:table-cell table:style-name="Table10.E6" office:value-type="string">
            <text:p text:style-name="P307">1593ns</text:p>
          </table:table-cell>
        </table:table-row>
        <table:table-row>
          <table:table-cell table:style-name="Table10.A2" office:value-type="string">
            <text:p text:style-name="P295">10</text:p>
          </table:table-cell>
          <table:table-cell table:style-name="Table10.D6" office:value-type="string">
            <text:p text:style-name="P307"><text:span text:style-name="T418">5</text:span><text:span text:style-name="T417">1</text:span><text:span text:style-name="T423">μ</text:span><text:span text:style-name="T418">s</text:span></text:p>
          </table:table-cell>
          <table:table-cell table:style-name="Table10.C6" office:value-type="string">
            <text:p text:style-name="P307"><text:span text:style-name="T418">1</text:span><text:span text:style-name="T417">33</text:span><text:span text:style-name="T423">μ</text:span><text:span text:style-name="T418">s</text:span></text:p>
          </table:table-cell>
          <table:table-cell table:style-name="Table10.D6" office:value-type="string">
            <text:p text:style-name="P307"><text:span text:style-name="T418">2</text:span><text:span text:style-name="T417">7</text:span><text:span text:style-name="T423">μ</text:span><text:span text:style-name="T418">s</text:span></text:p>
          </table:table-cell>
          <table:table-cell table:style-name="Table10.E6" office:value-type="string">
            <text:p text:style-name="P307"><text:span text:style-name="T418">1</text:span><text:span text:style-name="T417">7</text:span><text:span text:style-name="T423">μ</text:span><text:span text:style-name="T418">s</text:span></text:p>
          </table:table-cell>
        </table:table-row>
        <table:table-row>
          <table:table-cell table:style-name="Table10.A2" office:value-type="string">
            <text:p text:style-name="P295">100</text:p>
          </table:table-cell>
          <table:table-cell table:style-name="Table10.D6" office:value-type="string">
            <text:p text:style-name="P307"><text:span text:style-name="T418">3</text:span><text:span text:style-name="T417">747</text:span><text:span text:style-name="T423">μ</text:span><text:span text:style-name="T418">s</text:span></text:p>
          </table:table-cell>
          <table:table-cell table:style-name="Table10.C6" office:value-type="string">
            <text:p text:style-name="P307"><text:span text:style-name="T418">1</text:span><text:span text:style-name="T417">6ms</text:span></text:p>
          </table:table-cell>
          <table:table-cell table:style-name="Table10.D6" office:value-type="string">
            <text:p text:style-name="P307"><text:span text:style-name="T418">4</text:span><text:span text:style-name="T417">482</text:span><text:span text:style-name="T423">μ</text:span><text:span text:style-name="T418">s</text:span></text:p>
          </table:table-cell>
          <table:table-cell table:style-name="Table10.E6" office:value-type="string">
            <text:p text:style-name="P307"><text:span text:style-name="T418">2</text:span><text:span text:style-name="T417">525</text:span><text:span text:style-name="T423">μ</text:span><text:span text:style-name="T418">s</text:span></text:p>
          </table:table-cell>
        </table:table-row>
        <table:table-row>
          <table:table-cell table:style-name="Table10.A2" office:value-type="string">
            <text:p text:style-name="P295">1000</text:p>
          </table:table-cell>
          <table:table-cell table:style-name="Table10.D6" office:value-type="string">
            <text:p text:style-name="P307">260ms</text:p>
          </table:table-cell>
          <table:table-cell table:style-name="Table10.C6" office:value-type="string">
            <text:p text:style-name="P307">950ms</text:p>
          </table:table-cell>
          <table:table-cell table:style-name="Table10.D6" office:value-type="string">
            <text:p text:style-name="P307">373ms</text:p>
          </table:table-cell>
          <table:table-cell table:style-name="Table10.E6" office:value-type="string">
            <text:p text:style-name="P307">190ms</text:p>
          </table:table-cell>
        </table:table-row>
        <table:table-row>
          <table:table-cell table:style-name="Table10.A2" office:value-type="string">
            <text:p text:style-name="P295">10000</text:p>
          </table:table-cell>
          <table:table-cell table:style-name="Table10.D6" office:value-type="string">
            <text:p text:style-name="P308">34.3s</text:p>
          </table:table-cell>
          <table:table-cell table:style-name="Table10.C6" office:value-type="string">
            <text:p text:style-name="P308">113s</text:p>
          </table:table-cell>
          <table:table-cell table:style-name="Table10.D6" office:value-type="string">
            <text:p text:style-name="P308">50.2<text:span text:style-name="T465">s</text:span></text:p>
          </table:table-cell>
          <table:table-cell table:style-name="Table10.E6" office:value-type="string">
            <text:p text:style-name="P308">24.7<text:span text:style-name="T465">s</text:span></text:p>
          </table:table-cell>
        </table:table-row>
      </table:table>
      <text:p text:style-name="P215"/>
      <text:p text:style-name="P219">The test was run over a matrix <text:span text:style-name="T101">NxN</text:span>, populated with positive random numbers<text:span text:style-name="T220">.</text:span></text:p>
      <text:p text:style-name="P223"><text:soft-page-break/><text:span text:style-name="T465">The results show that radix sort has better times than the other two algorithms, merge and quick, which I somehow expected, having radix sort a worst-case time complexity of </text:span><text:span text:style-name="T455">Θ(n)</text:span><text:span text:style-name="T448">, </text:span><text:span text:style-name="T449">whereas merge has </text:span><text:span text:style-name="T455">Θ(nlogn)</text:span><text:span text:style-name="T448"> </text:span><text:span text:style-name="T449">and quick </text:span><text:span text:style-name="T455">Θ(n</text:span><text:span text:style-name="T136">2</text:span><text:span text:style-name="T455">)</text:span><text:span text:style-name="T465">. </text:span></text:p>
      <text:p text:style-name="P223"><text:span text:style-name="T466">The test also includes the std::sort algorithm, provided by the C++ standard library, as a term of comparison. std::sort is a hybrid sorting algorithm based on a combination of quick-sort and heap-sort, with a time-complexity of </text:span><text:span text:style-name="T455">Θ(nlogn)</text:span><text:span text:style-name="T444">).</text:span></text:p>
      <text:p text:style-name="P221">Based on these results, I opted for the radix sort.</text:p>
      <text:p text:style-name="P224"><text:span text:style-name="T151">My implementation uses a modified </text:span><text:span text:style-name="T17">stable</text:span><text:span text:style-name="T151"> version of the counting sort (</text:span><text:span text:style-name="T489">counting_sort_by_digit</text:span><text:span text:style-name="T151">), which sorts the numbers of each row by the first right-most digit, then the second, and so on.</text:span></text:p>
      <text:p text:style-name="P188"><text:span text:style-name="T151">The number of calls to </text:span><text:span text:style-name="T489">counting_sort_by_digit</text:span><text:span text:style-name="T21">,</text:span><text:span text:style-name="T29"> in the general case, is equal to the number of digits of the largest number contained. </text:span><text:span text:style-name="T28">This can be calculated with the following formula: </text:span></text:p>
      <text:p text:style-name="P137"><text:span text:style-name="T28">max_num_of_digits = </text:span><text:span text:style-name="T438">floor</text:span>(log10(MAX_VALUE)) + 1</text:p>
      <text:p text:style-name="P166"/>
      <text:p text:style-name="P222">In this specific case, based on the given requirements, having a square matrix of size <text:span text:style-name="T101">N</text:span>, populated with non-repeating values between 0 and 500, the <text:span text:style-name="T488">max_num_of_digits</text:span> will be 3. </text:p>
      <text:p text:style-name="P225"><text:span text:style-name="T466">However, to make a more generic evaluation of the algorithm, we need to consider that </text:span><text:span text:style-name="T490">max_num_of_digit</text:span><text:span text:style-name="T466"> is proportional to </text:span><text:span text:style-name="T490">max_value</text:span><text:span text:style-name="T466">, which is proportional to </text:span><text:span text:style-name="T106">N</text:span><text:span text:style-name="T466"> (considering that the values do not repeat). This introduces an additional </text:span><text:span text:style-name="T299">l</text:span><text:span text:style-name="T311">o</text:span><text:span text:style-name="T299">gN</text:span><text:span text:style-name="T336"> term into the time complexity expression.</text:span></text:p>
      <text:p text:style-name="P228"><text:span text:style-name="T467">The </text:span><text:span text:style-name="T16">best case scenario</text:span><text:span text:style-name="T467"> in this proposal is when the searched element is located in the middle position of the first row. In such case, the radix sort would be executed onto the first row, followed by the binary search, which would immediately find the element at the first iteration, ending the execution. </text:span></text:p>
      <text:p text:style-name="P226"><text:span text:style-name="T467">The </text:span><text:span text:style-name="T16">worst case scenario</text:span><text:span text:style-name="T467"> is when the element is not in the matrix. In such case the radix sort and the binary search would be executed once per row of the matrix.</text:span></text:p>
      <text:h text:style-name="P320" text:outline-level="3"/>
      <text:h text:style-name="P322" text:outline-level="3">Proposal 3</text:h>
      <text:p text:style-name="P235">As for Proposal 2, in order to select the best sorting algorithm for the task, I made a comparison among <text:span text:style-name="T101">Radix</text:span>, <text:span text:style-name="T101">Merge</text:span>, <text:span text:style-name="T101">Quick</text:span> sort and <text:span text:style-name="T101">std::sort</text:span>, and these are the results:</text:p>
      <table:table table:name="Table1" table:style-name="Table1">
        <table:table-column table:style-name="Table1.A"/>
        <table:table-column table:style-name="Table1.B"/>
        <table:table-column table:style-name="Table1.A"/>
        <table:table-column table:style-name="Table1.B"/>
        <table:table-column table:style-name="Table1.E"/>
        <table:table-row>
          <table:table-cell table:style-name="Table1.A1" office:value-type="string">
            <text:p text:style-name="P296">N</text:p>
          </table:table-cell>
          <table:table-cell table:style-name="Table1.A1" office:value-type="string">
            <text:p text:style-name="P294">Radix</text:p>
          </table:table-cell>
          <table:table-cell table:style-name="Table1.A1" office:value-type="string">
            <text:p text:style-name="P294">Merge</text:p>
          </table:table-cell>
          <table:table-cell table:style-name="Table1.A1" office:value-type="string">
            <text:p text:style-name="P294">Quick</text:p>
          </table:table-cell>
          <table:table-cell table:style-name="Table1.E1" office:value-type="string">
            <text:p text:style-name="P294">Std::sort</text:p>
          </table:table-cell>
        </table:table-row>
        <table:table-row>
          <table:table-cell table:style-name="Table1.A2" office:value-type="string">
            <text:p text:style-name="P296">1</text:p>
          </table:table-cell>
          <table:table-cell table:style-name="Table1.D6" office:value-type="string">
            <text:p text:style-name="P299">6300ns</text:p>
          </table:table-cell>
          <table:table-cell table:style-name="Table1.C6" office:value-type="string">
            <text:p text:style-name="P299">1300ns</text:p>
          </table:table-cell>
          <table:table-cell table:style-name="Table1.D6" office:value-type="string">
            <text:p text:style-name="P299">1700ns</text:p>
          </table:table-cell>
          <table:table-cell table:style-name="Table1.E6" office:value-type="string">
            <text:p text:style-name="P300">1600ns</text:p>
          </table:table-cell>
        </table:table-row>
        <table:table-row>
          <table:table-cell table:style-name="Table1.A2" office:value-type="string">
            <text:p text:style-name="P296">10</text:p>
          </table:table-cell>
          <table:table-cell table:style-name="Table1.D6" office:value-type="string">
            <text:p text:style-name="P297"><text:span text:style-name="T418">2</text:span><text:span text:style-name="T417">7</text:span><text:span text:style-name="T423">μ</text:span><text:span text:style-name="T418">s</text:span></text:p>
          </table:table-cell>
          <table:table-cell table:style-name="Table1.C6" office:value-type="string">
            <text:p text:style-name="P297"><text:span text:style-name="T418">1</text:span><text:span text:style-name="T417">85</text:span><text:span text:style-name="T423">μ</text:span><text:span text:style-name="T418">s</text:span></text:p>
          </table:table-cell>
          <table:table-cell table:style-name="Table1.D6" office:value-type="string">
            <text:p text:style-name="P297"><text:span text:style-name="T418">4</text:span><text:span text:style-name="T417">6</text:span><text:span text:style-name="T423">μ</text:span><text:span text:style-name="T418">s</text:span></text:p>
          </table:table-cell>
          <table:table-cell table:style-name="Table1.E6" office:value-type="string">
            <text:p text:style-name="P297"><text:span text:style-name="T418">2</text:span><text:span text:style-name="T417">7</text:span><text:span text:style-name="T423">μ</text:span><text:span text:style-name="T418">s</text:span></text:p>
          </table:table-cell>
        </table:table-row>
        <table:table-row>
          <table:table-cell table:style-name="Table1.A2" office:value-type="string">
            <text:p text:style-name="P296">100</text:p>
          </table:table-cell>
          <table:table-cell table:style-name="Table1.D6" office:value-type="string">
            <text:p text:style-name="P297"><text:span text:style-name="T418">3.</text:span><text:span text:style-name="T417">3ms</text:span></text:p>
          </table:table-cell>
          <table:table-cell table:style-name="Table1.C6" office:value-type="string">
            <text:p text:style-name="P297"><text:span text:style-name="T418">2</text:span><text:span text:style-name="T417">1.2ms</text:span></text:p>
          </table:table-cell>
          <table:table-cell table:style-name="Table1.D6" office:value-type="string">
            <text:p text:style-name="P283">8.9ms</text:p>
          </table:table-cell>
          <table:table-cell table:style-name="Table1.E6" office:value-type="string">
            <text:p text:style-name="P297"><text:span text:style-name="T418">4.</text:span><text:span text:style-name="T417">6ms</text:span></text:p>
          </table:table-cell>
        </table:table-row>
        <table:table-row>
          <table:table-cell table:style-name="Table1.A2" office:value-type="string">
            <text:p text:style-name="P296">1000</text:p>
          </table:table-cell>
          <table:table-cell table:style-name="Table1.D6" office:value-type="string">
            <text:p text:style-name="P297">280ms</text:p>
          </table:table-cell>
          <table:table-cell table:style-name="Table1.C6" office:value-type="string">
            <text:p text:style-name="P297">1380ms</text:p>
          </table:table-cell>
          <table:table-cell table:style-name="Table1.D6" office:value-type="string">
            <text:p text:style-name="P297">790ms</text:p>
          </table:table-cell>
          <table:table-cell table:style-name="Table1.E6" office:value-type="string">
            <text:p text:style-name="P297">366ms</text:p>
          </table:table-cell>
        </table:table-row>
        <table:table-row>
          <table:table-cell table:style-name="Table1.A2" office:value-type="string">
            <text:p text:style-name="P296">10000</text:p>
          </table:table-cell>
          <table:table-cell table:style-name="Table1.D6" office:value-type="string">
            <text:p text:style-name="P297">39.7s</text:p>
          </table:table-cell>
          <table:table-cell table:style-name="Table1.C6" office:value-type="string">
            <text:p text:style-name="P298">170s</text:p>
          </table:table-cell>
          <table:table-cell table:style-name="Table1.D6" office:value-type="string">
            <text:p text:style-name="P298">102s</text:p>
          </table:table-cell>
          <table:table-cell table:style-name="Table1.E6" office:value-type="string">
            <text:p text:style-name="P298">48.6s</text:p>
          </table:table-cell>
        </table:table-row>
      </table:table>
      <text:p text:style-name="P216"/>
      <text:p text:style-name="P191">T<text:span text:style-name="T468">his time again </text:span><text:span text:style-name="T107">radix sort</text:span><text:span text:style-name="T468"> is the best performant among the three considered and therefore it is used in the real implementation of Proposal 3.</text:span></text:p>
      <text:p text:style-name="P190">In the proposal 3, a sorting algorithm is applied to the entire matrix, rig<text:span text:style-name="T493">h</text:span>t-to-left, top-to-bottom, like a unique long array. <text:span text:style-name="T493">T</text:span>he binary search is <text:span text:style-name="T493">then </text:span>applied to all the first elements of the rows, finding the <text:span text:style-name="T469">index of the</text:span> row potentially containing the element. <text:span text:style-name="T469">If</text:span> such row is found, another run of the binary search applied to the <text:s/>row will find, if present, the element.</text:p>
      <text:p text:style-name="P192">The <text:span text:style-name="T2">best case scenario</text:span> will be when the searched element is <text:span text:style-name="T478">outside the range of values contained in the matrix. In such case the radix sort would sort the array and then the </text:span>binary search on the first column would <text:span text:style-name="T478">run and stop immediately returning -1, as the value is outside the range of any rows. The function would then return immediately without even running the second binary serch execution on the columns.</text:span></text:p>
      <text:p text:style-name="P229"><text:span text:style-name="T221">T</text:span><text:span text:style-name="T223">he </text:span><text:span text:style-name="T290">worst case scenario</text:span><text:span text:style-name="T223"> happens when </text:span><text:span text:style-name="T224">the searched element is not in the matrix, </text:span><text:span text:style-name="T350">but within the range of values contained in one of those rows near a row used by the algorithm as a middle value</text:span><text:span text:style-name="T224">.</text:span></text:p>
      <text:p text:style-name="P229"><text:span text:style-name="T338">In this</text:span><text:span text:style-name="T224"> case, </text:span><text:span text:style-name="T338">the sorting algorithm would run until completion, then </text:span><text:span text:style-name="T337">the binary search would run until completion twice, the first time on the elements of the first column, the second time on the elements of the selected r</text:span><text:span text:style-name="T355">ow</text:span><text:span text:style-name="T337">.</text:span></text:p>
      <text:h text:style-name="P317" text:outline-level="2"><text:span text:style-name="T370">T</text:span><text:span text:style-name="T369">ime complexity analysis</text:span></text:h>
      <text:h text:style-name="Heading_20_3" text:outline-level="3">Proposal 1</text:h>
      <text:p text:style-name="P138"><text:span text:style-name="T3">f</text:span><text:span text:style-name="T10">unction</text:span><text:span text:style-name="T373"> FIND_GOLDIE(M, </text:span><text:span text:style-name="T89">N</text:span><text:span text:style-name="T373">, g)</text:span></text:p>
      <text:p text:style-name="P138"><text:span text:style-name="T373"><text:tab/></text:span><text:span text:style-name="T3">for</text:span><text:span text:style-name="T1"> 0 &lt;= i &lt; </text:span><text:span text:style-name="T90">N</text:span><text:span text:style-name="T1"> </text:span><text:span text:style-name="T3">do<text:tab/><text:tab/><text:tab/><text:tab/><text:tab/><text:tab/><text:tab/><text:tab/><text:tab/><text:tab/></text:span><text:span text:style-name="T33">C</text:span><text:span text:style-name="T154">1</text:span><text:span text:style-name="T33">*N + C</text:span><text:span text:style-name="T154">2</text:span></text:p>
      <text:p text:style-name="P138"><text:span text:style-name="T373"><text:tab/><text:tab/></text:span><text:span text:style-name="T3">for</text:span><text:span text:style-name="T1"> 0 &lt;= j &lt; </text:span><text:span text:style-name="T90">N</text:span><text:span text:style-name="T1"> </text:span><text:span text:style-name="T3">do<text:tab/><text:tab/><text:tab/><text:tab/><text:tab/><text:tab/><text:tab/><text:tab/><text:tab/></text:span><text:span text:style-name="T48">N</text:span><text:span text:style-name="T14">(</text:span><text:span text:style-name="T33">C</text:span><text:span text:style-name="T168">1</text:span><text:span text:style-name="T33">*N + C</text:span><text:span text:style-name="T154">2</text:span><text:span text:style-name="T281">)</text:span></text:p>
      <text:p text:style-name="P138"><text:span text:style-name="T373"><text:tab/><text:tab/><text:tab/></text:span><text:span text:style-name="T3">if</text:span><text:span text:style-name="T1"> (M[i*</text:span><text:span text:style-name="T90">N</text:span><text:span text:style-name="T1"> + j] = g) </text:span><text:span text:style-name="T3">then<text:tab/><text:tab/><text:tab/><text:tab/><text:tab/></text:span><text:span text:style-name="T33">C</text:span><text:span text:style-name="T154">3</text:span><text:span text:style-name="T33">*N*N </text:span></text:p>
      <text:p text:style-name="P2"><text:tab/><text:tab/><text:tab/><text:tab/><text:span text:style-name="T3">return</text:span><text:span text:style-name="T1"> pair(i, j)<text:tab/><text:tab/><text:tab/><text:tab/><text:tab/><text:tab/><text:tab/>C</text:span><text:span text:style-name="T207">4</text:span></text:p>
      <text:p text:style-name="P2"><text:tab/><text:tab/><text:tab/><text:span text:style-name="T3">end</text:span><text:span text:style-name="T1"> </text:span><text:span text:style-name="T3">if</text:span></text:p>
      <text:p text:style-name="P2"><text:tab/><text:tab/><text:span text:style-name="T3">end</text:span><text:span text:style-name="T1"> </text:span><text:span text:style-name="T3">for</text:span></text:p>
      <text:p text:style-name="P2"><text:tab/><text:span text:style-name="T3">end</text:span><text:span text:style-name="T1"> </text:span><text:span text:style-name="T3">for</text:span></text:p>
      <text:p text:style-name="P2"><text:tab/><text:span text:style-name="T3">return</text:span><text:span text:style-name="T1"> pair(-1, -1)<text:tab/><text:tab/><text:tab/><text:tab/><text:tab/><text:tab/><text:tab/><text:tab/><text:tab/>C</text:span><text:span text:style-name="T207">4</text:span></text:p>
      <text:p text:style-name="P7"><text:span text:style-name="T2">end</text:span> <text:span text:style-name="T2">function</text:span></text:p>
      <text:p text:style-name="P16"/>
      <text:h text:style-name="Heading_20_7" text:outline-level="7">Best-case</text:h>
      <text:p text:style-name="P212"><text:span text:style-name="T459">The two </text:span><text:span text:style-name="T15">for </text:span><text:span text:style-name="T459">blocks and the </text:span><text:span text:style-name="T15">if</text:span><text:span text:style-name="T459"> block will be executed for only one iteration.</text:span></text:p>
      <text:p text:style-name="P127"><text:span text:style-name="T458">T(</text:span><text:span text:style-name="T94">N</text:span><text:span text:style-name="T458">) </text:span>= C<text:span text:style-name="T153">1</text:span> + C<text:span text:style-name="T153">2</text:span> + C<text:span text:style-name="T153">1</text:span> + C<text:span text:style-name="T153">2</text:span> + C<text:span text:style-name="T153">3</text:span> + C<text:span text:style-name="T153">4</text:span> = C<text:span text:style-name="T153">5</text:span></text:p>
      <text:p text:style-name="P152"/>
      <text:p text:style-name="Text_20_body"><text:span text:style-name="T459">Expressing </text:span>in Θ notation:<text:span text:style-name="T88"> </text:span></text:p>
      <text:p text:style-name="P176"><text:span text:style-name="T247">T(N) = </text:span><text:span text:style-name="T320">Θ</text:span><text:span text:style-name="T247">(1)</text:span></text:p>
      <text:p text:style-name="P114"/>
      <text:p text:style-name="P255">which means that </text:p>
      <text:p text:style-name="P255">∃ C<text:span text:style-name="T153">1</text:span>, C<text:span text:style-name="T153">2</text:span>, N<text:span text:style-name="T153">0 </text:span>such that the following is true:</text:p>
      <text:p text:style-name="P174"><text:span text:style-name="T96">0 </text:span><text:span text:style-name="T481">≤</text:span><text:span text:style-name="T96"> C</text:span><text:span text:style-name="T198">1</text:span><text:span text:style-name="T96"> </text:span><text:span text:style-name="T481">≤</text:span><text:span text:style-name="T96"> </text:span><text:span text:style-name="T269">C</text:span><text:span text:style-name="T199">5</text:span><text:span text:style-name="T269"> </text:span><text:span text:style-name="T351">≤</text:span><text:span text:style-name="T270"> C</text:span><text:span text:style-name="T200">2</text:span><text:span text:style-name="T130"> <text:tab/><text:tab/></text:span><text:span text:style-name="T272">∀ N </text:span><text:span text:style-name="T351">≥</text:span><text:span text:style-name="T272"> </text:span><text:span text:style-name="T270">N</text:span><text:span text:style-name="T200">0</text:span></text:p>
      <text:p text:style-name="P154"/>
      <text:p text:style-name="P255">Let’s fix <text:span text:style-name="T101">N = N</text:span><text:span text:style-name="T219">0</text:span>.</text:p>
      <text:p text:style-name="P115"><draw:frame draw:style-name="fr1" draw:name="Object30" text:anchor-type="as-char" svg:y="-0.393cm" svg:width="2.417cm" svg:height="0.563cm" draw:z-index="6"><draw:object xlink:href="./Object 30" xlink:type="simple" xlink:show="embed" xlink:actuate="onLoad"/><draw:image xlink:href="./ObjectReplacements/Object 30" xlink:type="simple" xlink:show="embed" xlink:actuate="onLoad"/><svg:desc>formula</svg:desc></draw:frame></text:p>
      <text:p text:style-name="P255">For the previous condition to be true, both the following must be verified:</text:p>
      <text:p text:style-name="P255"><text:span text:style-name="T183"><draw:frame draw:style-name="fr1" draw:name="Object28" text:anchor-type="as-char" svg:y="-0.393cm" svg:width="1.559cm" svg:height="0.563cm" draw:z-index="7"><draw:object xlink:href="./Object 28" xlink:type="simple" xlink:show="embed" xlink:actuate="onLoad"/><draw:image xlink:href="./ObjectReplacements/Object 28" xlink:type="simple" xlink:show="embed" xlink:actuate="onLoad"/><svg:desc>formula</svg:desc></draw:frame></text:span>and<text:span text:style-name="T253"> </text:span><text:span text:style-name="T183"><draw:frame draw:style-name="fr1" draw:name="Object29" text:anchor-type="as-char" svg:y="-0.393cm" svg:width="1.559cm" svg:height="0.563cm" draw:z-index="15"><draw:object xlink:href="./Object 29" xlink:type="simple" xlink:show="embed" xlink:actuate="onLoad"/><draw:image xlink:href="./ObjectReplacements/Object 29" xlink:type="simple" xlink:show="embed" xlink:actuate="onLoad"/><svg:desc>formula</svg:desc></draw:frame></text:span>for every <text:span text:style-name="T101">N ≥N</text:span><text:span text:style-name="T219">0</text:span><text:span text:style-name="T247">.</text:span></text:p>
      <text:h text:style-name="Heading_20_7" text:outline-level="7">Worst-case</text:h>
      <text:p text:style-name="P213">The first <text:span text:style-name="T2">for</text:span> block will be executed N times; the second <text:span text:style-name="T2">for</text:span> block will be executed N times per iteration of the first block, for a total of <text:span text:style-name="T101">N</text:span><text:span text:style-name="T138">2</text:span><text:span text:style-name="T220"> times</text:span>.</text:p>
      <text:p text:style-name="P213">The <text:span text:style-name="T2">if</text:span> block will be executed N<text:span text:style-name="T119">2</text:span><text:span text:style-name="T220"> times; the </text:span><text:span text:style-name="T288">return</text:span><text:span text:style-name="T220"> statement only once (of course).</text:span></text:p>
      <text:p text:style-name="P171"><text:span text:style-name="T34">T(</text:span><text:span text:style-name="T97">N</text:span><text:span text:style-name="T34">) = C</text:span><text:span text:style-name="T155">3</text:span><text:span text:style-name="T34">*N</text:span><text:span text:style-name="T121">2</text:span><text:span text:style-name="T34"> + C</text:span><text:span text:style-name="T155">1</text:span><text:span text:style-name="T34">*N + C</text:span><text:span text:style-name="T155">2</text:span><text:span text:style-name="T278"> </text:span><text:span text:style-name="T281">+ N</text:span><text:span text:style-name="T289">(</text:span><text:span text:style-name="T282">C</text:span><text:span text:style-name="T201">1</text:span><text:span text:style-name="T282">*N + C</text:span><text:span text:style-name="T154">2</text:span><text:span text:style-name="T281">)</text:span><text:span text:style-name="T34"> + C</text:span><text:span text:style-name="T155">4</text:span><text:span text:style-name="T278"> = </text:span><text:span text:style-name="T281">(C</text:span><text:span text:style-name="T163">1 </text:span><text:span text:style-name="T281">+</text:span><text:span text:style-name="T278">C</text:span><text:span text:style-name="T155">3</text:span><text:span text:style-name="T281">)</text:span><text:span text:style-name="T278">N</text:span><text:span text:style-name="T121">2</text:span><text:span text:style-name="T278"> + </text:span><text:span text:style-name="T281">(</text:span><text:span text:style-name="T278">C</text:span><text:span text:style-name="T163">1</text:span><text:span text:style-name="T281">+C</text:span><text:span text:style-name="T199">2</text:span><text:span text:style-name="T281">)</text:span><text:span text:style-name="T278">N + C</text:span><text:span text:style-name="T202">4</text:span><text:span text:style-name="T271"> </text:span><text:span text:style-name="T273">+ C</text:span><text:span text:style-name="T203">2</text:span></text:p>
      <text:p text:style-name="P181"><text:span text:style-name="T275">= C</text:span><text:span text:style-name="T205">5</text:span><text:span text:style-name="T275">N</text:span><text:span text:style-name="T132">2</text:span><text:span text:style-name="T275"> + C</text:span><text:span text:style-name="T205">6</text:span><text:span text:style-name="T275">N + C</text:span><text:span text:style-name="T205">7</text:span></text:p>
      <text:p text:style-name="P121"/>
      <text:p text:style-name="Text_20_body">Expressing in Θ notation:</text:p>
      <text:p text:style-name="P172"><text:span text:style-name="T269">T</text:span><text:span text:style-name="T268">(N) = </text:span><text:span text:style-name="T322">Θ</text:span><text:span text:style-name="T268">(N</text:span><text:span text:style-name="T129">2</text:span><text:span text:style-name="T268">)</text:span></text:p>
      <text:p text:style-name="P122"/>
      <text:p text:style-name="Text_20_body"><text:soft-page-break/>which means that </text:p>
      <text:p text:style-name="Text_20_body">∃ C<text:span text:style-name="T153">1</text:span>, C<text:span text:style-name="T153">2</text:span>, N<text:span text:style-name="T153">0 </text:span>such that the following is true:</text:p>
      <text:p text:style-name="P182"><text:span text:style-name="T98">0 </text:span><text:span text:style-name="T482">≤</text:span><text:span text:style-name="T98"> C</text:span><text:span text:style-name="T206">1</text:span><text:span text:style-name="T98">N</text:span><text:span text:style-name="T133">2</text:span><text:span text:style-name="T98"> </text:span><text:span text:style-name="T482">≤</text:span><text:span text:style-name="T98"> </text:span><text:span text:style-name="T275">C</text:span><text:span text:style-name="T205">5</text:span><text:span text:style-name="T275">N</text:span><text:span text:style-name="T132">2</text:span><text:span text:style-name="T275"> + C</text:span><text:span text:style-name="T205">6</text:span><text:span text:style-name="T275">N + C</text:span><text:span text:style-name="T205">7</text:span><text:span text:style-name="T275"> </text:span><text:span text:style-name="T352">≤</text:span><text:span text:style-name="T274"> C</text:span><text:span text:style-name="T204">2</text:span><text:span text:style-name="T274">N</text:span><text:span text:style-name="T131">2 <text:tab/><text:tab/></text:span><text:span text:style-name="T276">∀ N </text:span><text:span text:style-name="T352">≥</text:span><text:span text:style-name="T276"> </text:span><text:span text:style-name="T274">N</text:span><text:span text:style-name="T204">0</text:span></text:p>
      <text:p text:style-name="P155"/>
      <text:p text:style-name="Text_20_body">Let’s divide all members by <text:span text:style-name="T101">N</text:span><text:span text:style-name="T138">2</text:span> and fix <text:span text:style-name="T494">i</text:span>.</text:p>
      <text:p text:style-name="P116"><draw:frame draw:style-name="fr1" draw:name="Object13" text:anchor-type="as-char" svg:y="-0.714cm" svg:width="4.353cm" svg:height="1.24cm" draw:z-index="16"><draw:object xlink:href="./Object 13" xlink:type="simple" xlink:show="embed" xlink:actuate="onLoad"/><draw:image xlink:href="./ObjectReplacements/Object 13" xlink:type="simple" xlink:show="embed" xlink:actuate="onLoad"/></draw:frame></text:p>
      <text:p text:style-name="Text_20_body">For the previous condition to be true, both the following must be verified:</text:p>
      <text:p text:style-name="P123"/>
      <text:p text:style-name="Text_20_body"><text:span text:style-name="T183"><draw:frame draw:style-name="fr1" draw:name="Object14" text:anchor-type="as-char" svg:y="-0.714cm" svg:width="3.496cm" svg:height="1.24cm" draw:z-index="20"><draw:object xlink:href="./Object 14" xlink:type="simple" xlink:show="embed" xlink:actuate="onLoad"/><draw:image xlink:href="./ObjectReplacements/Object 14" xlink:type="simple" xlink:show="embed" xlink:actuate="onLoad"/><svg:desc>formula</svg:desc></draw:frame></text:span>and<text:span text:style-name="T253"> </text:span><text:span text:style-name="T183"><draw:frame draw:style-name="fr1" draw:name="Object19" text:anchor-type="as-char" svg:y="-0.714cm" svg:width="3.496cm" svg:height="1.24cm" draw:z-index="21"><draw:object xlink:href="./Object 19" xlink:type="simple" xlink:show="embed" xlink:actuate="onLoad"/><draw:image xlink:href="./ObjectReplacements/Object 19" xlink:type="simple" xlink:show="embed" xlink:actuate="onLoad"/><svg:desc>formula</svg:desc></draw:frame></text:span>for every <text:span text:style-name="T101">N ≥N</text:span><text:span text:style-name="T219">0</text:span>.</text:p>
      <text:p text:style-name="P252"><text:span text:style-name="T480">In practice, we can define constants C</text:span><text:span text:style-name="T218">1</text:span><text:span text:style-name="T480"> and C</text:span><text:span text:style-name="T218">2</text:span><text:span text:style-name="T480"> such that, for values of N greater than a particular value N</text:span><text:span text:style-name="T218">0</text:span><text:span text:style-name="T480">, which in turn depends on the function T(N) and the choice of the constants, the function T(N) is “sandwiched” betw</text:span>een <text:s/>C<text:span text:style-name="T153">1</text:span>N<text:span text:style-name="T119">2</text:span> and C<text:span text:style-name="T153">2</text:span>N<text:span text:style-name="T119">2.</text:span> </text:p>
      <text:h text:style-name="Heading_20_3" text:outline-level="3">Proposal 2</text:h>
      <text:p text:style-name="P139"><text:span text:style-name="T5">function </text:span><text:span text:style-name="T21">powOfTen(</text:span><text:span text:style-name="T61">n</text:span><text:span text:style-name="T21">)<text:tab/><text:tab/><text:tab/><text:tab/><text:tab/><text:tab/></text:span></text:p>
      <text:p text:style-name="P139"><text:span text:style-name="T21"><text:tab/></text:span><text:span text:style-name="T5">if</text:span><text:span text:style-name="T21"> </text:span><text:span text:style-name="T61">n</text:span><text:span text:style-name="T21"> </text:span><text:span text:style-name="T61">&gt;</text:span><text:span text:style-name="T21"> 0 </text:span><text:span text:style-name="T5">then<text:tab/><text:tab/><text:tab/><text:tab/><text:tab/><text:tab/><text:tab/><text:tab/><text:tab/><text:tab/><text:tab/></text:span><text:span text:style-name="T34">C</text:span><text:span text:style-name="T155">1</text:span></text:p>
      <text:p text:style-name="P139"><text:span text:style-name="T5"><text:tab/><text:tab/>return</text:span><text:span text:style-name="T21"> 10 * powOfTen(</text:span><text:span text:style-name="T61">n</text:span><text:span text:style-name="T21"> – </text:span><text:span text:style-name="T22">1</text:span><text:span text:style-name="T21">)<text:tab/><text:tab/><text:tab/><text:tab/><text:tab/></text:span><text:span text:style-name="T34">C</text:span><text:span text:style-name="T155">2</text:span><text:span text:style-name="T34"> </text:span><text:span text:style-name="T65">+</text:span><text:span text:style-name="T34"> T(</text:span><text:span text:style-name="T65">n</text:span><text:span text:style-name="T66">-</text:span><text:span text:style-name="T67">1</text:span><text:span text:style-name="T34">)</text:span></text:p>
      <text:p text:style-name="P26"><text:tab/>end if</text:p>
      <text:p text:style-name="P26"><text:tab/>return <text:span text:style-name="T19">1<text:tab/><text:tab/><text:tab/><text:tab/><text:tab/><text:tab/><text:tab/><text:tab/><text:tab/><text:tab/><text:tab/><text:tab/><text:tab/></text:span><text:span text:style-name="T34">C</text:span><text:span text:style-name="T155">3</text:span></text:p>
      <text:p text:style-name="P26">end function</text:p>
      <text:p text:style-name="P26"/>
      <text:p text:style-name="P142"><text:span text:style-name="T35">T(</text:span><text:span text:style-name="T67">n</text:span><text:span text:style-name="T35">) </text:span><text:span text:style-name="T36">= C</text:span><text:span text:style-name="T156">1 </text:span><text:span text:style-name="T36">+ C</text:span><text:span text:style-name="T156">2</text:span><text:span text:style-name="T36"> + T(</text:span><text:span text:style-name="T67">n</text:span><text:span text:style-name="T36">-1)</text:span></text:p>
      <text:p text:style-name="P61">T(0) = C<text:span text:style-name="T153">1 </text:span>+ C<text:span text:style-name="T153">3</text:span></text:p>
      <text:p text:style-name="P61">T(1) = C<text:span text:style-name="T153">1 </text:span>+ C<text:span text:style-name="T153">2 </text:span>+ C<text:span text:style-name="T153">1 </text:span>+ C<text:span text:style-name="T153">3</text:span> = 2C<text:span text:style-name="T153">1</text:span> + C<text:span text:style-name="T153">3</text:span> + C<text:span text:style-name="T153">2</text:span></text:p>
      <text:p text:style-name="P141"><text:span text:style-name="T36">T(2) = C</text:span><text:span text:style-name="T156">1 </text:span><text:span text:style-name="T36">+ C</text:span><text:span text:style-name="T156">2 </text:span><text:span text:style-name="T36">+ 2C</text:span><text:span text:style-name="T156">1</text:span><text:span text:style-name="T36"> + C</text:span><text:span text:style-name="T156">3</text:span><text:span text:style-name="T36"> + C</text:span><text:span text:style-name="T156">2</text:span><text:span text:style-name="T36"> = </text:span><text:span text:style-name="T67">3</text:span><text:span text:style-name="T36">C</text:span><text:span text:style-name="T156">1</text:span><text:span text:style-name="T36"> + </text:span><text:span text:style-name="T75">2</text:span><text:span text:style-name="T36">C</text:span><text:span text:style-name="T156">3</text:span><text:span text:style-name="T36"> + 2C</text:span><text:span text:style-name="T156">2</text:span></text:p>
      <text:p text:style-name="P143"><text:span text:style-name="T36">T(</text:span><text:span text:style-name="T67">n</text:span><text:span text:style-name="T36">) = (</text:span><text:span text:style-name="T67">n</text:span><text:span text:style-name="T36">+1)C</text:span><text:span text:style-name="T156">1</text:span><text:span text:style-name="T36"> + </text:span><text:span text:style-name="T67">n</text:span><text:span text:style-name="T36">C</text:span><text:span text:style-name="T156">3</text:span><text:span text:style-name="T36"> + </text:span><text:span text:style-name="T67">n</text:span><text:span text:style-name="T36">C</text:span><text:span text:style-name="T156">2</text:span><text:span text:style-name="T36"> = (C</text:span><text:span text:style-name="T156">1</text:span><text:span text:style-name="T36">+C</text:span><text:span text:style-name="T156">2</text:span><text:span text:style-name="T36">+C</text:span><text:span text:style-name="T156">3</text:span><text:span text:style-name="T36">)</text:span><text:span text:style-name="T67">n</text:span><text:span text:style-name="T36"> + C</text:span><text:span text:style-name="T156">1</text:span><text:span text:style-name="T36"> = C</text:span><text:span text:style-name="T156">4</text:span><text:span text:style-name="T67">n</text:span><text:span text:style-name="T36"> + C</text:span><text:span text:style-name="T184">1</text:span></text:p>
      <text:p text:style-name="P125"/>
      <text:p text:style-name="P60"/>
      <text:p text:style-name="P82"/>
      <text:p text:style-name="P139"><text:span text:style-name="T5">function </text:span><text:span text:style-name="T21">counting_sort_by_digit(M, s, </text:span><text:span text:style-name="T61">N</text:span><text:span text:style-name="T21">, m)</text:span></text:p>
      <text:p text:style-name="P51"><text:tab/>C ← new array(10) of zeros<text:tab/><text:tab/><text:tab/><text:tab/><text:tab/><text:tab/><text:tab/><text:span text:style-name="T374">C</text:span><text:span text:style-name="T208">1</text:span></text:p>
      <text:p text:style-name="P26"><text:span text:style-name="T19"><text:tab/>div ← </text:span><text:span text:style-name="T22">powOfTen(m)<text:tab/><text:tab/><text:tab/><text:tab/><text:tab/><text:tab/><text:tab/><text:tab/><text:tab/><text:tab/></text:span><text:span text:style-name="T36">C</text:span><text:span text:style-name="T156">2</text:span><text:span text:style-name="T36">m+C</text:span><text:span text:style-name="T156">3</text:span></text:p>
      <text:p text:style-name="P27"><text:span text:style-name="T22"><text:tab/></text:span><text:span text:style-name="T58">for</text:span><text:span text:style-name="T22"> 0 &lt;= i &lt; </text:span><text:span text:style-name="T60">N</text:span><text:span text:style-name="T22"> </text:span><text:span text:style-name="T58">do<text:tab/><text:tab/><text:tab/><text:tab/><text:tab/><text:tab/><text:tab/><text:tab/><text:tab/><text:tab/></text:span><text:span text:style-name="T37">C</text:span><text:span text:style-name="T157">4</text:span><text:span text:style-name="T37">N+C</text:span><text:span text:style-name="T157">5</text:span></text:p>
      <text:p text:style-name="P51"><text:tab/><text:tab/><text:span text:style-name="T58">idx </text:span>← <text:span text:style-name="T58">(M[s+i] / div) % 10<text:tab/><text:tab/><text:tab/><text:tab/><text:tab/><text:tab/></text:span><text:span text:style-name="T461">C</text:span><text:span text:style-name="T213">6</text:span><text:span text:style-name="T324">N</text:span></text:p>
      <text:p text:style-name="P51"><text:tab/><text:tab/><text:span text:style-name="T58">C[idx] </text:span>← <text:span text:style-name="T58">C[idx] + 1<text:tab/><text:tab/><text:tab/><text:tab/><text:tab/><text:tab/><text:tab/><text:tab/></text:span><text:span text:style-name="T461">C</text:span><text:span text:style-name="T213">7</text:span><text:span text:style-name="T324">N</text:span></text:p>
      <text:p text:style-name="P26"><text:tab/><text:span text:style-name="T58">end for</text:span></text:p>
      <text:p text:style-name="P26"/>
      <text:p text:style-name="P28"><text:tab/><text:span text:style-name="T58">for </text:span><text:span text:style-name="T22">1 &lt;= i &lt; 10 </text:span><text:span text:style-name="T58">do<text:tab/><text:tab/><text:tab/><text:tab/><text:tab/><text:tab/><text:tab/><text:tab/><text:tab/></text:span><text:span text:style-name="T37">10C</text:span><text:span text:style-name="T157">8</text:span><text:span text:style-name="T37">+C</text:span><text:span text:style-name="T157">9</text:span></text:p>
      <text:p text:style-name="P26"><text:tab/><text:tab/><text:span text:style-name="T22">C[i] = C[i-1]<text:tab/><text:tab/><text:tab/><text:tab/><text:tab/><text:tab/><text:tab/><text:tab/><text:tab/><text:tab/></text:span><text:span text:style-name="T53">10C</text:span><text:span text:style-name="T165">10</text:span></text:p>
      <text:p text:style-name="P26"><text:tab/><text:span text:style-name="T58">end for</text:span></text:p>
      <text:p text:style-name="P26"/>
      <text:p text:style-name="P141"><text:span text:style-name="T5"><text:tab/></text:span><text:span text:style-name="T23">B</text:span><text:span text:style-name="T21"> ← new array(</text:span><text:span text:style-name="T61">N</text:span><text:span text:style-name="T21">) of zeros<text:tab/><text:tab/><text:tab/><text:tab/><text:tab/><text:tab/><text:tab/></text:span><text:span text:style-name="T37">C</text:span><text:span text:style-name="T157">11</text:span></text:p>
      <text:p text:style-name="P139"><text:span text:style-name="T21"><text:tab/></text:span><text:span text:style-name="T18">for</text:span><text:span text:style-name="T54"> n-1 &lt; i &lt;= 0 </text:span><text:span text:style-name="T18"><text:s/>do<text:tab/><text:tab/><text:tab/><text:tab/><text:tab/><text:tab/><text:tab/><text:tab/><text:tab/></text:span><text:span text:style-name="T53">C</text:span><text:span text:style-name="T165">12</text:span><text:span text:style-name="T53">N+C</text:span><text:span text:style-name="T165">13</text:span></text:p>
      <text:p text:style-name="P139"><text:soft-page-break/><text:span text:style-name="T6"><text:tab/><text:tab/></text:span><text:span text:style-name="T23">val = (M[s+i] / div) % 10<text:tab/><text:tab/><text:tab/><text:tab/><text:tab/><text:tab/></text:span><text:span text:style-name="T37">C</text:span><text:span text:style-name="T157">14</text:span><text:span text:style-name="T37">(N-1)</text:span></text:p>
      <text:p text:style-name="P53"><text:tab/><text:tab/>B[C[val]-1] = M[s+i]<text:tab/><text:tab/><text:tab/><text:tab/><text:tab/><text:tab/><text:tab/><text:tab/><text:span text:style-name="T375">C</text:span><text:span text:style-name="T209">15</text:span><text:span text:style-name="T375">(N-1)</text:span></text:p>
      <text:p text:style-name="P139"><text:span text:style-name="T23"><text:tab/><text:tab/>C[val] </text:span><text:span text:style-name="T21">← </text:span><text:span text:style-name="T23">C[val] - 1</text:span><text:span text:style-name="T21"> <text:tab/><text:tab/><text:tab/><text:tab/><text:tab/><text:tab/><text:tab/><text:tab/></text:span><text:span text:style-name="T37">C</text:span><text:span text:style-name="T157">16</text:span><text:span text:style-name="T37">(N-1)</text:span></text:p>
      <text:p text:style-name="P34"><text:tab/>end for</text:p>
      <text:p text:style-name="P34"><text:tab/></text:p>
      <text:p text:style-name="P141"><text:span text:style-name="T6"><text:tab/>for </text:span><text:span text:style-name="T23">0 &lt;= i &lt; </text:span><text:span text:style-name="T61">N</text:span><text:span text:style-name="T23"> </text:span><text:span text:style-name="T6">do<text:tab/><text:tab/><text:tab/><text:tab/><text:tab/><text:tab/><text:tab/><text:tab/><text:tab/><text:tab/></text:span><text:span text:style-name="T37">C</text:span><text:span text:style-name="T157">17</text:span><text:span text:style-name="T37">N+C</text:span><text:span text:style-name="T157">18</text:span></text:p>
      <text:p text:style-name="P139"><text:span text:style-name="T6"><text:tab/><text:tab/></text:span><text:span text:style-name="T23">A[s+i] </text:span><text:span text:style-name="T21">← </text:span><text:span text:style-name="T23">B[i]<text:tab/><text:tab/><text:tab/><text:tab/><text:tab/><text:tab/><text:tab/><text:tab/><text:tab/><text:tab/></text:span><text:span text:style-name="T37">C</text:span><text:span text:style-name="T157">19</text:span><text:span text:style-name="T37">N</text:span></text:p>
      <text:p text:style-name="P34"><text:tab/>end for</text:p>
      <text:p text:style-name="P53"/>
      <text:p text:style-name="P26">end function</text:p>
      <text:p text:style-name="P128"/>
      <text:p text:style-name="P69">T(N,m) = <text:span text:style-name="T460">C</text:span><text:span text:style-name="T214">1</text:span><text:span text:style-name="T460"> + C</text:span><text:span text:style-name="T208">2</text:span><text:span text:style-name="T374">m+C</text:span><text:span text:style-name="T208">3 </text:span><text:span text:style-name="T327">+ </text:span><text:span text:style-name="T220">C</text:span><text:span text:style-name="T153">4</text:span><text:span text:style-name="T220">N + C</text:span><text:span text:style-name="T153">5</text:span><text:span text:style-name="T220"> </text:span><text:span text:style-name="T327">+ </text:span><text:span text:style-name="T325">C</text:span><text:span text:style-name="T213">6</text:span><text:span text:style-name="T324">N + </text:span><text:span text:style-name="T325">C</text:span><text:span text:style-name="T213">7</text:span><text:span text:style-name="T324">N </text:span><text:span text:style-name="T326">+ </text:span><text:span text:style-name="T323">10C</text:span><text:span text:style-name="T212">8 </text:span><text:span text:style-name="T323">+ C</text:span><text:span text:style-name="T212">9 </text:span><text:span text:style-name="T326">+ </text:span><text:span text:style-name="T323">10C</text:span><text:span text:style-name="T212">10</text:span><text:span text:style-name="T323"> </text:span><text:span text:style-name="T326">+ </text:span><text:span text:style-name="T323">C</text:span><text:span text:style-name="T212">11</text:span><text:span text:style-name="T323"> </text:span><text:span text:style-name="T326">+ </text:span><text:span text:style-name="T323">C</text:span><text:span text:style-name="T212">12</text:span><text:span text:style-name="T323">N + C</text:span><text:span text:style-name="T212">13</text:span><text:span text:style-name="T323"> </text:span><text:span text:style-name="T326">+ </text:span><text:span text:style-name="T323">C</text:span><text:span text:style-name="T212">14</text:span><text:span text:style-name="T323">(N-1) </text:span><text:span text:style-name="T326">+ </text:span><text:span text:style-name="T323">C</text:span><text:span text:style-name="T212">15</text:span><text:span text:style-name="T323">(N-1) </text:span><text:span text:style-name="T326">+ </text:span><text:span text:style-name="T323">C</text:span><text:span text:style-name="T212">16</text:span><text:span text:style-name="T323">(N-1) </text:span><text:span text:style-name="T326">+ </text:span><text:span text:style-name="T323">C</text:span><text:span text:style-name="T212">17</text:span><text:span text:style-name="T323">N+C</text:span><text:span text:style-name="T212">18</text:span><text:span text:style-name="T323"> </text:span><text:span text:style-name="T326">+ </text:span><text:span text:style-name="T323">C</text:span><text:span text:style-name="T212">19</text:span><text:span text:style-name="T323">N</text:span> <text:span text:style-name="T462">which is equivalent to:</text:span></text:p>
      <text:p text:style-name="P69">T(N,m) = C<text:span text:style-name="T153">20</text:span>N +C<text:span text:style-name="T153">21</text:span>m + C<text:span text:style-name="T153">22</text:span></text:p>
      <text:p text:style-name="P90"/>
      <text:p text:style-name="P90"/>
      <text:p text:style-name="P144"><text:span text:style-name="T5">function </text:span><text:span text:style-name="T21">radix_sort(M, s, </text:span><text:span text:style-name="T61">N</text:span><text:span text:style-name="T21">, </text:span><text:span text:style-name="T61">l</text:span><text:span text:style-name="T21">)</text:span></text:p>
      <text:p text:style-name="P139"><text:span text:style-name="T21"><text:tab/></text:span><text:span text:style-name="T61">l</text:span><text:span text:style-name="T21"> ← </text:span><text:span text:style-name="T61">l</text:span><text:span text:style-name="T21">-1<text:tab/><text:tab/><text:tab/><text:tab/><text:tab/><text:tab/><text:tab/><text:tab/><text:tab/><text:tab/><text:tab/><text:tab/><text:tab/></text:span><text:span text:style-name="T38">C</text:span><text:span text:style-name="T158">1</text:span></text:p>
      <text:p text:style-name="P139"><text:span text:style-name="T21"><text:tab/></text:span><text:span text:style-name="T5">if </text:span><text:span text:style-name="T61">l</text:span><text:span text:style-name="T21"> &gt; 0 </text:span><text:span text:style-name="T5">then<text:tab/><text:tab/><text:tab/><text:tab/><text:tab/><text:tab/><text:tab/><text:tab/><text:tab/><text:tab/><text:tab/></text:span><text:span text:style-name="T38">C</text:span><text:span text:style-name="T158">2</text:span></text:p>
      <text:p text:style-name="P144"><text:span text:style-name="T5"><text:tab/><text:tab/></text:span><text:span text:style-name="T21">radix_sort(M, s, </text:span><text:span text:style-name="T61">N</text:span><text:span text:style-name="T21">, </text:span><text:span text:style-name="T61">l</text:span><text:span text:style-name="T21">)<text:tab/><text:tab/><text:tab/><text:tab/><text:tab/><text:tab/><text:tab/></text:span><text:span text:style-name="T38">T(N,</text:span><text:span text:style-name="T76">l</text:span><text:span text:style-name="T38">-1)</text:span></text:p>
      <text:p text:style-name="P75"><text:span text:style-name="T19"><text:tab/></text:span><text:span text:style-name="T2">end if</text:span></text:p>
      <text:p text:style-name="P144"><text:span text:style-name="T21"><text:tab/>counting_sort_by_digit(M, s, </text:span><text:span text:style-name="T61">N</text:span><text:span text:style-name="T21">, </text:span><text:span text:style-name="T61">l</text:span><text:span text:style-name="T21">)<text:tab/><text:tab/><text:tab/><text:tab/></text:span><text:span text:style-name="T37">C</text:span><text:span text:style-name="T169">3</text:span><text:span text:style-name="T37">N +C</text:span><text:span text:style-name="T169">4</text:span><text:span text:style-name="T77">l</text:span><text:span text:style-name="T37"> + C</text:span><text:span text:style-name="T169">5</text:span></text:p>
      <text:p text:style-name="P26">end function</text:p>
      <text:p text:style-name="P26"/>
      <text:p text:style-name="P62">T(N,1) = C<text:span text:style-name="T153">1</text:span>+C<text:span text:style-name="T153">2</text:span>+<text:span text:style-name="T376">(C</text:span><text:span text:style-name="T193">3</text:span><text:span text:style-name="T375">N+C</text:span><text:span text:style-name="T193">4</text:span><text:span text:style-name="T375">+C</text:span><text:span text:style-name="T193">5</text:span><text:span text:style-name="T231">)</text:span></text:p>
      <text:p text:style-name="P145"><text:span text:style-name="T38">T(N,2) = C</text:span><text:span text:style-name="T158">1</text:span><text:span text:style-name="T38">+C</text:span><text:span text:style-name="T158">2</text:span><text:span text:style-name="T38">+T(N,1)+</text:span><text:span text:style-name="T40">(</text:span><text:span text:style-name="T37">C</text:span><text:span text:style-name="T169">3</text:span><text:span text:style-name="T37">N+</text:span><text:span text:style-name="T39">2</text:span><text:span text:style-name="T37">C</text:span><text:span text:style-name="T169">4</text:span><text:span text:style-name="T37">+C</text:span><text:span text:style-name="T169">5</text:span><text:span text:style-name="T242">)</text:span><text:span text:style-name="T169"> </text:span><text:span text:style-name="T238">= C</text:span><text:span text:style-name="T171">1</text:span><text:span text:style-name="T238">+C</text:span><text:span text:style-name="T171">2</text:span><text:span text:style-name="T238">+C</text:span><text:span text:style-name="T171">1</text:span><text:span text:style-name="T238">+C</text:span><text:span text:style-name="T171">2</text:span><text:span text:style-name="T238">+</text:span><text:span text:style-name="T242">(</text:span><text:span text:style-name="T239">C</text:span><text:span text:style-name="T169">3</text:span><text:span text:style-name="T239">N+C</text:span><text:span text:style-name="T169">4</text:span><text:span text:style-name="T239">+C</text:span><text:span text:style-name="T169">5</text:span><text:span text:style-name="T242">)</text:span><text:span text:style-name="T238">+</text:span><text:span text:style-name="T242">(</text:span><text:span text:style-name="T239">C</text:span><text:span text:style-name="T169">3</text:span><text:span text:style-name="T239">N+</text:span><text:span text:style-name="T240">2</text:span><text:span text:style-name="T239">C</text:span><text:span text:style-name="T169">4</text:span><text:span text:style-name="T239">+C</text:span><text:span text:style-name="T169">5</text:span><text:span text:style-name="T242">)</text:span><text:span text:style-name="T169"> </text:span></text:p>
      <text:p text:style-name="P145"><text:span text:style-name="T240">T(N,3) = </text:span><text:span text:style-name="T238">C</text:span><text:span text:style-name="T171">1</text:span><text:span text:style-name="T238">+C</text:span><text:span text:style-name="T171">2</text:span><text:span text:style-name="T238">+T(N,2)+</text:span><text:span text:style-name="T242">(</text:span><text:span text:style-name="T239">C</text:span><text:span text:style-name="T169">3</text:span><text:span text:style-name="T239">N+</text:span><text:span text:style-name="T240">3</text:span><text:span text:style-name="T239">C</text:span><text:span text:style-name="T169">4</text:span><text:span text:style-name="T239">+C</text:span><text:span text:style-name="T169">5</text:span><text:span text:style-name="T242">)</text:span><text:span text:style-name="T169"> </text:span><text:span text:style-name="T240">= </text:span><text:span text:style-name="T238">C</text:span><text:span text:style-name="T171">1</text:span><text:span text:style-name="T238">+C</text:span><text:span text:style-name="T171">2</text:span><text:span text:style-name="T238">+C</text:span><text:span text:style-name="T171">1</text:span><text:span text:style-name="T238">+C</text:span><text:span text:style-name="T171">2</text:span><text:span text:style-name="T238">+C</text:span><text:span text:style-name="T171">1</text:span><text:span text:style-name="T238">+C</text:span><text:span text:style-name="T171">2</text:span><text:span text:style-name="T238">+</text:span><text:span text:style-name="T242">(</text:span><text:span text:style-name="T239">C</text:span><text:span text:style-name="T169">3</text:span><text:span text:style-name="T239">N+C</text:span><text:span text:style-name="T169">4</text:span><text:span text:style-name="T239">+C</text:span><text:span text:style-name="T169">5</text:span><text:span text:style-name="T242">)</text:span><text:span text:style-name="T238">+</text:span><text:span text:style-name="T242">(</text:span><text:span text:style-name="T239">C</text:span><text:span text:style-name="T169">3</text:span><text:span text:style-name="T239">N+</text:span><text:span text:style-name="T241">2</text:span><text:span text:style-name="T239">C</text:span><text:span text:style-name="T169">4</text:span><text:span text:style-name="T239">+C</text:span><text:span text:style-name="T169">5</text:span><text:span text:style-name="T242">)</text:span><text:span text:style-name="T238">+<text:tab/><text:tab/><text:tab/></text:span><text:span text:style-name="T242">(</text:span><text:span text:style-name="T239">C</text:span><text:span text:style-name="T169">3</text:span><text:span text:style-name="T239">N+</text:span><text:span text:style-name="T240">3</text:span><text:span text:style-name="T239">C</text:span><text:span text:style-name="T169">4</text:span><text:span text:style-name="T239">+C</text:span><text:span text:style-name="T169">5</text:span><text:span text:style-name="T242">)</text:span><text:span text:style-name="T169"> </text:span><text:span text:style-name="T240">= 3</text:span><text:span text:style-name="T238">C</text:span><text:span text:style-name="T171">1</text:span><text:span text:style-name="T240">+3</text:span><text:span text:style-name="T238">C</text:span><text:span text:style-name="T171">2</text:span><text:span text:style-name="T240">+3</text:span><text:span text:style-name="T239">C</text:span><text:span text:style-name="T169">3</text:span><text:span text:style-name="T239">N</text:span><text:span text:style-name="T240">+3C5+C4+2C4</text:span><text:span text:style-name="T241">+3C4</text:span></text:p>
      <text:p text:style-name="P167"><text:span text:style-name="T241">T(N,l) = l(</text:span><text:span text:style-name="T238">C</text:span><text:span text:style-name="T171">1 </text:span><text:span text:style-name="T240">+ </text:span><text:span text:style-name="T238">C</text:span><text:span text:style-name="T171">2 </text:span><text:span text:style-name="T240">+ C</text:span><text:span text:style-name="T170">5 </text:span><text:span text:style-name="T240">+ </text:span><text:span text:style-name="T239">C</text:span><text:span text:style-name="T169">3</text:span><text:span text:style-name="T239">N</text:span><text:span text:style-name="T241">) + C</text:span><text:span text:style-name="T179">4</text:span><text:span text:style-name="T241"><draw:frame draw:style-name="fr1" draw:name="Object1" text:anchor-type="as-char" svg:y="-0.727cm" svg:width="0.901cm" svg:height="1.169cm" draw:z-index="0"><draw:object xlink:href="./Object 1" xlink:type="simple" xlink:show="embed" xlink:actuate="onLoad"/><draw:image xlink:href="./ObjectReplacements/Object 1" xlink:type="simple" xlink:show="embed" xlink:actuate="onLoad"/></draw:frame></text:span><text:span text:style-name="T40">= </text:span><text:span text:style-name="T78">l</text:span><text:span text:style-name="T40">(C</text:span><text:span text:style-name="T159">6 </text:span><text:span text:style-name="T40">+ C</text:span><text:span text:style-name="T159">3</text:span><text:span text:style-name="T40">N) + </text:span><text:span text:style-name="T241">C</text:span><text:span text:style-name="T179">4</text:span><text:span text:style-name="T241"><draw:frame draw:style-name="fr1" draw:name="Object2" text:anchor-type="as-char" svg:y="-0.727cm" svg:width="0.901cm" svg:height="1.169cm" draw:z-index="1"><draw:object xlink:href="./Object 2" xlink:type="simple" xlink:show="embed" xlink:actuate="onLoad"/><draw:image xlink:href="./ObjectReplacements/Object 2" xlink:type="simple" xlink:show="embed" xlink:actuate="onLoad"/><svg:desc>formula</svg:desc></draw:frame></text:span></text:p>
      <text:p text:style-name="P98"/>
      <text:p text:style-name="P10"><text:span text:style-name="T2">function </text:span><text:span text:style-name="T19">binary_search(</text:span><text:span text:style-name="T24">A</text:span><text:span text:style-name="T19">, </text:span><text:span text:style-name="T24">s,</text:span><text:span text:style-name="T19"> </text:span><text:span text:style-name="T61">N</text:span><text:span text:style-name="T19">, g)</text:span></text:p>
      <text:p text:style-name="P139"><text:span text:style-name="T25"><text:tab/>min ← </text:span><text:span text:style-name="T62">s</text:span><text:span text:style-name="T20"><text:tab/><text:tab/><text:tab/><text:tab/><text:tab/><text:tab/><text:tab/></text:span></text:p>
      <text:p text:style-name="P144"><text:span text:style-name="T20"><text:tab/>max ← </text:span><text:span text:style-name="T41">s +</text:span><text:span text:style-name="T20"> </text:span><text:span text:style-name="T61">N<text:tab/><text:tab/><text:tab/><text:tab/><text:tab/><text:tab/><text:tab/></text:span></text:p>
      <text:p text:style-name="P8"><text:span text:style-name="T20"><text:tab/></text:span><text:span text:style-name="T4">while</text:span><text:span text:style-name="T20"> min &lt;= max </text:span><text:span text:style-name="T4">do<text:tab/><text:tab/><text:tab/><text:tab/><text:tab/><text:tab/><text:tab/><text:tab/><text:tab/></text:span></text:p>
      <text:p text:style-name="P57"><text:tab/><text:tab/>mid ← (max + min) / 2<text:tab/><text:tab/><text:tab/><text:tab/></text:p>
      <text:p text:style-name="P8"><text:span text:style-name="T20"><text:tab/><text:tab/></text:span><text:span text:style-name="T4">if</text:span><text:span text:style-name="T20"> A[mid] = g </text:span><text:span text:style-name="T4">then</text:span></text:p>
      <text:p text:style-name="P8"><text:span text:style-name="T4"><text:tab/><text:tab/><text:tab/>return </text:span><text:span text:style-name="T20">mid</text:span></text:p>
      <text:p text:style-name="P8"><text:span text:style-name="T20"><text:tab/><text:tab/></text:span><text:span text:style-name="T4">else if </text:span><text:span text:style-name="T20">A[mid] &gt; g </text:span><text:span text:style-name="T4">then</text:span></text:p>
      <text:p text:style-name="P8"><text:span text:style-name="T4"><text:tab/><text:tab/><text:tab/></text:span><text:span text:style-name="T20">max ← mid - 1</text:span></text:p>
      <text:p text:style-name="P20"><text:tab/><text:tab/>else</text:p>
      <text:p text:style-name="P8"><text:span text:style-name="T4"><text:tab/><text:tab/><text:tab/></text:span><text:span text:style-name="T20">min ← mid + 1</text:span></text:p>
      <text:p text:style-name="P8"><text:span text:style-name="T20"><text:tab/><text:tab/></text:span><text:span text:style-name="T4">end if</text:span></text:p>
      <text:p text:style-name="P8"><text:span text:style-name="T20"><text:tab/></text:span><text:span text:style-name="T4">end while</text:span></text:p>
      <text:p text:style-name="P8"><text:span text:style-name="T4"><text:tab/>return</text:span><text:span text:style-name="T20"> -1</text:span></text:p>
      <text:p text:style-name="P14">end function</text:p>
      <text:p text:style-name="P14"/>
      <text:p text:style-name="P160"><text:span text:style-name="T279">** This binary_search function is a standard binary search algorithm, with the <text:tab/>only variation that it returns the index where the object is found in the <text:tab/>array. Its running time expression is therefore T(N) = </text:span><text:span text:style-name="T280">C</text:span><text:span text:style-name="T160">1</text:span><text:span text:style-name="T280">+C</text:span><text:span text:style-name="T173">2</text:span><text:span text:style-name="T280">l</text:span><text:span text:style-name="T284">o</text:span><text:span text:style-name="T280">gN. *</text:span></text:p>
      <text:p text:style-name="P86"/>
      <text:p text:style-name="P22">function <text:span text:style-name="T19">FIND_GOLDIE(M, </text:span><text:span text:style-name="T61">N</text:span><text:span text:style-name="T19">, g)</text:span></text:p>
      <text:p text:style-name="P20"><text:span text:style-name="T19"><text:tab/></text:span><text:span text:style-name="T24">l </text:span><text:span text:style-name="T19">← </text:span><text:span text:style-name="T24">Max length of the values in M<text:tab/><text:tab/><text:tab/><text:tab/></text:span><text:span text:style-name="T42">C</text:span><text:span text:style-name="T164">1</text:span></text:p>
      <text:p text:style-name="P146"><text:span text:style-name="T20"><text:tab/></text:span><text:span text:style-name="T4">for</text:span><text:span text:style-name="T20"> 0 &lt;= i &lt; </text:span><text:span text:style-name="T61">N</text:span><text:span text:style-name="T20"> </text:span><text:span text:style-name="T4">do<text:tab/><text:tab/><text:tab/><text:tab/><text:tab/><text:tab/><text:tab/><text:tab/><text:tab/><text:tab/></text:span><text:span text:style-name="T37">C</text:span><text:span text:style-name="T164">2</text:span><text:span text:style-name="T37">N+C</text:span><text:span text:style-name="T169">3</text:span></text:p>
      <text:p text:style-name="P146"><text:soft-page-break/><text:span text:style-name="T4"><text:tab/><text:tab/></text:span><text:span text:style-name="T20">radix_sort(M, </text:span><text:span text:style-name="T24">i*</text:span><text:span text:style-name="T61">N</text:span><text:span text:style-name="T21">, </text:span><text:span text:style-name="T61">N</text:span><text:span text:style-name="T21">, </text:span><text:span text:style-name="T24">l</text:span><text:span text:style-name="T21">) <text:tab/><text:tab/><text:tab/><text:tab/><text:tab/><text:tab/></text:span><text:span text:style-name="T42">N(l</text:span><text:span text:style-name="T40">(C</text:span><text:span text:style-name="T172">4</text:span><text:span text:style-name="T40">+C</text:span><text:span text:style-name="T172">5</text:span><text:span text:style-name="T40">N)+</text:span><text:span text:style-name="T241">C</text:span><text:span text:style-name="T174">6</text:span><text:span text:style-name="T241"><draw:frame draw:style-name="fr1" draw:name="Object3" text:anchor-type="as-char" svg:y="-0.727cm" svg:width="0.901cm" svg:height="1.169cm" draw:z-index="2"><draw:object xlink:href="./Object 3" xlink:type="simple" xlink:show="embed" xlink:actuate="onLoad"/><draw:image xlink:href="./ObjectReplacements/Object 3" xlink:type="simple" xlink:show="embed" xlink:actuate="onLoad"/><svg:desc>formula</svg:desc></draw:frame></text:span><text:span text:style-name="T243">)</text:span></text:p>
      <text:p text:style-name="P146"><text:span text:style-name="T21"><text:tab/><text:tab/></text:span><text:span text:style-name="T24">idx </text:span><text:span text:style-name="T20">← </text:span><text:span text:style-name="T24">binary_search(M, i*</text:span><text:span text:style-name="T61">N</text:span><text:span text:style-name="T24">, </text:span><text:span text:style-name="T61">N</text:span><text:span text:style-name="T24">, g)<text:tab/><text:tab/><text:tab/></text:span><text:span text:style-name="T56">N(</text:span><text:span text:style-name="T285">C</text:span><text:span text:style-name="T186">7</text:span><text:span text:style-name="T285">+C</text:span><text:span text:style-name="T186">8</text:span><text:span text:style-name="T285">l</text:span><text:span text:style-name="T287">o</text:span><text:span text:style-name="T285">gN</text:span><text:span text:style-name="T286">)</text:span></text:p>
      <text:p text:style-name="P46"><text:span text:style-name="T24"><text:tab/><text:tab/></text:span><text:span text:style-name="T118">if</text:span><text:span text:style-name="T24"> idx != -1<text:tab/><text:tab/><text:tab/><text:tab/><text:tab/><text:tab/><text:tab/><text:tab/><text:tab/><text:tab/></text:span><text:span text:style-name="T49">N</text:span><text:span text:style-name="T42">C</text:span><text:span text:style-name="T164">9</text:span></text:p>
      <text:p text:style-name="P73"><text:tab/><text:tab/><text:tab/>return pair(i, idx)<text:tab/><text:tab/><text:tab/><text:tab/><text:tab/><text:tab/><text:tab/><text:span text:style-name="T463">C</text:span><text:span text:style-name="T215">10</text:span></text:p>
      <text:p text:style-name="P46"><text:span text:style-name="T24"><text:tab/><text:tab/></text:span><text:span text:style-name="T118">end if</text:span></text:p>
      <text:p text:style-name="P20"><text:tab/>end for</text:p>
      <text:p text:style-name="P23"><text:span text:style-name="T24"><text:tab/>return pair(-1, -1)<text:tab/><text:tab/><text:tab/><text:tab/><text:tab/><text:tab/><text:tab/><text:tab/><text:tab/></text:span><text:span text:style-name="T55">C</text:span><text:span text:style-name="T166">1</text:span><text:span text:style-name="T167">1</text:span></text:p>
      <text:p text:style-name="P20">end function</text:p>
      <text:p text:style-name="P20"/>
      <text:p text:style-name="Text_20_body">Before calculating the expression for <text:span text:style-name="T101">T(N)</text:span>, we need to do some</text:p>
      <text:h text:style-name="Heading_20_7" text:outline-level="7">Consideration about <text:span text:style-name="T99">l</text:span><text:span text:style-name="T101"> </text:span><text:span text:style-name="T104">(m</text:span>ax length of the values in M)</text:h>
      <text:p text:style-name="Text_20_body">Considering that no value<text:span text:style-name="T471">s</text:span> can be repeated in the matrix, for a matrix of size <text:span text:style-name="T101">NxN</text:span>, having a number of items <text:span text:style-name="T101">N</text:span><text:span text:style-name="T138">2</text:span></text:p>
      <text:p text:style-name="Preformatted_20_Text">l = (<text:span text:style-name="T95">floor</text:span>(log(<text:span text:style-name="T93">N</text:span><text:span text:style-name="T125">2</text:span>)) + 1);</text:p>
      <text:p text:style-name="P184"/>
      <text:p text:style-name="Text_20_body"><text:span text:style-name="T416">The maximum value for </text:span><text:span text:style-name="T365">l</text:span><text:span text:style-name="T416"> will be determined by the maximum value that a positive integer can contain, which, in the case of a 32-bit integer </text:span><text:span text:style-name="T93">is </text:span>2<text:span text:style-name="T119">32</text:span>= 4294967296.</text:p>
      <text:p text:style-name="Text_20_body">For this value, <text:span text:style-name="T431">which can be considered the worst-case scenario:</text:span></text:p>
      <text:p text:style-name="P147"><text:span text:style-name="T233">l</text:span><text:span text:style-name="T196">max</text:span><text:span text:style-name="T233"> = (f</text:span><text:span text:style-name="T236">loor</text:span><text:span text:style-name="T233">(log(2</text:span><text:span text:style-name="T125">32</text:span><text:span text:style-name="T233">)) + 1) = 10</text:span></text:p>
      <text:p text:style-name="P106"/>
      <text:p text:style-name="Text_20_body">For a square matrix, <text:span text:style-name="T464">having in each location non repeating values stored into 32-bit integer variables, </text:span><text:s/>the maximum dimension for the side <text:span text:style-name="T101">N = </text:span><text:span text:style-name="T101"><draw:frame draw:style-name="fr1" draw:name="Object8" text:anchor-type="as-char" svg:y="-0.489cm" svg:width="1.048cm" svg:height="0.587cm" draw:z-index="3"><draw:object xlink:href="./Object 8" xlink:type="simple" xlink:show="embed" xlink:actuate="onLoad"/><draw:image xlink:href="./ObjectReplacements/Object 8" xlink:type="simple" xlink:show="embed" xlink:actuate="onLoad"/></draw:frame></text:span><text:span text:style-name="T101">= </text:span><text:span text:style-name="T101"><draw:frame draw:style-name="fr1" draw:name="Object9" text:anchor-type="as-char" svg:y="-0.446cm" svg:width="0.79cm" svg:height="0.547cm" draw:z-index="4"><draw:object xlink:href="./Object 9" xlink:type="simple" xlink:show="embed" xlink:actuate="onLoad"/><draw:image xlink:href="./ObjectReplacements/Object 9" xlink:type="simple" xlink:show="embed" xlink:actuate="onLoad"/></draw:frame></text:span><text:span text:style-name="T101">= 65536</text:span>.</text:p>
      <text:p text:style-name="Text_20_body">Under the assumption that the following approximation is true:</text:p>
      <text:p text:style-name="P163"><text:span text:style-name="T228">l</text:span><text:span text:style-name="T235">(N)</text:span><text:span text:style-name="T228"> ≅ l</text:span><text:span text:style-name="T237">o</text:span><text:span text:style-name="T228">gN</text:span></text:p>
      <text:p text:style-name="P107"/>
      <text:p text:style-name="P261">the expression<text:span text:style-name="T494">s</text:span> of <text:span text:style-name="T101">T(N)</text:span> becomes <text:span text:style-name="T464">as follows</text:span>:</text:p>
      <text:p text:style-name="P261"/>
      <text:h text:style-name="Heading_20_7" text:outline-level="7">Best case</text:h>
      <text:p text:style-name="P214">In the best-case scenario, the radix-sort is executed only once, on the first row, and the binary search finds the element at the first iteration.</text:p>
      <text:p text:style-name="P214">In these conditions, the expression for <text:span text:style-name="T101">T(N)</text:span> becomes:</text:p>
      <text:p text:style-name="P164"><text:span text:style-name="T234">T(N) </text:span><text:span text:style-name="T228">= <text:s/></text:span><text:span text:style-name="T243">C</text:span><text:span text:style-name="T174">1 </text:span><text:span text:style-name="T243">+ </text:span><text:span text:style-name="T239">C</text:span><text:span text:style-name="T174">2</text:span><text:span text:style-name="T239"> + C</text:span><text:span text:style-name="T169">3</text:span><text:span text:style-name="T239"> </text:span><text:span text:style-name="T248">+ </text:span><text:span text:style-name="T243">l</text:span><text:span text:style-name="T242">(C</text:span><text:span text:style-name="T172">4 </text:span><text:span text:style-name="T242">+ C</text:span><text:span text:style-name="T172">5</text:span><text:span text:style-name="T242">N) + </text:span><text:span text:style-name="T241">C</text:span><text:span text:style-name="T174">6</text:span><text:span text:style-name="T241"><draw:frame draw:style-name="fr1" draw:name="Object15" text:anchor-type="as-char" svg:y="-0.727cm" svg:width="0.901cm" svg:height="1.169cm" draw:z-index="8"><draw:object xlink:href="./Object 15" xlink:type="simple" xlink:show="embed" xlink:actuate="onLoad"/><draw:image xlink:href="./ObjectReplacements/Object 15" xlink:type="simple" xlink:show="embed" xlink:actuate="onLoad"/><svg:desc>formula</svg:desc></draw:frame></text:span><text:span text:style-name="T243">)</text:span><text:span text:style-name="T248">+ </text:span><text:span text:style-name="T256">C</text:span><text:span text:style-name="T186">7 </text:span><text:span text:style-name="T257">+ C</text:span><text:span text:style-name="T187">9</text:span><text:span text:style-name="T257"> + C</text:span><text:span text:style-name="T187">10</text:span><text:span text:style-name="T257"> = <text:s/></text:span></text:p>
      <text:p text:style-name="P164"><text:span text:style-name="T258">C</text:span><text:span text:style-name="T188">1 </text:span><text:span text:style-name="T258">+ </text:span><text:span text:style-name="T259">C</text:span><text:span text:style-name="T188">2</text:span><text:span text:style-name="T259"> + C</text:span><text:span text:style-name="T189">3</text:span><text:span text:style-name="T259"> </text:span><text:span text:style-name="T257">+ </text:span><text:span text:style-name="T262">l</text:span><text:span text:style-name="T264">o</text:span><text:span text:style-name="T262">gN</text:span><text:span text:style-name="T260">(C</text:span><text:span text:style-name="T190">4 </text:span><text:span text:style-name="T260">+ C</text:span><text:span text:style-name="T190">5</text:span><text:span text:style-name="T260">N) + </text:span><text:span text:style-name="T261">C</text:span><text:span text:style-name="T188">6</text:span><text:span text:style-name="T261"><draw:frame draw:style-name="fr1" draw:name="Object16" text:anchor-type="as-char" svg:y="-0.727cm" svg:width="1.058cm" svg:height="1.169cm" draw:z-index="9"><draw:object xlink:href="./Object 16" xlink:type="simple" xlink:show="embed" xlink:actuate="onLoad"/><draw:image xlink:href="./ObjectReplacements/Object 16" xlink:type="simple" xlink:show="embed" xlink:actuate="onLoad"/><svg:desc>formula</svg:desc></draw:frame></text:span><text:span text:style-name="T258">)</text:span><text:span text:style-name="T257">+ </text:span><text:span text:style-name="T256">C</text:span><text:span text:style-name="T186">7 </text:span><text:span text:style-name="T257">+ C</text:span><text:span text:style-name="T187">9</text:span><text:span text:style-name="T257"> + C</text:span><text:span text:style-name="T187">10 </text:span><text:span text:style-name="T257">= </text:span></text:p>
      <text:p text:style-name="P133"><text:span text:style-name="T80">C</text:span><text:span text:style-name="T185">11</text:span><text:span text:style-name="T80"> + C</text:span><text:span text:style-name="T185">12</text:span><text:span text:style-name="T80">logN + C</text:span><text:span text:style-name="T185">13</text:span><text:span text:style-name="T80">Nl</text:span><text:span text:style-name="T81">o</text:span><text:span text:style-name="T80">gN</text:span></text:p>
      <text:p text:style-name="P124"><text:soft-page-break/></text:p>
      <text:p text:style-name="P255">which means that </text:p>
      <text:p text:style-name="P255">∃ C<text:span text:style-name="T153">1</text:span>, C<text:span text:style-name="T153">2</text:span>, N<text:span text:style-name="T153">0 </text:span>such that the following is true:</text:p>
      <text:p text:style-name="P177"><text:span text:style-name="T98">0 </text:span><text:span text:style-name="T482">≤ </text:span><text:span text:style-name="T274">C</text:span><text:span text:style-name="T204">1</text:span><text:span text:style-name="T389">Nl</text:span><text:span text:style-name="T396">o</text:span><text:span text:style-name="T389">gN </text:span><text:span text:style-name="T398">≤</text:span><text:span text:style-name="T98"> </text:span><text:span text:style-name="T390">C</text:span><text:span text:style-name="T412">11</text:span><text:span text:style-name="T390"> + C</text:span><text:span text:style-name="T412">12</text:span><text:span text:style-name="T390">logN + C</text:span><text:span text:style-name="T412">13</text:span><text:span text:style-name="T390">Nl</text:span><text:span text:style-name="T396">o</text:span><text:span text:style-name="T390">gN</text:span><text:span text:style-name="T275"> </text:span><text:span text:style-name="T352">≤</text:span><text:span text:style-name="T274"> C</text:span><text:span text:style-name="T204">2</text:span><text:span text:style-name="T389">Nl</text:span><text:span text:style-name="T396">o</text:span><text:span text:style-name="T389">gN</text:span><text:span text:style-name="T131"> <text:tab/><text:tab/></text:span><text:span text:style-name="T276">∀ N </text:span><text:span text:style-name="T352">≥</text:span><text:span text:style-name="T276"> </text:span><text:span text:style-name="T274">N</text:span><text:span text:style-name="T204">0</text:span></text:p>
      <text:p text:style-name="P154"/>
      <text:p text:style-name="P255">Let’s divide all members by <text:span text:style-name="T101">N</text:span><text:span text:style-name="T300">l</text:span><text:span text:style-name="T301">o</text:span><text:span text:style-name="T300">gN</text:span> and fix <text:span text:style-name="T101">N = N</text:span><text:span text:style-name="T219">0</text:span>.</text:p>
      <text:p text:style-name="P115"><draw:frame draw:style-name="fr1" draw:name="Object33" text:anchor-type="as-char" svg:y="-0.714cm" svg:width="5.853cm" svg:height="1.185cm" draw:z-index="22"><draw:object xlink:href="./Object 33" xlink:type="simple" xlink:show="embed" xlink:actuate="onLoad"/><draw:image xlink:href="./ObjectReplacements/Object 33" xlink:type="simple" xlink:show="embed" xlink:actuate="onLoad"/><svg:desc>formula</svg:desc></draw:frame></text:p>
      <text:p text:style-name="P255">For the previous condition to be true, both the following must be verified:</text:p>
      <text:p text:style-name="P255"><text:span text:style-name="T191"><draw:frame draw:style-name="fr1" draw:name="Object31" text:anchor-type="as-char" svg:y="-0.714cm" svg:width="7.234cm" svg:height="1.24cm" draw:z-index="23"><draw:object xlink:href="./Object 31" xlink:type="simple" xlink:show="embed" xlink:actuate="onLoad"/><draw:image xlink:href="./ObjectReplacements/Object 31" xlink:type="simple" xlink:show="embed" xlink:actuate="onLoad"/><svg:desc>formula</svg:desc></draw:frame></text:span><text:span text:style-name="T257">and</text:span><text:span text:style-name="T265"> </text:span><text:span text:style-name="T191"><draw:frame draw:style-name="fr1" draw:name="Object32" text:anchor-type="as-char" svg:y="-0.714cm" svg:width="7.234cm" svg:height="1.24cm" draw:z-index="24"><draw:object xlink:href="./Object 32" xlink:type="simple" xlink:show="embed" xlink:actuate="onLoad"/><draw:image xlink:href="./ObjectReplacements/Object 32" xlink:type="simple" xlink:show="embed" xlink:actuate="onLoad"/><svg:desc>formula</svg:desc></draw:frame></text:span>for every N ≥N<text:span text:style-name="T153">0</text:span>.</text:p>
      <text:p text:style-name="P108"/>
      <text:h text:style-name="Heading_20_7" text:outline-level="7">Worst case</text:h>
      <text:p text:style-name="P70">T(N) = C<text:span text:style-name="T153">1 </text:span>+ <text:span text:style-name="T375">C</text:span><text:span text:style-name="T153">2</text:span><text:span text:style-name="T375">N + C</text:span><text:span text:style-name="T193">3 </text:span><text:span text:style-name="T228">+ N(l</text:span><text:span text:style-name="T231">(C</text:span><text:span text:style-name="T194">4 </text:span><text:span text:style-name="T231">+ C</text:span><text:span text:style-name="T194">5</text:span><text:span text:style-name="T231">N) + </text:span><text:span text:style-name="T230">C</text:span><text:span text:style-name="T192">6</text:span><text:span text:style-name="T230"><draw:frame draw:style-name="fr1" draw:name="Object4" text:anchor-type="as-char" svg:y="-0.727cm" svg:width="0.901cm" svg:height="1.169cm" draw:z-index="10"><draw:object xlink:href="./Object 6" xlink:type="simple" xlink:show="embed" xlink:actuate="onLoad"/><draw:image xlink:href="./ObjectReplacements/Object 6" xlink:type="simple" xlink:show="embed" xlink:actuate="onLoad"/><svg:desc>formula</svg:desc></draw:frame></text:span><text:span text:style-name="T228">) + </text:span><text:span text:style-name="T236">N(</text:span><text:span text:style-name="T232">C</text:span><text:span text:style-name="T195">7 </text:span><text:span text:style-name="T232">+ C</text:span><text:span text:style-name="T195">8</text:span><text:span text:style-name="T232">l</text:span><text:span text:style-name="T237">o</text:span><text:span text:style-name="T232">gN</text:span><text:span text:style-name="T236">) </text:span><text:span text:style-name="T228">+ </text:span><text:span text:style-name="T236">N</text:span><text:span text:style-name="T228">C</text:span><text:span text:style-name="T192">9 </text:span><text:span text:style-name="T228">+ C</text:span><text:span text:style-name="T192">1</text:span><text:span text:style-name="T197">1</text:span><text:span text:style-name="T192"> </text:span></text:p>
      <text:p text:style-name="P70"><text:span text:style-name="T228">= C</text:span><text:span text:style-name="T192">1 </text:span><text:span text:style-name="T228">+ </text:span><text:span text:style-name="T229">C</text:span><text:span text:style-name="T192">2</text:span><text:span text:style-name="T229">N + C</text:span><text:span text:style-name="T193">3 </text:span><text:span text:style-name="T228">+ NlC</text:span><text:span text:style-name="T192">4 </text:span><text:span text:style-name="T228">+ N</text:span><text:span text:style-name="T124">2</text:span><text:span text:style-name="T228">lC</text:span><text:span text:style-name="T192">5 </text:span><text:span text:style-name="T228">+ N</text:span><text:span text:style-name="T230">C</text:span><text:span text:style-name="T192">6</text:span><text:span text:style-name="T230"><draw:frame draw:style-name="fr1" draw:name="Object5" text:anchor-type="as-char" svg:y="-0.727cm" svg:width="0.901cm" svg:height="1.169cm" draw:z-index="11"><draw:object xlink:href="./Object 7" xlink:type="simple" xlink:show="embed" xlink:actuate="onLoad"/><draw:image xlink:href="./ObjectReplacements/Object 7" xlink:type="simple" xlink:show="embed" xlink:actuate="onLoad"/><svg:desc>formula</svg:desc></draw:frame></text:span><text:span text:style-name="T228">+ </text:span><text:span text:style-name="T236">N</text:span><text:span text:style-name="T232">C</text:span><text:span text:style-name="T195">7 </text:span><text:span text:style-name="T232">+ </text:span><text:span text:style-name="T236">N</text:span><text:span text:style-name="T232">C</text:span><text:span text:style-name="T195">8</text:span><text:span text:style-name="T232">l</text:span><text:span text:style-name="T237">o</text:span><text:span text:style-name="T232">gN </text:span><text:span text:style-name="T228">+ </text:span><text:span text:style-name="T236">N</text:span><text:span text:style-name="T228">C</text:span><text:span text:style-name="T192">9 </text:span><text:span text:style-name="T228">+ C</text:span><text:span text:style-name="T192">1</text:span><text:span text:style-name="T197">1</text:span><text:span text:style-name="T192"> </text:span></text:p>
      <text:p text:style-name="P185"><text:span text:style-name="T249">=</text:span><text:span text:style-name="T177"> </text:span><text:span text:style-name="T249">C</text:span><text:span text:style-name="T177">12 </text:span><text:span text:style-name="T249">+ </text:span><text:span text:style-name="T239">C</text:span><text:span text:style-name="T178">1</text:span><text:span text:style-name="T174">3</text:span><text:span text:style-name="T239">N </text:span><text:span text:style-name="T249">+ </text:span><text:span text:style-name="T243">NlC</text:span><text:span text:style-name="T174">4 </text:span><text:span text:style-name="T249">+</text:span><text:span text:style-name="T174"> </text:span><text:span text:style-name="T243">N</text:span><text:span text:style-name="T127">2</text:span><text:span text:style-name="T243">lC</text:span><text:span text:style-name="T174">5 </text:span><text:span text:style-name="T249">+ </text:span><text:span text:style-name="T243">N</text:span><text:span text:style-name="T241">C</text:span><text:span text:style-name="T174">6</text:span><text:span text:style-name="T241"><draw:frame draw:style-name="fr1" draw:name="Object6" text:anchor-type="as-char" svg:y="-0.727cm" svg:width="0.901cm" svg:height="1.169cm" draw:z-index="14"><draw:object xlink:href="./Object 4" xlink:type="simple" xlink:show="embed" xlink:actuate="onLoad"/><draw:image xlink:href="./ObjectReplacements/Object 4" xlink:type="simple" xlink:show="embed" xlink:actuate="onLoad"/><svg:desc>formula</svg:desc></draw:frame></text:span><text:span text:style-name="T245">+ </text:span><text:span text:style-name="T250">N</text:span><text:span text:style-name="T245">C</text:span><text:span text:style-name="T173">8</text:span><text:span text:style-name="T245">l</text:span><text:span text:style-name="T254">o</text:span><text:span text:style-name="T245">gN </text:span><text:span text:style-name="T249">=</text:span><text:span text:style-name="T263"> </text:span></text:p>
      <text:p text:style-name="P185"><text:span text:style-name="T388">= </text:span><text:span text:style-name="T379">C</text:span><text:span text:style-name="T408">12 </text:span><text:span text:style-name="T379">+ N(</text:span><text:span text:style-name="T383">C</text:span><text:span text:style-name="T409">1</text:span><text:span text:style-name="T410">3 </text:span><text:span text:style-name="T379">+ </text:span><text:span text:style-name="T380">C</text:span><text:span text:style-name="T406">4</text:span><text:span text:style-name="T381">l</text:span><text:span text:style-name="T388">o</text:span><text:span text:style-name="T381">gN </text:span><text:span text:style-name="T379">+ </text:span><text:span text:style-name="T384">C</text:span><text:span text:style-name="T406">6</text:span><text:span text:style-name="T379"><draw:frame draw:style-name="fr1" draw:name="Object7" text:anchor-type="as-char" svg:y="-0.727cm" svg:width="1.058cm" svg:height="1.169cm" draw:z-index="25"><draw:object xlink:href="./Object 5" xlink:type="simple" xlink:show="embed" xlink:actuate="onLoad"/><draw:image xlink:href="./ObjectReplacements/Object 5" xlink:type="simple" xlink:show="embed" xlink:actuate="onLoad"/><svg:desc>formula</svg:desc></draw:frame></text:span><text:span text:style-name="T385">)</text:span><text:span text:style-name="T379"> </text:span><text:span text:style-name="T386">+ </text:span><text:span text:style-name="T387">N</text:span><text:span text:style-name="T386">C</text:span><text:span text:style-name="T411">8</text:span><text:span text:style-name="T386">l</text:span><text:span text:style-name="T388">o</text:span><text:span text:style-name="T386">gN</text:span><text:span text:style-name="T379"> + </text:span><text:span text:style-name="T380">C</text:span><text:span text:style-name="T406">5</text:span><text:span text:style-name="T380">N</text:span><text:span text:style-name="T400">2</text:span><text:span text:style-name="T381">l</text:span><text:span text:style-name="T388">o</text:span><text:span text:style-name="T381">gN</text:span></text:p>
      <text:p text:style-name="P165"/>
      <text:p text:style-name="P151"><text:span text:style-name="T382">= </text:span><text:span text:style-name="T378">C</text:span><text:span text:style-name="T405">14</text:span><text:span text:style-name="T378"> + C</text:span><text:span text:style-name="T405">16</text:span><text:span text:style-name="T378">N + C</text:span><text:span text:style-name="T405">17</text:span><text:span text:style-name="T378">Nl</text:span><text:span text:style-name="T388">o</text:span><text:span text:style-name="T378">gN + C</text:span><text:span text:style-name="T405">18</text:span><text:span text:style-name="T378">N</text:span><text:span text:style-name="T399">2</text:span><text:span text:style-name="T378">l</text:span><text:span text:style-name="T388">o</text:span><text:span text:style-name="T378">gN</text:span></text:p>
      <text:p text:style-name="P110"/>
      <text:p text:style-name="P109"/>
      <text:p text:style-name="Text_20_body">Expressing in Θ notation:</text:p>
      <text:p text:style-name="Preformatted_20_Text">T(N) = <text:s/><text:span text:style-name="T436">Θ</text:span>(N<text:span text:style-name="T119">2</text:span><text:span text:style-name="T328">logN</text:span>)</text:p>
      <text:p text:style-name="Preformatted_20_Text"/>
      <text:p text:style-name="P253">which means that </text:p>
      <text:p text:style-name="P253">∃ C<text:span text:style-name="T153">1</text:span>, C<text:span text:style-name="T153">2</text:span>, N<text:span text:style-name="T153">0 </text:span>such that the following is true:</text:p>
      <text:p text:style-name="P173"><text:span text:style-name="T96">0 </text:span><text:span text:style-name="T481">≤</text:span><text:span text:style-name="T96"> C</text:span><text:span text:style-name="T198">1</text:span><text:span text:style-name="T382">N</text:span><text:span text:style-name="T401">2</text:span><text:span text:style-name="T382">l</text:span><text:span text:style-name="T388">o</text:span><text:span text:style-name="T382">gN</text:span><text:span text:style-name="T96"> </text:span><text:span text:style-name="T481">≤</text:span><text:span text:style-name="T96"> </text:span><text:span text:style-name="T382">C</text:span><text:span text:style-name="T407">14</text:span><text:span text:style-name="T382"> + C</text:span><text:span text:style-name="T407">16</text:span><text:span text:style-name="T382">N + C</text:span><text:span text:style-name="T407">17</text:span><text:span text:style-name="T382">Nl</text:span><text:span text:style-name="T388">o</text:span><text:span text:style-name="T382">gN + C</text:span><text:span text:style-name="T407">18</text:span><text:span text:style-name="T382">N</text:span><text:span text:style-name="T401">2</text:span><text:span text:style-name="T382">l</text:span><text:span text:style-name="T388">o</text:span><text:span text:style-name="T382">gN</text:span><text:span text:style-name="T269"> </text:span><text:span text:style-name="T351">≤</text:span><text:span text:style-name="T270"> C</text:span><text:span text:style-name="T200">2</text:span><text:span text:style-name="T382">N</text:span><text:span text:style-name="T401">2</text:span><text:span text:style-name="T382">l</text:span><text:span text:style-name="T388">o</text:span><text:span text:style-name="T382">gN</text:span><text:span text:style-name="T130"> <text:tab/><text:tab/></text:span><text:span text:style-name="T272">∀ N </text:span><text:span text:style-name="T351">≥</text:span><text:span text:style-name="T272"> </text:span><text:span text:style-name="T270">N</text:span><text:span text:style-name="T200">0</text:span></text:p>
      <text:p text:style-name="P156"/>
      <text:p text:style-name="P253">Let’s divide all members by <text:span text:style-name="T101">N</text:span><text:span text:style-name="T138">2</text:span><text:span text:style-name="T300">l</text:span><text:span text:style-name="T301">o</text:span><text:span text:style-name="T300">gN</text:span> and fix <text:span text:style-name="T101">N = N</text:span><text:span text:style-name="T219">0</text:span>.</text:p>
      <text:p text:style-name="P117"><draw:frame draw:style-name="fr1" draw:name="Object24" text:anchor-type="as-char" svg:y="-0.714cm" svg:width="8.089cm" svg:height="1.24cm" draw:z-index="28"><draw:object xlink:href="./Object 24" xlink:type="simple" xlink:show="embed" xlink:actuate="onLoad"/><draw:image xlink:href="./ObjectReplacements/Object 24" xlink:type="simple" xlink:show="embed" xlink:actuate="onLoad"/><svg:desc>formula</svg:desc></draw:frame></text:p>
      <text:p text:style-name="P253">For the previous condition to be true, both the following must be verified:</text:p>
      <text:p text:style-name="Text_20_body"><text:soft-page-break/><text:span text:style-name="T183"><draw:frame draw:style-name="fr1" draw:name="Object22" text:anchor-type="as-char" svg:y="-0.714cm" svg:width="6.726cm" svg:height="1.24cm" draw:z-index="29"><draw:object xlink:href="./Object 22" xlink:type="simple" xlink:show="embed" xlink:actuate="onLoad"/><draw:image xlink:href="./ObjectReplacements/Object 22" xlink:type="simple" xlink:show="embed" xlink:actuate="onLoad"/><svg:desc>formula</svg:desc></draw:frame></text:span>and<text:span text:style-name="T253"> </text:span><text:span text:style-name="T183"><draw:frame draw:style-name="fr1" draw:name="Object23" text:anchor-type="as-char" svg:y="-0.714cm" svg:width="6.726cm" svg:height="1.24cm" draw:z-index="30"><draw:object xlink:href="./Object 23" xlink:type="simple" xlink:show="embed" xlink:actuate="onLoad"/><draw:image xlink:href="./ObjectReplacements/Object 23" xlink:type="simple" xlink:show="embed" xlink:actuate="onLoad"/><svg:desc>formula</svg:desc></draw:frame></text:span>for every <text:span text:style-name="T101">N ≥N0</text:span>.</text:p>
      <text:p text:style-name="P126"/>
      <text:p text:style-name="Text_20_body">Clearly, the dominating term in the expression of <text:span text:style-name="T101">T(N)</text:span> comes from the execution of the radix sort <text:span text:style-name="T101">N</text:span> times on a set of <text:span text:style-name="T101">N</text:span> numbers each time. An additional complication is the dependency of the maximum number of digits in the elements of the array, which determines the number of iterations of the counting sort invoked by the radix sort.</text:p>
      <text:p text:style-name="Text_20_body">Under the given constraints, values in the matrix cannot repeat. Their maximum value is therefore determined by the size of the matrix, with a logaritmic relationship. This introduces the <text:span text:style-name="T101">l</text:span><text:span text:style-name="T108">o</text:span><text:span text:style-name="T101">gN</text:span> factors in the worst case scenario expression of <text:span text:style-name="T101">T</text:span>.</text:p>
      <text:p text:style-name="P109"/>
      <text:h text:style-name="Heading_20_3" text:outline-level="3">Proposal 3</text:h>
      <text:p text:style-name="P270"/>
      <text:p text:style-name="P30">function <text:span text:style-name="T19">modified_binary_search(M, </text:span><text:span text:style-name="T86">N</text:span><text:span text:style-name="T19">, g)</text:span></text:p>
      <text:p text:style-name="P30"><text:span text:style-name="T19"><text:tab/></text:span><text:span text:style-name="T25">min ← </text:span><text:span text:style-name="T20">0</text:span></text:p>
      <text:p text:style-name="P59"><text:tab/>max ← n</text:p>
      <text:p text:style-name="P11"><text:span text:style-name="T20"><text:tab/></text:span><text:span text:style-name="T4">while</text:span><text:span text:style-name="T20"> min &lt;= max </text:span><text:span text:style-name="T4">do</text:span></text:p>
      <text:p text:style-name="P59"><text:tab/><text:tab/>mid ← (max + min) / 2</text:p>
      <text:p text:style-name="P149"><text:span text:style-name="T146"><text:tab/><text:tab/></text:span><text:span text:style-name="T4">if</text:span><text:span text:style-name="T20"> A[mid*</text:span><text:span text:style-name="T86">N</text:span><text:span text:style-name="T20">] </text:span><text:span text:style-name="T62">&gt;</text:span><text:span text:style-name="T20"> g </text:span><text:span text:style-name="T4">then</text:span></text:p>
      <text:p text:style-name="P11"><text:span text:style-name="T4"><text:tab/><text:tab/><text:tab/></text:span><text:span text:style-name="T26">max </text:span><text:span text:style-name="T20">← </text:span><text:span text:style-name="T26">mid – 1</text:span></text:p>
      <text:p text:style-name="P30"><text:tab/><text:tab/>else <text:s/></text:p>
      <text:p text:style-name="P149"><text:span text:style-name="T148"><text:tab/><text:tab/><text:tab/></text:span><text:span text:style-name="T7">if</text:span><text:span text:style-name="T26"> M[mid* </text:span><text:span text:style-name="T86">N</text:span><text:span text:style-name="T26"> + (</text:span><text:span text:style-name="T86">N</text:span><text:span text:style-name="T26">-1)] &gt;= g </text:span><text:span text:style-name="T7">then</text:span></text:p>
      <text:p text:style-name="P11"><text:span text:style-name="T7"><text:tab/><text:tab/><text:tab/><text:tab/>return </text:span><text:span text:style-name="T26">mid</text:span></text:p>
      <text:p text:style-name="P11"><text:span text:style-name="T26"><text:tab/><text:tab/><text:tab/></text:span><text:span text:style-name="T7">else</text:span></text:p>
      <text:p text:style-name="P11"><text:span text:style-name="T7"><text:tab/><text:tab/><text:tab/><text:tab/></text:span><text:span text:style-name="T26">min </text:span><text:span text:style-name="T20">← </text:span><text:span text:style-name="T26">mid + 1</text:span></text:p>
      <text:p text:style-name="P11"><text:span text:style-name="T26"><text:tab/><text:tab/><text:tab/></text:span><text:span text:style-name="T7">end if</text:span></text:p>
      <text:p text:style-name="P11"><text:span text:style-name="T20"><text:tab/><text:tab/></text:span><text:span text:style-name="T4">end if</text:span></text:p>
      <text:p text:style-name="P15"><text:span text:style-name="T20"><text:tab/></text:span><text:span text:style-name="T57">end while</text:span></text:p>
      <text:p text:style-name="P15"><text:tab/><text:span text:style-name="T144">return </text:span><text:span text:style-name="T26">-1</text:span></text:p>
      <text:p text:style-name="P30">end function</text:p>
      <text:p text:style-name="P30"/>
      <text:p text:style-name="Text_20_body">This function is substantially equivalent to a normal binary search algorithm.</text:p>
      <text:p text:style-name="Text_20_body">The only difference is in how it accesses the element of the matrix for the comparisons.</text:p>
      <text:p text:style-name="Text_20_body">Instead of <text:span text:style-name="T491">if</text:span><text:span text:style-name="T492"> A[mid] &gt; g </text:span><text:span text:style-name="T491">then</text:span>, here we do <text:span text:style-name="T491">if</text:span><text:span text:style-name="T492"> A[mid*N] &gt; g </text:span><text:span text:style-name="T491">then</text:span>. Also, there is an additional check on the final element of the row <text:span text:style-name="T491">if</text:span><text:span text:style-name="T492"> M[mid* N + (N-1)] &gt;= g </text:span><text:span text:style-name="T491">then</text:span>.</text:p>
      <text:p text:style-name="Text_20_body">This changes the constant values a bit, but not the character of the growth function.</text:p>
      <text:p text:style-name="Text_20_body"><text:soft-page-break/>Its running time expression is therefore</text:p>
      <text:p text:style-name="P41"><text:span text:style-name="T279">T(N) = </text:span><text:span text:style-name="T280">C</text:span><text:span text:style-name="T160">1</text:span><text:span text:style-name="T280">+C</text:span><text:span text:style-name="T173">2</text:span><text:span text:style-name="T280">l</text:span><text:span text:style-name="T283">o</text:span><text:span text:style-name="T280">gN</text:span></text:p>
      <text:p text:style-name="P30"/>
      <text:p text:style-name="P30"/>
      <text:p text:style-name="P30"/>
      <text:p text:style-name="P149"><text:span text:style-name="T8">function </text:span><text:span text:style-name="T27">FIND_GOLDIE</text:span><text:span text:style-name="T20">(M, </text:span><text:span text:style-name="T86">N</text:span><text:span text:style-name="T20">, g)</text:span></text:p>
      <text:p text:style-name="P149"><text:span text:style-name="T24"><text:tab/></text:span><text:span text:style-name="T63">l</text:span><text:span text:style-name="T24"> </text:span><text:span text:style-name="T20">← </text:span><text:span text:style-name="T24">Max length of the values in M<text:tab/><text:tab/><text:tab/><text:tab/></text:span><text:span text:style-name="T244">C</text:span><text:span text:style-name="T175">1</text:span></text:p>
      <text:p text:style-name="P150"><text:span text:style-name="T20"><text:tab/></text:span><text:span text:style-name="T21">radix_sort(M, </text:span><text:span text:style-name="T61">0</text:span><text:span text:style-name="T21">, </text:span><text:span text:style-name="T86">N</text:span><text:span text:style-name="T21">*</text:span><text:span text:style-name="T86">N</text:span><text:span text:style-name="T21">, </text:span><text:span text:style-name="T63">l</text:span><text:span text:style-name="T21">)<text:tab/><text:tab/><text:tab/><text:tab/><text:tab/><text:tab/><text:tab/></text:span><text:span text:style-name="T42">l</text:span><text:span text:style-name="T40">(C</text:span><text:span text:style-name="T172">2</text:span><text:span text:style-name="T40">+C</text:span><text:span text:style-name="T172">3</text:span><text:span text:style-name="T40">N</text:span><text:span text:style-name="T123">2</text:span><text:span text:style-name="T40">)+</text:span><text:span text:style-name="T241">C</text:span><text:span text:style-name="T174">4</text:span><text:span text:style-name="T241"><draw:frame draw:style-name="fr1" draw:name="Object12" text:anchor-type="as-char" svg:y="-0.727cm" svg:width="0.901cm" svg:height="1.169cm" draw:z-index="5"><draw:object xlink:href="./Object 12" xlink:type="simple" xlink:show="embed" xlink:actuate="onLoad"/><draw:image xlink:href="./ObjectReplacements/Object 12" xlink:type="simple" xlink:show="embed" xlink:actuate="onLoad"/><svg:desc>formula</svg:desc></draw:frame></text:span></text:p>
      <text:p text:style-name="P150"><text:span text:style-name="T21"><text:tab/></text:span><text:span text:style-name="T27">rowIndex </text:span><text:span text:style-name="T20">← </text:span><text:span text:style-name="T26">modified_binary_search</text:span><text:span text:style-name="T27">(M, </text:span><text:span text:style-name="T86">N</text:span><text:span text:style-name="T27">, g)<text:tab/></text:span><text:span text:style-name="T280">C</text:span><text:span text:style-name="T173">5</text:span><text:span text:style-name="T280">+C</text:span><text:span text:style-name="T173">6</text:span><text:span text:style-name="T280">l</text:span><text:span text:style-name="T283">o</text:span><text:span text:style-name="T280">gN</text:span></text:p>
      <text:p text:style-name="P104"><text:span text:style-name="T19"><text:tab/></text:span><text:span text:style-name="T2">if</text:span><text:span text:style-name="T19"> rowIndex = -1 </text:span><text:span text:style-name="T2">then<text:tab/><text:tab/><text:tab/><text:tab/><text:tab/><text:tab/><text:tab/><text:tab/></text:span><text:span text:style-name="T43">C</text:span><text:span text:style-name="T161">7</text:span></text:p>
      <text:p text:style-name="P104"><text:span text:style-name="T2"><text:tab/><text:tab/>return </text:span><text:span text:style-name="T19">pair(-1, -1)<text:tab/><text:tab/><text:tab/><text:tab/><text:tab/><text:tab/><text:tab/><text:tab/></text:span><text:span text:style-name="T43">C</text:span><text:span text:style-name="T161">8</text:span></text:p>
      <text:p text:style-name="P32"><text:tab/>end if</text:p>
      <text:p text:style-name="P32"/>
      <text:p text:style-name="P150"><text:span text:style-name="T8"><text:tab/></text:span><text:span text:style-name="T27">colIndex </text:span><text:span text:style-name="T20">← </text:span><text:span text:style-name="T25">binary_search(</text:span><text:span text:style-name="T63">M</text:span><text:span text:style-name="T25">, </text:span><text:span text:style-name="T27">rowIndex *</text:span><text:span text:style-name="T86">N</text:span><text:span text:style-name="T24">,</text:span><text:span text:style-name="T25"> </text:span><text:span text:style-name="T86">N</text:span><text:span text:style-name="T25">, g)<text:tab/><text:tab/></text:span><text:span text:style-name="T280">C</text:span><text:span text:style-name="T173">9</text:span><text:span text:style-name="T280">+C</text:span><text:span text:style-name="T173">1</text:span><text:span text:style-name="T175">0</text:span><text:span text:style-name="T280">l</text:span><text:span text:style-name="T283">o</text:span><text:span text:style-name="T280">gN</text:span></text:p>
      <text:p text:style-name="P149"><text:span text:style-name="T25"><text:tab/></text:span><text:span text:style-name="T8">if</text:span><text:span text:style-name="T27"> colIndex = -1 </text:span><text:span text:style-name="T8">then<text:tab/><text:tab/><text:tab/><text:tab/><text:tab/><text:tab/><text:tab/><text:tab/></text:span><text:span text:style-name="T43">C</text:span><text:span text:style-name="T161">7</text:span></text:p>
      <text:p text:style-name="P149"><text:span text:style-name="T8"><text:tab/><text:tab/>return</text:span><text:span text:style-name="T27"> pair(-1, -1)<text:tab/><text:tab/><text:tab/><text:tab/><text:tab/><text:tab/><text:tab/><text:tab/></text:span><text:span text:style-name="T43">C</text:span><text:span text:style-name="T161">8</text:span></text:p>
      <text:p text:style-name="P149"><text:span text:style-name="T27"><text:tab/></text:span><text:span text:style-name="T8">end if</text:span></text:p>
      <text:p text:style-name="P32"/>
      <text:p text:style-name="P149"><text:span text:style-name="T8"><text:tab/>return </text:span><text:span text:style-name="T27">pair(rowIndex, colIndex)<text:tab/><text:tab/><text:tab/><text:tab/><text:tab/></text:span><text:span text:style-name="T43">C</text:span><text:span text:style-name="T161">9</text:span></text:p>
      <text:p text:style-name="P32">end function</text:p>
      <text:p text:style-name="P32"/>
      <text:p text:style-name="P32"/>
      <text:p text:style-name="Text_20_body">Under the same assumption made for Proposal 2, about the values of l, we can consider <text:span text:style-name="T101">l(N) ≅ l</text:span><text:span text:style-name="T108">o</text:span><text:span text:style-name="T101">gN.</text:span></text:p>
      <text:h text:style-name="Heading_20_7" text:outline-level="7">Best-case</text:h>
      <text:p text:style-name="P170"><text:span text:style-name="T43">T(N) = </text:span><text:span text:style-name="T244">C</text:span><text:span text:style-name="T175">1</text:span><text:span text:style-name="T43">+</text:span><text:span text:style-name="T42"> </text:span><text:span text:style-name="T245">l</text:span><text:span text:style-name="T255">o</text:span><text:span text:style-name="T245">gN</text:span><text:span text:style-name="T42">(C</text:span><text:span text:style-name="T172">2</text:span><text:span text:style-name="T40">+C</text:span><text:span text:style-name="T172">3</text:span><text:span text:style-name="T242">N</text:span><text:span text:style-name="T128">2</text:span><text:span text:style-name="T40">)+</text:span><text:span text:style-name="T241">C</text:span><text:span text:style-name="T174">4</text:span><text:span text:style-name="T241"><draw:frame draw:style-name="fr1" draw:name="Object18" text:anchor-type="as-char" svg:y="-0.727cm" svg:width="1.058cm" svg:height="1.169cm" draw:z-index="17"><draw:object xlink:href="./Object 18" xlink:type="simple" xlink:show="embed" xlink:actuate="onLoad"/><draw:image xlink:href="./ObjectReplacements/Object 18" xlink:type="simple" xlink:show="embed" xlink:actuate="onLoad"/><svg:desc>formula</svg:desc></draw:frame></text:span><text:span text:style-name="T244">+</text:span><text:span text:style-name="T245">C</text:span><text:span text:style-name="T173">5</text:span><text:span text:style-name="T245">+C</text:span><text:span text:style-name="T173">6</text:span><text:span text:style-name="T245">l</text:span><text:span text:style-name="T255">o</text:span><text:span text:style-name="T245">gN</text:span><text:span text:style-name="T244">+C</text:span><text:span text:style-name="T175">7</text:span><text:span text:style-name="T244">+</text:span><text:span text:style-name="T245">C</text:span><text:span text:style-name="T173">8</text:span><text:span text:style-name="T252"> = C</text:span><text:span text:style-name="T182">10 </text:span><text:span text:style-name="T252">+ </text:span><text:span text:style-name="T246">C</text:span><text:span text:style-name="T176">11</text:span><text:span text:style-name="T245">l</text:span><text:span text:style-name="T255">o</text:span><text:span text:style-name="T245">gN </text:span><text:span text:style-name="T252">+ </text:span><text:span text:style-name="T246">C</text:span><text:span text:style-name="T176">3</text:span><text:span text:style-name="T246">N</text:span><text:span text:style-name="T128">2</text:span><text:span text:style-name="T246">l</text:span><text:span text:style-name="T255">o</text:span><text:span text:style-name="T246">gN</text:span></text:p>
      <text:p text:style-name="Text_20_body">Expressing in Θ notation:</text:p>
      <text:p text:style-name="P169"><text:span text:style-name="T246">T(N) = </text:span><text:span text:style-name="T321">Θ</text:span><text:span text:style-name="T246">(N</text:span><text:span text:style-name="T126">2</text:span><text:span text:style-name="T251">l</text:span><text:span text:style-name="T255">o</text:span><text:span text:style-name="T251">gN</text:span><text:span text:style-name="T246">)</text:span></text:p>
      <text:p text:style-name="P112"/>
      <text:p text:style-name="P256">which means that </text:p>
      <text:p text:style-name="P256">∃ C<text:span text:style-name="T153">1</text:span>, C<text:span text:style-name="T153">2</text:span>, N<text:span text:style-name="T153">0 </text:span>such that the following is true:</text:p>
      <text:p text:style-name="P178"><text:span text:style-name="T98">0 </text:span><text:span text:style-name="T352">≤ </text:span><text:span text:style-name="T274">C</text:span><text:span text:style-name="T204">1</text:span><text:span text:style-name="T389">N</text:span><text:span text:style-name="T402">2</text:span><text:span text:style-name="T389">l</text:span><text:span text:style-name="T397">o</text:span><text:span text:style-name="T389">gN </text:span><text:span text:style-name="T482">≤</text:span><text:span text:style-name="T98"> </text:span><text:span text:style-name="T391">C</text:span><text:span text:style-name="T413">10 </text:span><text:span text:style-name="T391">+ </text:span><text:span text:style-name="T392">C</text:span><text:span text:style-name="T414">11</text:span><text:span text:style-name="T393">l</text:span><text:span text:style-name="T397">o</text:span><text:span text:style-name="T393">gN </text:span><text:span text:style-name="T391">+ </text:span><text:span text:style-name="T392">C</text:span><text:span text:style-name="T414">3</text:span><text:span text:style-name="T392">N</text:span><text:span text:style-name="T403">2</text:span><text:span text:style-name="T392">l</text:span><text:span text:style-name="T397">o</text:span><text:span text:style-name="T392">gN</text:span><text:span text:style-name="T275"> </text:span><text:span text:style-name="T352">≤</text:span><text:span text:style-name="T274"> C</text:span><text:span text:style-name="T204">2</text:span><text:span text:style-name="T389">N</text:span><text:span text:style-name="T402">2</text:span><text:span text:style-name="T389">l</text:span><text:span text:style-name="T397">o</text:span><text:span text:style-name="T389">gN</text:span><text:span text:style-name="T131"> <text:tab/><text:tab/></text:span><text:span text:style-name="T276">∀ N </text:span><text:span text:style-name="T352">≥</text:span><text:span text:style-name="T276"> </text:span><text:span text:style-name="T274">N</text:span><text:span text:style-name="T204">0</text:span></text:p>
      <text:p text:style-name="P157"/>
      <text:p text:style-name="P256">Let’s divide all members by <text:span text:style-name="T101">N</text:span><text:span text:style-name="T138">2</text:span><text:span text:style-name="T300">l</text:span><text:span text:style-name="T302">o</text:span><text:span text:style-name="T300">gN</text:span> and fix <text:span text:style-name="T101">N = N</text:span><text:span text:style-name="T219">0</text:span>.</text:p>
      <text:p text:style-name="P118"><draw:frame draw:style-name="fr1" draw:name="Object36" text:anchor-type="as-char" svg:y="-0.714cm" svg:width="5.692cm" svg:height="1.24cm" draw:z-index="31"><draw:object xlink:href="./Object 36" xlink:type="simple" xlink:show="embed" xlink:actuate="onLoad"/><draw:image xlink:href="./ObjectReplacements/Object 36" xlink:type="simple" xlink:show="embed" xlink:actuate="onLoad"/><svg:desc>formula</svg:desc></draw:frame></text:p>
      <text:p text:style-name="P256">For the previous condition to be true, both the following must be verified:</text:p>
      <text:p text:style-name="P256"><text:span text:style-name="T183"><draw:frame draw:style-name="fr1" draw:name="Object34" text:anchor-type="as-char" svg:y="-0.714cm" svg:width="4.835cm" svg:height="1.24cm" draw:z-index="33"><draw:object xlink:href="./Object 34" xlink:type="simple" xlink:show="embed" xlink:actuate="onLoad"/><draw:image xlink:href="./ObjectReplacements/Object 34" xlink:type="simple" xlink:show="embed" xlink:actuate="onLoad"/><svg:desc>formula</svg:desc></draw:frame></text:span>and<text:span text:style-name="T253"> </text:span><text:span text:style-name="T183"><draw:frame draw:style-name="fr1" draw:name="Object35" text:anchor-type="as-char" svg:y="-0.714cm" svg:width="4.835cm" svg:height="1.24cm" draw:z-index="40"><draw:object xlink:href="./Object 35" xlink:type="simple" xlink:show="embed" xlink:actuate="onLoad"/><draw:image xlink:href="./ObjectReplacements/Object 35" xlink:type="simple" xlink:show="embed" xlink:actuate="onLoad"/><svg:desc>formula</svg:desc></draw:frame></text:span>for every <text:span text:style-name="T101">N ≥N</text:span><text:span text:style-name="T219">0</text:span>.</text:p>
      <text:p text:style-name="P250"><text:span text:style-name="T483">O</text:span>r, in terms of <text:span text:style-name="T101">M</text:span>:</text:p>
      <text:p text:style-name="P113"><text:soft-page-break/><draw:frame draw:style-name="fr1" draw:name="Object21" text:anchor-type="as-char" svg:y="-0.43cm" svg:width="4.336cm" svg:height="0.552cm" draw:z-index="18"><draw:object xlink:href="./Object 21" xlink:type="simple" xlink:show="embed" xlink:actuate="onLoad"/><draw:image xlink:href="./ObjectReplacements/Object 21" xlink:type="simple" xlink:show="embed" xlink:actuate="onLoad"/><svg:desc>formula</svg:desc></draw:frame></text:p>
      <text:p text:style-name="P112"/>
      <text:h text:style-name="Heading_20_7" text:outline-level="7">Worst-case</text:h>
      <text:p text:style-name="P169"><text:span text:style-name="T43">T(N) = </text:span><text:span text:style-name="T244">C</text:span><text:span text:style-name="T175">1</text:span><text:span text:style-name="T43">+</text:span><text:span text:style-name="T42">l</text:span><text:span text:style-name="T52">o</text:span><text:span text:style-name="T51">gN</text:span><text:span text:style-name="T42">(C</text:span><text:span text:style-name="T172">2</text:span><text:span text:style-name="T40">+C</text:span><text:span text:style-name="T172">3</text:span><text:span text:style-name="T242">N</text:span><text:span text:style-name="T128">2</text:span><text:span text:style-name="T40">)+</text:span><text:span text:style-name="T241">C</text:span><text:span text:style-name="T174">4</text:span><text:span text:style-name="T243">)</text:span><text:span text:style-name="T243"><draw:frame draw:style-name="fr1" draw:name="Object20" text:anchor-type="as-char" svg:y="-0.727cm" svg:width="1.058cm" svg:height="1.169cm" draw:z-index="19"><draw:object xlink:href="./Object 20" xlink:type="simple" xlink:show="embed" xlink:actuate="onLoad"/><draw:image xlink:href="./ObjectReplacements/Object 20" xlink:type="simple" xlink:show="embed" xlink:actuate="onLoad"/><svg:desc>formula</svg:desc></draw:frame></text:span><text:span text:style-name="T244">+</text:span><text:span text:style-name="T245">C</text:span><text:span text:style-name="T173">5</text:span><text:span text:style-name="T245">+C</text:span><text:span text:style-name="T173">6</text:span><text:span text:style-name="T245">l</text:span><text:span text:style-name="T255">o</text:span><text:span text:style-name="T245">gN</text:span><text:span text:style-name="T244">+C</text:span><text:span text:style-name="T175">7</text:span><text:span text:style-name="T244">+</text:span><text:span text:style-name="T245">C</text:span><text:span text:style-name="T173">9</text:span><text:span text:style-name="T245">+C</text:span><text:span text:style-name="T173">1</text:span><text:span text:style-name="T175">0</text:span><text:span text:style-name="T245">l</text:span><text:span text:style-name="T255">o</text:span><text:span text:style-name="T245">gN</text:span><text:span text:style-name="T244">+C</text:span><text:span text:style-name="T175">7</text:span><text:span text:style-name="T244">+C</text:span><text:span text:style-name="T181">9</text:span></text:p>
      <text:p text:style-name="P131"><text:span text:style-name="T60">= </text:span><text:span text:style-name="T71">C</text:span><text:span text:style-name="T176">12 </text:span><text:span text:style-name="T71">+ C</text:span><text:span text:style-name="T176">13</text:span><text:span text:style-name="T72">l</text:span><text:span text:style-name="T79">o</text:span><text:span text:style-name="T72">gN</text:span><text:span text:style-name="T71"> </text:span><text:span text:style-name="T74">+</text:span><text:span text:style-name="T73"> C</text:span><text:span text:style-name="T180">15</text:span><text:span text:style-name="T71">N</text:span><text:span text:style-name="T126">2</text:span><text:span text:style-name="T73">l</text:span><text:span text:style-name="T79">o</text:span><text:span text:style-name="T73">gN</text:span></text:p>
      <text:p text:style-name="P153"><text:tab/></text:p>
      <text:p text:style-name="Text_20_body">Expressing in <text:span text:style-name="T435">Θ</text:span><text:span text:style-name="T432"> </text:span>notation<text:span text:style-name="T88">:</text:span></text:p>
      <text:p text:style-name="P170">T(N) = <text:span text:style-name="T436">Θ</text:span>(N<text:span text:style-name="T119">2</text:span><text:span text:style-name="T251">l</text:span><text:span text:style-name="T255">o</text:span><text:span text:style-name="T251">gN</text:span>) </text:p>
      <text:p text:style-name="P170"/>
      <text:p text:style-name="P254">which means that </text:p>
      <text:p text:style-name="P254">∃ <text:span text:style-name="T101">C</text:span><text:span text:style-name="T219">1</text:span><text:span text:style-name="T101">, C</text:span><text:span text:style-name="T219">2</text:span><text:span text:style-name="T101">, N</text:span><text:span text:style-name="T219">0</text:span><text:span text:style-name="T153"> </text:span>such that the following is true:</text:p>
      <text:p text:style-name="P177"><text:span text:style-name="T98">0 </text:span><text:span text:style-name="T352">≤ </text:span><text:span text:style-name="T274">C</text:span><text:span text:style-name="T204">1</text:span><text:span text:style-name="T389">N</text:span><text:span text:style-name="T402">2</text:span><text:span text:style-name="T389">l</text:span><text:span text:style-name="T397">o</text:span><text:span text:style-name="T389">gN </text:span><text:span text:style-name="T482">≤</text:span><text:span text:style-name="T98"> </text:span><text:span text:style-name="T392">C</text:span><text:span text:style-name="T414">12 </text:span><text:span text:style-name="T392">+ C</text:span><text:span text:style-name="T414">13</text:span><text:span text:style-name="T393">l</text:span><text:span text:style-name="T397">o</text:span><text:span text:style-name="T393">gN</text:span><text:span text:style-name="T392"> </text:span><text:span text:style-name="T394">+</text:span><text:span text:style-name="T395"> C</text:span><text:span text:style-name="T415">15</text:span><text:span text:style-name="T392">N</text:span><text:span text:style-name="T404">2</text:span><text:span text:style-name="T395">l</text:span><text:span text:style-name="T397">o</text:span><text:span text:style-name="T395">gN</text:span><text:span text:style-name="T275"> </text:span><text:span text:style-name="T352">≤</text:span><text:span text:style-name="T274"> C</text:span><text:span text:style-name="T204">2</text:span><text:span text:style-name="T389">N</text:span><text:span text:style-name="T402">2</text:span><text:span text:style-name="T389">l</text:span><text:span text:style-name="T397">o</text:span><text:span text:style-name="T389">gN</text:span><text:span text:style-name="T131"> <text:tab/><text:tab/></text:span><text:span text:style-name="T276">∀ N </text:span><text:span text:style-name="T352">≥</text:span><text:span text:style-name="T276"> </text:span><text:span text:style-name="T274">N</text:span><text:span text:style-name="T204">0</text:span></text:p>
      <text:p text:style-name="P158"/>
      <text:p text:style-name="P254">Let’s divide all members by <text:span text:style-name="T101">N</text:span><text:span text:style-name="T138">2</text:span><text:span text:style-name="T300">l</text:span><text:span text:style-name="T302">o</text:span><text:span text:style-name="T300">gN</text:span> and fix <text:span text:style-name="T101">N = N</text:span><text:span text:style-name="T219">0</text:span>.</text:p>
      <text:p text:style-name="P119"><draw:frame draw:style-name="fr1" draw:name="Object27" text:anchor-type="as-char" svg:y="-0.714cm" svg:width="5.853cm" svg:height="1.24cm" draw:z-index="32"><draw:object xlink:href="./Object 27" xlink:type="simple" xlink:show="embed" xlink:actuate="onLoad"/><draw:image xlink:href="./ObjectReplacements/Object 27" xlink:type="simple" xlink:show="embed" xlink:actuate="onLoad"/><svg:desc>formula</svg:desc></draw:frame></text:p>
      <text:p text:style-name="P254">For the previous condition to be true, both the following must be verified:</text:p>
      <text:p text:style-name="P254"><text:span text:style-name="T183"><draw:frame draw:style-name="fr1" draw:name="Object25" text:anchor-type="as-char" svg:y="-0.714cm" svg:width="4.995cm" svg:height="1.24cm" draw:z-index="26"><draw:object xlink:href="./Object 25" xlink:type="simple" xlink:show="embed" xlink:actuate="onLoad"/><draw:image xlink:href="./ObjectReplacements/Object 25" xlink:type="simple" xlink:show="embed" xlink:actuate="onLoad"/><svg:desc>formula</svg:desc></draw:frame></text:span>and<text:span text:style-name="T253"> </text:span><text:span text:style-name="T183"><draw:frame draw:style-name="fr1" draw:name="Object26" text:anchor-type="as-char" svg:y="-0.714cm" svg:width="4.995cm" svg:height="1.24cm" draw:z-index="27"><draw:object xlink:href="./Object 26" xlink:type="simple" xlink:show="embed" xlink:actuate="onLoad"/><draw:image xlink:href="./ObjectReplacements/Object 26" xlink:type="simple" xlink:show="embed" xlink:actuate="onLoad"/><svg:desc>formula</svg:desc></draw:frame></text:span>for every <text:span text:style-name="T101">N ≥N</text:span><text:span text:style-name="T219">0</text:span>.</text:p>
      <text:p text:style-name="Text_20_body"><text:span text:style-name="T483">O</text:span>r, in terms of <text:span text:style-name="T101">M</text:span>:</text:p>
      <text:p text:style-name="P170"><draw:frame draw:style-name="fr1" draw:name="Object10" text:anchor-type="as-char" svg:y="-0.43cm" svg:width="4.336cm" svg:height="0.552cm" draw:z-index="12"><draw:object xlink:href="./Object 17" xlink:type="simple" xlink:show="embed" xlink:actuate="onLoad"/><draw:image xlink:href="./ObjectReplacements/Object 17" xlink:type="simple" xlink:show="embed" xlink:actuate="onLoad"/></draw:frame></text:p>
      <text:p text:style-name="P111"/>
      <text:p text:style-name="Text_20_body">Here, the dominating term of <text:span text:style-name="T101">T(N)</text:span> expression comes again from the radix sort, this time executed only once, but on a number of elements <text:span text:style-name="T101">N</text:span><text:span text:style-name="T138">2</text:span>.</text:p>
      <text:p text:style-name="P148"/>
      <text:h text:style-name="P321" text:outline-level="3">Summary</text:h>
      <text:p text:style-name="P262"><text:span text:style-name="T470">Proposal 1 shows a worst case running time of </text:span><text:span text:style-name="T303">Θ</text:span><text:span text:style-name="T304">(</text:span><text:span text:style-name="T305">M</text:span><text:span text:style-name="T304">) </text:span><text:span text:style-name="T302">= </text:span><text:span text:style-name="T303">Θ</text:span><text:span text:style-name="T304">(</text:span><text:span text:style-name="T302">N</text:span><text:span text:style-name="T140">2</text:span><text:span text:style-name="T304">)</text:span><text:span text:style-name="T221">.</text:span></text:p>
      <text:p text:style-name="P263"><text:span text:style-name="T220">Proposal</text:span><text:span text:style-name="T356">s</text:span><text:span text:style-name="T220"> 2 </text:span><text:span text:style-name="T339">and 3</text:span><text:span text:style-name="T220"> show a worst case running time of </text:span><text:span text:style-name="T221"><draw:frame draw:style-name="fr1" draw:name="Object11" text:anchor-type="as-char" svg:y="-0.43cm" svg:width="3.207cm" svg:height="0.552cm" draw:z-index="13"><draw:object xlink:href="./Object 10" xlink:type="simple" xlink:show="embed" xlink:actuate="onLoad"/><draw:image xlink:href="./ObjectReplacements/Object 10" xlink:type="simple" xlink:show="embed" xlink:actuate="onLoad"/><svg:desc>formula</svg:desc></draw:frame></text:span><text:span text:style-name="T356">=</text:span><text:span text:style-name="T303">Θ</text:span><text:span text:style-name="T304">(</text:span><text:span text:style-name="T302">N</text:span><text:span text:style-name="T140">2</text:span><text:span text:style-name="T302">logN</text:span><text:span text:style-name="T304">)</text:span><text:span text:style-name="T221">.</text:span></text:p>
      <text:p text:style-name="P227"><text:span text:style-name="T221">T</text:span><text:span text:style-name="T224">he best case running time is better for proposal 1 with </text:span><text:span text:style-name="T303">Θ(1)</text:span><text:span text:style-name="T222">, </text:span><text:span text:style-name="T224">compared with </text:span><text:span text:style-name="T303">Θ(N)</text:span><text:span text:style-name="T222"> </text:span><text:span text:style-name="T224">of proposal 2 and </text:span><text:span text:style-name="T303">Θ</text:span><text:span text:style-name="T304">(</text:span><text:span text:style-name="T305">N</text:span><text:span text:style-name="T140">2</text:span><text:span text:style-name="T304">)</text:span><text:span text:style-name="T221"> </text:span><text:span text:style-name="T224">of proposal 3.</text:span></text:p>
      <text:p text:style-name="P259"><text:span text:style-name="T224">Even though proposal 2 and proposal 3 use binary search, faster than linear search used by proposal 1, </text:span><text:span text:style-name="T353">proposal 1</text:span><text:span text:style-name="T224"> does not require sorting, wher</text:span><text:span text:style-name="T354">e</text:span><text:span text:style-name="T224">as the former t</text:span><text:span text:style-name="T356">wo</text:span><text:span text:style-name="T224"> do. </text:span></text:p>
      <text:p text:style-name="P327"><text:soft-page-break/>This sorting, although performed fast by the radix sort, has a strong impact on the overall time.</text:p>
      <text:p text:style-name="P199"/>
      <text:p text:style-name="P233"/>
      <text:h text:style-name="P317" text:outline-level="2">Final comparison</text:h>
      <text:p text:style-name="P231"><text:span text:style-name="T445">Based on </text:span><text:span text:style-name="T446">these c</text:span><text:span text:style-name="T447">alculations</text:span><text:span text:style-name="T446">, Proposal </text:span><text:span text:style-name="T447">1 </text:span><text:span text:style-name="T450">has a better time complexity than Proposals 2 and 3</text:span><text:span text:style-name="T330"> </text:span><text:span text:style-name="T331">and </text:span><text:span text:style-name="T334">is expected to </text:span><text:span text:style-name="T331">be running faster.</text:span></text:p>
      <text:p text:style-name="P230"><text:span text:style-name="T331">L</text:span><text:span text:style-name="T329">et’s run a</text:span><text:span text:style-name="T334">n experimental</text:span><text:span text:style-name="T329"> test where the three proposals are compared side by side </text:span><text:span text:style-name="T334">and see if this test confirms or den</text:span><text:span text:style-name="T335">ies</text:span><text:span text:style-name="T334"> the theoretical result.</text:span></text:p>
      <text:p text:style-name="P232"><text:span text:style-name="T332">Th</text:span><text:span text:style-name="T331">is</text:span><text:span text:style-name="T332"> test i</text:span><text:span text:style-name="T331">s</text:span><text:span text:style-name="T332"> based on my implementation of the three proposals in C++ </text:span><text:span text:style-name="T331">in the following conditions:</text:span></text:p>
      <text:list xml:id="list2910346730" text:style-name="L1">
        <text:list-item>
          <text:p text:style-name="P331"><text:span text:style-name="T332">P</text:span><text:span text:style-name="T329">roposals 2 and 3 use Radix sort as sorting algorithm;</text:span></text:p>
        </text:list-item>
        <text:list-item>
          <text:p text:style-name="P328">The matrix is filled with positive random integer values;</text:p>
        </text:list-item>
        <text:list-item>
          <text:p text:style-name="P329">The searched value is not in the matrix, therefore triggering the worst case scenario;</text:p>
        </text:list-item>
        <text:list-item>
          <text:p text:style-name="P330"><text:span text:style-name="T332">Each value displayed in the grid is the average of the same test run 5 times </text:span><text:span text:style-name="T333">on a matrix each time with a different randomly generated population, keeping all the other factors the same</text:span><text:span text:style-name="T332">;</text:span></text:p>
        </text:list-item>
      </text:list>
      <text:p text:style-name="P209"/>
      <text:h text:style-name="Heading_20_3" text:outline-level="3"><text:span text:style-name="T452">C</text:span><text:span text:style-name="T451">omparison of the three proposals</text:span></text:h>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289">N</text:p>
          </table:table-cell>
          <table:table-cell table:style-name="Table7.A1" office:value-type="string">
            <text:p text:style-name="P288">Proposal 1</text:p>
          </table:table-cell>
          <table:table-cell table:style-name="Table7.A1" office:value-type="string">
            <text:p text:style-name="P288">Proposal 2</text:p>
          </table:table-cell>
          <table:table-cell table:style-name="Table7.D1" office:value-type="string">
            <text:p text:style-name="P288">Proposal 3</text:p>
          </table:table-cell>
        </table:table-row>
        <table:table-row>
          <table:table-cell table:style-name="Table7.A2" office:value-type="string">
            <text:p text:style-name="P289">1</text:p>
          </table:table-cell>
          <table:table-cell table:style-name="Table7.B6" office:value-type="string">
            <text:p text:style-name="P301">806ns</text:p>
          </table:table-cell>
          <table:table-cell table:style-name="Table7.C6" office:value-type="string">
            <text:p text:style-name="P301">6290ns</text:p>
          </table:table-cell>
          <table:table-cell table:style-name="Table7.D6" office:value-type="string">
            <text:p text:style-name="P301">6527ns</text:p>
          </table:table-cell>
        </table:table-row>
        <table:table-row>
          <table:table-cell table:style-name="Table7.A2" office:value-type="string">
            <text:p text:style-name="P289">10</text:p>
          </table:table-cell>
          <table:table-cell table:style-name="Table7.B6" office:value-type="string">
            <text:p text:style-name="P301">1.3<text:span text:style-name="T423">μ</text:span><text:span text:style-name="T418">s</text:span></text:p>
          </table:table-cell>
          <table:table-cell table:style-name="Table7.C6" office:value-type="string">
            <text:p text:style-name="P301">471<text:span text:style-name="T423">μ</text:span><text:span text:style-name="T418">s</text:span></text:p>
          </table:table-cell>
          <table:table-cell table:style-name="Table7.D6" office:value-type="string">
            <text:p text:style-name="P301">28.6<text:span text:style-name="T423">μ</text:span><text:span text:style-name="T418">s</text:span></text:p>
          </table:table-cell>
        </table:table-row>
        <table:table-row>
          <table:table-cell table:style-name="Table7.A2" office:value-type="string">
            <text:p text:style-name="P289">100</text:p>
          </table:table-cell>
          <table:table-cell table:style-name="Table7.B6" office:value-type="string">
            <text:p text:style-name="P290"><text:span text:style-name="T424">49</text:span><text:span text:style-name="T423">μ</text:span><text:span text:style-name="T418">s</text:span></text:p>
          </table:table-cell>
          <table:table-cell table:style-name="Table7.C6" office:value-type="string">
            <text:p text:style-name="P291"><text:span text:style-name="T424">3666</text:span><text:span text:style-name="T423">μ</text:span><text:span text:style-name="T418">s</text:span></text:p>
          </table:table-cell>
          <table:table-cell table:style-name="Table7.D6" office:value-type="string">
            <text:p text:style-name="P292"><text:span text:style-name="T424">2755</text:span><text:span text:style-name="T423">μ</text:span><text:span text:style-name="T418">s</text:span></text:p>
          </table:table-cell>
        </table:table-row>
        <table:table-row>
          <table:table-cell table:style-name="Table7.A2" office:value-type="string">
            <text:p text:style-name="P289">1000</text:p>
          </table:table-cell>
          <table:table-cell table:style-name="Table7.B6" office:value-type="string">
            <text:p text:style-name="P302"><text:span text:style-name="T418">3</text:span><text:span text:style-name="T417">ms</text:span></text:p>
          </table:table-cell>
          <table:table-cell table:style-name="Table7.C6" office:value-type="string">
            <text:p text:style-name="P302"><text:span text:style-name="T418">2</text:span><text:span text:style-name="T417">72ms</text:span></text:p>
          </table:table-cell>
          <table:table-cell table:style-name="Table7.D6" office:value-type="string">
            <text:p text:style-name="P302"><text:span text:style-name="T418">2</text:span><text:span text:style-name="T417">77ms</text:span></text:p>
          </table:table-cell>
        </table:table-row>
        <table:table-row>
          <table:table-cell table:style-name="Table7.A2" office:value-type="string">
            <text:p text:style-name="P289">10000</text:p>
          </table:table-cell>
          <table:table-cell table:style-name="Table7.B6" office:value-type="string">
            <text:p text:style-name="P302">279ms</text:p>
          </table:table-cell>
          <table:table-cell table:style-name="Table7.C6" office:value-type="string">
            <text:p text:style-name="P302">35406<text:span text:style-name="T472">ms</text:span></text:p>
          </table:table-cell>
          <table:table-cell table:style-name="Table7.D6" office:value-type="string">
            <text:p text:style-name="P303">38844<text:span text:style-name="T472">ms</text:span></text:p>
          </table:table-cell>
        </table:table-row>
      </table:table>
      <text:p text:style-name="P210"/>
      <text:p text:style-name="P260"><text:span text:style-name="T453">Considering that the theoretical calculations are </text:span><text:span text:style-name="T454">fully </text:span><text:span text:style-name="T453">supported by experimental data, I recommend the adoption of Proposal 1, being the most performant in </text:span><text:span text:style-name="T454">any conditions</text:span><text:span text:style-name="T453">, respect to Proposals 2 and 3.</text:span></text:p>
      <text:h text:style-name="P313" text:outline-level="1">Part 2</text:h>
      <text:h text:style-name="P315" text:outline-level="2">Proposal 4</text:h>
      <text:h text:style-name="Heading_20_3" text:outline-level="3">Study of case</text:h>
      <text:p text:style-name="P193">The idea of using an hashtable stems from the capability of the hashtable to perform in <text:span text:style-name="T303">Θ(1)</text:span><text:span text:style-name="T222">, </text:span><text:span text:style-name="T220">provided a proper hashing function is used and a proper organization of the element</text:span><text:span text:style-name="T293">s</text:span><text:span text:style-name="T220"> in the hashtable is done.</text:span></text:p>
      <text:h text:style-name="Heading_20_7" text:outline-level="7"><text:span text:style-name="T220">How to store a </text:span><text:span text:style-name="T293">numeric </text:span><text:span text:style-name="T294">value</text:span><text:span text:style-name="T220">: </text:span><text:span text:style-name="T225">HashtableItem </text:span><text:span text:style-name="T220">class</text:span></text:h>
      <text:p text:style-name="P193"><text:span text:style-name="T220">Considering that we want to search for an element by its value and expect </text:span><text:span text:style-name="T293">in return </text:span><text:span text:style-name="T220">its indices in the matrix, we might create an hashtable where each element has an hash based on the element’s value, and stores the </text:span><text:span text:style-name="T340">row and column </text:span><text:span text:style-name="T220">indices as </text:span><text:span text:style-name="T340">part of</text:span><text:span text:style-name="T220"> its own value. </text:span><text:span text:style-name="T225">This requires a more evoluted data structure than a simple integer, for the hashtable element.</text:span></text:p>
      <text:p text:style-name="P264"><text:span text:style-name="T225">I </text:span><text:span text:style-name="T340">created </text:span><text:span text:style-name="T225">a class, </text:span><text:span text:style-name="T293">henceforth</text:span><text:span text:style-name="T225"> </text:span><text:span text:style-name="T293">named </text:span><text:span text:style-name="T359">HashtableItem</text:span><text:span text:style-name="T225">, which d</text:span><text:span text:style-name="T362">efines</text:span><text:span text:style-name="T225"> two integer </text:span><text:span text:style-name="T362">properties</text:span><text:span text:style-name="T225"> </text:span><text:span text:style-name="T358">m_rowIndex</text:span><text:span text:style-name="T225"> and </text:span><text:span text:style-name="T358">m_colIndex</text:span><text:span text:style-name="T298">, </text:span><text:span text:style-name="T342">containing the row and column indices respectively</text:span><text:span text:style-name="T343">.</text:span></text:p>
      <text:p text:style-name="P236"><text:span text:style-name="T225">I also want to store the actual </text:span><text:span text:style-name="T293">numeric </text:span><text:span text:style-name="T225">value into the element, which I might need in case of hashtable extension. In fact, using the element’s value </text:span><text:span text:style-name="T293">only</text:span><text:span text:style-name="T225"> for calculating the hash, without saving it </text:span><text:span text:style-name="T293">along with the i</text:span><text:span text:style-name="T340">ndices</text:span><text:span text:style-name="T225">, would work for the insertion of the element, but would make not possible an extension, as all the elements in the hashtable would need rehashing, and it is not possible to obtain the original value from the </text:span><text:span text:style-name="T293">current</text:span><text:span text:style-name="T225"> hash. </text:span><text:span text:style-name="T295">That would also make impossible to manage collisions, as it would be practically impossible to distinguish different values ending up having the same hash.</text:span><text:span text:style-name="T225"> Therefore, I add an additional field n</text:span><text:span text:style-name="T296">amed</text:span><text:span text:style-name="T225"> </text:span><text:span text:style-name="T358">m_value</text:span><text:span text:style-name="T225"> to my class.</text:span></text:p>
      <text:p text:style-name="P237"><text:span text:style-name="T225">T</text:span><text:span text:style-name="T220">he hashtable will be managing collisions due to different elements with the same hash value using a </text:span><text:span text:style-name="T297">Separate Chaining</text:span><text:span text:style-name="T341"> policy. To make the </text:span><text:span text:style-name="T357">HashtableItem</text:span><text:span text:style-name="T341"> class suitable for such a requirement it need</text:span><text:span text:style-name="T344">s</text:span><text:span text:style-name="T341"> to have a pointer to the next </text:span><text:span text:style-name="T357">HashtableItem</text:span><text:span text:style-name="T341"> in chain. This pointer will be stored into the variable named <text:s/></text:span><text:span text:style-name="T358">next</text:span><text:span text:style-name="T298">.</text:span></text:p>
      <text:h text:style-name="P323" text:outline-level="7">Hashtable <text:span text:style-name="T479">class</text:span></text:h>
      <text:p text:style-name="P251">The hashtable implementation I will be using in my proposal is a custom, simple version of a Hashtable, which is capable of allocating space to contain the <text:soft-page-break/>necessary number of buckets, insert elements into buckets and find an element previously inserted.</text:p>
      <text:p text:style-name="P205">The constructor accepts three parameters <text:span text:style-name="T488">m_a</text:span>, <text:span text:style-name="T488">m_b</text:span> and <text:span text:style-name="T488">m_mod</text:span>, which are used to define the hash function </text:p>
      <text:p text:style-name="P180">hash = (a*value+b) mod m_mod</text:p>
      <text:p text:style-name="Preformatted_20_Text"/>
      <text:p text:style-name="P205">The <text:span text:style-name="T488">m_mod</text:span> parameter also defines the number of buckets that will be created.</text:p>
      <text:p text:style-name="P205">The data structure used by the hashtable to store <text:span text:style-name="T473">pointers to</text:span> its elements is a dynamic vector, initialized to a number of null pointers to HashtableItem elements equal to <text:span text:style-name="T488">m_mod</text:span>.</text:p>
      <text:p text:style-name="P206">When an element is inserted, the hash is calculated and the array location <text:span text:style-name="T488">[hash]</text:span> is accessed. If the location does not actually contain any valid pointer, a new pointer to the new element is just added in that location. If there is already a chain of elements in that location (modeled via a linked list), a new chain link, the new element, is added as the new head of the list. </text:p>
      <text:p text:style-name="P207">The number of buckets created determines the number of collisions that will <text:span text:style-name="T495">potentially </text:span>occur, which will determine the access time during a search.</text:p>
      <text:p text:style-name="P207">In fact, when the hashtable is searched for an element, the hash of the element is calculated and the corresponding location in the array is accessed. If there is no elements in that position, it means the <text:span text:style-name="T495">searched</text:span> element is not in the hashtable. If a non-null element is found, all the links of the chain are probed to see if there is one that has the same value as the element searched. If one is found, its rowIndex and colIndex values are returned.</text:p>
      <text:p text:style-name="P265"><text:span text:style-name="T441">The time complexity of the search into the hashtable is therefore determined by how long the longest chain is, which is in turn determined by how many buckets are created at construction. Creating a high enough number of buckets, to potentially have one element per bucket, will ensure a time-complexity in search of </text:span><text:span text:style-name="T101">Θ(1)</text:span><text:span text:style-name="T441">.</text:span></text:p>
      <text:h text:style-name="P324" text:outline-level="7">Worst-case and best-case scenarios</text:h>
      <text:p text:style-name="P208"><text:span text:style-name="T314">The Best-case scenario, </text:span><text:span text:style-name="T318">happens </text:span><text:span text:style-name="T314">when t</text:span><text:span text:style-name="T318">he searched element is located alone in a</text:span><text:span text:style-name="T314"> basket, </text:span><text:span text:style-name="T318">so that it is found immediately accessing the array position determined by the hash value. It </text:span><text:span text:style-name="T314">has </text:span><text:span text:style-name="T315">running time of </text:span><text:span text:style-name="T303">Θ(1)</text:span><text:span text:style-name="T222">.</text:span></text:p>
      <text:p text:style-name="P197"><text:span text:style-name="T474">The Worst-case scenario happens when all elements have the same hash value and therefore they all end up into the same basket. The searched element has the same hash value too, but it is not in the bucket. In this case, the hash value is </text:span><text:soft-page-break/><text:span text:style-name="T474">calculated, the array position is accessed and the entire linked list is scrolled until the end is reached. This </text:span>has running time of <text:span text:style-name="T109">Θ(N</text:span><text:span text:style-name="T141">2</text:span><text:span text:style-name="T109">)</text:span><text:span text:style-name="T152">. </text:span></text:p>
      <text:p text:style-name="P238"><text:span text:style-name="T222">This extreme and unlikely situation can be avoided with an ad hoc choice of the initial parameters </text:span><text:span text:style-name="T360">m_a</text:span><text:span text:style-name="T222">, </text:span><text:span text:style-name="T360">m_b</text:span><text:span text:style-name="T222">, </text:span><text:span text:style-name="T360">m_mod</text:span><text:span text:style-name="T222"> </text:span><text:span text:style-name="T345">that optimally distribute the values into the buckets</text:span><text:span text:style-name="T222">, </text:span><text:span text:style-name="T345">and/or setting the highest possible value for </text:span><text:span text:style-name="T361">m_mod</text:span><text:span text:style-name="T345">, based on the space-complexity requirements, or implementing an extend-and-rehash functionality, triggered automatically when a chain reaches a predetermined depth.</text:span></text:p>
      <text:p text:style-name="P202"/>
      <text:h text:style-name="Heading_20_7" text:outline-level="7">Effect of bucket size on the execution time</text:h>
      <text:p text:style-name="P241">I<text:span text:style-name="T475">t is important to understand the effect of the bucket size over the search execution time.</text:span></text:p>
      <text:p text:style-name="P245"><text:span text:style-name="T475">A test has been conducted to compare the search execution time of three hashtables, one with a bucket size equal to </text:span><text:span text:style-name="T110">N</text:span><text:span text:style-name="T475">, a second one with a bucket size equal to </text:span><text:span text:style-name="T425">⌈</text:span><text:span text:style-name="T422">N</text:span><text:span text:style-name="T427">2</text:span><text:span text:style-name="T422">/2</text:span><text:span text:style-name="T425">⌉</text:span><text:span text:style-name="T475"> and a third one with a bucket size equal to </text:span><text:span text:style-name="T422">N</text:span><text:span text:style-name="T427">2</text:span><text:span text:style-name="T428">.</text:span></text:p>
      <text:p text:style-name="P201"><text:span text:style-name="T420">T</text:span><text:span text:style-name="T417">he hashtables were filled with </text:span><text:span text:style-name="T421">N</text:span><text:span text:style-name="T426">2</text:span><text:span text:style-name="T417"> elements with random generated values.</text:span></text:p>
      <text:p text:style-name="P245"><text:span text:style-name="T429">Each r</text:span><text:span text:style-name="T430">esult</text:span><text:span text:style-name="T429"> reported in the following </text:span><text:span text:style-name="T430">table</text:span><text:span text:style-name="T429"> is the average of 5 different executions, searching for a value not in the hashtable.</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84">N</text:p>
          </table:table-cell>
          <table:table-cell table:style-name="Table2.A1" office:value-type="string">
            <text:p text:style-name="P275">Bucket size: N</text:p>
          </table:table-cell>
          <table:table-cell table:style-name="Table2.A1" office:value-type="string">
            <text:p text:style-name="P275">Bucket size: <text:span text:style-name="T434">⌈</text:span>N<text:span text:style-name="T119">2</text:span>/2<text:span text:style-name="T434">⌉</text:span></text:p>
          </table:table-cell>
          <table:table-cell table:style-name="Table2.D1" office:value-type="string">
            <text:p text:style-name="P275">Bucket size: N<text:span text:style-name="T119">2</text:span></text:p>
          </table:table-cell>
        </table:table-row>
        <table:table-row>
          <table:table-cell table:style-name="Table2.A2" office:value-type="string">
            <text:p text:style-name="P284">1</text:p>
          </table:table-cell>
          <table:table-cell table:style-name="Table2.B2" office:value-type="string">
            <text:p text:style-name="P275">2206ns</text:p>
          </table:table-cell>
          <table:table-cell table:style-name="Table2.B2" office:value-type="string">
            <text:p text:style-name="P275">2206ns</text:p>
          </table:table-cell>
          <table:table-cell table:style-name="Table2.D2" office:value-type="string">
            <text:p text:style-name="P273"><text:span text:style-name="T420">1</text:span><text:span text:style-name="T419">739</text:span><text:span text:style-name="T420">ns</text:span></text:p>
          </table:table-cell>
        </table:table-row>
        <table:table-row>
          <table:table-cell table:style-name="Table2.A2" office:value-type="string">
            <text:p text:style-name="P284">10</text:p>
          </table:table-cell>
          <table:table-cell table:style-name="Table2.B2" office:value-type="string">
            <text:p text:style-name="P277">2796ns</text:p>
          </table:table-cell>
          <table:table-cell table:style-name="Table2.B2" office:value-type="string">
            <text:p text:style-name="P280">1825ns</text:p>
          </table:table-cell>
          <table:table-cell table:style-name="Table2.D2" office:value-type="string">
            <text:p text:style-name="P280">1287ns</text:p>
          </table:table-cell>
        </table:table-row>
        <table:table-row>
          <table:table-cell table:style-name="Table2.A2" office:value-type="string">
            <text:p text:style-name="P284">100</text:p>
          </table:table-cell>
          <table:table-cell table:style-name="Table2.B2" office:value-type="string">
            <text:p text:style-name="P277">9272ns</text:p>
          </table:table-cell>
          <table:table-cell table:style-name="Table2.B2" office:value-type="string">
            <text:p text:style-name="P280">1990ns</text:p>
          </table:table-cell>
          <table:table-cell table:style-name="Table2.D2" office:value-type="string">
            <text:p text:style-name="P280">1842ns</text:p>
          </table:table-cell>
        </table:table-row>
        <table:table-row>
          <table:table-cell table:style-name="Table2.A2" office:value-type="string">
            <text:p text:style-name="P284">1000</text:p>
          </table:table-cell>
          <table:table-cell table:style-name="Table2.B2" office:value-type="string">
            <text:p text:style-name="P277">279<text:span text:style-name="T433">μ</text:span><text:span text:style-name="T440">s</text:span></text:p>
          </table:table-cell>
          <table:table-cell table:style-name="Table2.B2" office:value-type="string">
            <text:p text:style-name="P280">2002ns</text:p>
          </table:table-cell>
          <table:table-cell table:style-name="Table2.D2" office:value-type="string">
            <text:p text:style-name="P282">1563ns</text:p>
          </table:table-cell>
        </table:table-row>
        <table:table-row>
          <table:table-cell table:style-name="Table2.A2" office:value-type="string">
            <text:p text:style-name="P284">10000</text:p>
          </table:table-cell>
          <table:table-cell table:style-name="Table2.B2" office:value-type="string">
            <text:p text:style-name="P277">2717<text:span text:style-name="T433">μ</text:span><text:span text:style-name="T440">s</text:span></text:p>
          </table:table-cell>
          <table:table-cell table:style-name="Table2.B2" office:value-type="string">
            <text:p text:style-name="P280">2292ns</text:p>
          </table:table-cell>
          <table:table-cell table:style-name="Table2.D2" office:value-type="string">
            <text:p text:style-name="P282">1681ns</text:p>
          </table:table-cell>
        </table:table-row>
      </table:table>
      <text:p text:style-name="P242"/>
      <text:p text:style-name="P243">It is clearly visible the improvement in performance <text:span text:style-name="T475">obtained increasing the number of buckets</text:span>.</text:p>
      <text:p text:style-name="P242">Sizing the hashtable with <text:span text:style-name="T101">N</text:span> buckets, each bucket will contain <text:span text:style-name="T101">N</text:span> elements. The search will locate the bucket almost instantly but then it has to browse all the <text:span text:style-name="T101">N</text:span> elements of the linked list in order to find the element we are after.</text:p>
      <text:p text:style-name="P242">Basically, all the search time is spent navigating the linked list. This gives a time-complexity of</text:p>
      <text:p text:style-name="P267">T(N) = <text:s/>Θ(N)</text:p>
      <text:p text:style-name="P244">Even better results, are achieved setting the number of buckets equal to <text:span text:style-name="T101">N</text:span><text:span text:style-name="T138">2</text:span><text:span text:style-name="T220">.</text:span></text:p>
      <text:p text:style-name="P200"><text:soft-page-break/>In this case, <text:span text:style-name="T495">provided each element has a different hash value,</text:span> each bucket will contain only one element and the access time will be almost instantaneously, with a time-complexity</text:p>
      <text:p text:style-name="P203">T(N) = Θ(1).</text:p>
      <text:p text:style-name="P245"><text:span text:style-name="T312">This last scenario with </text:span><text:span text:style-name="T306">N</text:span><text:span text:style-name="T142">2</text:span><text:span text:style-name="T312"> buckets requires more memory, needed to allocate a higher number of buckets, but the search time in response is more than 1600 times faster than the case with </text:span><text:span text:style-name="T306">N</text:span><text:span text:style-name="T312"> buckets. </text:span><text:span text:style-name="T313">With a 10000x10000 matrix, 8 bytes</text:span><text:span text:style-name="T312"> times 100</text:span><text:span text:style-name="T313">00</text:span><text:span text:style-name="T134">2</text:span><text:span text:style-name="T312"> buckets, is a total of </text:span><text:span text:style-name="T313">800M</text:span><text:span text:style-name="T312">B of memory, </text:span><text:span text:style-name="T313">compared to 80KB in the case of </text:span><text:span text:style-name="T307">N</text:span><text:span text:style-name="T313"> buckets.</text:span></text:p>
      <text:p text:style-name="P240"><text:span text:style-name="T345">If memory is not an issue, increasing the number of buckets give</text:span><text:span text:style-name="T319">s</text:span><text:span text:style-name="T345"> a huge benefit in response time. Otherwise, </text:span><text:span text:style-name="T319">even opting for a lower number of buckets,</text:span><text:span text:style-name="T345"> this solution has nonetheless much better time than the </text:span><text:span text:style-name="T362">three</text:span><text:span text:style-name="T345"> proposal</text:span><text:span text:style-name="T362">s</text:span><text:span text:style-name="T345"> analised above.</text:span></text:p>
      <text:h text:style-name="Heading_20_7" text:outline-level="7">Hashtable pseudo code</text:h>
      <text:p text:style-name="P196">All the instance variables of the Hashtable class are prefixed with <text:span text:style-name="T364">m_.</text:span></text:p>
      <text:p text:style-name="P135"><text:span text:style-name="T226">** T</text:span><text:span text:style-name="T227">his is a comment</text:span><text:span text:style-name="T226"> *</text:span></text:p>
      <text:p text:style-name="P195"/>
      <text:p text:style-name="P136">** Calculate the hash of key modulus size *</text:p>
      <text:p text:style-name="P134"><text:span text:style-name="T87">f</text:span><text:span text:style-name="T9">unction</text:span><text:span text:style-name="T30"> hash(key)</text:span></text:p>
      <text:p text:style-name="P134"><text:span text:style-name="T30"><text:tab/></text:span><text:span text:style-name="T9">return </text:span><text:span text:style-name="T11">(</text:span><text:span text:style-name="T44">m_a * </text:span><text:span text:style-name="T30">key </text:span><text:span text:style-name="T44">+ m_b)</text:span><text:span text:style-name="T30"> </text:span><text:span text:style-name="T266">m</text:span><text:span text:style-name="T267">od</text:span><text:span text:style-name="T30"> </text:span><text:span text:style-name="T64">m_</text:span><text:span text:style-name="T69">mod</text:span></text:p>
      <text:p text:style-name="P35">end function</text:p>
      <text:p text:style-name="P63"/>
      <text:p text:style-name="P35"/>
      <text:p text:style-name="P63"><text:span text:style-name="T101">** </text:span><text:span text:style-name="T103">Insert (value, rowIndex, colIndex) into buckets *</text:span></text:p>
      <text:p text:style-name="P96">** <text:span text:style-name="T366">buckets: array of HashtableItem *</text:span></text:p>
      <text:p text:style-name="P96">** <text:span text:style-name="T366">size: size of buckets *</text:span></text:p>
      <text:p text:style-name="P96">** <text:span text:style-name="T366">value, rowIndex, colIndex: value and its position in the matrix *</text:span></text:p>
      <text:p text:style-name="P36">function <text:span text:style-name="T31">s_</text:span><text:span text:style-name="T19">insert(value, rowIndex, colIndex)</text:span></text:p>
      <text:p text:style-name="P36"><text:span text:style-name="T112"><text:tab/></text:span><text:span text:style-name="T19">hashValue </text:span><text:span text:style-name="T20">←</text:span><text:span text:style-name="T19"> hash(value)</text:span></text:p>
      <text:p text:style-name="P64"/>
      <text:p text:style-name="P65"><text:tab/><text:span text:style-name="T442">newItem ← new HashtableItem(value, rowIndex, colIndex)</text:span></text:p>
      <text:p text:style-name="P65"/>
      <text:p text:style-name="P65"><text:tab/><text:span text:style-name="T11">if </text:span><text:span text:style-name="T442">m_buckets[hashValue] != NULL </text:span><text:span text:style-name="T11">then</text:span></text:p>
      <text:p text:style-name="P65"><text:span text:style-name="T11"><text:tab/></text:span><text:span text:style-name="T442"><text:tab/>newItem.next ← m_buckets[hashValue]</text:span></text:p>
      <text:p text:style-name="P44"><text:tab/>end if</text:p>
      <text:p text:style-name="P65"><text:span text:style-name="T11"><text:tab/></text:span><text:span text:style-name="T442">m_buckets[hashValue] ← <text:s/>newItem.next</text:span></text:p>
      <text:p text:style-name="P65"/>
      <text:p text:style-name="P37"><text:span text:style-name="T19"><text:tab/></text:span><text:span text:style-name="T44">m_itemCount ← <text:s/>m_itemCount + 1</text:span></text:p>
      <text:p text:style-name="P36">end function</text:p>
      <text:p text:style-name="P35"/>
      <text:p text:style-name="P35"/>
      <text:p text:style-name="P96">** <text:span text:style-name="T368">Find a value in the hashtable *</text:span></text:p>
      <text:p text:style-name="P38">function <text:span text:style-name="T19">find(value)</text:span></text:p>
      <text:p text:style-name="P38"><text:span text:style-name="T19"><text:tab/>hashValue </text:span><text:span text:style-name="T20">← </text:span><text:span text:style-name="T19">hash(value)</text:span></text:p>
      <text:p text:style-name="P67"/>
      <text:p text:style-name="P39"><text:soft-page-break/><text:span text:style-name="T19"><text:tab/></text:span><text:span text:style-name="T45">ptr </text:span><text:span text:style-name="T44">←</text:span><text:span text:style-name="T45"> </text:span><text:span text:style-name="T19">m_buckets[hashValue]</text:span></text:p>
      <text:p text:style-name="P42"><text:tab/>while<text:span text:style-name="T19"> ptr &lt;&gt; NULL </text:span>do</text:p>
      <text:p text:style-name="P42"><text:span text:style-name="T19"><text:tab/><text:tab/></text:span>if <text:span text:style-name="T19">ptr.getValue() = value </text:span>then</text:p>
      <text:p text:style-name="P161"><text:span text:style-name="T12"><text:tab/><text:tab/><text:tab/></text:span><text:span text:style-name="T45">return </text:span><text:span text:style-name="T32">pair(</text:span><text:span text:style-name="T68">p</text:span><text:span text:style-name="T70">tr</text:span><text:span text:style-name="T32">.getRowIndex(), </text:span><text:span text:style-name="T68">p</text:span><text:span text:style-name="T70">tr</text:span><text:span text:style-name="T32">.getColIndex())</text:span></text:p>
      <text:p text:style-name="P42"><text:tab/><text:tab/>end if</text:p>
      <text:p text:style-name="P42"><text:tab/><text:tab/><text:span text:style-name="T19">ptr </text:span><text:span text:style-name="T20">←</text:span><text:span text:style-name="T19"> ptr.next()</text:span></text:p>
      <text:p text:style-name="P42"><text:span text:style-name="T19"><text:tab/></text:span>end while</text:p>
      <text:p text:style-name="P42"/>
      <text:p text:style-name="P39"><text:span text:style-name="T367"><text:tab/>return </text:span><text:span text:style-name="T32">pair(-1, -1)</text:span></text:p>
      <text:p text:style-name="P38">end function</text:p>
      <text:p text:style-name="P239"/>
      <text:h text:style-name="Heading_20_3" text:outline-level="3">Time complexity analysis</text:h>
      <text:p text:style-name="P204">Note: <text:span text:style-name="T485">in the following pseudo-code </text:span>some variable names have been shortened to make room for the time-complexity analysis.</text:p>
      <text:p text:style-name="P97"/>
      <text:p text:style-name="P40">function <text:span text:style-name="T19">find(value)</text:span></text:p>
      <text:p text:style-name="P40"><text:span text:style-name="T19"><text:tab/>hashValue </text:span><text:span text:style-name="T20">← </text:span><text:span text:style-name="T19">hash(value)<text:tab/><text:tab/><text:tab/><text:tab/><text:tab/><text:tab/><text:tab/><text:tab/></text:span><text:span text:style-name="T46">C</text:span><text:span text:style-name="T162">1</text:span><text:span text:style-name="T19"><text:tab/><text:tab/><text:tab/></text:span></text:p>
      <text:p text:style-name="P68"/>
      <text:p text:style-name="P40"><text:span text:style-name="T19"><text:tab/></text:span><text:span text:style-name="T45">ptr </text:span><text:span text:style-name="T44">←</text:span><text:span text:style-name="T45"> </text:span><text:span text:style-name="T19">m_buckets[hashValue]<text:tab/><text:tab/><text:tab/><text:tab/><text:tab/><text:tab/><text:tab/></text:span><text:span text:style-name="T46">C</text:span><text:span text:style-name="T162">2</text:span></text:p>
      <text:p text:style-name="P43"><text:tab/>while<text:span text:style-name="T19"> ptr &lt;&gt; NULL </text:span>do<text:tab/><text:tab/><text:tab/><text:tab/><text:tab/><text:tab/><text:tab/><text:tab/><text:tab/><text:span text:style-name="T46">k*C</text:span><text:span text:style-name="T162">3</text:span></text:p>
      <text:p text:style-name="P43"><text:span text:style-name="T19"><text:tab/><text:tab/></text:span>if <text:span text:style-name="T19">ptr.getValue() = value </text:span>then<text:tab/><text:tab/><text:tab/><text:tab/><text:span text:style-name="T46">k*C</text:span><text:span text:style-name="T162">4</text:span></text:p>
      <text:p text:style-name="P162"><text:span text:style-name="T12"><text:tab/><text:tab/><text:tab/></text:span><text:span text:style-name="T45">return </text:span><text:span text:style-name="T32">pair(</text:span></text:p>
      <text:p text:style-name="P162"><text:span text:style-name="T68"><text:tab/><text:tab/><text:tab/><text:tab/>p</text:span><text:span text:style-name="T70">tr</text:span><text:span text:style-name="T32">.getRowIndex(), </text:span></text:p>
      <text:p text:style-name="P162"><text:span text:style-name="T68"><text:tab/><text:tab/><text:tab/><text:tab/>p</text:span><text:span text:style-name="T70">tr</text:span><text:span text:style-name="T32">.getColIndex())<text:tab/><text:tab/><text:tab/><text:tab/><text:tab/><text:tab/></text:span><text:span text:style-name="T46">C</text:span><text:span text:style-name="T162">5</text:span></text:p>
      <text:p text:style-name="P43"><text:tab/><text:tab/>end if</text:p>
      <text:p text:style-name="P43"><text:tab/><text:tab/><text:span text:style-name="T19">ptr </text:span><text:span text:style-name="T20">←</text:span><text:span text:style-name="T19"> ptr.next()<text:tab/><text:tab/><text:tab/><text:tab/><text:tab/><text:tab/><text:tab/><text:tab/><text:tab/></text:span><text:span text:style-name="T46">k*C</text:span><text:span text:style-name="T162">6</text:span></text:p>
      <text:p text:style-name="P43"><text:span text:style-name="T19"><text:tab/></text:span>end while</text:p>
      <text:p text:style-name="P43"><text:tab/></text:p>
      <text:p text:style-name="P40"><text:span text:style-name="T367"><text:tab/>return </text:span><text:span text:style-name="T32">pair(-1, -1)<text:tab/><text:tab/><text:tab/><text:tab/><text:tab/><text:tab/><text:tab/><text:tab/><text:tab/></text:span><text:span text:style-name="T46">C</text:span><text:span text:style-name="T162">7</text:span></text:p>
      <text:p text:style-name="P68"><text:span text:style-name="T2">end</text:span> <text:span text:style-name="T2">function</text:span></text:p>
      <text:p text:style-name="P66"/>
      <text:p text:style-name="Text_20_body"><text:span text:style-name="T59">k</text:span> depends on how long the linked list is.</text:p>
      <text:p text:style-name="P238">In the best-case scenario <text:span text:style-name="T101">k = 1</text:span>, whereas in the worst-case scenario <text:span text:style-name="T101">k = N</text:span><text:span text:style-name="T138">2</text:span>.</text:p>
      <text:p text:style-name="P238"/>
      <text:p text:style-name="P198">** H is an instance of the Hashtable class describe above *</text:p>
      <text:p text:style-name="P129"><text:span text:style-name="T8">function </text:span><text:span text:style-name="T27">FIND_GOLDIE</text:span><text:span text:style-name="T20">(</text:span><text:span text:style-name="T19">H</text:span><text:span text:style-name="T20">, g)</text:span></text:p>
      <text:p text:style-name="P129"><text:span text:style-name="T20"><text:tab/></text:span><text:span text:style-name="T2">return</text:span><text:span text:style-name="T19"> H.find(g);</text:span></text:p>
      <text:p text:style-name="P45"><text:span text:style-name="T292">e</text:span><text:span text:style-name="T291">nd if</text:span></text:p>
      <text:p text:style-name="P130"/>
      <text:p text:style-name="P130"/>
      <text:h text:style-name="P325" text:outline-level="7"><text:span text:style-name="T484">B</text:span>est-case</text:h>
      <text:p text:style-name="P258">In the best case scenario the time complexity is given by</text:p>
      <text:p text:style-name="P257"><text:span text:style-name="T443">T(N) = C</text:span><text:span text:style-name="T210">1 </text:span><text:span text:style-name="T439">+ C</text:span><text:span text:style-name="T210">2 </text:span><text:span text:style-name="T439">+ C</text:span><text:span text:style-name="T210">3 </text:span><text:span text:style-name="T317">+ C</text:span><text:span text:style-name="T211">4 </text:span><text:span text:style-name="T317">+ C</text:span><text:span text:style-name="T211">5</text:span><text:span text:style-name="T439"> = C</text:span><text:span text:style-name="T210">0</text:span><text:span text:style-name="T316"> </text:span></text:p>
      <text:p text:style-name="P258">or, expressing in <text:span text:style-name="T101">Θ</text:span> notation: </text:p>
      <text:p text:style-name="P266"><text:soft-page-break/>T(N) = Θ(1)</text:p>
      <text:p text:style-name="P258">which means that </text:p>
      <text:p text:style-name="P258">∃ <text:span text:style-name="T101">C</text:span><text:span text:style-name="T219">1</text:span><text:span text:style-name="T101">, C</text:span><text:span text:style-name="T219">2</text:span><text:span text:style-name="T101">, N</text:span><text:span text:style-name="T219">0</text:span><text:span text:style-name="T153"> </text:span>such that the following is true:</text:p>
      <text:p text:style-name="P179"><text:span text:style-name="T98">0 </text:span><text:span text:style-name="T482">≤</text:span><text:span text:style-name="T98"> C</text:span><text:span text:style-name="T206">1</text:span><text:span text:style-name="T98"> </text:span><text:span text:style-name="T482">≤</text:span><text:span text:style-name="T98"> </text:span><text:span text:style-name="T275">C</text:span><text:span text:style-name="T205">0</text:span><text:span text:style-name="T275"> </text:span><text:span text:style-name="T352">≤</text:span><text:span text:style-name="T274"> C</text:span><text:span text:style-name="T204">2</text:span><text:span text:style-name="T131"> <text:tab/><text:tab/></text:span><text:span text:style-name="T276">∀ N </text:span><text:span text:style-name="T352">≥</text:span><text:span text:style-name="T276"> </text:span><text:span text:style-name="T274">N</text:span><text:span text:style-name="T204">0</text:span></text:p>
      <text:p text:style-name="P159"/>
      <text:p text:style-name="P258">Let’s fix <text:span text:style-name="T101">N = N</text:span><text:span text:style-name="T219">0</text:span>.</text:p>
      <text:p text:style-name="P132"><draw:frame draw:style-name="fr1" draw:name="Object42" text:anchor-type="as-char" svg:y="-0.393cm" svg:width="2.417cm" svg:height="0.563cm" draw:z-index="34"><draw:object xlink:href="./Object 37" xlink:type="simple" xlink:show="embed" xlink:actuate="onLoad"/><draw:image xlink:href="./ObjectReplacements/Object 37" xlink:type="simple" xlink:show="embed" xlink:actuate="onLoad"/><svg:desc>formula</svg:desc></draw:frame></text:p>
      <text:p text:style-name="P258">For the previous condition to be true, both the following must be verified:</text:p>
      <text:p text:style-name="P258"><text:span text:style-name="T437"><draw:frame draw:style-name="fr1" draw:name="Object40" text:anchor-type="as-char" svg:y="-0.393cm" svg:width="1.559cm" svg:height="0.563cm" draw:z-index="35"><draw:object xlink:href="./Object 38" xlink:type="simple" xlink:show="embed" xlink:actuate="onLoad"/><draw:image xlink:href="./ObjectReplacements/Object 38" xlink:type="simple" xlink:show="embed" xlink:actuate="onLoad"/><svg:desc>formula</svg:desc></draw:frame></text:span>and<text:span text:style-name="T253"> </text:span><text:span text:style-name="T437"><draw:frame draw:style-name="fr1" draw:name="Object41" text:anchor-type="as-char" svg:y="-0.393cm" svg:width="1.559cm" svg:height="0.563cm" draw:z-index="36"><draw:object xlink:href="./Object 39" xlink:type="simple" xlink:show="embed" xlink:actuate="onLoad"/><draw:image xlink:href="./ObjectReplacements/Object 39" xlink:type="simple" xlink:show="embed" xlink:actuate="onLoad"/><svg:desc>formula</svg:desc></draw:frame></text:span>for every <text:span text:style-name="T101">N ≥N</text:span><text:span text:style-name="T219">0</text:span>.</text:p>
      <text:h text:style-name="P325" text:outline-level="7">Worst-case</text:h>
      <text:p text:style-name="P258">In the worst case scenario the time complexity is given by</text:p>
      <text:p text:style-name="P258"><text:span text:style-name="T346">T(N) = C</text:span><text:span text:style-name="T216">1 </text:span><text:span text:style-name="T347">+ C</text:span><text:span text:style-name="T216">2 </text:span><text:span text:style-name="T347">+ </text:span><text:span text:style-name="T346">N</text:span><text:span text:style-name="T137">2</text:span><text:span text:style-name="T347">C</text:span><text:span text:style-name="T216">3 </text:span><text:span text:style-name="T346">+ N</text:span><text:span text:style-name="T137">2</text:span><text:span text:style-name="T346">C</text:span><text:span text:style-name="T217">4 </text:span><text:span text:style-name="T346">+ N</text:span><text:span text:style-name="T137">2</text:span><text:span text:style-name="T346">C</text:span><text:span text:style-name="T217">6 </text:span><text:span text:style-name="T346">+ C</text:span><text:span text:style-name="T217">7</text:span><text:span text:style-name="T346"> = C</text:span><text:span text:style-name="T217">8 </text:span><text:span text:style-name="T346">+ C</text:span><text:span text:style-name="T217">9</text:span><text:span text:style-name="T346">N</text:span><text:span text:style-name="T137">2</text:span></text:p>
      <text:p text:style-name="P258">Expressing in <text:span text:style-name="T101">Θ</text:span> notation:<text:span text:style-name="T437"> </text:span></text:p>
      <text:p text:style-name="P266">T(N) = Θ(N<text:span text:style-name="T119">2</text:span>)</text:p>
      <text:p text:style-name="P258">which means that </text:p>
      <text:p text:style-name="P258">∃ <text:span text:style-name="T101">C</text:span><text:span text:style-name="T219">1</text:span><text:span text:style-name="T101">, C</text:span><text:span text:style-name="T219">2</text:span><text:span text:style-name="T101">, N</text:span><text:span text:style-name="T219">0</text:span><text:span text:style-name="T153"> </text:span>such that the following is true:</text:p>
      <text:p text:style-name="P175">0 ≤ C<text:span text:style-name="T153">1</text:span>N<text:span text:style-name="T119">2</text:span> ≤ C<text:span text:style-name="T153">8 </text:span><text:span text:style-name="T220">+ </text:span>C<text:span text:style-name="T153">9</text:span>N<text:span text:style-name="T119">2</text:span> ≤ C<text:span text:style-name="T153">2</text:span>N<text:span text:style-name="T119">2</text:span><text:tab/><text:tab/>∀ N ≥ N<text:span text:style-name="T153">0</text:span></text:p>
      <text:p text:style-name="P179"/>
      <text:p text:style-name="P258">Let’s divide all members by <text:span text:style-name="T101">N</text:span><text:span text:style-name="T138">2</text:span> and fix <text:span text:style-name="T101">N = N</text:span><text:span text:style-name="T219">0</text:span>.</text:p>
      <text:p text:style-name="P120"><draw:frame draw:style-name="fr1" draw:name="Object39" text:anchor-type="as-char" svg:y="-0.714cm" svg:width="3.385cm" svg:height="1.24cm" draw:z-index="37"><draw:object xlink:href="./Object 40" xlink:type="simple" xlink:show="embed" xlink:actuate="onLoad"/><draw:image xlink:href="./ObjectReplacements/Object 40" xlink:type="simple" xlink:show="embed" xlink:actuate="onLoad"/><svg:desc>formula</svg:desc></draw:frame></text:p>
      <text:p text:style-name="P258">For the previous condition to be true, both the following must be verified:</text:p>
      <text:p text:style-name="P258"><text:span text:style-name="T183"><draw:frame draw:style-name="fr1" draw:name="Object37" text:anchor-type="as-char" svg:y="-0.714cm" svg:width="2.528cm" svg:height="1.24cm" draw:z-index="38"><draw:object xlink:href="./Object 41" xlink:type="simple" xlink:show="embed" xlink:actuate="onLoad"/><draw:image xlink:href="./ObjectReplacements/Object 41" xlink:type="simple" xlink:show="embed" xlink:actuate="onLoad"/><svg:desc>formula</svg:desc></draw:frame></text:span>and<text:span text:style-name="T253"> </text:span><text:span text:style-name="T183"><draw:frame draw:style-name="fr1" draw:name="Object38" text:anchor-type="as-char" svg:y="-0.714cm" svg:width="2.528cm" svg:height="1.24cm" draw:z-index="39"><draw:object xlink:href="./Object 42" xlink:type="simple" xlink:show="embed" xlink:actuate="onLoad"/><draw:image xlink:href="./ObjectReplacements/Object 42" xlink:type="simple" xlink:show="embed" xlink:actuate="onLoad"/><svg:desc>formula</svg:desc></draw:frame></text:span>for every <text:span text:style-name="T101">N ≥N</text:span><text:span text:style-name="T219">0</text:span>.</text:p>
      <text:h text:style-name="P316" text:outline-level="2">Comparison <text:span text:style-name="T371">of</text:span> the four Proposals</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285">N</text:p>
          </table:table-cell>
          <table:table-cell table:style-name="Table3.A1" office:value-type="string">
            <text:p text:style-name="P304">M</text:p>
          </table:table-cell>
          <table:table-cell table:style-name="Table3.A1" office:value-type="string">
            <text:p text:style-name="P288">Proposal 1</text:p>
          </table:table-cell>
          <table:table-cell table:style-name="Table3.A1" office:value-type="string">
            <text:p text:style-name="P288">Proposal 2</text:p>
          </table:table-cell>
          <table:table-cell table:style-name="Table3.A1" office:value-type="string">
            <text:p text:style-name="P288">Proposal 3</text:p>
          </table:table-cell>
          <table:table-cell table:style-name="Table3.A1" office:value-type="string">
            <text:p text:style-name="P287">Proposal 4</text:p>
            <text:p text:style-name="P293">(N buckets)</text:p>
          </table:table-cell>
          <table:table-cell table:style-name="Table3.G1" office:value-type="string">
            <text:p text:style-name="P286">Proposal 4 <text:span text:style-name="T456">(N</text:span><text:span text:style-name="T135">2 </text:span><text:span text:style-name="T319">buckets)</text:span></text:p>
          </table:table-cell>
        </table:table-row>
        <table:table-row>
          <table:table-cell table:style-name="Table3.A2" office:value-type="string">
            <text:p text:style-name="P285">1</text:p>
          </table:table-cell>
          <table:table-cell table:style-name="Table3.B2" office:value-type="string">
            <text:p text:style-name="P304">1</text:p>
          </table:table-cell>
          <table:table-cell table:style-name="Table3.C2" office:value-type="string">
            <text:p text:style-name="P301">806ns</text:p>
          </table:table-cell>
          <table:table-cell table:style-name="Table3.D2" office:value-type="string">
            <text:p text:style-name="P301">6290ns</text:p>
          </table:table-cell>
          <table:table-cell table:style-name="Table3.E2" office:value-type="string">
            <text:p text:style-name="P301">6527ns</text:p>
          </table:table-cell>
          <table:table-cell table:style-name="Table3.F2" office:value-type="string">
            <text:p text:style-name="P274">2206ns</text:p>
          </table:table-cell>
          <table:table-cell table:style-name="Table3.G2" office:value-type="string">
            <text:p text:style-name="P272"><text:span text:style-name="T420">1</text:span><text:span text:style-name="T419">739</text:span><text:span text:style-name="T420">ns</text:span></text:p>
          </table:table-cell>
        </table:table-row>
        <table:table-row>
          <table:table-cell table:style-name="Table3.A2" office:value-type="string">
            <text:p text:style-name="P285">10</text:p>
          </table:table-cell>
          <table:table-cell table:style-name="Table3.B3" office:value-type="string">
            <text:p text:style-name="P304">100</text:p>
          </table:table-cell>
          <table:table-cell table:style-name="Table3.C3" office:value-type="string">
            <text:p text:style-name="P301">1.3<text:span text:style-name="T423">μ</text:span><text:span text:style-name="T418">s</text:span></text:p>
          </table:table-cell>
          <table:table-cell table:style-name="Table3.D3" office:value-type="string">
            <text:p text:style-name="P301">471<text:span text:style-name="T423">μ</text:span><text:span text:style-name="T418">s</text:span></text:p>
          </table:table-cell>
          <table:table-cell table:style-name="Table3.E3" office:value-type="string">
            <text:p text:style-name="P301">28.6<text:span text:style-name="T423">μ</text:span><text:span text:style-name="T418">s</text:span></text:p>
          </table:table-cell>
          <table:table-cell table:style-name="Table3.F3" office:value-type="string">
            <text:p text:style-name="P276">2796ns</text:p>
          </table:table-cell>
          <table:table-cell table:style-name="Table3.G3" office:value-type="string">
            <text:p text:style-name="P279">1287ns</text:p>
          </table:table-cell>
        </table:table-row>
        <table:table-row>
          <table:table-cell table:style-name="Table3.A2" office:value-type="string">
            <text:p text:style-name="P285">100</text:p>
          </table:table-cell>
          <table:table-cell table:style-name="Table3.B4" office:value-type="string">
            <text:p text:style-name="P304">10<text:span text:style-name="T119">4</text:span></text:p>
          </table:table-cell>
          <table:table-cell table:style-name="Table3.C4" office:value-type="string">
            <text:p text:style-name="P290"><text:span text:style-name="T424">49</text:span><text:span text:style-name="T423">μ</text:span><text:span text:style-name="T418">s</text:span></text:p>
          </table:table-cell>
          <table:table-cell table:style-name="Table3.D4" office:value-type="string">
            <text:p text:style-name="P291"><text:span text:style-name="T424">3666</text:span><text:span text:style-name="T423">μ</text:span><text:span text:style-name="T418">s</text:span></text:p>
          </table:table-cell>
          <table:table-cell table:style-name="Table3.E4" office:value-type="string">
            <text:p text:style-name="P292"><text:span text:style-name="T424">2755</text:span><text:span text:style-name="T423">μ</text:span><text:span text:style-name="T418">s</text:span></text:p>
          </table:table-cell>
          <table:table-cell table:style-name="Table3.F4" office:value-type="string">
            <text:p text:style-name="P278">27.2<text:span text:style-name="T433">μ</text:span><text:span text:style-name="T440">s</text:span></text:p>
          </table:table-cell>
          <table:table-cell table:style-name="Table3.G4" office:value-type="string">
            <text:p text:style-name="P279">1842ns</text:p>
          </table:table-cell>
        </table:table-row>
        <table:table-row>
          <table:table-cell table:style-name="Table3.A2" office:value-type="string">
            <text:p text:style-name="P285">1000</text:p>
          </table:table-cell>
          <table:table-cell table:style-name="Table3.B5" office:value-type="string">
            <text:p text:style-name="P304">10<text:span text:style-name="T119">6</text:span></text:p>
          </table:table-cell>
          <table:table-cell table:style-name="Table3.C5" office:value-type="string">
            <text:p text:style-name="P302"><text:span text:style-name="T418">3</text:span><text:span text:style-name="T417">ms</text:span></text:p>
          </table:table-cell>
          <table:table-cell table:style-name="Table3.D5" office:value-type="string">
            <text:p text:style-name="P302"><text:span text:style-name="T418">2</text:span><text:span text:style-name="T417">72ms</text:span></text:p>
          </table:table-cell>
          <table:table-cell table:style-name="Table3.E5" office:value-type="string">
            <text:p text:style-name="P302"><text:span text:style-name="T418">2</text:span><text:span text:style-name="T417">77ms</text:span></text:p>
          </table:table-cell>
          <table:table-cell table:style-name="Table3.F5" office:value-type="string">
            <text:p text:style-name="P276">279<text:span text:style-name="T433">μ</text:span><text:span text:style-name="T440">s</text:span></text:p>
          </table:table-cell>
          <table:table-cell table:style-name="Table3.G5" office:value-type="string">
            <text:p text:style-name="P281">1563ns</text:p>
          </table:table-cell>
        </table:table-row>
        <table:table-row>
          <table:table-cell table:style-name="Table3.A2" office:value-type="string">
            <text:p text:style-name="P285">10000</text:p>
          </table:table-cell>
          <table:table-cell table:style-name="Table3.B6" office:value-type="string">
            <text:p text:style-name="P304">10<text:span text:style-name="T119">8</text:span></text:p>
          </table:table-cell>
          <table:table-cell table:style-name="Table3.C6" office:value-type="string">
            <text:p text:style-name="P302">279ms</text:p>
          </table:table-cell>
          <table:table-cell table:style-name="Table3.D6" office:value-type="string">
            <text:p text:style-name="P302">35406<text:span text:style-name="T472">ms</text:span></text:p>
          </table:table-cell>
          <table:table-cell table:style-name="Table3.E6" office:value-type="string">
            <text:p text:style-name="P303">38844<text:span text:style-name="T472">ms</text:span></text:p>
          </table:table-cell>
          <table:table-cell table:style-name="Table3.F6" office:value-type="string">
            <text:p text:style-name="P276">2717<text:span text:style-name="T433">μ</text:span><text:span text:style-name="T440">s</text:span></text:p>
          </table:table-cell>
          <table:table-cell table:style-name="Table3.G6" office:value-type="string">
            <text:p text:style-name="P281">1681ns</text:p>
          </table:table-cell>
        </table:table-row>
      </table:table>
      <text:p text:style-name="P217"/>
      <text:p text:style-name="P246">The previous table shows the comparison of the given three proposals with the fourth proposal based on a hashtable.</text:p>
      <text:p text:style-name="P268"><text:span text:style-name="T476">The performance improvement in using a hashtable is huge, 1.7 microseconds per search for </text:span><text:span text:style-name="T111">N</text:span><text:span text:style-name="T143">2</text:span><text:span text:style-name="T135"> </text:span><text:span text:style-name="T319">buckets. </text:span></text:p>
      <text:p text:style-name="P268"><text:span text:style-name="T348">As mentioned above, this comes at the price of the space requirements. Allocating all those buckets requires memory. The bigger is </text:span><text:span text:style-name="T308">N</text:span><text:span text:style-name="T348">, the bigger is the need of memory.</text:span></text:p>
      <text:p text:style-name="P269"><text:span text:style-name="T348">However, if memory is an issue, setting “only” </text:span><text:span text:style-name="T309">N</text:span><text:span text:style-name="T319"> buckets </text:span><text:span text:style-name="T348">still gives a huge improvement c</text:span><text:span text:style-name="T363">ompared</text:span><text:span text:style-name="T348"> to the other proposals, like one hundred times faster than Proposal 1.</text:span></text:p>
      <text:p text:style-name="P247"><text:span text:style-name="T363">It is i</text:span><text:span text:style-name="T349">nteresting noticing how the execution time in the case of </text:span><text:span text:style-name="T309">N</text:span><text:span text:style-name="T319"> buckets </text:span><text:span text:style-name="T349">grows linearly with </text:span><text:span text:style-name="T310">N</text:span><text:span text:style-name="T349"> whereas in the case of </text:span><text:span text:style-name="T309">N</text:span><text:span text:style-name="T143">2</text:span><text:span text:style-name="T135"> </text:span><text:span text:style-name="T319">buckets </text:span><text:span text:style-name="T349">it practically stays constant while </text:span><text:span text:style-name="T310">N</text:span><text:span text:style-name="T349"> grows, </text:span><text:span text:style-name="T363">in accordance with the theoretical results</text:span><text:span text:style-name="T349">.</text:span></text:p>
      <text:h text:style-name="P316" text:outline-level="2"><text:span text:style-name="T349">S</text:span><text:span text:style-name="T220">ource code</text:span></text:h>
      <text:h text:style-name="Heading_20_3" text:outline-level="3">Proposal 1</text:h>
      <text:p text:style-name="P249">** <text:s/>MATRIX_SIZE <text:span text:style-name="T477">is the row (column) size of the matrix *</text:span></text:p>
      <text:p text:style-name="P249"/>
      <text:p text:style-name="Preformatted_20_Text">#define MATRIX_SIZE 10</text:p>
      <text:p text:style-name="P271"/>
      <text:p text:style-name="Preformatted_20_Text">std::pair&lt;int, int&gt; FIND_GOLDIE(const std::vector&lt;unsigned long&gt;&amp; matrix, unsigned long g){</text:p>
      <text:p text:style-name="Preformatted_20_Text"><text:s text:c="4"/>for(auto i = 0; i &lt; MATRIX_SIZE; ++i){ //row</text:p>
      <text:p text:style-name="Preformatted_20_Text"><text:s text:c="8"/>for(auto j = 0; j &lt; MATRIX_SIZE; ++j){ //column</text:p>
      <text:p text:style-name="Preformatted_20_Text"><text:s text:c="12"/>if(matrix[i*MATRIX_SIZE + j] == g){</text:p>
      <text:p text:style-name="Preformatted_20_Text"><text:s text:c="16"/>return std::make_pair(i, j);</text:p>
      <text:p text:style-name="Preformatted_20_Text"><text:s text:c="12"/>}</text:p>
      <text:p text:style-name="Preformatted_20_Text"><text:s text:c="8"/>}</text:p>
      <text:p text:style-name="Preformatted_20_Text"><text:s text:c="4"/>}</text:p>
      <text:p text:style-name="Preformatted_20_Text"><text:s text:c="4"/>return std::make_pair(-1, -1);</text:p>
      <text:p text:style-name="Preformatted_20_Text">}</text:p>
      <text:p text:style-name="P248"/>
      <text:h text:style-name="Heading_20_3" text:outline-level="3">Proposal 2</text:h>
      <text:p text:style-name="Text_20_body"/>
      <text:p text:style-name="Preformatted_20_Text">unsigned int tenPow(unsigned int pow){</text:p>
      <text:p text:style-name="Preformatted_20_Text"><text:s text:c="4"/>if(pow &gt; 0)</text:p>
      <text:p text:style-name="Preformatted_20_Text"><text:s text:c="8"/>return 10 * tenPow(--pow);</text:p>
      <text:p text:style-name="Preformatted_20_Text"><text:s text:c="4"/>return 1;</text:p>
      <text:p text:style-name="Preformatted_20_Text">}</text:p>
      <text:p text:style-name="Preformatted_20_Text"/>
      <text:p text:style-name="Preformatted_20_Text"/>
      <text:p text:style-name="Preformatted_20_Text">void countingSortbyDigit(std::vector&lt;unsigned long&gt;::iterator begin, <text:tab/><text:tab/><text:tab/>std::vector&lt;unsigned long&gt;::iterator end, unsigned int k){</text:p>
      <text:p text:style-name="Preformatted_20_Text"><text:s text:c="4"/>std::vector&lt;int&gt; vecC(10, 0);</text:p>
      <text:p text:style-name="Preformatted_20_Text"><text:s text:c="4"/>unsigned int divisor = tenPow(k) ;</text:p>
      <text:p text:style-name="Preformatted_20_Text"><text:s text:c="4"/>for(auto b = begin, e = end; b &lt; e; ++b){</text:p>
      <text:p text:style-name="Preformatted_20_Text"><text:s text:c="8"/>++vecC[(unsigned(*b / divisor)) % 10];</text:p>
      <text:p text:style-name="Preformatted_20_Text"><text:s text:c="4"/>}</text:p>
      <text:p text:style-name="Preformatted_20_Text"><text:s text:c="4"/>for(auto i = 1; i &lt; vecC.size(); i++){</text:p>
      <text:p text:style-name="Preformatted_20_Text"><text:s text:c="8"/>vecC[i] += vecC[i-1];</text:p>
      <text:p text:style-name="Preformatted_20_Text"><text:s text:c="4"/>}</text:p>
      <text:p text:style-name="Preformatted_20_Text"><text:s text:c="4"/>std::vector&lt;long&gt; vecB(end - begin, 0);</text:p>
      <text:p text:style-name="Preformatted_20_Text"><text:s text:c="4"/>for(auto b = begin, e = end-1 ; e &gt;= b; --e ){</text:p>
      <text:p text:style-name="Preformatted_20_Text"><text:s text:c="8"/>auto value = (unsigned(*e / divisor)) % 10;</text:p>
      <text:p text:style-name="Preformatted_20_Text"><text:s text:c="8"/>vecB[vecC[value]-1] = *e;</text:p>
      <text:p text:style-name="Preformatted_20_Text"><text:s text:c="8"/>--vecC[value];</text:p>
      <text:p text:style-name="Preformatted_20_Text"><text:s text:c="4"/>}</text:p>
      <text:p text:style-name="Preformatted_20_Text"><text:s text:c="4"/>std::copy(vecB.cbegin(), vecB.cend(), begin);</text:p>
      <text:p text:style-name="Preformatted_20_Text">}</text:p>
      <text:p text:style-name="Preformatted_20_Text"/>
      <text:p text:style-name="Preformatted_20_Text"><text:soft-page-break/></text:p>
      <text:p text:style-name="Preformatted_20_Text"/>
      <text:p text:style-name="Preformatted_20_Text">void radixSort(std::vector&lt;unsigned long&gt;::iterator begin, std::vector&lt;unsigned long&gt;::iterator end, unsigned int numOfDigits){</text:p>
      <text:p text:style-name="Preformatted_20_Text"><text:s text:c="4"/>--numOfDigits;</text:p>
      <text:p text:style-name="Preformatted_20_Text"><text:s text:c="4"/>if(numOfDigits &gt; 0){</text:p>
      <text:p text:style-name="Preformatted_20_Text"><text:s text:c="8"/>radixSort(begin, end, numOfDigits);</text:p>
      <text:p text:style-name="Preformatted_20_Text"><text:s text:c="4"/>}</text:p>
      <text:p text:style-name="Preformatted_20_Text"><text:s text:c="4"/>countingSortbyDigit( begin, <text:s/>end, numOfDigits);</text:p>
      <text:p text:style-name="Preformatted_20_Text">}</text:p>
      <text:p text:style-name="Preformatted_20_Text"/>
      <text:p text:style-name="Preformatted_20_Text"/>
      <text:p text:style-name="P168">std::pair&lt;int, int&gt; FIND_GOLDIE(std::vector&lt;unsigned long&gt;&amp; matrix, unsigned long g){</text:p>
      <text:p text:style-name="Preformatted_20_Text"><text:s text:c="4"/>for(auto i = 0; i &lt; MATRIX_SIZE; ++i){</text:p>
      <text:p text:style-name="Preformatted_20_Text"><text:s text:c="8"/>auto begin = matrix.begin() +(i*MATRIX_SIZE);</text:p>
      <text:p text:style-name="Preformatted_20_Text"><text:s text:c="8"/>auto end = begin + MATRIX_SIZE;</text:p>
      <text:p text:style-name="Preformatted_20_Text"><text:s text:c="8"/>radixSort(begin, end, MAX_LENGTH);</text:p>
      <text:p text:style-name="Preformatted_20_Text"><text:s text:c="8"/>auto bSearchResult = std::lower_bound(begin, end, g);</text:p>
      <text:p text:style-name="Preformatted_20_Text"><text:s text:c="8"/>if(*bSearchResult == g){</text:p>
      <text:p text:style-name="Preformatted_20_Text"><text:s text:c="12"/>return std::make_pair(i, bSearchResult-begin);</text:p>
      <text:p text:style-name="Preformatted_20_Text"><text:s text:c="8"/>}</text:p>
      <text:p text:style-name="Preformatted_20_Text"><text:s text:c="4"/>}</text:p>
      <text:p text:style-name="Preformatted_20_Text"><text:s text:c="4"/>return std::make_pair(-1, -1);</text:p>
      <text:p text:style-name="Preformatted_20_Text">}</text:p>
      <text:p text:style-name="Preformatted_20_Text"/>
      <text:h text:style-name="Heading_20_3" text:outline-level="3">Proposal 3</text:h>
      <text:p text:style-name="P248">Instead of a custom binary_search returning the found element, in the real implementation I opted for the <text:span text:style-name="T488">std::lower_bound algorithm</text:span>, which does exactly that.</text:p>
      <text:p text:style-name="Text_20_body"/>
      <text:p text:style-name="Preformatted_20_Text">unsigned long binary_search_row(std::vector&lt;unsigned long&gt;::iterator begin, std::vector&lt;unsigned long&gt;::iterator end, unsigned long g){</text:p>
      <text:p text:style-name="Preformatted_20_Text"><text:s text:c="4"/>unsigned long min = 0, max = MATRIX_SIZE;</text:p>
      <text:p text:style-name="Preformatted_20_Text"><text:s text:c="4"/>while(min &lt;= max){</text:p>
      <text:p text:style-name="Preformatted_20_Text"><text:s text:c="8"/>unsigned long mid = (max + min) / 2;</text:p>
      <text:p text:style-name="Preformatted_20_Text"><text:s text:c="8"/>/** If first element of the row is greater than g, then reset max and continue */</text:p>
      <text:p text:style-name="Preformatted_20_Text"><text:s text:c="8"/>if(*(begin + mid*MATRIX_SIZE) &gt; g){</text:p>
      <text:p text:style-name="Preformatted_20_Text"><text:s text:c="12"/>max = mid - 1;</text:p>
      <text:p text:style-name="Preformatted_20_Text"><text:s text:c="12"/>continue;</text:p>
      <text:p text:style-name="Preformatted_20_Text"><text:s text:c="8"/>}else{ /** If first element of the row is less than g */</text:p>
      <text:p text:style-name="Preformatted_20_Text"><text:s text:c="12"/>/** If last element of the row is goe g, I found the row */</text:p>
      <text:p text:style-name="Preformatted_20_Text"><text:s text:c="12"/>if(*(begin + mid*MATRIX_SIZE + (MATRIX_SIZE-1)) &gt;= g){</text:p>
      <text:p text:style-name="Preformatted_20_Text"><text:s text:c="16"/>/** Return the row index */</text:p>
      <text:p text:style-name="Preformatted_20_Text"><text:s text:c="16"/>return mid;</text:p>
      <text:p text:style-name="Preformatted_20_Text"><text:s text:c="12"/>}else{</text:p>
      <text:p text:style-name="Preformatted_20_Text"><text:s text:c="16"/>/** Reset min and continue */</text:p>
      <text:p text:style-name="Preformatted_20_Text"><text:s text:c="16"/>min = mid+1;</text:p>
      <text:p text:style-name="Preformatted_20_Text"><text:s text:c="12"/>}</text:p>
      <text:p text:style-name="Preformatted_20_Text"><text:s text:c="8"/>}</text:p>
      <text:p text:style-name="Preformatted_20_Text"><text:soft-page-break/><text:s text:c="4"/>}</text:p>
      <text:p text:style-name="Preformatted_20_Text"><text:s text:c="4"/>/** Row not found */</text:p>
      <text:p text:style-name="Preformatted_20_Text"><text:s text:c="4"/>return -1;</text:p>
      <text:p text:style-name="Preformatted_20_Text">}</text:p>
      <text:p text:style-name="Text_20_body"/>
      <text:p text:style-name="P168">std::pair&lt;int, int&gt; FIND_GOLDIE(std::vector&lt;unsigned long&gt;&amp; matrix, unsigned long g){</text:p>
      <text:p text:style-name="Preformatted_20_Text"><text:s text:c="4"/>radixSort(matrix.begin(), matrix.end(), MAX_LENGTH);</text:p>
      <text:p text:style-name="Preformatted_20_Text"><text:s text:c="4"/>auto rowIndex = binary_search_row(matrix.begin(), matrix.end(), g);</text:p>
      <text:p text:style-name="Preformatted_20_Text"><text:s text:c="4"/>if(rowIndex == -1) return std::make_pair(-1, -1);</text:p>
      <text:p text:style-name="Preformatted_20_Text"><text:s text:c="4"/>auto begin = matrix.begin()+(rowIndex*MATRIX_SIZE);</text:p>
      <text:p text:style-name="Preformatted_20_Text"><text:s text:c="4"/>auto end = begin + MATRIX_SIZE;</text:p>
      <text:p text:style-name="Preformatted_20_Text"><text:s text:c="4"/>auto itemIndex = std::lower_bound(begin, end, g);</text:p>
      <text:p text:style-name="Preformatted_20_Text"><text:s text:c="4"/>if(*itemIndex == g){</text:p>
      <text:p text:style-name="Preformatted_20_Text"><text:s text:c="8"/>return std::make_pair(rowIndex, (itemIndex-begin)%MATRIX_SIZE);</text:p>
      <text:p text:style-name="Preformatted_20_Text"><text:s text:c="4"/>}</text:p>
      <text:p text:style-name="Preformatted_20_Text"><text:s text:c="4"/>return std::make_pair(-1, -1);</text:p>
      <text:p text:style-name="Preformatted_20_Text">}</text:p>
      <text:p text:style-name="Preformatted_20_Text"/>
      <text:h text:style-name="Heading_20_3" text:outline-level="3">Proposal 4</text:h>
      <text:p text:style-name="Text_20_body"/>
      <text:p text:style-name="Preformatted_20_Text">class HashtableItem{</text:p>
      <text:p text:style-name="Preformatted_20_Text">public:</text:p>
      <text:p text:style-name="Preformatted_20_Text"><text:s text:c="4"/>HashtableItem(){}</text:p>
      <text:p text:style-name="Preformatted_20_Text"><text:s text:c="4"/>HashtableItem(unsigned int value, unsigned int rowIndex, unsigned int colIndex):</text:p>
      <text:p text:style-name="Preformatted_20_Text"><text:s text:c="8"/>m_value{value}, m_rowIndex{rowIndex}, m_colIndex{colIndex}{}</text:p>
      <text:p text:style-name="Preformatted_20_Text"><text:s text:c="4"/>~HashtableItem(){ }</text:p>
      <text:p text:style-name="Preformatted_20_Text"/>
      <text:p text:style-name="Preformatted_20_Text"><text:s text:c="4"/>unsigned int getValue() const {</text:p>
      <text:p text:style-name="Preformatted_20_Text"><text:s text:c="8"/>return m_value;</text:p>
      <text:p text:style-name="Preformatted_20_Text"><text:s text:c="4"/>}</text:p>
      <text:p text:style-name="Preformatted_20_Text"/>
      <text:p text:style-name="Preformatted_20_Text"><text:s text:c="4"/>void set(unsigned int value, unsigned int rowIndex, unsigned int colIndex) {</text:p>
      <text:p text:style-name="Preformatted_20_Text"><text:s text:c="8"/>m_value = value;</text:p>
      <text:p text:style-name="Preformatted_20_Text"><text:s text:c="8"/>m_rowIndex = rowIndex;</text:p>
      <text:p text:style-name="Preformatted_20_Text"><text:s text:c="8"/>m_colIndex = colIndex;</text:p>
      <text:p text:style-name="Preformatted_20_Text"><text:s text:c="4"/>}</text:p>
      <text:p text:style-name="Preformatted_20_Text"/>
      <text:p text:style-name="Preformatted_20_Text"><text:s text:c="4"/>unsigned int getRowIndex() const {</text:p>
      <text:p text:style-name="Preformatted_20_Text"><text:s text:c="8"/>return m_rowIndex;</text:p>
      <text:p text:style-name="Preformatted_20_Text"><text:s text:c="4"/>}</text:p>
      <text:p text:style-name="Preformatted_20_Text"/>
      <text:p text:style-name="Preformatted_20_Text"><text:s text:c="4"/>unsigned int getColIndex() const {</text:p>
      <text:p text:style-name="Preformatted_20_Text"><text:s text:c="8"/>return m_colIndex;</text:p>
      <text:p text:style-name="Preformatted_20_Text"><text:s text:c="4"/>}</text:p>
      <text:p text:style-name="Preformatted_20_Text"/>
      <text:p text:style-name="Preformatted_20_Text"><text:s text:c="4"/>std::shared_ptr&lt;HashtableItem&gt; next = nullptr;</text:p>
      <text:p text:style-name="Preformatted_20_Text"/>
      <text:p text:style-name="Preformatted_20_Text">private:</text:p>
      <text:p text:style-name="Preformatted_20_Text"><text:s text:c="4"/>unsigned int m_value;</text:p>
      <text:p text:style-name="Preformatted_20_Text"><text:s text:c="4"/>unsigned int m_rowIndex;</text:p>
      <text:p text:style-name="Preformatted_20_Text"><text:soft-page-break/><text:s text:c="4"/>unsigned int m_colIndex;</text:p>
      <text:p text:style-name="Preformatted_20_Text">};</text:p>
      <text:p text:style-name="Preformatted_20_Text"/>
      <text:p text:style-name="Preformatted_20_Text"/>
      <text:p text:style-name="Preformatted_20_Text"/>
      <text:p text:style-name="Preformatted_20_Text"/>
      <text:p text:style-name="Preformatted_20_Text">class Hashtable {</text:p>
      <text:p text:style-name="Preformatted_20_Text">public:</text:p>
      <text:p text:style-name="Preformatted_20_Text"><text:s text:c="4"/>Hashtable(const size_t _rowSize);</text:p>
      <text:p text:style-name="Preformatted_20_Text"><text:s text:c="4"/>Hashtable(unsigned int a, unsigned int b, unsigned long mod);</text:p>
      <text:p text:style-name="Preformatted_20_Text"><text:s text:c="4"/>~Hashtable();</text:p>
      <text:p text:style-name="Preformatted_20_Text"><text:s text:c="4"/>std::pair&lt;unsigned int, unsigned int&gt; find(unsigned int _value);</text:p>
      <text:p text:style-name="Preformatted_20_Text"><text:s text:c="4"/>void insert(unsigned int _value, unsigned int _rowIdx, unsigned int _colIdx);</text:p>
      <text:p text:style-name="Preformatted_20_Text"/>
      <text:p text:style-name="Preformatted_20_Text">private:</text:p>
      <text:p text:style-name="Preformatted_20_Text"><text:s text:c="4"/>unsigned int hash(unsigned int);</text:p>
      <text:p text:style-name="Preformatted_20_Text"/>
      <text:p text:style-name="Preformatted_20_Text"><text:s text:c="4"/>std::vector&lt;std::shared_ptr&lt;HashtableItem&gt;&gt; m_buckets;</text:p>
      <text:p text:style-name="Preformatted_20_Text"><text:s text:c="4"/>size_t m_itemCount{0};</text:p>
      <text:p text:style-name="Preformatted_20_Text"><text:s text:c="4"/>unsigned int m_a = 1;</text:p>
      <text:p text:style-name="Preformatted_20_Text"><text:s text:c="4"/>unsigned int m_b = 0;</text:p>
      <text:p text:style-name="Preformatted_20_Text"><text:s text:c="4"/>unsigned long m_mod;</text:p>
      <text:p text:style-name="Preformatted_20_Text">};</text:p>
      <text:p text:style-name="Preformatted_20_Text"/>
      <text:p text:style-name="Preformatted_20_Text"/>
      <text:p text:style-name="Preformatted_20_Text"/>
      <text:p text:style-name="Preformatted_20_Text">Hashtable::Hashtable(size_t _rowSize) :</text:p>
      <text:p text:style-name="Preformatted_20_Text"><text:s text:c="8"/>Hashtable::Hashtable(1, 0, _rowSize * _rowSize) {</text:p>
      <text:p text:style-name="Preformatted_20_Text">}</text:p>
      <text:p text:style-name="Preformatted_20_Text"/>
      <text:p text:style-name="Preformatted_20_Text">Hashtable::Hashtable(unsigned int a, unsigned int b, unsigned long mod) : m_a{a}, m_b{b}, m_mod{mod}{</text:p>
      <text:p text:style-name="Preformatted_20_Text"><text:s text:c="4"/>m_buckets.resize(mod);</text:p>
      <text:p text:style-name="Preformatted_20_Text">}</text:p>
      <text:p text:style-name="Preformatted_20_Text"/>
      <text:p text:style-name="Preformatted_20_Text">Hashtable::~Hashtable() { }</text:p>
      <text:p text:style-name="Preformatted_20_Text"/>
      <text:p text:style-name="Preformatted_20_Text">void Hashtable::insert(unsigned int _value, unsigned int _rowIdx, unsigned int _colIdx) {</text:p>
      <text:p text:style-name="Preformatted_20_Text"><text:s text:c="4"/>unsigned int hashValue = hash(_value);</text:p>
      <text:p text:style-name="Preformatted_20_Text"/>
      <text:p text:style-name="Preformatted_20_Text"><text:s text:c="4"/>std::shared_ptr&lt;HashtableItem&gt; newItem{new HashtableItem(_value, _rowIdx, _colIdx)};</text:p>
      <text:p text:style-name="Preformatted_20_Text"/>
      <text:p text:style-name="Preformatted_20_Text"><text:s text:c="4"/>if(m_buckets[hashValue] != nullptr){</text:p>
      <text:p text:style-name="Preformatted_20_Text"><text:s text:c="8"/>newItem-&gt;next = m_buckets[hashValue];</text:p>
      <text:p text:style-name="Preformatted_20_Text"><text:s text:c="4"/>}</text:p>
      <text:p text:style-name="Preformatted_20_Text"><text:s text:c="4"/>m_buckets[hashValue] = newItem;</text:p>
      <text:p text:style-name="Preformatted_20_Text"/>
      <text:p text:style-name="Preformatted_20_Text"><text:s text:c="4"/>m_itemCount++;</text:p>
      <text:p text:style-name="Preformatted_20_Text">}</text:p>
      <text:p text:style-name="Preformatted_20_Text"/>
      <text:p text:style-name="Preformatted_20_Text">std::pair&lt;unsigned int, unsigned int&gt; Hashtable::find(unsigned int _value) {</text:p>
      <text:p text:style-name="Preformatted_20_Text"><text:s text:c="4"/>auto hashValue = hash(_value);</text:p>
      <text:p text:style-name="Preformatted_20_Text"/>
      <text:p text:style-name="Preformatted_20_Text"><text:soft-page-break/><text:s text:c="4"/>auto ptr = m_buckets[hashValue];</text:p>
      <text:p text:style-name="Preformatted_20_Text"><text:s text:c="4"/>while(ptr != nullptr){</text:p>
      <text:p text:style-name="Preformatted_20_Text"><text:s text:c="8"/>if(ptr-&gt;getValue() == _value)</text:p>
      <text:p text:style-name="Preformatted_20_Text"><text:s text:c="12"/>return std::make_pair(ptr-&gt;getRowIndex(), ptr-&gt;getColIndex());</text:p>
      <text:p text:style-name="Preformatted_20_Text"><text:s text:c="8"/>ptr = ptr-&gt;next;</text:p>
      <text:p text:style-name="Preformatted_20_Text"><text:s text:c="4"/>}</text:p>
      <text:p text:style-name="Preformatted_20_Text"><text:s text:c="4"/>return std::make_pair(-1, -1);</text:p>
      <text:p text:style-name="Preformatted_20_Text">}</text:p>
      <text:p text:style-name="Preformatted_20_Text"/>
      <text:p text:style-name="Preformatted_20_Text">unsigned int Hashtable::hash(unsigned int key){</text:p>
      <text:p text:style-name="Preformatted_20_Text"><text:s text:c="4"/>return (m_a*key+m_b) % (m_mod);</text:p>
      <text:p text:style-name="Preformatted_20_Text">}</text:p>
      <text:p text:style-name="Preformatted_20_Text"/>
      <text:p text:style-name="Preformatted_20_Text"/>
      <text:p text:style-name="Preformatted_20_Text"/>
      <text:p text:style-name="Preformatted_20_Text"/>
      <text:p text:style-name="Preformatted_20_Text"/>
      <text:p text:style-name="Text_20_body">End of the assignmen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ejaVu Serif1" svg:font-family="'DejaVu Serif'" style:font-family-generic="roman"/>
    <style:font-face style:name="Liberation Serif" svg:font-family="'Liberation Serif'" style:font-family-generic="roman"/>
    <style:font-face style:name="Noto Sans Devanagari1" svg:font-family="'Noto Sans Devanagari'" style:font-family-generic="swiss"/>
    <style:font-face style:name="Nimbus Mono PS" svg:font-family="'Nimbus Mono PS'" style:font-pitch="fixed"/>
    <style:font-face style:name="Source Code Pro" svg:font-family="'Source Code Pro'" style:font-pitch="fixed"/>
    <style:font-face style:name="DejaVu Sans Mono" svg:font-family="'DejaVu Sans Mono'" style:font-family-generic="modern" style:font-pitch="fixed"/>
    <style:font-face style:name="DejaVu Serif" svg:font-family="'DejaVu Serif'" style:font-family-generic="roman" style:font-pitch="variable"/>
    <style:font-face style:name="DejaVu Serif Condensed" svg:font-family="'DejaVu Serif Condensed'"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GB"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28cm" style:writing-mode="lr-tb"/>
      <style:text-properties style:use-window-font-color="true" style:font-name="DejaVu Serif" fo:font-size="12pt" fo:language="en" fo:country="GB" style:letter-kerning="true"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officeooo:rsid="007b9ddc"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7</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06T17:47:51.660720959</meta:creation-date>
    <dc:date>2020-06-16T08:33:06.361134741</dc:date>
    <meta:editing-duration>PT7H48M35S</meta:editing-duration>
    <meta:editing-cycles>70</meta:editing-cycles>
    <meta:generator>LibreOffice/6.3.6.2$Linux_X86_64 LibreOffice_project/30$Build-2</meta:generator>
    <dc:subject>Mid-Term Assignment for the course of Algorithms and Data Structures II</dc:subject>
    <dc:title>Mid-Term Assignment</dc:title>
    <meta:document-statistic meta:table-count="5" meta:image-count="0" meta:object-count="41" meta:page-count="29" meta:paragraph-count="853" meta:word-count="6282" meta:character-count="36065" meta:non-whitespace-character-count="29049"/>
  </office:meta>
</office:document-meta>
</file>

<file path=Object 1/content.xml><?xml version="1.0" encoding="utf-8"?>
<math xmlns="http://www.w3.org/1998/Math/MathML" display="block">
  <semantics>
    <mrow>
      <munderover>
        <mo stretchy="false">∑</mo>
        <mrow>
          <mi>i</mi>
          <mo stretchy="false">=</mo>
          <mn>1</mn>
        </mrow>
        <mi>l</mi>
      </munderover>
      <mi>i</mi>
    </mrow>
    <annotation encoding="StarMath 5.0">sum from{i=1} to{l} i </annotation>
  </semantics>
</math>
</file>

<file path=Object 10/content.xml><?xml version="1.0" encoding="utf-8"?>
<math xmlns="http://www.w3.org/1998/Math/MathML" display="block">
  <semantics>
    <mrow>
      <mi>Θ</mi>
      <mrow>
        <mo fence="true" stretchy="false">(</mo>
        <mrow>
          <mrow>
            <mi>M</mi>
            <mi>log</mi>
            <mrow>
              <mo fence="true" stretchy="false">(</mo>
              <mrow>
                <msqrt>
                  <mi>M</mi>
                </msqrt>
              </mrow>
              <mo fence="true" stretchy="false">)</mo>
            </mrow>
          </mrow>
        </mrow>
        <mo fence="true" stretchy="false">)</mo>
      </mrow>
    </mrow>
    <annotation encoding="StarMath 5.0">Θ(M log( sqrt{M} )  )</annotation>
  </semantics>
</math>
</file>

<file path=Object 12/content.xml><?xml version="1.0" encoding="utf-8"?>
<math xmlns="http://www.w3.org/1998/Math/MathML" display="block">
  <semantics>
    <mrow>
      <munderover>
        <mo stretchy="false">∑</mo>
        <mrow>
          <mi>i</mi>
          <mo stretchy="false">=</mo>
          <mn>1</mn>
        </mrow>
        <mi>l</mi>
      </munderover>
      <mi>i</mi>
    </mrow>
    <annotation encoding="StarMath 5.0">sum from{i=1} to{l} i </annotation>
  </semantics>
</math>
</file>

<file path=Object 13/content.xml><?xml version="1.0" encoding="utf-8"?>
<math xmlns="http://www.w3.org/1998/Math/MathML" display="block">
  <semantics>
    <mrow>
      <msub>
        <mi>C</mi>
        <mn>1</mn>
      </msub>
      <mo stretchy="false">⩽</mo>
      <mrow>
        <msub>
          <mi>C</mi>
          <mn>5</mn>
        </msub>
        <mo stretchy="false">+</mo>
        <mfrac>
          <msub>
            <mi>C</mi>
            <mn>6</mn>
          </msub>
          <msub>
            <mi>N</mi>
            <mn>0</mn>
          </msub>
        </mfrac>
        <mo stretchy="false">+</mo>
        <mfrac>
          <msub>
            <mi>C</mi>
            <mn>7</mn>
          </msub>
          <msubsup>
            <mi>N</mi>
            <mn>0</mn>
            <mn>2</mn>
          </msubsup>
        </mfrac>
      </mrow>
      <mo stretchy="false">⩽</mo>
      <msub>
        <mi>C</mi>
        <mn>2</mn>
      </msub>
    </mrow>
    <annotation encoding="StarMath 5.0">C_{1} leslant  C_{5} + {C_{6}} over {N_{0}} + {C_{7}} over {N_{0}^2} leslant C_{2}</annotation>
  </semantics>
</math>
</file>

<file path=Object 14/content.xml><?xml version="1.0" encoding="utf-8"?>
<math xmlns="http://www.w3.org/1998/Math/MathML" display="block">
  <semantics>
    <mrow>
      <msub>
        <mi>C</mi>
        <mn>1</mn>
      </msub>
      <mo stretchy="false">⩽</mo>
      <mrow>
        <msub>
          <mi>C</mi>
          <mn>5</mn>
        </msub>
        <mo stretchy="false">+</mo>
        <mfrac>
          <msub>
            <mi>C</mi>
            <mn>6</mn>
          </msub>
          <msub>
            <mi>N</mi>
            <mn>0</mn>
          </msub>
        </mfrac>
        <mo stretchy="false">+</mo>
        <mfrac>
          <msub>
            <mi>C</mi>
            <mn>7</mn>
          </msub>
          <msubsup>
            <mi>N</mi>
            <mn>0</mn>
            <mn>2</mn>
          </msubsup>
        </mfrac>
      </mrow>
    </mrow>
    <annotation encoding="StarMath 5.0">C_{1} leslant  C_{5} + {C_{6}} over {N_{0}} + {C_{7}} over {N_{0}^2}</annotation>
  </semantics>
</math>
</file>

<file path=Object 15/content.xml><?xml version="1.0" encoding="utf-8"?>
<math xmlns="http://www.w3.org/1998/Math/MathML" display="block">
  <semantics>
    <mrow>
      <munderover>
        <mo stretchy="false">∑</mo>
        <mrow>
          <mi>i</mi>
          <mo stretchy="false">=</mo>
          <mn>1</mn>
        </mrow>
        <mi>l</mi>
      </munderover>
      <mi>i</mi>
    </mrow>
    <annotation encoding="StarMath 5.0">sum from{i=1} to{l} i </annotation>
  </semantics>
</math>
</file>

<file path=Object 16/content.xml><?xml version="1.0" encoding="utf-8"?>
<math xmlns="http://www.w3.org/1998/Math/MathML" display="block">
  <semantics>
    <mrow>
      <munderover>
        <mo stretchy="false">∑</mo>
        <mrow>
          <mi>i</mi>
          <mo stretchy="false">=</mo>
          <mn>1</mn>
        </mrow>
        <mi mathvariant="italic">logN</mi>
      </munderover>
      <mi>i</mi>
    </mrow>
    <annotation encoding="StarMath 5.0">sum from{i=1} to{logN} i </annotation>
  </semantics>
</math>
</file>

<file path=Object 17/content.xml><?xml version="1.0" encoding="utf-8"?>
<math xmlns="http://www.w3.org/1998/Math/MathML" display="block">
  <semantics>
    <mrow>
      <mi>T</mi>
      <mrow>
        <mrow>
          <mo fence="true" stretchy="false">(</mo>
          <mrow>
            <mi>M</mi>
          </mrow>
          <mo fence="true" stretchy="false">)</mo>
        </mrow>
        <mo stretchy="false">=</mo>
        <mi>Θ</mi>
      </mrow>
      <mrow>
        <mo fence="true" stretchy="false">(</mo>
        <mrow>
          <mrow>
            <mi mathvariant="italic">Mlog</mi>
            <msqrt>
              <mi>M</mi>
            </msqrt>
          </mrow>
        </mrow>
        <mo fence="true" stretchy="false">)</mo>
      </mrow>
    </mrow>
    <annotation encoding="StarMath 5.0">T(M) = Θ(Mlog sqrt{M} )</annotation>
  </semantics>
</math>
</file>

<file path=Object 18/content.xml><?xml version="1.0" encoding="utf-8"?>
<math xmlns="http://www.w3.org/1998/Math/MathML" display="block">
  <semantics>
    <mrow>
      <munderover>
        <mo stretchy="false">∑</mo>
        <mrow>
          <mi>i</mi>
          <mo stretchy="false">=</mo>
          <mn>1</mn>
        </mrow>
        <mi mathvariant="italic">logN</mi>
      </munderover>
      <mi>i</mi>
    </mrow>
    <annotation encoding="StarMath 5.0">sum from{i=1} to{logN} i </annotation>
  </semantics>
</math>
</file>

<file path=Object 19/content.xml><?xml version="1.0" encoding="utf-8"?>
<math xmlns="http://www.w3.org/1998/Math/MathML" display="block">
  <semantics>
    <mrow>
      <msub>
        <mi>C</mi>
        <mn>2</mn>
      </msub>
      <mo stretchy="false">⩾</mo>
      <mrow>
        <msub>
          <mi>C</mi>
          <mn>5</mn>
        </msub>
        <mo stretchy="false">+</mo>
        <mfrac>
          <msub>
            <mi>C</mi>
            <mn>6</mn>
          </msub>
          <msub>
            <mi>N</mi>
            <mn>0</mn>
          </msub>
        </mfrac>
        <mo stretchy="false">+</mo>
        <mfrac>
          <msub>
            <mi>C</mi>
            <mn>7</mn>
          </msub>
          <msubsup>
            <mi>N</mi>
            <mn>0</mn>
            <mn>2</mn>
          </msubsup>
        </mfrac>
      </mrow>
    </mrow>
    <annotation encoding="StarMath 5.0">C_{2} geslant  C_{5} + {C_{6}} over {N_{0}} + {C_{7}} over {N_{0}^2}</annotation>
  </semantics>
</math>
</file>

<file path=Object 2/content.xml><?xml version="1.0" encoding="utf-8"?>
<math xmlns="http://www.w3.org/1998/Math/MathML" display="block">
  <semantics>
    <mrow>
      <munderover>
        <mo stretchy="false">∑</mo>
        <mrow>
          <mi>i</mi>
          <mo stretchy="false">=</mo>
          <mn>1</mn>
        </mrow>
        <mi>l</mi>
      </munderover>
      <mi>i</mi>
    </mrow>
    <annotation encoding="StarMath 5.0">sum from{i=1} to{l} i </annotation>
  </semantics>
</math>
</file>

<file path=Object 20/content.xml><?xml version="1.0" encoding="utf-8"?>
<math xmlns="http://www.w3.org/1998/Math/MathML" display="block">
  <semantics>
    <mrow>
      <munderover>
        <mo stretchy="false">∑</mo>
        <mrow>
          <mi>i</mi>
          <mo stretchy="false">=</mo>
          <mn>1</mn>
        </mrow>
        <mi mathvariant="italic">logN</mi>
      </munderover>
      <mi>i</mi>
    </mrow>
    <annotation encoding="StarMath 5.0">sum from{i=1} to{logN} i </annotation>
  </semantics>
</math>
</file>

<file path=Object 21/content.xml><?xml version="1.0" encoding="utf-8"?>
<math xmlns="http://www.w3.org/1998/Math/MathML" display="block">
  <semantics>
    <mrow>
      <mi>T</mi>
      <mrow>
        <mrow>
          <mo fence="true" stretchy="false">(</mo>
          <mrow>
            <mi>M</mi>
          </mrow>
          <mo fence="true" stretchy="false">)</mo>
        </mrow>
        <mo stretchy="false">=</mo>
        <mi>Θ</mi>
      </mrow>
      <mrow>
        <mo fence="true" stretchy="false">(</mo>
        <mrow>
          <mrow>
            <mi mathvariant="italic">Mlog</mi>
            <msqrt>
              <mi>M</mi>
            </msqrt>
          </mrow>
        </mrow>
        <mo fence="true" stretchy="false">)</mo>
      </mrow>
    </mrow>
    <annotation encoding="StarMath 5.0">T(M) = Θ(Mlog sqrt{M} )</annotation>
  </semantics>
</math>
</file>

<file path=Object 22/content.xml><?xml version="1.0" encoding="utf-8"?>
<math xmlns="http://www.w3.org/1998/Math/MathML" display="block">
  <semantics>
    <mrow>
      <msub>
        <mi>C</mi>
        <mn>1</mn>
      </msub>
      <mo stretchy="false">⩽</mo>
      <mrow>
        <mfrac>
          <msub>
            <mi>C</mi>
            <mn>14</mn>
          </msub>
          <mrow>
            <msubsup>
              <mi>N</mi>
              <mn>0</mn>
              <mn>2</mn>
            </msubsup>
            <msub>
              <mi mathvariant="italic">lgN</mi>
              <mn>0</mn>
            </msub>
          </mrow>
        </mfrac>
        <mo stretchy="false">+</mo>
        <mfrac>
          <msub>
            <mi>C</mi>
            <mn>16</mn>
          </msub>
          <mrow>
            <msub>
              <mi>N</mi>
              <mn>0</mn>
            </msub>
            <msub>
              <mi mathvariant="italic">lgN</mi>
              <mn>0</mn>
            </msub>
          </mrow>
        </mfrac>
        <mo stretchy="false">+</mo>
        <mfrac>
          <msub>
            <mi>C</mi>
            <mn>17</mn>
          </msub>
          <msub>
            <mi>N</mi>
            <mn>0</mn>
          </msub>
        </mfrac>
        <mo stretchy="false">+</mo>
        <msub>
          <mi>C</mi>
          <mn>18</mn>
        </msub>
      </mrow>
    </mrow>
    <annotation encoding="StarMath 5.0">C_{1} leslant  {C_{14}} over {N_{0}^{2}lgN_{0}} + {C_{16}} over {N_{0}lgN_{0}} + {C_{17}} over N_{0} + C_{18}</annotation>
  </semantics>
</math>
</file>

<file path=Object 23/content.xml><?xml version="1.0" encoding="utf-8"?>
<math xmlns="http://www.w3.org/1998/Math/MathML" display="block">
  <semantics>
    <mrow>
      <msub>
        <mi>C</mi>
        <mn>2</mn>
      </msub>
      <mo stretchy="false">⩾</mo>
      <mrow>
        <mfrac>
          <msub>
            <mi>C</mi>
            <mn>14</mn>
          </msub>
          <mrow>
            <msubsup>
              <mi>N</mi>
              <mn>0</mn>
              <mn>2</mn>
            </msubsup>
            <msub>
              <mi mathvariant="italic">lgN</mi>
              <mn>0</mn>
            </msub>
          </mrow>
        </mfrac>
        <mo stretchy="false">+</mo>
        <mfrac>
          <msub>
            <mi>C</mi>
            <mn>16</mn>
          </msub>
          <mrow>
            <msub>
              <mi>N</mi>
              <mn>0</mn>
            </msub>
            <msub>
              <mi mathvariant="italic">lgN</mi>
              <mn>0</mn>
            </msub>
          </mrow>
        </mfrac>
        <mo stretchy="false">+</mo>
        <mfrac>
          <msub>
            <mi>C</mi>
            <mn>17</mn>
          </msub>
          <msub>
            <mi>N</mi>
            <mn>0</mn>
          </msub>
        </mfrac>
        <mo stretchy="false">+</mo>
        <msub>
          <mi>C</mi>
          <mn>18</mn>
        </msub>
      </mrow>
    </mrow>
    <annotation encoding="StarMath 5.0">C_{2} geslant  {C_{14}} over {N_{0}^{2}lgN_{0}} + {C_{16}} over {N_{0}lgN_{0}} + {C_{17}} over N_{0} + C_{18}</annotation>
  </semantics>
</math>
</file>

<file path=Object 24/content.xml><?xml version="1.0" encoding="utf-8"?>
<math xmlns="http://www.w3.org/1998/Math/MathML" display="block">
  <semantics>
    <mrow>
      <msub>
        <mi>C</mi>
        <mn>1</mn>
      </msub>
      <mo stretchy="false">⩽</mo>
      <mrow>
        <mfrac>
          <msub>
            <mi>C</mi>
            <mn>14</mn>
          </msub>
          <mrow>
            <msubsup>
              <mi>N</mi>
              <mn>0</mn>
              <mn>2</mn>
            </msubsup>
            <msub>
              <mi mathvariant="italic">logN</mi>
              <mn>0</mn>
            </msub>
          </mrow>
        </mfrac>
        <mo stretchy="false">+</mo>
        <mfrac>
          <msub>
            <mi>C</mi>
            <mn>16</mn>
          </msub>
          <mrow>
            <msub>
              <mi>N</mi>
              <mn>0</mn>
            </msub>
            <msub>
              <mi mathvariant="italic">logN</mi>
              <mn>0</mn>
            </msub>
          </mrow>
        </mfrac>
        <mo stretchy="false">+</mo>
        <mfrac>
          <msub>
            <mi>C</mi>
            <mn>17</mn>
          </msub>
          <msub>
            <mi>N</mi>
            <mn>0</mn>
          </msub>
        </mfrac>
        <mo stretchy="false">+</mo>
        <msub>
          <mi>C</mi>
          <mn>18</mn>
        </msub>
      </mrow>
      <mo stretchy="false">⩽</mo>
      <msub>
        <mi>C</mi>
        <mn>2</mn>
      </msub>
    </mrow>
    <annotation encoding="StarMath 5.0">C_{1} leslant  {C_{14}} over {N_{0}^{2}logN_{0}} + {C_{16}} over {N_{0}logN_{0}} + {C_{17}} over N_{0} + C_{18} leslant C_{2}</annotation>
  </semantics>
</math>
</file>

<file path=Object 25/content.xml><?xml version="1.0" encoding="utf-8"?>
<math xmlns="http://www.w3.org/1998/Math/MathML" display="block">
  <semantics>
    <mrow>
      <msub>
        <mi>C</mi>
        <mn>1</mn>
      </msub>
      <mo stretchy="false">⩽</mo>
      <mrow>
        <mfrac>
          <msub>
            <mi>C</mi>
            <mn>12</mn>
          </msub>
          <mrow>
            <msubsup>
              <mi>N</mi>
              <mn>0</mn>
              <mn>2</mn>
            </msubsup>
            <msub>
              <mi mathvariant="italic">logN</mi>
              <mn>0</mn>
            </msub>
          </mrow>
        </mfrac>
        <mo stretchy="false">+</mo>
        <mfrac>
          <msub>
            <mi>C</mi>
            <mn>13</mn>
          </msub>
          <msubsup>
            <mi>N</mi>
            <mn>0</mn>
            <mn>2</mn>
          </msubsup>
        </mfrac>
        <mo stretchy="false">+</mo>
        <msub>
          <mi>C</mi>
          <mn>15</mn>
        </msub>
      </mrow>
    </mrow>
    <annotation encoding="StarMath 5.0">C_{1} leslant  {C_{12}} over {N_{0}^{2}logN_{0}} + {C_{13}} over N_{0}^2 + C_{15}</annotation>
  </semantics>
</math>
</file>

<file path=Object 26/content.xml><?xml version="1.0" encoding="utf-8"?>
<math xmlns="http://www.w3.org/1998/Math/MathML" display="block">
  <semantics>
    <mrow>
      <msub>
        <mi>C</mi>
        <mn>2</mn>
      </msub>
      <mo stretchy="false">⩾</mo>
      <mrow>
        <mfrac>
          <msub>
            <mi>C</mi>
            <mn>12</mn>
          </msub>
          <mrow>
            <msubsup>
              <mi>N</mi>
              <mn>0</mn>
              <mn>2</mn>
            </msubsup>
            <msub>
              <mi mathvariant="italic">logN</mi>
              <mn>0</mn>
            </msub>
          </mrow>
        </mfrac>
        <mo stretchy="false">+</mo>
        <mfrac>
          <msub>
            <mi>C</mi>
            <mn>13</mn>
          </msub>
          <msubsup>
            <mi>N</mi>
            <mn>0</mn>
            <mn>2</mn>
          </msubsup>
        </mfrac>
        <mo stretchy="false">+</mo>
        <msub>
          <mi>C</mi>
          <mn>15</mn>
        </msub>
      </mrow>
    </mrow>
    <annotation encoding="StarMath 5.0">C_{2} geslant  {C_{12}} over {N_{0}^{2}logN_{0}} + {C_{13}} over N_{0}^2 + C_{15}</annotation>
  </semantics>
</math>
</file>

<file path=Object 27/content.xml><?xml version="1.0" encoding="utf-8"?>
<math xmlns="http://www.w3.org/1998/Math/MathML" display="block">
  <semantics>
    <mrow>
      <msub>
        <mi>C</mi>
        <mn>1</mn>
      </msub>
      <mo stretchy="false">⩽</mo>
      <mrow>
        <mfrac>
          <msub>
            <mi>C</mi>
            <mn>12</mn>
          </msub>
          <mrow>
            <msubsup>
              <mi>N</mi>
              <mn>0</mn>
              <mn>2</mn>
            </msubsup>
            <msub>
              <mi mathvariant="italic">logN</mi>
              <mn>0</mn>
            </msub>
          </mrow>
        </mfrac>
        <mo stretchy="false">+</mo>
        <mfrac>
          <msub>
            <mi>C</mi>
            <mn>13</mn>
          </msub>
          <msubsup>
            <mi>N</mi>
            <mn>0</mn>
            <mn>2</mn>
          </msubsup>
        </mfrac>
        <mo stretchy="false">+</mo>
        <msub>
          <mi>C</mi>
          <mn>15</mn>
        </msub>
      </mrow>
      <mo stretchy="false">⩽</mo>
      <msub>
        <mi>C</mi>
        <mn>2</mn>
      </msub>
    </mrow>
    <annotation encoding="StarMath 5.0">C_{1} leslant  {C_{12}} over {N_{0}^{2}logN_{0}} + {C_{13}} over N_{0}^2 + C_{15} leslant C_{2}</annotation>
  </semantics>
</math>
</file>

<file path=Object 28/content.xml><?xml version="1.0" encoding="utf-8"?>
<math xmlns="http://www.w3.org/1998/Math/MathML" display="block">
  <semantics>
    <mrow>
      <msub>
        <mi>C</mi>
        <mn>1</mn>
      </msub>
      <mo stretchy="false">⩽</mo>
      <msub>
        <mi>C</mi>
        <mn>5</mn>
      </msub>
    </mrow>
    <annotation encoding="StarMath 5.0">C_{1} leslant  C_{5}</annotation>
  </semantics>
</math>
</file>

<file path=Object 29/content.xml><?xml version="1.0" encoding="utf-8"?>
<math xmlns="http://www.w3.org/1998/Math/MathML" display="block">
  <semantics>
    <mrow>
      <msub>
        <mi>C</mi>
        <mn>2</mn>
      </msub>
      <mo stretchy="false">⩾</mo>
      <msub>
        <mi>C</mi>
        <mn>5</mn>
      </msub>
    </mrow>
    <annotation encoding="StarMath 5.0">C_{2} geslant C_{5}</annotation>
  </semantics>
</math>
</file>

<file path=Object 3/content.xml><?xml version="1.0" encoding="utf-8"?>
<math xmlns="http://www.w3.org/1998/Math/MathML" display="block">
  <semantics>
    <mrow>
      <munderover>
        <mo stretchy="false">∑</mo>
        <mrow>
          <mi>i</mi>
          <mo stretchy="false">=</mo>
          <mn>1</mn>
        </mrow>
        <mi>l</mi>
      </munderover>
      <mi>i</mi>
    </mrow>
    <annotation encoding="StarMath 5.0">sum from{i=1} to{l} i </annotation>
  </semantics>
</math>
</file>

<file path=Object 30/content.xml><?xml version="1.0" encoding="utf-8"?>
<math xmlns="http://www.w3.org/1998/Math/MathML" display="block">
  <semantics>
    <mrow>
      <msub>
        <mi>C</mi>
        <mn>1</mn>
      </msub>
      <mo stretchy="false">⩽</mo>
      <msub>
        <mi>C</mi>
        <mn>5</mn>
      </msub>
      <mo stretchy="false">⩽</mo>
      <msub>
        <mi>C</mi>
        <mn>2</mn>
      </msub>
    </mrow>
    <annotation encoding="StarMath 5.0">C_{1} leslant  C_{5} leslant C_{2}</annotation>
  </semantics>
</math>
</file>

<file path=Object 31/content.xml><?xml version="1.0" encoding="utf-8"?>
<math xmlns="http://www.w3.org/1998/Math/MathML" display="block">
  <semantics>
    <mrow>
      <msub>
        <mi>C</mi>
        <mn>1</mn>
      </msub>
      <mo stretchy="false">⩽</mo>
      <mrow>
        <mfrac>
          <msub>
            <mi>C</mi>
            <mn>14</mn>
          </msub>
          <mrow>
            <msubsup>
              <mi>N</mi>
              <mn>0</mn>
              <mn>2</mn>
            </msubsup>
            <msub>
              <mi mathvariant="italic">logN</mi>
              <mn>0</mn>
            </msub>
          </mrow>
        </mfrac>
        <mo stretchy="false">+</mo>
        <mfrac>
          <msub>
            <mi>C</mi>
            <mn>16</mn>
          </msub>
          <mrow>
            <msub>
              <mi>N</mi>
              <mn>0</mn>
            </msub>
            <msub>
              <mi mathvariant="italic">logN</mi>
              <mn>0</mn>
            </msub>
          </mrow>
        </mfrac>
        <mo stretchy="false">+</mo>
        <mfrac>
          <msub>
            <mi>C</mi>
            <mn>17</mn>
          </msub>
          <msub>
            <mi>N</mi>
            <mn>0</mn>
          </msub>
        </mfrac>
        <mo stretchy="false">+</mo>
        <msub>
          <mi>C</mi>
          <mn>18</mn>
        </msub>
      </mrow>
    </mrow>
    <annotation encoding="StarMath 5.0">C_{1} leslant  {C_{14}} over {N_{0}^{2}logN_{0}} + {C_{16}} over {N_{0}logN_{0}} + {C_{17}} over N_{0} + C_{18}</annotation>
  </semantics>
</math>
</file>

<file path=Object 32/content.xml><?xml version="1.0" encoding="utf-8"?>
<math xmlns="http://www.w3.org/1998/Math/MathML" display="block">
  <semantics>
    <mrow>
      <msub>
        <mi>C</mi>
        <mn>2</mn>
      </msub>
      <mo stretchy="false">⩾</mo>
      <mrow>
        <mfrac>
          <msub>
            <mi>C</mi>
            <mn>14</mn>
          </msub>
          <mrow>
            <msubsup>
              <mi>N</mi>
              <mn>0</mn>
              <mn>2</mn>
            </msubsup>
            <msub>
              <mi mathvariant="italic">logN</mi>
              <mn>0</mn>
            </msub>
          </mrow>
        </mfrac>
        <mo stretchy="false">+</mo>
        <mfrac>
          <msub>
            <mi>C</mi>
            <mn>16</mn>
          </msub>
          <mrow>
            <msub>
              <mi>N</mi>
              <mn>0</mn>
            </msub>
            <msub>
              <mi mathvariant="italic">logN</mi>
              <mn>0</mn>
            </msub>
          </mrow>
        </mfrac>
        <mo stretchy="false">+</mo>
        <mfrac>
          <msub>
            <mi>C</mi>
            <mn>17</mn>
          </msub>
          <msub>
            <mi>N</mi>
            <mn>0</mn>
          </msub>
        </mfrac>
        <mo stretchy="false">+</mo>
        <msub>
          <mi>C</mi>
          <mn>18</mn>
        </msub>
      </mrow>
    </mrow>
    <annotation encoding="StarMath 5.0">C_{2} geslant  {C_{14}} over {N_{0}^{2}logN_{0}} + {C_{16}} over {N_{0}logN_{0}} + {C_{17}} over N_{0} + C_{18}</annotation>
  </semantics>
</math>
</file>

<file path=Object 33/content.xml><?xml version="1.0" encoding="utf-8"?>
<math xmlns="http://www.w3.org/1998/Math/MathML" display="block">
  <semantics>
    <mrow>
      <msub>
        <mi>C</mi>
        <mn>1</mn>
      </msub>
      <mo stretchy="false">⩽</mo>
      <mrow>
        <mfrac>
          <msub>
            <mi>C</mi>
            <mn>11</mn>
          </msub>
          <mrow>
            <msub>
              <mi>N</mi>
              <mn>0</mn>
            </msub>
            <msub>
              <mi mathvariant="italic">logN</mi>
              <mn>0</mn>
            </msub>
          </mrow>
        </mfrac>
        <mo stretchy="false">+</mo>
        <mfrac>
          <msub>
            <mi>C</mi>
            <mn>12</mn>
          </msub>
          <msub>
            <mi>N</mi>
            <mn>0</mn>
          </msub>
        </mfrac>
        <mo stretchy="false">+</mo>
        <msub>
          <mi>C</mi>
          <mn>13</mn>
        </msub>
      </mrow>
      <mo stretchy="false">⩽</mo>
      <msub>
        <mi>C</mi>
        <mn>2</mn>
      </msub>
    </mrow>
    <annotation encoding="StarMath 5.0">C_{1} leslant  {C_{11}} over {N_{0}logN_{0}} + {C_{12}} over {N_{0}} + C_{13} leslant C_{2}</annotation>
  </semantics>
</math>
</file>

<file path=Object 34/content.xml><?xml version="1.0" encoding="utf-8"?>
<math xmlns="http://www.w3.org/1998/Math/MathML" display="block">
  <semantics>
    <mrow>
      <msub>
        <mi>C</mi>
        <mn>1</mn>
      </msub>
      <mo stretchy="false">⩽</mo>
      <mrow>
        <mfrac>
          <msub>
            <mi>C</mi>
            <mn>10</mn>
          </msub>
          <mrow>
            <msubsup>
              <mi>N</mi>
              <mn>0</mn>
              <mn>2</mn>
            </msubsup>
            <msub>
              <mi mathvariant="italic">logN</mi>
              <mn>0</mn>
            </msub>
          </mrow>
        </mfrac>
        <mo stretchy="false">+</mo>
        <mfrac>
          <msub>
            <mi>C</mi>
            <mn>11</mn>
          </msub>
          <msubsup>
            <mi>N</mi>
            <mn>0</mn>
            <mn>2</mn>
          </msubsup>
        </mfrac>
        <mo stretchy="false">+</mo>
        <msub>
          <mi>C</mi>
          <mn>3</mn>
        </msub>
      </mrow>
    </mrow>
    <annotation encoding="StarMath 5.0">C_{1} leslant  {C_{10}} over {N_{0}^{2}logN_{0}} + {C_{11}} over N_{0}^2 + C_{3}</annotation>
  </semantics>
</math>
</file>

<file path=Object 35/content.xml><?xml version="1.0" encoding="utf-8"?>
<math xmlns="http://www.w3.org/1998/Math/MathML" display="block">
  <semantics>
    <mrow>
      <msub>
        <mi>C</mi>
        <mn>2</mn>
      </msub>
      <mo stretchy="false">⩾</mo>
      <mrow>
        <mfrac>
          <msub>
            <mi>C</mi>
            <mn>10</mn>
          </msub>
          <mrow>
            <msubsup>
              <mi>N</mi>
              <mn>0</mn>
              <mn>2</mn>
            </msubsup>
            <msub>
              <mi mathvariant="italic">logN</mi>
              <mn>0</mn>
            </msub>
          </mrow>
        </mfrac>
        <mo stretchy="false">+</mo>
        <mfrac>
          <msub>
            <mi>C</mi>
            <mn>11</mn>
          </msub>
          <msubsup>
            <mi>N</mi>
            <mn>0</mn>
            <mn>2</mn>
          </msubsup>
        </mfrac>
        <mo stretchy="false">+</mo>
        <msub>
          <mi>C</mi>
          <mn>3</mn>
        </msub>
      </mrow>
    </mrow>
    <annotation encoding="StarMath 5.0">C_{2} geslant  {C_{10}} over {N_{0}^{2}logN_{0}} + {C_{11}} over N_{0}^2 + C_{3}</annotation>
  </semantics>
</math>
</file>

<file path=Object 36/content.xml><?xml version="1.0" encoding="utf-8"?>
<math xmlns="http://www.w3.org/1998/Math/MathML" display="block">
  <semantics>
    <mrow>
      <msub>
        <mi>C</mi>
        <mn>1</mn>
      </msub>
      <mo stretchy="false">⩽</mo>
      <mrow>
        <mfrac>
          <msub>
            <mi>C</mi>
            <mn>10</mn>
          </msub>
          <mrow>
            <msubsup>
              <mi>N</mi>
              <mn>0</mn>
              <mn>2</mn>
            </msubsup>
            <msub>
              <mi mathvariant="italic">logN</mi>
              <mn>0</mn>
            </msub>
          </mrow>
        </mfrac>
        <mo stretchy="false">+</mo>
        <mfrac>
          <msub>
            <mi>C</mi>
            <mn>11</mn>
          </msub>
          <msubsup>
            <mi>N</mi>
            <mn>0</mn>
            <mn>2</mn>
          </msubsup>
        </mfrac>
        <mo stretchy="false">+</mo>
        <msub>
          <mi>C</mi>
          <mn>3</mn>
        </msub>
      </mrow>
      <mo stretchy="false">⩽</mo>
      <msub>
        <mi>C</mi>
        <mn>2</mn>
      </msub>
    </mrow>
    <annotation encoding="StarMath 5.0">C_{1} leslant  {C_{10}} over {N_{0}^{2}logN_{0}} + {C_{11}} over N_{0}^2 + C_{3} leslant C_{2}</annotation>
  </semantics>
</math>
</file>

<file path=Object 37/content.xml><?xml version="1.0" encoding="utf-8"?>
<math xmlns="http://www.w3.org/1998/Math/MathML" display="block">
  <semantics>
    <mrow>
      <msub>
        <mi>C</mi>
        <mn>1</mn>
      </msub>
      <mo stretchy="false">⩽</mo>
      <msub>
        <mi>C</mi>
        <mn>0</mn>
      </msub>
      <mo stretchy="false">⩽</mo>
      <msub>
        <mi>C</mi>
        <mn>2</mn>
      </msub>
    </mrow>
    <annotation encoding="StarMath 5.0">C_{1} leslant  C_{0} leslant C_{2}</annotation>
  </semantics>
</math>
</file>

<file path=Object 38/content.xml><?xml version="1.0" encoding="utf-8"?>
<math xmlns="http://www.w3.org/1998/Math/MathML" display="block">
  <semantics>
    <mrow>
      <msub>
        <mi>C</mi>
        <mn>1</mn>
      </msub>
      <mo stretchy="false">⩽</mo>
      <msub>
        <mi>C</mi>
        <mn>0</mn>
      </msub>
    </mrow>
    <annotation encoding="StarMath 5.0">C_{1} leslant  C_{0}</annotation>
  </semantics>
</math>
</file>

<file path=Object 39/content.xml><?xml version="1.0" encoding="utf-8"?>
<math xmlns="http://www.w3.org/1998/Math/MathML" display="block">
  <semantics>
    <mrow>
      <msub>
        <mi>C</mi>
        <mn>2</mn>
      </msub>
      <mo stretchy="false">⩾</mo>
      <msub>
        <mi>C</mi>
        <mn>0</mn>
      </msub>
    </mrow>
    <annotation encoding="StarMath 5.0">C_{2} geslant C_{0}</annotation>
  </semantics>
</math>
</file>

<file path=Object 4/content.xml><?xml version="1.0" encoding="utf-8"?>
<math xmlns="http://www.w3.org/1998/Math/MathML" display="block">
  <semantics>
    <mrow>
      <munderover>
        <mo stretchy="false">∑</mo>
        <mrow>
          <mi>i</mi>
          <mo stretchy="false">=</mo>
          <mn>1</mn>
        </mrow>
        <mi>l</mi>
      </munderover>
      <mi>i</mi>
    </mrow>
    <annotation encoding="StarMath 5.0">sum from{i=1} to{l} i </annotation>
  </semantics>
</math>
</file>

<file path=Object 40/content.xml><?xml version="1.0" encoding="utf-8"?>
<math xmlns="http://www.w3.org/1998/Math/MathML" display="block">
  <semantics>
    <mrow>
      <msub>
        <mi>C</mi>
        <mn>1</mn>
      </msub>
      <mo stretchy="false">⩽</mo>
      <mrow>
        <mfrac>
          <msub>
            <mi>C</mi>
            <mn>8</mn>
          </msub>
          <msubsup>
            <mi>N</mi>
            <mn>0</mn>
            <mn>2</mn>
          </msubsup>
        </mfrac>
        <mo stretchy="false">+</mo>
        <msub>
          <mi>C</mi>
          <mn>9</mn>
        </msub>
      </mrow>
      <mo stretchy="false">⩽</mo>
      <msub>
        <mi>C</mi>
        <mn>2</mn>
      </msub>
    </mrow>
    <annotation encoding="StarMath 5.0">C_{1} leslant  {C_{8}} over {N_{0}^{2}} + C_{9} leslant C_{2}</annotation>
  </semantics>
</math>
</file>

<file path=Object 41/content.xml><?xml version="1.0" encoding="utf-8"?>
<math xmlns="http://www.w3.org/1998/Math/MathML" display="block">
  <semantics>
    <mrow>
      <msub>
        <mi>C</mi>
        <mn>1</mn>
      </msub>
      <mo stretchy="false">⩽</mo>
      <mrow>
        <mfrac>
          <msub>
            <mi>C</mi>
            <mn>8</mn>
          </msub>
          <msubsup>
            <mi>N</mi>
            <mn>0</mn>
            <mn>2</mn>
          </msubsup>
        </mfrac>
        <mo stretchy="false">+</mo>
        <msub>
          <mi>C</mi>
          <mn>9</mn>
        </msub>
      </mrow>
    </mrow>
    <annotation encoding="StarMath 5.0">C_{1} leslant  {C_{8}} over {N_{0}^{2}} + C_{9}</annotation>
  </semantics>
</math>
</file>

<file path=Object 42/content.xml><?xml version="1.0" encoding="utf-8"?>
<math xmlns="http://www.w3.org/1998/Math/MathML" display="block">
  <semantics>
    <mrow>
      <msub>
        <mi>C</mi>
        <mn>2</mn>
      </msub>
      <mo stretchy="false">⩾</mo>
      <mrow>
        <mfrac>
          <msub>
            <mi>C</mi>
            <mn>8</mn>
          </msub>
          <msubsup>
            <mi>N</mi>
            <mn>0</mn>
            <mn>2</mn>
          </msubsup>
        </mfrac>
        <mo stretchy="false">+</mo>
        <msub>
          <mi>C</mi>
          <mn>9</mn>
        </msub>
      </mrow>
    </mrow>
    <annotation encoding="StarMath 5.0">C_{2} geslant  {C_{8}} over {N_{0}^{2}} + C_{9}</annotation>
  </semantics>
</math>
</file>

<file path=Object 5/content.xml><?xml version="1.0" encoding="utf-8"?>
<math xmlns="http://www.w3.org/1998/Math/MathML" display="block">
  <semantics>
    <mrow>
      <munderover>
        <mo stretchy="false">∑</mo>
        <mrow>
          <mi>i</mi>
          <mo stretchy="false">=</mo>
          <mn>1</mn>
        </mrow>
        <mi mathvariant="italic">logN</mi>
      </munderover>
      <mi>i</mi>
    </mrow>
    <annotation encoding="StarMath 5.0">sum from{i=1} to{logN} i </annotation>
  </semantics>
</math>
</file>

<file path=Object 6/content.xml><?xml version="1.0" encoding="utf-8"?>
<math xmlns="http://www.w3.org/1998/Math/MathML" display="block">
  <semantics>
    <mrow>
      <munderover>
        <mo stretchy="false">∑</mo>
        <mrow>
          <mi>i</mi>
          <mo stretchy="false">=</mo>
          <mn>1</mn>
        </mrow>
        <mi>l</mi>
      </munderover>
      <mi>i</mi>
    </mrow>
    <annotation encoding="StarMath 5.0">sum from{i=1} to{l} i </annotation>
  </semantics>
</math>
</file>

<file path=Object 7/content.xml><?xml version="1.0" encoding="utf-8"?>
<math xmlns="http://www.w3.org/1998/Math/MathML" display="block">
  <semantics>
    <mrow>
      <munderover>
        <mo stretchy="false">∑</mo>
        <mrow>
          <mi>i</mi>
          <mo stretchy="false">=</mo>
          <mn>1</mn>
        </mrow>
        <mi>l</mi>
      </munderover>
      <mi>i</mi>
    </mrow>
    <annotation encoding="StarMath 5.0">sum from{i=1} to{l} i </annotation>
  </semantics>
</math>
</file>

<file path=Object 8/content.xml><?xml version="1.0" encoding="utf-8"?>
<math xmlns="http://www.w3.org/1998/Math/MathML" display="block">
  <semantics>
    <msqrt>
      <msup>
        <mn>2</mn>
        <mn>32</mn>
      </msup>
    </msqrt>
    <annotation encoding="StarMath 5.0">sqrt{2^32} </annotation>
  </semantics>
</math>
</file>

<file path=Object 9/content.xml><?xml version="1.0" encoding="utf-8"?>
<math xmlns="http://www.w3.org/1998/Math/MathML" display="block">
  <semantics>
    <msup>
      <mn>2</mn>
      <mn>16</mn>
    </msup>
    <annotation encoding="StarMath 5.0">2^{16}</annotation>
  </semantics>
</math>
</file>